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8944in" fo:margin-left="0.0104in" fo:margin-right="0.0201in" table:align="margins"/>
    </style:style>
    <style:style style:name="Table2.A" style:family="table-column">
      <style:table-column-properties style:column-width="3.4521in" style:rel-column-width="32813*"/>
    </style:style>
    <style:style style:name="Table2.B" style:family="table-column">
      <style:table-column-properties style:column-width="3.4424in" style:rel-column-width="32722*"/>
    </style:style>
    <style:style style:name="Table2.A1" style:family="table-cell">
      <style:table-cell-properties fo:padding="0.0201in" fo:border-left="0.0007in solid #999999" fo:border-right="none" fo:border-top="0.0007in solid #999999" fo:border-bottom="0.0007in solid #999999"/>
    </style:style>
    <style:style style:name="Table2.B1" style:family="table-cell">
      <style:table-cell-properties style:vertical-align="middle" fo:padding="0.0201in" fo:border="0.0007in solid #999999"/>
    </style:style>
    <style:style style:name="Table2.A2" style:family="table-cell">
      <style:table-cell-properties fo:padding="0.0201in" fo:border-left="0.0007in solid #999999" fo:border-right="none" fo:border-top="none" fo:border-bottom="0.0007in solid #999999"/>
    </style:style>
    <style:style style:name="Table2.B2" style:family="table-cell">
      <style:table-cell-properties style:vertical-align="middle" fo:padding="0.0201in" fo:border-left="0.0007in solid #999999" fo:border-right="0.0007in solid #999999" fo:border-top="none" fo:border-bottom="0.0007in solid #999999"/>
    </style:style>
    <style:style style:name="Table3" style:family="table">
      <style:table-properties style:width="6.9049in" fo:margin-left="0in" fo:margin-right="0.0201in" table:align="margins"/>
    </style:style>
    <style:style style:name="Table3.A" style:family="table-column">
      <style:table-column-properties style:column-width="3.4632in" style:rel-column-width="32872*"/>
    </style:style>
    <style:style style:name="Table3.B" style:family="table-column">
      <style:table-column-properties style:column-width="3.4417in" style:rel-column-width="32663*"/>
    </style:style>
    <style:style style:name="Table3.A1" style:family="table-cell">
      <style:table-cell-properties fo:padding="0.0201in" fo:border-left="0.0007in solid #999999" fo:border-right="none" fo:border-top="0.0007in solid #999999" fo:border-bottom="0.0007in solid #999999"/>
    </style:style>
    <style:style style:name="Table3.B1" style:family="table-cell">
      <style:table-cell-properties style:vertical-align="middle" fo:padding="0.0201in" fo:border="0.0007in solid #999999"/>
    </style:style>
    <style:style style:name="Table3.A2" style:family="table-cell">
      <style:table-cell-properties fo:padding="0.0201in" fo:border-left="0.0007in solid #999999" fo:border-right="none" fo:border-top="none" fo:border-bottom="0.0007in solid #999999"/>
    </style:style>
    <style:style style:name="Table3.B2" style:family="table-cell">
      <style:table-cell-properties style:vertical-align="middle" fo:padding="0.0201in" fo:border-left="0.0007in solid #999999" fo:border-right="0.0007in solid #999999" fo:border-top="none" fo:border-bottom="0.0007in solid #999999"/>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ent-style-name="Text_20_body" style:list-style-name="L1">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ist_20_1">
      <style:paragraph-properties fo:margin-top="0in" fo:margin-bottom="0.0835in"/>
    </style:style>
    <style:style style:name="P6" style:family="paragraph" style:parent-style-name="Text_20_body_20_indent">
      <style:paragraph-properties fo:margin-left="0.1563in" fo:margin-right="0in" fo:text-indent="0in" style:auto-text-indent="false"/>
    </style:style>
    <style:style style:name="P7"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8" style:family="paragraph" style:parent-style-name="Heading_20_1">
      <style:text-properties fo:font-style="normal" fo:font-weight="bold" style:font-style-asian="normal" style:font-weight-asian="bold" style:font-style-complex="normal" style:font-weight-complex="bold"/>
    </style:style>
    <style:style style:name="P9" style:family="paragraph" style:parent-style-name="Heading_20_1" style:master-page-name="Right_20_Page">
      <style:paragraph-properties style:page-number="1"/>
      <style:text-properties fo:font-style="normal" fo:font-weight="bold" style:font-style-asian="normal" style:font-weight-asian="bold" style:font-style-complex="normal" style:font-weight-complex="bold"/>
    </style:style>
    <style:style style:name="P10" style:family="paragraph" style:parent-style-name="Text_20_body">
      <style:paragraph-properties fo:margin-left="0in" fo:margin-right="0in" fo:text-indent="0in" style:auto-text-indent="false"/>
      <style:text-properties fo:font-style="italic" style:font-style-asian="italic" style:font-style-complex="italic"/>
    </style:style>
    <style:style style:name="P11" style:family="paragraph" style:parent-style-name="Heading_20_3">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list-style-name="L2"/>
    <style:style style:name="P17" style:family="paragraph" style:parent-style-name="Text_20_body" style:master-page-name="">
      <style:paragraph-properties fo:keep-together="auto" fo:orphans="2" fo:widows="2" style:page-number="auto" fo:keep-with-next="always"/>
    </style:style>
    <style:style style:name="P18" style:family="paragraph" style:parent-style-name="Figure">
      <style:text-properties style:use-window-font-color="true" fo:font-style="normal" style:font-style-asian="normal" style:font-style-complex="normal"/>
    </style:style>
    <style:style style:name="P19" style:family="paragraph" style:parent-style-name="Text_20_body">
      <style:text-properties style:use-window-font-color="true" fo:font-style="normal" fo:font-weight="bold" style:font-style-asian="normal" style:font-weight-asian="bold" style:font-style-complex="normal" style:font-weight-complex="bold"/>
    </style:style>
    <style:style style:name="P20" style:family="paragraph" style:parent-style-name="Heading_20_2">
      <style:text-properties fo:font-style="normal" fo:font-weight="normal" style:font-style-asian="normal" style:font-weight-asian="normal" style:font-style-complex="normal" style:font-weight-complex="normal"/>
    </style:style>
    <style:style style:name="P21" style:family="paragraph" style:parent-style-name="Text_20_body">
      <style:text-properties fo:font-style="normal" style:font-style-asian="normal" style:font-style-complex="normal"/>
    </style:style>
    <style:style style:name="P22" style:family="paragraph" style:parent-style-name="Figure" style:master-page-name="">
      <style:paragraph-properties fo:text-align="center" style:justify-single-word="false" style:page-number="auto" fo:background-color="transparent" fo:keep-with-next="auto" text:number-lines="false" text:line-number="0">
        <style:background-image/>
      </style:paragraph-properties>
    </style:style>
    <style:style style:name="P23" style:family="paragraph" style:parent-style-name="Text_20_body">
      <style:paragraph-properties fo:margin-top="0in" fo:margin-bottom="0.0835in"/>
    </style:style>
    <style:style style:name="P24" style:family="paragraph" style:parent-style-name="Text_20_body">
      <style:text-properties style:font-name="Arial1" fo:font-size="8pt" fo:font-style="normal" fo:font-weight="bold" style:font-size-asian="12pt" style:font-style-asian="italic" style:font-name-complex="Tahoma2" style:font-size-complex="12pt" style:font-style-complex="italic"/>
    </style:style>
    <style:style style:name="P25" style:family="paragraph" style:parent-style-name="Figure">
      <style:text-properties style:font-name="Arial1" fo:font-size="8pt" fo:font-style="normal" fo:font-weight="bold" style:font-size-asian="12pt" style:font-style-asian="italic" style:font-name-complex="Tahoma2" style:font-size-complex="12pt" style:font-style-complex="italic"/>
    </style:style>
    <style:style style:name="P26" style:family="paragraph" style:parent-style-name="Heading_20_2">
      <style:text-properties fo:font-weight="normal" style:font-weight-asian="normal" style:font-weight-complex="normal"/>
    </style:style>
    <style:style style:name="P27" style:family="paragraph" style:parent-style-name="Note">
      <style:text-properties fo:font-weight="normal" style:font-weight-asian="normal" style:font-weight-complex="normal"/>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style:font-name="Thorndale1"/>
    </style:style>
    <style:style style:name="P30"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31" style:family="paragraph" style:parent-style-name="Text_20_body" style:list-style-name="L3">
      <style:text-properties fo:font-style="normal" style:font-style-asian="normal" style:font-style-complex="normal"/>
    </style:style>
    <style:style style:name="P32" style:family="paragraph" style:parent-style-name="Code_20_list">
      <style:paragraph-properties fo:margin-left="0.4925in" fo:margin-right="0in" fo:text-indent="0in" style:auto-text-indent="false"/>
    </style:style>
    <style:style style:name="P33" style:family="paragraph" style:parent-style-name="Text_20_body"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34" style:family="paragraph" style:parent-style-name="Code_20_list" style:list-style-name="L3">
      <style:paragraph-properties fo:margin-left="0.4925in" fo:margin-right="0in" fo:text-indent="0in" style:auto-text-indent="false"/>
    </style:style>
    <style:style style:name="P35" style:family="paragraph" style:parent-style-name="Code_20_list"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Text_20_body" style:list-style-name="L3">
      <style:paragraph-properties fo:margin-left="0.4925in" fo:margin-right="0in" fo:text-indent="0in" style:auto-text-indent="false"/>
    </style:style>
    <style:style style:name="P37" style:family="paragraph" style:parent-style-name="Text_20_body" style:list-style-name="L4"/>
    <style:style style:name="P38" style:family="paragraph" style:parent-style-name="Code_20_list">
      <style:text-properties style:font-name="Courier New" fo:font-size="9pt" fo:font-weight="normal" style:font-size-asian="10pt" style:font-weight-asian="normal" style:font-size-complex="10pt" style:font-weight-complex="normal"/>
    </style:style>
    <style:style style:name="P39" style:family="paragraph" style:parent-style-name="List_20_1_20_Cont." style:list-style-name="L5">
      <style:paragraph-properties fo:margin-left="0in" fo:margin-right="0in" fo:text-indent="0in" style:auto-text-indent="false"/>
    </style:style>
    <style:style style:name="P40" style:family="paragraph" style:parent-style-name="List_20_1_20_Cont." style:list-style-name="L6">
      <style:paragraph-properties fo:margin-left="0.4925in" fo:margin-right="0in" fo:text-indent="0in" style:auto-text-indent="false"/>
    </style:style>
    <style:style style:name="P41" style:family="paragraph" style:parent-style-name="Code_20_list" style:list-style-name="L6">
      <style:paragraph-properties fo:margin-left="0.4925in" fo:margin-right="0in" fo:text-indent="0in" style:auto-text-indent="false"/>
    </style:style>
    <style:style style:name="P42" style:family="paragraph" style:parent-style-name="Text_20_body" style:list-style-name="L7">
      <style:paragraph-properties fo:margin-left="0.4925in" fo:margin-right="0in" fo:text-indent="0in" style:auto-text-indent="false"/>
    </style:style>
    <style:style style:name="P43" style:family="paragraph" style:parent-style-name="Code_20_list" style:list-style-name="L4">
      <style:paragraph-properties fo:margin-left="0.4925in" fo:margin-right="0in" fo:text-indent="0in" style:auto-text-indent="false"/>
    </style:style>
    <style:style style:name="P44" style:family="paragraph" style:parent-style-name="Text_20_body">
      <style:paragraph-properties fo:margin-left="-0.4925in" fo:margin-right="0in" fo:text-indent="0in" style:auto-text-indent="false"/>
    </style:style>
    <style:style style:name="P45"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46" style:family="paragraph" style:parent-style-name="Text_20_body">
      <style:paragraph-properties fo:margin-left="0in" fo:margin-right="0in" fo:text-indent="0in" style:auto-text-indent="false"/>
      <style:text-properties fo:color="#000000" style:font-name="Thorndale1" fo:font-size="11pt" fo:font-weight="bold" fo:background-color="transparent" style:font-name-asian="Courier New" style:font-size-asian="11pt" style:font-weight-asian="bold" style:font-name-complex="Courier New" style:font-size-complex="11pt" style:font-weight-complex="bold"/>
    </style:style>
    <style:style style:name="P47"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48" style:family="paragraph" style:parent-style-name="Sidebar">
      <style:text-properties fo:font-weight="normal" style:font-weight-asian="normal" style:font-weight-complex="normal"/>
    </style:style>
    <style:style style:name="P49" style:family="paragraph" style:parent-style-name="Text_20_body">
      <style:paragraph-properties fo:margin-left="0in" fo:margin-right="0in" fo:text-indent="0in" style:auto-text-indent="false"/>
    </style:style>
    <style:style style:name="P50" style:family="paragraph" style:parent-style-name="Code">
      <style:text-properties style:use-window-font-color="true" fo:font-style="normal" fo:font-weight="normal" style:font-style-asian="normal" style:font-weight-asian="normal" style:font-style-complex="normal" style:font-weight-complex="normal"/>
    </style:style>
    <style:style style:name="P51"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52" style:family="paragraph" style:parent-style-name="Footer">
      <style:text-properties fo:font-weight="bold" style:font-weight-asian="bold" style:font-weight-complex="bold"/>
    </style:style>
    <style:style style:name="P53" style:family="paragraph" style:parent-style-name="Text_20_body">
      <style:paragraph-properties fo:break-before="page"/>
    </style:style>
    <style:style style:name="P54" style:family="paragraph" style:parent-style-name="Heading_20_1">
      <style:paragraph-properties fo:break-before="page"/>
    </style:style>
    <style:style style:name="P55" style:family="paragraph" style:parent-style-name="Text_20_body">
      <style:text-properties fo:font-style="normal" fo:font-weight="bold" style:font-style-asian="normal" style:font-weight-asian="bold" style:font-style-complex="normal" style:font-weight-complex="bold"/>
    </style:style>
    <style:style style:name="P56" style:family="paragraph" style:parent-style-name="Text_20_body">
      <style:text-properties fo:font-style="normal" fo:font-weight="normal"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58" style:family="paragraph" style:parent-style-name="Text_20_body">
      <style:text-properties fo:font-style="normal" style:font-style-asian="normal" style:font-style-complex="normal"/>
    </style:style>
    <style:style style:name="P59" style:family="paragraph" style:parent-style-name="Text_20_body">
      <style:text-properties fo:font-weight="bold" style:font-weight-asian="bold" style:font-weight-complex="bold"/>
    </style:style>
    <style:style style:name="P60" style:family="paragraph" style:parent-style-name="Text_20_body">
      <style:text-properties fo:font-weight="normal" style:font-weight-asian="normal" style:font-weight-complex="normal"/>
    </style:style>
    <style:style style:name="P61" style:family="paragraph" style:parent-style-name="Text_20_body">
      <style:text-properties style:use-window-font-color="true"/>
    </style:style>
    <style:style style:name="P62" style:family="paragraph" style:parent-style-name="Text_20_body">
      <style:text-properties style:use-window-font-color="true" fo:font-style="normal" style:font-style-asian="normal" style:font-style-complex="normal"/>
    </style:style>
    <style:style style:name="P63" style:family="paragraph" style:parent-style-name="Text_20_body">
      <style:text-properties style:use-window-font-color="true" fo:font-style="normal" fo:font-weight="bold" style:font-style-asian="normal" style:font-weight-asian="bold" style:font-style-complex="normal" style:font-weight-complex="bold"/>
    </style:style>
    <style:style style:name="P64"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65" style:family="paragraph" style:parent-style-name="Text_20_body">
      <style:text-properties style:font-name="Thorndale1"/>
    </style:style>
    <style:style style:name="P66" style:family="paragraph" style:parent-style-name="Text_20_body">
      <style:text-properties style:font-name="Thorndale1" fo:font-size="11pt" style:font-size-asian="11pt" style:font-size-complex="11pt"/>
    </style:style>
    <style:style style:name="P67" style:family="paragraph" style:parent-style-name="Text_20_body">
      <style:text-properties style:font-name="Thorndale1" fo:font-size="11pt" style:font-name-asian="Courier New" style:font-size-asian="11pt" style:font-name-complex="Courier New" style:font-size-complex="11pt"/>
    </style:style>
    <style:style style:name="P68" style:family="paragraph" style:parent-style-name="Text_20_body">
      <style:text-properties fo:color="#000000" style:font-name="Thorndale1"/>
    </style:style>
    <style:style style:name="P69" style:family="paragraph" style:parent-style-name="Text_20_body">
      <style:text-properties fo:color="#000000" style:font-name="Thorndale1" fo:font-size="11pt" style:font-size-asian="11pt" style:font-size-complex="11pt"/>
    </style:style>
    <style:style style:name="P70" style:family="paragraph" style:parent-style-name="Text_20_body">
      <style:text-properties fo:color="#000000" style:font-name="Thorndale1" fo:font-size="11pt" style:font-name-asian="Courier New" style:font-size-asian="11pt" style:font-name-complex="Courier New" style:font-size-complex="11pt"/>
    </style:style>
    <style:style style:name="P71" style:family="paragraph" style:parent-style-name="Text_20_body">
      <style:text-properties style:font-name="Arial"/>
    </style:style>
    <style:style style:name="P72" style:family="paragraph" style:parent-style-name="Text_20_body">
      <style:paragraph-properties fo:margin-left="0in" fo:margin-right="0in" fo:text-indent="0in" style:auto-text-indent="false"/>
    </style:style>
    <style:style style:name="P73"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74"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75" style:family="paragraph" style:parent-style-name="Standard">
      <style:paragraph-properties fo:margin-left="0in" fo:margin-right="0in" fo:text-align="start" style:justify-single-word="false" fo:text-indent="0in" style:auto-text-indent="false" style:text-autospace="none"/>
      <style:text-properties fo:color="#000000" style:font-name="Thorndale1" fo:font-size="11pt" style:font-name-asian="Courier New" style:font-size-asian="11pt" style:font-name-complex="Courier New" style:font-size-complex="11pt"/>
    </style:style>
    <style:style style:name="P76" style:family="paragraph" style:parent-style-name="Text_20_body">
      <style:paragraph-properties fo:margin-top="0in" fo:margin-bottom="0.0835in"/>
    </style:style>
    <style:style style:name="P77" style:family="paragraph" style:parent-style-name="Text_20_body_20_indent">
      <style:paragraph-properties fo:margin-left="0.1563in" fo:margin-right="0in" fo:text-indent="0in" style:auto-text-indent="false"/>
    </style:style>
    <style:style style:name="P78" style:family="paragraph" style:parent-style-name="Heading_20_3">
      <style:text-properties fo:font-style="normal" fo:font-weight="normal" style:font-style-asian="normal" style:font-weight-asian="normal" style:font-style-complex="normal" style:font-weight-complex="normal"/>
    </style:style>
    <style:style style:name="P79" style:family="paragraph" style:parent-style-name="Heading_20_3">
      <style:text-properties fo:font-weight="bold" style:font-weight-asian="bold" style:font-weight-complex="bold"/>
    </style:style>
    <style:style style:name="P80" style:family="paragraph" style:parent-style-name="Text_20_body" style:master-page-name="">
      <style:paragraph-properties fo:keep-together="auto" fo:orphans="2" fo:widows="2" style:page-number="auto" fo:keep-with-next="always"/>
    </style:style>
    <style:style style:name="P81" style:family="paragraph" style:parent-style-name="Code" style:master-page-name="">
      <style:paragraph-properties style:page-number="auto" fo:keep-with-next="always"/>
      <style:text-properties style:font-name="Courier New"/>
    </style:style>
    <style:style style:name="P82" style:family="paragraph" style:parent-style-name="Figure" style:master-page-name="">
      <style:paragraph-properties fo:text-align="center" style:justify-single-word="false" style:page-number="auto" fo:background-color="transparent" fo:keep-with-next="auto" text:number-lines="false" text:line-number="0">
        <style:background-image/>
      </style:paragraph-properties>
    </style:style>
    <style:style style:name="P83" style:family="paragraph" style:parent-style-name="Text_20_body" style:master-page-name="">
      <style:paragraph-properties style:page-number="auto" fo:keep-with-next="auto"/>
    </style:style>
    <style:style style:name="P84" style:family="paragraph" style:parent-style-name="Text_20_body" style:master-page-name="">
      <style:paragraph-properties fo:orphans="2" fo:widows="2" style:page-number="auto"/>
    </style:style>
    <style:style style:name="P85" style:family="paragraph" style:parent-style-name="Heading_20_3" style:master-page-name="">
      <style:paragraph-properties style:page-number="auto" fo:break-before="page"/>
    </style:style>
    <style:style style:name="P86" style:family="paragraph" style:parent-style-name="Figure">
      <style:text-properties style:use-window-font-color="true" fo:font-style="normal" style:font-style-asian="normal" style:font-style-complex="normal"/>
    </style:style>
    <style:style style:name="P87" style:family="paragraph" style:parent-style-name="Heading_20_2">
      <style:text-properties fo:font-style="normal" fo:font-weight="normal" style:font-style-asian="normal" style:font-weight-asian="normal" style:font-style-complex="normal" style:font-weight-complex="normal"/>
    </style:style>
    <style:style style:name="P88" style:family="paragraph" style:parent-style-name="Heading_20_2">
      <style:text-properties fo:font-weight="normal" style:font-weight-asian="normal" style:font-weight-complex="normal"/>
    </style:style>
    <style:style style:name="P89" style:family="paragraph" style:parent-style-name="Note">
      <style:text-properties fo:font-weight="normal" style:font-weight-asian="normal" style:font-weight-complex="normal"/>
    </style:style>
    <style:style style:name="P90"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91"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92" style:family="paragraph" style:parent-style-name="Code">
      <style:text-properties style:use-window-font-color="true" fo:font-style="normal" fo:font-weight="normal" style:font-style-asian="normal" style:font-weight-asian="normal" style:font-style-complex="normal" style:font-weight-complex="normal"/>
    </style:style>
    <style:style style:name="P93"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94" style:family="paragraph" style:parent-style-name="Code">
      <style:text-properties fo:color="#000000"/>
    </style:style>
    <style:style style:name="P95" style:family="paragraph" style:parent-style-name="Code_20_list">
      <style:paragraph-properties fo:margin-left="0.4925in" fo:margin-right="0in" fo:text-indent="0in" style:auto-text-indent="false"/>
    </style:style>
    <style:style style:name="P96" style:family="paragraph" style:parent-style-name="Text_20_body">
      <style:paragraph-properties fo:margin-left="0.4925in" fo:margin-right="0in" fo:margin-top="0in" fo:margin-bottom="0.0799in" fo:text-indent="0in" style:auto-text-indent="false"/>
      <style:text-properties fo:font-weight="normal" style:font-weight-asian="normal" style:font-weight-complex="normal"/>
    </style:style>
    <style:style style:name="P97" style:family="paragraph" style:parent-style-name="Text_20_body">
      <style:paragraph-properties fo:margin-left="-0.4925in" fo:margin-right="0in" fo:text-indent="0in" style:auto-text-indent="false"/>
    </style:style>
    <style:style style:name="P98" style:family="paragraph" style:parent-style-name="Sidebar">
      <style:text-properties fo:font-weight="normal" style:font-weight-asian="normal" style:font-weight-complex="normal"/>
    </style:style>
    <style:style style:name="P99" style:family="paragraph" style:parent-style-name="Code_20_list">
      <style:text-properties fo:font-weight="bold" style:font-weight-asian="bold" style:font-weight-complex="bold"/>
    </style:style>
    <style:style style:name="P100" style:family="paragraph" style:parent-style-name="Code_20_list">
      <style:text-properties fo:font-style="normal" style:font-style-asian="normal" style:font-style-complex="normal"/>
    </style:style>
    <style:style style:name="P101" style:family="paragraph" style:parent-style-name="Standard">
      <style:paragraph-properties fo:text-align="center" style:justify-single-word="false"/>
      <style:text-properties fo:font-size="20pt" style:font-size-asian="20pt" style:font-size-complex="20pt"/>
    </style:style>
    <style:style style:name="P102" style:family="paragraph" style:parent-style-name="Standard">
      <style:paragraph-properties fo:text-align="center" style:justify-single-word="false"/>
      <style:text-properties style:font-name="Arial" fo:font-size="20pt" style:font-size-asian="20pt" style:font-size-complex="20pt"/>
    </style:style>
    <style:style style:name="P103" style:family="paragraph" style:parent-style-name="Title">
      <style:text-properties fo:font-size="24pt" style:font-size-asian="24pt" style:font-size-complex="24pt"/>
    </style:style>
    <style:style style:name="P104" style:family="paragraph" style:parent-style-name="Text_20_body">
      <style:paragraph-properties fo:margin-top="0in" fo:margin-bottom="0in"/>
    </style:style>
    <style:style style:name="P105" style:family="paragraph" style:parent-style-name="Figure">
      <style:paragraph-properties fo:text-align="center" style:justify-single-word="false" text:number-lines="false" text:line-number="0"/>
    </style:style>
    <style:style style:name="P106"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07" style:family="paragraph" style:parent-style-name="Code">
      <style:paragraph-properties fo:margin-left="0in" fo:margin-right="0.3937in" fo:text-indent="0in" style:auto-text-indent="false"/>
      <style:text-properties style:font-name="Courier New"/>
    </style:style>
    <style:style style:name="P108" style:family="paragraph" style:parent-style-name="Code">
      <style:paragraph-properties fo:margin-left="0in" fo:margin-right="0.3937in" fo:text-indent="0in" style:auto-text-indent="false"/>
      <style:text-properties fo:font-weight="normal" style:font-weight-asian="normal" style:font-weight-complex="normal"/>
    </style:style>
    <style:style style:name="P109" style:family="paragraph" style:parent-style-name="Code">
      <style:paragraph-properties fo:margin-left="0.4925in" fo:margin-right="0.3937in" fo:text-indent="0in" style:auto-text-indent="false"/>
    </style:style>
    <style:style style:name="P110" style:family="paragraph" style:parent-style-name="Code" style:master-page-name="">
      <style:paragraph-properties fo:margin-left="0.4925in" fo:margin-right="0.3937in" fo:text-indent="0in" style:auto-text-indent="false" style:page-number="auto" fo:keep-with-next="always"/>
    </style:style>
    <style:style style:name="P111" style:family="paragraph" style:parent-style-name="Table_20_Contents">
      <style:text-properties style:font-name="Arial" fo:font-weight="normal" style:font-weight-asian="normal" style:font-weight-complex="normal"/>
    </style:style>
    <style:style style:name="P112" style:family="paragraph" style:parent-style-name="Table_20_Contents">
      <style:paragraph-properties fo:margin-left="0in" fo:margin-right="0.0008in" fo:text-indent="0in" style:auto-text-indent="false"/>
      <style:text-properties style:font-name="Thorndale1" fo:font-size="11pt" style:font-size-asian="11pt" style:font-size-complex="11pt"/>
    </style:style>
    <style:style style:name="P113" style:family="paragraph" style:parent-style-name="Sidebar_20_Title">
      <style:text-properties fo:font-weight="bold" style:font-weight-asian="bold" style:font-weight-complex="bold"/>
    </style:style>
    <style:style style:name="P114" style:family="paragraph" style:parent-style-name="Footnote">
      <style:paragraph-properties fo:margin-left="0.2in" fo:margin-right="0in" fo:text-indent="-0.2in" style:auto-text-indent="false">
        <style:tab-stops/>
      </style:paragraph-properties>
    </style:style>
    <style:style style:name="P115" style:family="paragraph" style:parent-style-name="Text_20_body">
      <style:paragraph-properties fo:margin-left="0.5209in" fo:margin-right="0in" fo:text-indent="0in" style:auto-text-indent="false"/>
      <style:text-properties fo:font-weight="normal" style:font-weight-asian="normal" style:font-weight-complex="normal"/>
    </style:style>
    <style:style style:name="P116" style:family="paragraph" style:parent-style-name="Contents_20_1">
      <style:paragraph-properties>
        <style:tab-stops/>
      </style:paragraph-properties>
    </style:style>
    <style:style style:name="P117" style:family="paragraph" style:parent-style-name="Contents_20_2">
      <style:paragraph-properties>
        <style:tab-stops/>
      </style:paragraph-properties>
    </style:style>
    <style:style style:name="P118" style:family="paragraph" style:parent-style-name="Contents_20_3">
      <style:paragraph-properties>
        <style:tab-stops/>
      </style:paragraph-properties>
    </style:style>
    <style:style style:name="P119" style:family="paragraph" style:parent-style-name="Text_20_body">
      <style:text-properties fo:font-style="normal" fo:font-weight="bold" style:font-style-asian="normal" style:font-weight-asian="bold" style:font-style-complex="normal" style:font-weight-complex="bold"/>
    </style:style>
    <style:style style:name="P120" style:family="paragraph" style:parent-style-name="Text_20_body" style:list-style-name="L9">
      <style:text-properties fo:font-style="normal" fo:font-weight="bold" style:font-style-asian="normal" style:font-weight-asian="bold" style:font-style-complex="normal" style:font-weight-complex="bold"/>
    </style:style>
    <style:style style:name="P121" style:family="paragraph" style:parent-style-name="Text_20_body">
      <style:text-properties fo:font-style="normal" fo:font-weight="normal" style:font-style-asian="normal" style:font-weight-asian="normal" style:font-style-complex="normal" style:font-weight-complex="normal"/>
    </style:style>
    <style:style style:name="P122" style:family="paragraph" style:parent-style-name="Text_20_body" style:list-style-name="L19">
      <style:text-properties fo:font-style="normal" fo:font-weight="normal" style:font-style-asian="normal" style:font-weight-asian="normal" style:font-style-complex="normal" style:font-weight-complex="normal"/>
    </style:style>
    <style:style style:name="P12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24" style:family="paragraph" style:parent-style-name="Text_20_body" style:list-style-name="L26">
      <style:text-properties fo:font-style="normal" style:text-underline-style="none" fo:font-weight="normal" style:font-style-asian="normal" style:font-weight-asian="normal" style:font-style-complex="normal" style:font-weight-complex="normal"/>
    </style:style>
    <style:style style:name="P125" style:family="paragraph" style:parent-style-name="Text_20_body" style:list-style-name="L9">
      <style:text-properties fo:font-style="normal" style:text-underline-style="none" fo:font-weight="bold" style:font-style-asian="normal" style:font-weight-asian="bold" style:font-style-complex="normal" style:font-weight-complex="bold"/>
    </style:style>
    <style:style style:name="P126" style:family="paragraph" style:parent-style-name="Text_20_body" style:list-style-name="L26">
      <style:text-properties fo:font-style="normal" style:text-underline-style="none" fo:font-weight="bold" style:font-style-asian="normal" style:font-weight-asian="bold" style:font-style-complex="normal" style:font-weight-complex="bold"/>
    </style:style>
    <style:style style:name="P127" style:family="paragraph" style:parent-style-name="Text_20_body" style:list-style-name="L3">
      <style:text-properties fo:font-style="normal" style:font-style-asian="normal" style:font-style-complex="normal"/>
    </style:style>
    <style:style style:name="P128" style:family="paragraph" style:parent-style-name="Text_20_body">
      <style:text-properties fo:font-weight="bold" style:font-weight-asian="bold" style:font-weight-complex="bold"/>
    </style:style>
    <style:style style:name="P129" style:family="paragraph" style:parent-style-name="Text_20_body" style:list-style-name="L1">
      <style:text-properties fo:font-weight="bold" style:font-weight-asian="bold" style:font-weight-complex="bold"/>
    </style:style>
    <style:style style:name="P130" style:family="paragraph" style:parent-style-name="Text_20_body" style:list-style-name="L25">
      <style:text-properties fo:font-weight="bold" style:font-weight-asian="bold" style:font-weight-complex="bold"/>
    </style:style>
    <style:style style:name="P131" style:family="paragraph" style:parent-style-name="Text_20_body">
      <style:text-properties fo:font-style="italic" fo:font-weight="normal" style:font-style-asian="italic" style:font-weight-asian="normal" style:font-style-complex="italic" style:font-weight-complex="normal"/>
    </style:style>
    <style:style style:name="P132"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33" style:family="paragraph" style:parent-style-name="Text_20_body" style:list-style-name="L2"/>
    <style:style style:name="P134" style:family="paragraph" style:parent-style-name="Text_20_body">
      <style:text-properties style:font-name="Arial1" fo:font-size="8pt" fo:font-style="normal" fo:font-weight="bold" style:font-size-asian="12pt" style:font-style-asian="italic" style:font-name-complex="Tahoma2" style:font-size-complex="12pt" style:font-style-complex="italic"/>
    </style:style>
    <style:style style:name="P135" style:family="paragraph" style:parent-style-name="Text_20_body">
      <style:text-properties fo:font-weight="normal" style:font-weight-asian="normal" style:font-weight-complex="normal"/>
    </style:style>
    <style:style style:name="P136" style:family="paragraph" style:parent-style-name="Text_20_body" style:list-style-name="L14">
      <style:text-properties fo:font-weight="normal" style:font-weight-asian="normal" style:font-weight-complex="normal"/>
    </style:style>
    <style:style style:name="P137" style:family="paragraph" style:parent-style-name="Text_20_body" style:list-style-name="L18">
      <style:text-properties fo:font-weight="normal" style:font-weight-asian="normal" style:font-weight-complex="normal"/>
    </style:style>
    <style:style style:name="P138" style:family="paragraph" style:parent-style-name="Text_20_body" style:list-style-name="L26">
      <style:text-properties fo:font-weight="normal" style:font-weight-asian="normal" style:font-weight-complex="normal"/>
    </style:style>
    <style:style style:name="P139" style:family="paragraph" style:parent-style-name="Text_20_body" style:list-style-name="L4"/>
    <style:style style:name="P140" style:family="paragraph" style:parent-style-name="Text_20_body" style:list-style-name="L8"/>
    <style:style style:name="P141" style:family="paragraph" style:parent-style-name="Text_20_body" style:list-style-name="L10"/>
    <style:style style:name="P142" style:family="paragraph" style:parent-style-name="Text_20_body" style:list-style-name="L12"/>
    <style:style style:name="P143" style:family="paragraph" style:parent-style-name="Text_20_body" style:list-style-name="L13"/>
    <style:style style:name="P144" style:family="paragraph" style:parent-style-name="Text_20_body" style:list-style-name="L14"/>
    <style:style style:name="P145" style:family="paragraph" style:parent-style-name="Text_20_body" style:list-style-name="L15"/>
    <style:style style:name="P146" style:family="paragraph" style:parent-style-name="Text_20_body" style:list-style-name="L16"/>
    <style:style style:name="P147" style:family="paragraph" style:parent-style-name="Text_20_body" style:list-style-name="L18"/>
    <style:style style:name="P148" style:family="paragraph" style:parent-style-name="Text_20_body" style:list-style-name="L20"/>
    <style:style style:name="P149" style:family="paragraph" style:parent-style-name="Text_20_body" style:list-style-name="L20">
      <style:text-properties fo:color="#000000" style:font-name="Thorndale1" fo:font-size="12pt" style:font-name-asian="Courier New" style:font-size-asian="12pt" style:font-name-complex="Courier New" style:font-size-complex="12pt"/>
    </style:style>
    <style:style style:name="P150" style:family="paragraph" style:parent-style-name="Text_20_body" style:list-style-name="L21"/>
    <style:style style:name="P151" style:family="paragraph" style:parent-style-name="Text_20_body" style:list-style-name="L23"/>
    <style:style style:name="P152" style:family="paragraph" style:parent-style-name="Text_20_body" style:list-style-name="L24"/>
    <style:style style:name="P153" style:family="paragraph" style:parent-style-name="Text_20_body" style:list-style-name="List_20_1">
      <style:paragraph-properties fo:margin-top="0in" fo:margin-bottom="0.0835in"/>
    </style:style>
    <style:style style:name="P154" style:family="paragraph" style:parent-style-name="Text_20_body" style:list-style-name="L17">
      <style:paragraph-properties fo:margin-top="0in" fo:margin-bottom="0.0835in"/>
    </style:style>
    <style:style style:name="P155" style:family="paragraph" style:parent-style-name="Text_20_body">
      <style:paragraph-properties fo:margin-left="0in" fo:margin-right="0in" fo:text-indent="0in" style:auto-text-indent="false"/>
      <style:text-properties fo:font-style="italic" style:font-style-asian="italic" style:font-style-complex="italic"/>
    </style:style>
    <style:style style:name="P156" style:family="paragraph" style:parent-style-name="Text_20_body">
      <style:paragraph-properties fo:margin-left="0in" fo:margin-right="0in" fo:text-indent="0in" style:auto-text-indent="false"/>
      <style:text-properties fo:color="#000000" style:font-name="Thorndale1" fo:font-size="11pt" fo:font-weight="bold" fo:background-color="transparent" style:font-name-asian="Courier New" style:font-size-asian="11pt" style:font-weight-asian="bold" style:font-name-complex="Courier New" style:font-size-complex="11pt" style:font-weight-complex="bold"/>
    </style:style>
    <style:style style:name="P157" style:family="paragraph" style:parent-style-name="Text_20_body" style:list-style-name="L3">
      <style:paragraph-properties fo:margin-left="0.4925in" fo:margin-right="0in" fo:text-indent="0in" style:auto-text-indent="false"/>
    </style:style>
    <style:style style:name="P158" style:family="paragraph" style:parent-style-name="Text_20_body"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159" style:family="paragraph" style:parent-style-name="Text_20_body" style:list-style-name="L7">
      <style:paragraph-properties fo:margin-left="0.4925in" fo:margin-right="0in" fo:text-indent="0in" style:auto-text-indent="false"/>
    </style:style>
    <style:style style:name="P160" style:family="paragraph" style:parent-style-name="Text_20_body" style:list-style-name="L16">
      <style:paragraph-properties fo:margin-left="0.4925in" fo:margin-right="0in" fo:text-indent="0in" style:auto-text-indent="false"/>
      <style:text-properties fo:font-weight="bold" style:font-weight-asian="bold" style:font-weight-complex="bold"/>
    </style:style>
    <style:style style:name="P161" style:family="paragraph" style:parent-style-name="Text_20_body" style:list-style-name="L22">
      <style:paragraph-properties fo:margin-left="0.4925in" fo:margin-right="0in" fo:text-indent="0in" style:auto-text-indent="false"/>
      <style:text-properties fo:font-weight="bold" style:font-weight-asian="bold" style:font-weight-complex="bold"/>
    </style:style>
    <style:style style:name="P162" style:family="paragraph" style:parent-style-name="Text_20_body" style:list-style-name="L22">
      <style:paragraph-properties fo:margin-left="0.4925in" fo:margin-right="0in" fo:text-indent="0in" style:auto-text-indent="false"/>
    </style:style>
    <style:style style:name="P163" style:family="paragraph" style:parent-style-name="Text_20_body" style:list-style-name="L5">
      <style:paragraph-properties fo:margin-left="-0.4925in" fo:margin-right="0in" fo:text-indent="0in" style:auto-text-indent="false"/>
    </style:style>
    <style:style style:name="P164" style:family="paragraph" style:parent-style-name="Text_20_body" style:list-style-name="L26" style:master-page-name="">
      <style:paragraph-properties style:page-number="auto" fo:keep-with-next="always"/>
      <style:text-properties fo:font-weight="normal" style:font-weight-asian="normal" style:font-weight-complex="normal"/>
    </style:style>
    <style:style style:name="P165" style:family="paragraph" style:parent-style-name="Text_20_body" style:list-style-name="L26">
      <style:paragraph-properties fo:margin-top="0in" fo:margin-bottom="0.0799in"/>
      <style:text-properties fo:font-weight="normal" style:font-weight-asian="normal" style:font-weight-complex="normal"/>
    </style:style>
    <style:style style:name="P166" style:family="paragraph" style:parent-style-name="Heading_20_1" style:master-page-name="Right_20_Page">
      <style:paragraph-properties style:page-number="1"/>
    </style:style>
    <style:style style:name="P167" style:family="paragraph" style:parent-style-name="Heading_20_1" style:master-page-name="Right_20_Page">
      <style:paragraph-properties style:page-number="1"/>
      <style:text-properties fo:font-style="normal" fo:font-weight="bold" style:font-style-asian="normal" style:font-weight-asian="bold" style:font-style-complex="normal" style:font-weight-complex="bold"/>
    </style:style>
    <style:style style:name="P168" style:family="paragraph" style:parent-style-name="Heading_20_1">
      <style:text-properties fo:font-style="normal" fo:font-weight="bold" style:font-style-asian="normal" style:font-weight-asian="bold" style:font-style-complex="normal" style:font-weight-complex="bold"/>
    </style:style>
    <style:style style:name="P169" style:family="paragraph" style:parent-style-name="Heading_20_1" style:master-page-name="Right_20_Page">
      <style:paragraph-properties style:page-number="auto"/>
    </style:style>
    <style:style style:name="P170" style:family="paragraph" style:parent-style-name="Heading_20_3">
      <style:text-properties fo:font-style="normal" fo:font-weight="normal" style:font-style-asian="normal" style:font-weight-asian="normal" style:font-style-complex="normal" style:font-weight-complex="normal"/>
    </style:style>
    <style:style style:name="P171" style:family="paragraph" style:parent-style-name="List_20_1_20_Cont." style:list-style-name="L5">
      <style:paragraph-properties fo:margin-left="0in" fo:margin-right="0in" fo:text-indent="0in" style:auto-text-indent="false"/>
    </style:style>
    <style:style style:name="P172" style:family="paragraph" style:parent-style-name="List_20_1_20_Cont." style:list-style-name="L6">
      <style:paragraph-properties fo:margin-left="0.4925in" fo:margin-right="0in" fo:text-indent="0in" style:auto-text-indent="false"/>
    </style:style>
    <style:style style:name="P173" style:family="paragraph" style:parent-style-name="Footnote" style:list-style-name="L11">
      <style:paragraph-properties fo:margin-left="0in" fo:margin-right="0in" fo:text-indent="-0.2in" style:auto-text-indent="false">
        <style:tab-stops>
          <style:tab-stop style:position="-0.1874in"/>
          <style:tab-stop style:position="-0.1563in"/>
          <style:tab-stop style:position="0.2709in"/>
          <style:tab-stop style:position="0.4898in"/>
        </style:tab-stops>
      </style:paragraph-properties>
    </style:style>
    <style:style style:name="P174" style:family="paragraph" style:parent-style-name="Figure">
      <style:text-properties style:font-name="Arial1" fo:font-size="8pt" fo:font-style="normal" fo:font-weight="bold" style:font-size-asian="12pt" style:font-style-asian="italic" style:font-name-complex="Tahoma2" style:font-size-complex="12pt" style:font-style-complex="italic"/>
    </style:style>
    <style:style style:name="P175" style:family="paragraph" style:parent-style-name="Code_20_list">
      <style:text-properties style:font-name="Courier New" fo:font-size="9pt" fo:font-weight="normal" style:font-size-asian="10pt" style:font-weight-asian="normal" style:font-size-complex="10pt" style:font-weight-complex="normal"/>
    </style:style>
    <style:style style:name="P176" style:family="paragraph" style:parent-style-name="Code_20_list" style:list-style-name="L3">
      <style:paragraph-properties fo:margin-left="0.4925in" fo:margin-right="0in" fo:text-indent="0in" style:auto-text-indent="false"/>
    </style:style>
    <style:style style:name="P177" style:family="paragraph" style:parent-style-name="Code_20_list"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178" style:family="paragraph" style:parent-style-name="Code_20_list" style:list-style-name="L6">
      <style:paragraph-properties fo:margin-left="0.4925in" fo:margin-right="0in" fo:text-indent="0in" style:auto-text-indent="false"/>
    </style:style>
    <style:style style:name="P179" style:family="paragraph" style:parent-style-name="Code_20_list" style:list-style-name="L4">
      <style:paragraph-properties fo:margin-left="0.4925in" fo:margin-right="0in" fo:text-indent="0in" style:auto-text-indent="false"/>
    </style:style>
    <style:style style:name="P180" style:family="paragraph" style:parent-style-name="Standard" style:master-page-name="TitlePage">
      <style:paragraph-properties fo:text-align="center" style:justify-single-word="false" style:page-number="auto"/>
      <style:text-properties fo:font-size="20pt" style:font-size-asian="20pt" style:font-size-complex="20pt"/>
    </style:style>
    <style:style style:name="P18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2" style:family="paragraph">
      <style:paragraph-properties fo:margin-left="0in" fo:margin-right="0in" fo:margin-top="0in" fo:margin-bottom="0in" fo:line-height="100%" text:enable-numbering="false" fo:text-indent="0in"/>
    </style:style>
    <style:style style:name="P18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4"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1pt" fo:font-style="normal" fo:font-weight="bold" style:font-style-asian="normal" style:font-weight-asian="bold" style:font-style-complex="normal"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1pt" fo:font-style="normal" style:font-style-asian="normal" style:font-style-complex="normal"/>
    </style:style>
    <style:style style:name="T7" style:family="text">
      <style:text-properties fo:color="#ff0000"/>
    </style:style>
    <style:style style:name="T8" style:family="text">
      <style:text-properties fo:font-style="normal" style:font-style-asian="normal" style:font-style-complex="normal"/>
    </style:style>
    <style:style style:name="T9" style:family="text">
      <style:text-properties fo:font-size="11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size="11pt" fo:font-style="normal" fo:font-weight="normal" style:font-style-asian="normal" style:font-weight-asian="normal" style:font-style-complex="normal" style:font-weight-complex="normal"/>
    </style:style>
    <style:style style:name="T14" style:family="text">
      <style:text-properties style:font-name="Thorndale" style:font-name-asian="Thorndale" style:font-name-complex="Thorndale"/>
    </style:style>
    <style:style style:name="T15" style:family="text"/>
    <style:style style:name="T16" style:family="text">
      <style:text-properties style:font-name="Thorndale" fo:font-weight="normal" style:font-name-asian="Thorndale" style:font-weight-asian="normal" style:font-name-complex="Thorndale" style:font-weight-complex="normal"/>
    </style:style>
    <style:style style:name="T17"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18" style:family="text">
      <style:text-properties fo:color="#000080"/>
    </style:style>
    <style:style style:name="T19" style:family="text">
      <style:text-properties style:font-name="Thorndale" fo:font-size="11pt"/>
    </style:style>
    <style:style style:name="T20" style:family="text">
      <style:text-properties fo:font-style="italic" style:text-underline-style="none" style:font-style-asian="italic" style:font-style-complex="italic"/>
    </style:style>
    <style:style style:name="T21" style:family="text">
      <style:text-properties fo:font-style="normal" style:text-underline-style="none" style:font-style-asian="normal" style:font-style-complex="normal"/>
    </style:style>
    <style:style style:name="T22" style:family="text">
      <style:text-properties fo:font-size="8pt" style:font-size-asian="8pt" style:font-size-complex="8pt"/>
    </style:style>
    <style:style style:name="T23" style:family="text">
      <style:text-properties fo:font-size="10pt" style:font-size-asian="10pt" style:font-size-complex="10pt"/>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style:font-style-asian="normal" style:font-weight-asian="bold"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style:font-style-asian="normal" style:font-weight-asian="normal" style:font-weight-complex="normal"/>
    </style:style>
    <style:style style:name="T28" style:family="text">
      <style:text-properties fo:font-style="normal" style:font-style-asian="normal" style:font-style-complex="normal"/>
    </style:style>
    <style:style style:name="T29" style:family="text">
      <style:text-properties fo:font-style="normal" style:text-underline-style="none" style:font-style-asian="normal" style:font-style-complex="normal"/>
    </style:style>
    <style:style style:name="T30" style:family="text">
      <style:text-properties fo:font-style="normal" style:text-underline-style="none" fo:font-weight="normal" style:font-style-asian="normal" style:font-weight-asian="normal" style:font-style-complex="normal" style:font-weight-complex="normal"/>
    </style:style>
    <style:style style:name="T31" style:family="text">
      <style:text-properties fo:font-style="normal" style:text-underline-style="none" fo:font-weight="bold" style:font-style-asian="normal" style:font-weight-asian="bold" style:font-style-complex="normal" style:font-weight-complex="bold"/>
    </style:style>
    <style:style style:name="T32" style:family="text">
      <style:text-properties fo:font-style="italic"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style:text-underline-style="none" fo:font-weight="normal" style:font-style-asian="italic" style:font-weight-asian="normal" style:font-style-complex="italic" style:font-weight-complex="normal"/>
    </style:style>
    <style:style style:name="T37" style:family="text">
      <style:text-properties fo:font-size="11pt"/>
    </style:style>
    <style:style style:name="T38" style:family="text">
      <style:text-properties fo:font-size="11pt" fo:font-style="normal" fo:font-weight="bold" style:font-style-asian="normal" style:font-weight-asian="bold" style:font-style-complex="normal" style:font-weight-complex="bold"/>
    </style:style>
    <style:style style:name="T39" style:family="text">
      <style:text-properties fo:font-size="11pt" fo:font-style="normal" style:font-style-asian="normal" style:font-style-complex="normal"/>
    </style:style>
    <style:style style:name="T40" style:family="text">
      <style:text-properties fo:font-size="11pt" fo:font-style="normal" fo:font-weight="normal" style:font-style-asian="normal" style:font-weight-asian="normal" style:font-style-complex="normal" style:font-weight-complex="normal"/>
    </style:style>
    <style:style style:name="T41" style:family="text">
      <style:text-properties fo:color="#ff0000"/>
    </style:style>
    <style:style style:name="T42" style:family="text">
      <style:text-properties fo:font-weight="normal" style:font-weight-asian="normal" style:font-weight-complex="normal"/>
    </style:style>
    <style:style style:name="T43" style:family="text">
      <style:text-properties style:text-underline-style="none"/>
    </style:style>
    <style:style style:name="T44" style:family="text">
      <style:text-properties style:text-underline-style="none" fo:font-weight="normal" style:font-weight-asian="normal" style:font-weight-complex="normal"/>
    </style:style>
    <style:style style:name="T45" style:family="text">
      <style:text-properties fo:font-weight="bold" style:font-weight-asian="bold" style:font-weight-complex="bold"/>
    </style:style>
    <style:style style:name="T46" style:family="text">
      <style:text-properties style:font-name="Thorndale" style:font-name-asian="Thorndale" style:font-name-complex="Thorndale"/>
    </style:style>
    <style:style style:name="T47" style:family="text">
      <style:text-properties style:font-name="Thorndale" fo:font-weight="normal" style:font-name-asian="Thorndale" style:font-weight-asian="normal" style:font-name-complex="Thorndale" style:font-weight-complex="normal"/>
    </style:style>
    <style:style style:name="T48" style:family="text">
      <style:text-properties style:font-name="Thorndale" fo:font-size="11pt"/>
    </style:style>
    <style:style style:name="T49" style:family="text">
      <style:text-properties style:font-name="Thorndale" fo:font-size="11pt" fo:font-weight="normal" style:font-weight-asian="normal" style:font-weight-complex="normal"/>
    </style:style>
    <style:style style:name="T50" style:family="text">
      <style:text-properties style:font-name="Thorndale" fo:font-size="11pt" fo:font-style="italic" style:font-style-asian="italic" style:font-style-complex="italic"/>
    </style:style>
    <style:style style:name="T51" style:family="text">
      <style:text-properties style:font-name="Thorndale" fo:font-size="11pt" fo:font-style="italic" fo:font-weight="normal" style:font-style-asian="italic" style:font-weight-asian="normal" style:font-style-complex="italic" style:font-weight-complex="normal"/>
    </style:style>
    <style:style style:name="T52" style:family="text">
      <style:text-properties style:font-name="Thorndale" fo:font-size="11pt" fo:font-weight="bold" style:font-weight-asian="bold" style:font-weight-complex="bold"/>
    </style:style>
    <style:style style:name="T53" style:family="text">
      <style:text-properties style:font-name="Thorndale" fo:font-size="10pt" fo:font-weight="bold" style:font-size-asian="10pt" style:font-weight-asian="bold" style:font-size-complex="10pt" style:font-weight-complex="bold"/>
    </style:style>
    <style:style style:name="T54" style:family="text">
      <style:text-properties style:font-name="Arial1" fo:font-size="8pt" fo:font-style="normal" fo:font-weight="bold" style:font-size-asian="12pt" style:font-style-asian="italic" style:font-name-complex="Tahoma2" style:font-size-complex="12pt" style:font-style-complex="italic"/>
    </style:style>
    <style:style style:name="T55"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56" style:family="text">
      <style:text-properties style:font-name="Thorndale1" fo:font-size="11pt" fo:font-weight="bold" style:font-size-asian="11pt" style:font-weight-asian="bold" style:font-size-complex="11pt" style:font-weight-complex="bold"/>
    </style:style>
    <style:style style:name="T57" style:family="text">
      <style:text-properties style:font-name="Thorndale1" style:font-name-asian="Thorndale1" style:font-name-complex="Thorndale1"/>
    </style:style>
    <style:style style:name="T58" style:family="text">
      <style:text-properties style:font-name="Courier New"/>
    </style:style>
    <style:style style:name="T59" style:family="text">
      <style:text-properties style:font-name="Courier New" fo:font-size="9pt" fo:font-weight="normal" style:font-size-asian="10pt" style:font-weight-asian="normal" style:font-size-complex="10pt" style:font-weight-complex="normal"/>
    </style:style>
    <style:style style:name="T60" style:family="text">
      <style:text-properties style:font-name="Courier New" fo:font-weight="normal" style:font-weight-asian="normal" style:font-weight-complex="normal"/>
    </style:style>
    <style:style style:name="T61" style:family="text">
      <style:text-properties fo:color="#000080"/>
    </style:style>
    <style:style style:name="T62" style:family="text">
      <style:text-properties style:use-window-font-color="true"/>
    </style:style>
    <style:style style:name="T63" style:family="text">
      <style:text-properties style:use-window-font-color="true" fo:font-style="normal" fo:font-weight="bold" style:font-style-asian="normal" style:font-weight-asian="bold" style:font-style-complex="normal" style:font-weight-complex="bold"/>
    </style:style>
    <style:style style:name="T64" style:family="text">
      <style:text-properties style:use-window-font-color="true" fo:font-style="italic" style:font-style-asian="italic" style:font-style-complex="italic"/>
    </style:style>
    <style:style style:name="T65" style:family="text">
      <style:text-properties fo:color="#000000"/>
    </style:style>
    <style:style style:name="T66" style:family="text">
      <style:text-properties fo:color="#000000" fo:font-size="10pt" style:font-name-asian="Courier New" style:font-size-asian="10pt" style:font-name-complex="Courier New" style:font-size-complex="10pt"/>
    </style:style>
    <style:style style:name="T67" style:family="text">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00" style:font-name="Times New Roman" fo:font-size="10pt" fo:font-weight="bold" style:font-name-asian="Courier New" style:font-size-asian="10pt" style:font-weight-asian="bold" style:font-name-complex="Courier New" style:font-size-complex="10pt" style:font-weight-complex="bold"/>
    </style:style>
    <style:style style:name="T69"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70" style:family="text">
      <style:text-properties fo:color="#000000" style:font-name="Thorndale1" fo:font-size="11pt" style:font-name-asian="Courier New" style:font-size-asian="11pt" style:font-name-complex="Courier New" style:font-size-complex="11pt"/>
    </style:style>
    <style:style style:name="T71" style:family="text">
      <style:text-properties fo:color="#000000" style:font-name="Thorndale1" fo:font-size="10pt" style:font-name-asian="Courier New" style:font-size-asian="10pt" style:font-name-complex="Courier New" style:font-size-complex="10pt"/>
    </style:style>
    <style:style style:name="T72" style:family="text">
      <style:text-properties fo:color="#3f5fbf"/>
    </style:style>
    <style:style style:name="T73" style:family="text">
      <style:text-properties style:font-name-asian="Courier New" style:font-name-complex="Courier New"/>
    </style:style>
    <style:style style:name="T74" style:family="text">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75"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padding="0in" fo:border="none" style:shadow="non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1299in" text:min-label-width="0.129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65in" fo:min-width="1.727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7in" fo:min-width="1.727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36in" fo:min-width="1.7272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56in" fo:min-width="1.7272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1412280776">
          <text:deletion>
            <office:change-info>
              <dc:creator>unknown</dc:creator>
              <dc:date>2008-04-24T09:24:00</dc:date>
            </office:change-info>
            <text:p text:style-name="Text_20_body">7</text:p>
          </text:deletion>
        </text:changed-region>
        <text:changed-region text:id="ct-1412280872">
          <text:deletion>
            <office:change-info>
              <dc:creator>Owen Kellett</dc:creator>
              <dc:date>2009-03-18T15:54:00</dc:date>
            </office:change-info>
            <text:p text:style-name="Text_20_body">8</text:p>
          </text:deletion>
        </text:changed-region>
        <text:changed-region text:id="ct-1412280336">
          <text:insertion>
            <office:change-info>
              <dc:creator>Owen Kellett</dc:creator>
              <dc:date>2009-03-18T15:54:00</dc:date>
            </office:change-info>
          </text:insertion>
        </text:changed-region>
        <text:changed-region text:id="ct-1412279384">
          <text:deletion>
            <office:change-info>
              <dc:creator>Owen Kellett</dc:creator>
              <dc:date>2009-03-18T15:54:00</dc:date>
            </office:change-info>
            <text:p text:style-name="Text_20_body">8</text:p>
          </text:deletion>
        </text:changed-region>
        <text:changed-region text:id="ct-1412277472">
          <text:deletion>
            <office:change-info>
              <dc:creator>unknown</dc:creator>
              <dc:date>2008-04-24T09:29:00</dc:date>
            </office:change-info>
            <text:p text:style-name="Text_20_body">7</text:p>
          </text:deletion>
        </text:changed-region>
        <text:changed-region text:id="ct-1409668176">
          <text:insertion>
            <office:change-info>
              <dc:creator>Owen Kellett</dc:creator>
              <dc:date>2009-03-18T15:54:00</dc:date>
            </office:change-info>
          </text:insertion>
        </text:changed-region>
        <text:changed-region text:id="ct-1409666272">
          <text:deletion>
            <office:change-info>
              <dc:creator>Jane Loizeaux</dc:creator>
              <dc:date>2008-04-22T17:59:00</dc:date>
            </office:change-info>
            <text:p text:style-name="P1"/>
            <text:p text:style-name="P1"/>
            <text:p text:style-name="P1"/>
          </text:deletion>
        </text:changed-region>
        <text:changed-region text:id="ct-1412215800">
          <text:deletion>
            <office:change-info>
              <dc:creator>Jeffrey Kesselman</dc:creator>
              <dc:date>2007-02-09T14:01:00</dc:date>
            </office:change-info>
            <text:p text:style-name="P2">The Programming Environment</text:p>
            <text:p text:style-name="Text_20_body">From the point of view of the Sun Game Server application programmer, the game server is an execution environment for events such as user login, user logout, and data packet arrival. Each packet triggers an event callback that is defined by the application programmer and consists of a call to a Managed Object. <text:s/>This callback has an associated transactional context and is executed by the Task Manager. Such threads of execution that are controlled by the Task Manager are called <text:span text:style-name="T1">tasks.</text:span></text:p>
            <text:p text:style-name="Text_20_body">A Managed Object is a persistent object; its persistence is maintained by the system, and it is accessible by any of the machines running the Sun Game Server stack. Managed Objects come from the Object Store and are atomically updated back to the Object Store upon the successful completion of a task.</text:p>
            <text:p text:style-name="Text_20_body">Managed Objects can use the Data Manager to resolve references to other Managed Objects and call them, or request access to one or more additional Service Managers. Service Managers provide access to system services. The list of these managers is extensible by the application programmer, but the following Service Managers are always available:</text:p>
            <text:list text:style-name="L1">
              <text:list-item>
                <text:p text:style-name="P3">The Task Manager<text:line-break/><text:span text:style-name="T2">In addition to tasks <text:s/>being fired by external events, Sun Game Server applications can submit arbitrary tasks to be run right away, after an elapsed period of time, or repeatedly on a “heartbeat”. To do any of this, the application uses the Task Manager.</text:span></text:p>
              </text:list-item>
              <text:list-item>
                <text:p text:style-name="P3">The Data Manager<text:line-break/><text:span text:style-name="T2">In order to create, name, and access Managed Objects, the application uses the Data Manager.</text:span></text:p>
              </text:list-item>
              <text:list-item>
                <text:p text:style-name="P3">The Channel Manager<text:span text:style-name="T2"><text:line-break/>An SGS application uses the Channel Manager to create and access publish/subscribe communication channels; these channels allow the server to communicate with users or to let users communicate with each other.</text:span></text:p>
              </text:list-item>
            </text:list>
            <text:p text:style-name="P4">Other optional managers may be plugged into the system to support arbitrary system functions such as SIP, RDBMS, or just about any other function available in Java. A Sun Game Server application gets access to the managers through static methods on the class <text:span text:style-name="T3">AppContext</text:span>.</text:p>
            <text:p text:style-name="Text_20_body"><text:span text:style-name="T3">IMPORTANT: A reference to a manager is task-local and is only valid until the end of that task. <text:s/>Sun Game Server applications </text:span><text:span text:style-name="T4">should</text:span><text:span text:style-name="T3"> never save references to managers on a Managed Object and expect them to be valid later. Instead, a call should be made to the AppContext</text:span><text:span text:style-name="T5"> </text:span><text:span text:style-name="T3">to get a current copy of the manager object.</text:span></text:p>
          </text:deletion>
        </text:changed-region>
        <text:changed-region text:id="ct-1412215392">
          <text:deletion>
            <office:change-info>
              <dc:creator>Jeffrey Kesselman</dc:creator>
              <dc:date>2007-02-09T17:38:00</dc:date>
            </office:change-info>
            <text:p text:style-name="P2"/>
            <text:p text:style-name="P2"/>
          </text:deletion>
        </text:changed-region>
        <text:changed-region text:id="ct-1412215488">
          <text:deletion>
            <office:change-info>
              <dc:creator>Jeffrey Kesselman</dc:creator>
              <dc:date>2007-02-09T14:01:00</dc:date>
            </office:change-info>
            <text:p text:style-name="P2">(monsters, tools, and the like), and data structures for handling positioning within the world.</text:p>
            <text:list text:style-name="List_20_1">
              <text:list-item>
                <text:p text:style-name="P5"><text:span text:style-name="T6">Tier 2, on the Servers, is the Task Manager. The Task Manager executes event-driven code provided by the game developer. This event handling code is farmed out across the slices such</text:span> that the entire set of active Task Managers looks to the developer like a single execution environment. Race conditions and deadlock avoidance are handled automatically by the system so the user can write their code as if it were a single-threaded system.<text:note text:id="ftn0" text:note-class="footnote"><text:note-citation>0</text:note-citation><text:note-body><text:p text:style-name="Footnote">Although <text:s/>SGS application code will operate correctly even if parallel tasks conflict, there is a cost associated with resolving such conflicts. <text:s/>For best performance, an SGS application should follow a short set of best practices. <text:s/>These best practices are enumerated at the end of this document.</text:p></text:note-body></text:note></text:p>
                <text:p text:style-name="P5"><text:line-break/>The Task Manager has a direct client-server communication channel with every user connected to its stack.</text:p>
              </text:list-item>
              <text:list-item>
                <text:p text:style-name="P5">Tie<text:span text:style-name="T6">r 1, the Channel Manager, provides a highly efficient publish/subscribe channel system to the server application and game cli</text:span>ents. <text:s/>This channel is non-stack specific and many clients across many different stacks may all belong to and inter-communicate on the channels provided by the Channel Manager.</text:p>
              </text:list-item>
              <text:list-item>
                <text:p text:style-name="P5">Tier 0 <text:span text:style-name="T6">is the Client API. This is a code library that client applications (game clients) use to communicate</text:span> with each other and with the communications tier. <text:span text:style-name="T7"><text:s/></text:span></text:p>
              </text:list-item>
            </text:list>
            <text:p text:style-name="P6">Tier 0 takes care of discovering and connecting to SGS servers, as well as handling failover to a new server should the one it is currently connected to suddenly fail.</text:p>
            <text:p text:style-name="P2">For client peer-to-peer communications, data passes only through Tier 0 and Tier 1.</text:p>
          </text:deletion>
        </text:changed-region>
        <text:changed-region text:id="ct-1412213664">
          <text:deletion>
            <office:change-info>
              <dc:creator>Jeffrey Kesselman</dc:creator>
              <dc:date>2007-02-09T17:38:00</dc:date>
            </office:change-info>
            <text:p text:style-name="P2"><text:s/>world </text:p>
          </text:deletion>
        </text:changed-region>
        <text:changed-region text:id="ct-1412213760">
          <text:deletion>
            <office:change-info>
              <dc:creator>Jeffrey Kesselman</dc:creator>
              <dc:date>2007-02-09T14:01:00</dc:date>
            </office:change-info>
            <text:p text:style-name="P2">Introduction to the Sun Game Server</text:p>
            <text:p text:style-name="Text_20_body">The Sun Game Server (SGS) is a distributed software system built specifically for the needs of game developers. It is an efficient, scalable, reliable, and fault-tolerant architecture that simplifies the coding model for the game developer.</text:p>
            <text:p text:style-name="Text_20_body">The SGS is a distributed system. Each host contains one or more SGS <text:span text:style-name="T1">stack</text:span> s that each run in a single process space. <text:s/>In addition, a separate cluster of servers support the Object Store.</text:p>
            <text:p text:style-name="Text_20_body">The figure below shows the conceptual architecture of the Sun Game Server:</text:p>
            <text:p text:style-name="Text_20_body"/>
            <text:p text:style-name="Text_20_body"/>
            <text:p text:style-name="Text_20_body"/>
            <text:p text:style-name="Text_20_body"><draw:line text:anchor-type="paragraph" draw:z-index="74" draw:style-name="gr1" draw:text-style-name="P7" svg:x1="-58712.9169in" svg:y1="-58712.9169in" svg:x2="-58710.0713in" svg:y2="-58712.9169in"><text:p/></draw:line> The architecture <text:s/>consists of the following four tiers:</text:p>
            <text:p text:style-name="Text_20_body"><text:span text:style-name="T4">The top tier (Tier 3) is a common data repository called the Object Store, which contains the entire game </text:span><text:span text:style-name="T3">state and logic, implemented as a set of persistent Managed Objects. Each SGS slice talks to this repository through its Data Manager. <text:s/>Typical Managed Objects in a Massively Multiplyer Online Game (MMO) might include a “player” Managed Object that listens for packets from a given player and represents that player in the game world, Managed Objects that represent other objects in the game</text:span></text:p>
          </text:deletion>
        </text:changed-region>
        <text:changed-region text:id="ct-1412212000">
          <text:deletion>
            <office:change-info>
              <dc:creator>Jeffrey Kesselman</dc:creator>
              <dc:date>2007-02-09T17:38:00</dc:date>
            </office:change-info>
            <text:h text:style-name="P8" text:outline-level="1"/>
            <text:p text:style-name="P2"/>
          </text:deletion>
        </text:changed-region>
        <text:changed-region text:id="ct-1412216368">
          <text:deletion>
            <office:change-info>
              <dc:creator>Richard Bowker</dc:creator>
              <dc:date>2007-02-18T10:52:00</dc:date>
            </office:change-info>
            <text:h text:style-name="P9" text:outline-level="1"/>
            <text:h text:style-name="P8" text:outline-level="1"/>
          </text:deletion>
        </text:changed-region>
        <text:changed-region text:id="ct-1412215704">
          <text:deletion>
            <office:change-info>
              <dc:creator>unknown</dc:creator>
              <dc:date>2007-02-16T13:53:00</dc:date>
            </office:change-info>
            <text:p text:style-name="Text_20_body">the </text:p>
          </text:deletion>
        </text:changed-region>
        <text:changed-region text:id="ct-1412214536">
          <text:insertion>
            <office:change-info>
              <dc:creator>unknown</dc:creator>
              <dc:date>2007-02-16T13:53:00</dc:date>
            </office:change-info>
          </text:insertion>
        </text:changed-region>
        <text:changed-region text:id="ct-1412213360">
          <text:deletion>
            <office:change-info>
              <dc:creator>unknown</dc:creator>
              <dc:date>2007-02-16T13:53:00</dc:date>
            </office:change-info>
            <text:p text:style-name="Text_20_body">for the </text:p>
          </text:deletion>
        </text:changed-region>
        <text:changed-region text:id="ct-1409649032">
          <text:insertion>
            <office:change-info>
              <dc:creator>unknown</dc:creator>
              <dc:date>2007-02-16T13:53:00</dc:date>
            </office:change-info>
          </text:insertion>
        </text:changed-region>
        <text:changed-region text:id="ct-1412214720">
          <text:insertion>
            <office:change-info>
              <dc:creator>unknown</dc:creator>
              <dc:date>2007-02-16T13:53:00</dc:date>
            </office:change-info>
          </text:insertion>
        </text:changed-region>
        <text:changed-region text:id="ct-1412214240">
          <text:insertion>
            <office:change-info>
              <dc:creator>Jeffrey Kesselman</dc:creator>
              <dc:date>2007-02-09T14:02:00</dc:date>
            </office:change-info>
          </text:insertion>
        </text:changed-region>
        <text:changed-region text:id="ct-1412216152">
          <text:insertion>
            <office:change-info>
              <dc:creator>Jeffrey Kesselman</dc:creator>
              <dc:date>2007-02-09T14:02:00</dc:date>
            </office:change-info>
          </text:insertion>
        </text:changed-region>
        <text:changed-region text:id="ct-1412212456">
          <text:insertion>
            <office:change-info>
              <dc:creator>Jeffrey Kesselman</dc:creator>
              <dc:date>2007-02-09T14:01:00</dc:date>
            </office:change-info>
          </text:insertion>
        </text:changed-region>
        <text:changed-region text:id="ct-1412209392">
          <text:insertion>
            <office:change-info>
              <dc:creator>Jeffrey Kesselman</dc:creator>
              <dc:date>2007-02-09T14:02:00</dc:date>
            </office:change-info>
          </text:insertion>
        </text:changed-region>
        <text:changed-region text:id="ct-1412208648">
          <text:insertion>
            <office:change-info>
              <dc:creator>Jeffrey Kesselman</dc:creator>
              <dc:date>2007-02-09T14:02:00</dc:date>
            </office:change-info>
          </text:insertion>
        </text:changed-region>
        <text:changed-region text:id="ct-1412206488">
          <text:insertion>
            <office:change-info>
              <dc:creator>Jeffrey Kesselman</dc:creator>
              <dc:date>2007-02-09T14:02:00</dc:date>
            </office:change-info>
          </text:insertion>
        </text:changed-region>
        <text:changed-region text:id="ct-1412205976">
          <text:deletion>
            <office:change-info>
              <dc:creator>Richard Bowker</dc:creator>
              <dc:date>2007-02-18T11:03:00</dc:date>
            </office:change-info>
            <text:p text:style-name="P10">A</text:p>
          </text:deletion>
        </text:changed-region>
        <text:changed-region text:id="ct-1412205336">
          <text:insertion>
            <office:change-info>
              <dc:creator>Richard Bowker</dc:creator>
              <dc:date>2007-02-18T11:03:00</dc:date>
            </office:change-info>
          </text:insertion>
        </text:changed-region>
        <text:changed-region text:id="ct-1412204576">
          <text:insertion>
            <office:change-info>
              <dc:creator>Jeffrey Kesselman</dc:creator>
              <dc:date>2007-02-09T14:02:00</dc:date>
            </office:change-info>
          </text:insertion>
        </text:changed-region>
        <text:changed-region text:id="ct-1409608296">
          <text:deletion>
            <office:change-info>
              <dc:creator>Jeffrey Kesselman</dc:creator>
              <dc:date>2007-02-09T14:03:00</dc:date>
            </office:change-info>
            <text:h text:style-name="P11" text:outline-level="3">The approach taken in the SGS is very similar to an “active objects” system, in which each object has a single thread of control. The system makes all changes in state of that object on that thread of control. In this way, the system avoids race conditions.</text:h>
            <text:p text:style-name="Text_20_body">SGS expands the active objects concept such that, rather than holding their own thread of control, objects are assigned as a group to a single thread of control that owns them until that thread is finished. <text:s/>This allows the atomicity to expand to groups of objects. Transactional storage ensures an all-or-nothing update of all the states of the aggregated objects. This thread of control, paired with a transactional context, is called an SGS <text:span text:style-name="T1">task.</text:span></text:p>
            <text:p text:style-name="P12">A task is fully transactional. This means that, in the wider scope of the SGS back end, the results of a task do not actually occur until a task ends and does a commit.</text:p>
          </text:deletion>
        </text:changed-region>
        <text:changed-region text:id="ct-1412208552">
          <text:insertion>
            <office:change-info>
              <dc:creator>Jeffrey Kesselman</dc:creator>
              <dc:date>2007-02-09T14:39:00</dc:date>
            </office:change-info>
          </text:insertion>
        </text:changed-region>
        <text:changed-region text:id="ct-1412206688">
          <text:insertion>
            <office:change-info>
              <dc:creator>Jeffrey Kesselman</dc:creator>
              <dc:date>2007-02-09T14:03:00</dc:date>
            </office:change-info>
          </text:insertion>
        </text:changed-region>
        <text:changed-region text:id="ct-1412205760">
          <text:insertion>
            <office:change-info>
              <dc:creator>Jeffrey Kesselman</dc:creator>
              <dc:date>2007-02-09T14:03:00</dc:date>
            </office:change-info>
          </text:insertion>
        </text:changed-region>
        <text:changed-region text:id="ct-1412207712">
          <text:insertion>
            <office:change-info>
              <dc:creator>Jeffrey Kesselman</dc:creator>
              <dc:date>2007-02-09T14:03:00</dc:date>
            </office:change-info>
          </text:insertion>
        </text:changed-region>
        <text:changed-region text:id="ct-1412209192">
          <text:insertion>
            <office:change-info>
              <dc:creator>Jeffrey Kesselman</dc:creator>
              <dc:date>2007-02-09T14:04:00</dc:date>
            </office:change-info>
          </text:insertion>
        </text:changed-region>
        <text:changed-region text:id="ct-1412214392">
          <text:deletion>
            <office:change-info>
              <dc:creator>Richard Bowker</dc:creator>
              <dc:date>2007-02-18T11:04:00</dc:date>
            </office:change-info>
            <text:p text:style-name="P12"><text:s/></text:p>
          </text:deletion>
        </text:changed-region>
        <text:changed-region text:id="ct-1412205240">
          <text:insertion>
            <office:change-info>
              <dc:creator>Jeffrey Kesselman</dc:creator>
              <dc:date>2007-02-09T14:04:00</dc:date>
            </office:change-info>
          </text:insertion>
        </text:changed-region>
        <text:changed-region text:id="ct-1409596448">
          <text:deletion>
            <office:change-info>
              <dc:creator>Jane Loizeaux</dc:creator>
              <dc:date>2008-04-22T16:31:00</dc:date>
            </office:change-info>
            <text:p text:style-name="P12">the younger</text:p>
          </text:deletion>
        </text:changed-region>
        <text:changed-region text:id="ct-1412203552">
          <text:insertion>
            <office:change-info>
              <dc:creator>Jane Loizeaux</dc:creator>
              <dc:date>2008-04-22T16:31:00</dc:date>
            </office:change-info>
          </text:insertion>
        </text:changed-region>
        <text:changed-region text:id="ct-1409594744">
          <text:insertion>
            <office:change-info>
              <dc:creator>Jane Loizeaux</dc:creator>
              <dc:date>2008-04-22T17:51:14</dc:date>
            </office:change-info>
          </text:insertion>
        </text:changed-region>
        <text:changed-region text:id="ct-1412207960">
          <text:deletion>
            <office:change-info>
              <dc:creator>Jane Loizeaux</dc:creator>
              <dc:date>2008-04-22T16:32:00</dc:date>
            </office:change-info>
            <text:p text:style-name="P12">older</text:p>
          </text:deletion>
        </text:changed-region>
        <text:changed-region text:id="ct-1409594040">
          <text:insertion>
            <office:change-info>
              <dc:creator>Jane Loizeaux</dc:creator>
              <dc:date>2008-04-22T16:32:00</dc:date>
            </office:change-info>
          </text:insertion>
        </text:changed-region>
        <text:changed-region text:id="ct-1412204896">
          <text:insertion>
            <office:change-info>
              <dc:creator>Jane Loizeaux</dc:creator>
              <dc:date>2008-04-22T17:51:14</dc:date>
            </office:change-info>
          </text:insertion>
        </text:changed-region>
        <text:changed-region text:id="ct-1409590888">
          <text:deletion>
            <office:change-info>
              <dc:creator>Jane Loizeaux</dc:creator>
              <dc:date>2008-04-22T16:32:00</dc:date>
            </office:change-info>
            <text:p text:style-name="P12"><text:s/>(“Younger” and “older” refer to the time at which the task was queued for execution.)<text:note text:id="ftn0" text:note-class="footnote"><text:note-citation>0</text:note-citation><text:note-body><text:p text:style-name="Footnote">For more information on queuing tasks, see “Lesson 3: Tasks, Managers, and HelloTimer.”</text:p></text:note-body></text:note></text:p>
          </text:deletion>
        </text:changed-region>
        <text:changed-region text:id="ct-1412209296">
          <text:insertion>
            <office:change-info>
              <dc:creator>Jeffrey Kesselman</dc:creator>
              <dc:date>2007-02-09T14:05:00</dc:date>
            </office:change-info>
          </text:insertion>
        </text:changed-region>
        <text:changed-region text:id="ct-1412206816">
          <text:insertion>
            <office:change-info>
              <dc:creator>Jeffrey Kesselman</dc:creator>
              <dc:date>2007-02-09T14:05:00</dc:date>
            </office:change-info>
          </text:insertion>
        </text:changed-region>
        <text:changed-region text:id="ct-1409594448">
          <text:deletion>
            <office:change-info>
              <dc:creator>Richard Bowker</dc:creator>
              <dc:date>2007-02-18T11:05:00</dc:date>
            </office:change-info>
            <text:p text:style-name="P13">,</text:p>
          </text:deletion>
        </text:changed-region>
        <text:changed-region text:id="ct-1412205480">
          <text:insertion>
            <office:change-info>
              <dc:creator>Richard Bowker</dc:creator>
              <dc:date>2007-02-18T11:05:00</dc:date>
            </office:change-info>
          </text:insertion>
        </text:changed-region>
        <text:changed-region text:id="ct-1412204480">
          <text:insertion>
            <office:change-info>
              <dc:creator>Jeffrey Kesselman</dc:creator>
              <dc:date>2007-02-09T14:05:00</dc:date>
            </office:change-info>
          </text:insertion>
        </text:changed-region>
        <text:changed-region text:id="ct-1412209520">
          <text:insertion>
            <office:change-info>
              <dc:creator>Jeffrey Kesselman</dc:creator>
              <dc:date>2007-02-09T14:05:00</dc:date>
            </office:change-info>
          </text:insertion>
        </text:changed-region>
        <text:changed-region text:id="ct-1412206912">
          <text:insertion>
            <office:change-info>
              <dc:creator>Jeffrey Kesselman</dc:creator>
              <dc:date>2007-02-09T14:05:00</dc:date>
            </office:change-info>
          </text:insertion>
        </text:changed-region>
        <text:changed-region text:id="ct-1412209616">
          <text:insertion>
            <office:change-info>
              <dc:creator>Jeffrey Kesselman</dc:creator>
              <dc:date>2007-02-09T14:06:00</dc:date>
            </office:change-info>
          </text:insertion>
        </text:changed-region>
        <text:changed-region text:id="ct-1409595984">
          <text:deletion>
            <office:change-info>
              <dc:creator>Richard Bowker</dc:creator>
              <dc:date>2007-02-18T11:07:00</dc:date>
            </office:change-info>
            <text:p text:style-name="P12"><text:s/></text:p>
          </text:deletion>
        </text:changed-region>
        <text:changed-region text:id="ct-1409594352">
          <text:insertion>
            <office:change-info>
              <dc:creator>Jeffrey Kesselman</dc:creator>
              <dc:date>2007-02-09T14:06:00</dc:date>
            </office:change-info>
          </text:insertion>
        </text:changed-region>
        <text:changed-region text:id="ct-1409589608">
          <text:insertion>
            <office:change-info>
              <dc:creator>Jeffrey Kesselman</dc:creator>
              <dc:date>2007-02-09T14:06:00</dc:date>
            </office:change-info>
          </text:insertion>
        </text:changed-region>
        <text:changed-region text:id="ct-1412203456">
          <text:deletion>
            <office:change-info>
              <dc:creator>Richard Bowker</dc:creator>
              <dc:date>2007-02-18T11:07:00</dc:date>
            </office:change-info>
            <text:p text:style-name="P12"><text:s/></text:p>
          </text:deletion>
        </text:changed-region>
        <text:changed-region text:id="ct-1412204384">
          <text:insertion>
            <office:change-info>
              <dc:creator>Jeffrey Kesselman</dc:creator>
              <dc:date>2007-02-09T14:06:00</dc:date>
            </office:change-info>
          </text:insertion>
        </text:changed-region>
        <text:changed-region text:id="ct-1412204288">
          <text:insertion>
            <office:change-info>
              <dc:creator>Jeffrey Kesselman</dc:creator>
              <dc:date>2007-02-09T14:07:00</dc:date>
            </office:change-info>
          </text:insertion>
        </text:changed-region>
        <text:changed-region text:id="ct-1412199224">
          <text:insertion>
            <office:change-info>
              <dc:creator>Jeffrey Kesselman</dc:creator>
              <dc:date>2007-02-09T14:08:00</dc:date>
            </office:change-info>
          </text:insertion>
        </text:changed-region>
        <text:changed-region text:id="ct-1412197912">
          <text:insertion>
            <office:change-info>
              <dc:creator>Jeffrey Kesselman</dc:creator>
              <dc:date>2007-02-09T14:08:00</dc:date>
            </office:change-info>
          </text:insertion>
        </text:changed-region>
        <text:changed-region text:id="ct-1412197816">
          <text:deletion>
            <office:change-info>
              <dc:creator>Richard Bowker</dc:creator>
              <dc:date>2007-02-18T11:07:00</dc:date>
            </office:change-info>
            <text:p text:style-name="P14"><text:s/></text:p>
          </text:deletion>
        </text:changed-region>
        <text:changed-region text:id="ct-1412197144">
          <text:insertion>
            <office:change-info>
              <dc:creator>Jeffrey Kesselman</dc:creator>
              <dc:date>2007-02-09T14:08:00</dc:date>
            </office:change-info>
          </text:insertion>
        </text:changed-region>
        <text:changed-region text:id="ct-1412196440">
          <text:insertion>
            <office:change-info>
              <dc:creator>Jeffrey Kesselman</dc:creator>
              <dc:date>2007-02-09T14:09:00</dc:date>
            </office:change-info>
          </text:insertion>
        </text:changed-region>
        <text:changed-region text:id="ct-1412196344">
          <text:deletion>
            <office:change-info>
              <dc:creator>Richard Bowker</dc:creator>
              <dc:date>2007-02-18T11:08:00</dc:date>
            </office:change-info>
            <text:p text:style-name="P14"><text:s/></text:p>
          </text:deletion>
        </text:changed-region>
        <text:changed-region text:id="ct-1412195368">
          <text:insertion>
            <office:change-info>
              <dc:creator>Jeffrey Kesselman</dc:creator>
              <dc:date>2007-02-09T14:09:00</dc:date>
            </office:change-info>
          </text:insertion>
        </text:changed-region>
        <text:changed-region text:id="ct-1412195176">
          <text:deletion>
            <office:change-info>
              <dc:creator>Richard Bowker</dc:creator>
              <dc:date>2007-02-18T11:08:00</dc:date>
            </office:change-info>
            <text:p text:style-name="P14">hese ta</text:p>
          </text:deletion>
        </text:changed-region>
        <text:changed-region text:id="ct-1412194624">
          <text:insertion>
            <office:change-info>
              <dc:creator>Richard Bowker</dc:creator>
              <dc:date>2007-02-18T11:08:00</dc:date>
            </office:change-info>
          </text:insertion>
        </text:changed-region>
        <text:changed-region text:id="ct-1412193496">
          <text:insertion>
            <office:change-info>
              <dc:creator>Jeffrey Kesselman</dc:creator>
              <dc:date>2007-02-09T14:09:00</dc:date>
            </office:change-info>
          </text:insertion>
        </text:changed-region>
        <text:changed-region text:id="ct-1412193400">
          <text:deletion>
            <office:change-info>
              <dc:creator>Richard Bowker</dc:creator>
              <dc:date>2007-02-18T11:08:00</dc:date>
            </office:change-info>
            <text:p text:style-name="P14"><text:s/></text:p>
          </text:deletion>
        </text:changed-region>
        <text:changed-region text:id="ct-1412194928">
          <text:insertion>
            <office:change-info>
              <dc:creator>Jeffrey Kesselman</dc:creator>
              <dc:date>2007-02-09T14:09:00</dc:date>
            </office:change-info>
          </text:insertion>
        </text:changed-region>
        <text:changed-region text:id="ct-1412193592">
          <text:insertion>
            <office:change-info>
              <dc:creator>Jeffrey Kesselman</dc:creator>
              <dc:date>2007-02-09T14:09:00</dc:date>
            </office:change-info>
          </text:insertion>
        </text:changed-region>
        <text:changed-region text:id="ct-1412191952">
          <text:deletion>
            <office:change-info>
              <dc:creator>Richard Bowker</dc:creator>
              <dc:date>2007-02-18T11:08:00</dc:date>
            </office:change-info>
            <text:p text:style-name="P14"><text:s/>in order </text:p>
          </text:deletion>
        </text:changed-region>
        <text:changed-region text:id="ct-1412203744">
          <text:insertion>
            <office:change-info>
              <dc:creator>Richard Bowker</dc:creator>
              <dc:date>2007-02-18T11:08:00</dc:date>
            </office:change-info>
          </text:insertion>
        </text:changed-region>
        <text:changed-region text:id="ct-1412203360">
          <text:insertion>
            <office:change-info>
              <dc:creator>Jeffrey Kesselman</dc:creator>
              <dc:date>2007-02-09T14:09:00</dc:date>
            </office:change-info>
          </text:insertion>
        </text:changed-region>
        <text:changed-region text:id="ct-1409579024">
          <text:deletion>
            <office:change-info>
              <dc:creator>Richard Bowker</dc:creator>
              <dc:date>2007-02-18T11:08:00</dc:date>
            </office:change-info>
            <text:p text:style-name="P14">a</text:p>
          </text:deletion>
        </text:changed-region>
        <text:changed-region text:id="ct-1412197240">
          <text:insertion>
            <office:change-info>
              <dc:creator>Richard Bowker</dc:creator>
              <dc:date>2007-02-18T11:08:00</dc:date>
            </office:change-info>
          </text:insertion>
        </text:changed-region>
        <text:changed-region text:id="ct-1412190496">
          <text:insertion>
            <office:change-info>
              <dc:creator>Jeffrey Kesselman</dc:creator>
              <dc:date>2007-02-09T14:09:00</dc:date>
            </office:change-info>
          </text:insertion>
        </text:changed-region>
        <text:changed-region text:id="ct-1412194528">
          <text:insertion>
            <office:change-info>
              <dc:creator>Jeffrey Kesselman</dc:creator>
              <dc:date>2007-02-09T14:09:00</dc:date>
            </office:change-info>
          </text:insertion>
        </text:changed-region>
        <text:changed-region text:id="ct-1412198520">
          <text:insertion>
            <office:change-info>
              <dc:creator>Jeffrey Kesselman</dc:creator>
              <dc:date>2007-02-09T14:09:00</dc:date>
            </office:change-info>
          </text:insertion>
        </text:changed-region>
        <text:changed-region text:id="ct-1412188048">
          <text:insertion>
            <office:change-info>
              <dc:creator>Jeffrey Kesselman</dc:creator>
              <dc:date>2007-02-09T14:10:00</dc:date>
            </office:change-info>
          </text:insertion>
        </text:changed-region>
        <text:changed-region text:id="ct-1412186936">
          <text:insertion>
            <office:change-info>
              <dc:creator>Jeffrey Kesselman</dc:creator>
              <dc:date>2007-02-09T14:10:00</dc:date>
            </office:change-info>
          </text:insertion>
        </text:changed-region>
        <text:changed-region text:id="ct-1409576816">
          <text:insertion>
            <office:change-info>
              <dc:creator>Jeffrey Kesselman</dc:creator>
              <dc:date>2007-02-09T14:10:00</dc:date>
            </office:change-info>
          </text:insertion>
        </text:changed-region>
        <text:changed-region text:id="ct-1412192296">
          <text:insertion>
            <office:change-info>
              <dc:creator>Jeffrey Kesselman</dc:creator>
              <dc:date>2007-02-09T14:10:00</dc:date>
            </office:change-info>
          </text:insertion>
        </text:changed-region>
        <text:changed-region text:id="ct-1409576664">
          <text:insertion>
            <office:change-info>
              <dc:creator>Jeffrey Kesselman</dc:creator>
              <dc:date>2007-02-09T14:10:00</dc:date>
            </office:change-info>
          </text:insertion>
        </text:changed-region>
        <text:changed-region text:id="ct-1409588048">
          <text:insertion>
            <office:change-info>
              <dc:creator>Jeffrey Kesselman</dc:creator>
              <dc:date>2007-02-09T14:11:00</dc:date>
            </office:change-info>
          </text:insertion>
        </text:changed-region>
        <text:changed-region text:id="ct-1409580480">
          <text:deletion>
            <office:change-info>
              <dc:creator>Richard Bowker</dc:creator>
              <dc:date>2007-02-18T11:09:00</dc:date>
            </office:change-info>
            <text:p text:style-name="P14"><text:s/></text:p>
          </text:deletion>
        </text:changed-region>
        <text:changed-region text:id="ct-1412187856">
          <text:insertion>
            <office:change-info>
              <dc:creator>Jeffrey Kesselman</dc:creator>
              <dc:date>2007-02-09T14:11:00</dc:date>
            </office:change-info>
          </text:insertion>
        </text:changed-region>
        <text:changed-region text:id="ct-1412196656">
          <text:deletion>
            <office:change-info>
              <dc:creator>Jane Loizeaux</dc:creator>
              <dc:date>2008-04-22T16:33:00</dc:date>
            </office:change-info>
            <text:p text:style-name="P14">different clients and between</text:p>
          </text:deletion>
        </text:changed-region>
        <text:changed-region text:id="ct-1412195728">
          <text:insertion>
            <office:change-info>
              <dc:creator>Jane Loizeaux</dc:creator>
              <dc:date>2008-04-22T16:33:00</dc:date>
            </office:change-info>
          </text:insertion>
        </text:changed-region>
        <text:changed-region text:id="ct-1412207080">
          <text:insertion>
            <office:change-info>
              <dc:creator>Jeffrey Kesselman</dc:creator>
              <dc:date>2007-02-09T14:11:00</dc:date>
            </office:change-info>
          </text:insertion>
        </text:changed-region>
        <text:changed-region text:id="ct-1412195272">
          <text:insertion>
            <office:change-info>
              <dc:creator>Jeffrey Kesselman</dc:creator>
              <dc:date>2007-02-09T14:39:00</dc:date>
            </office:change-info>
          </text:insertion>
        </text:changed-region>
        <text:changed-region text:id="ct-1409586848">
          <text:insertion>
            <office:change-info>
              <dc:creator>Jeffrey Kesselman</dc:creator>
              <dc:date>2007-02-09T14:40:00</dc:date>
            </office:change-info>
          </text:insertion>
        </text:changed-region>
        <text:changed-region text:id="ct-1409587800">
          <text:deletion>
            <office:change-info>
              <dc:creator>Richard Bowker</dc:creator>
              <dc:date>2007-02-18T11:09:00</dc:date>
            </office:change-info>
            <text:h text:style-name="Heading_20_3" text:outline-level="3">o</text:h>
          </text:deletion>
        </text:changed-region>
        <text:changed-region text:id="ct-1412207176">
          <text:insertion>
            <office:change-info>
              <dc:creator>Richard Bowker</dc:creator>
              <dc:date>2007-02-18T11:09:00</dc:date>
            </office:change-info>
          </text:insertion>
        </text:changed-region>
        <text:changed-region text:id="ct-1412213888">
          <text:insertion>
            <office:change-info>
              <dc:creator>Jeffrey Kesselman</dc:creator>
              <dc:date>2007-02-09T14:40:00</dc:date>
            </office:change-info>
          </text:insertion>
        </text:changed-region>
        <text:changed-region text:id="ct-1412197048">
          <text:insertion>
            <office:change-info>
              <dc:creator>Jeffrey Kesselman</dc:creator>
              <dc:date>2007-02-09T14:40:00</dc:date>
            </office:change-info>
          </text:insertion>
        </text:changed-region>
        <text:changed-region text:id="ct-1412192968">
          <text:insertion>
            <office:change-info>
              <dc:creator>Jeffrey Kesselman</dc:creator>
              <dc:date>2007-02-09T14:40:00</dc:date>
            </office:change-info>
          </text:insertion>
        </text:changed-region>
        <text:changed-region text:id="ct-1409583040">
          <text:deletion>
            <office:change-info>
              <dc:creator>Richard Bowker</dc:creator>
              <dc:date>2007-02-18T11:09:00</dc:date>
            </office:change-info>
            <text:p text:style-name="Text_20_body"><text:s/></text:p>
          </text:deletion>
        </text:changed-region>
        <text:changed-region text:id="ct-1412194720">
          <text:insertion>
            <office:change-info>
              <dc:creator>Jeffrey Kesselman</dc:creator>
              <dc:date>2007-02-09T14:40:00</dc:date>
            </office:change-info>
          </text:insertion>
        </text:changed-region>
        <text:changed-region text:id="ct-1412193936">
          <text:deletion>
            <office:change-info>
              <dc:creator>unknown</dc:creator>
              <dc:date>2007-02-16T13:58:00</dc:date>
            </office:change-info>
            <text:p text:style-name="Text_20_body">n</text:p>
          </text:deletion>
        </text:changed-region>
        <text:changed-region text:id="ct-1412192632">
          <text:insertion>
            <office:change-info>
              <dc:creator>unknown</dc:creator>
              <dc:date>2007-02-16T13:58:00</dc:date>
            </office:change-info>
          </text:insertion>
        </text:changed-region>
        <text:changed-region text:id="ct-1409578008">
          <text:insertion>
            <office:change-info>
              <dc:creator>Jeffrey Kesselman</dc:creator>
              <dc:date>2007-02-09T14:40:00</dc:date>
            </office:change-info>
          </text:insertion>
        </text:changed-region>
        <text:changed-region text:id="ct-1412198424">
          <text:insertion>
            <office:change-info>
              <dc:creator>unknown</dc:creator>
              <dc:date>2007-02-16T13:58:00</dc:date>
            </office:change-info>
          </text:insertion>
        </text:changed-region>
        <text:changed-region text:id="ct-1409573496">
          <text:insertion>
            <office:change-info>
              <dc:creator>Jeffrey Kesselman</dc:creator>
              <dc:date>2007-02-09T14:40:00</dc:date>
            </office:change-info>
          </text:insertion>
        </text:changed-region>
        <text:changed-region text:id="ct-1409581392">
          <text:deletion>
            <office:change-info>
              <dc:creator>Richard Bowker</dc:creator>
              <dc:date>2007-02-18T11:09:00</dc:date>
            </office:change-info>
            <text:p text:style-name="Text_20_body"><text:s/></text:p>
          </text:deletion>
        </text:changed-region>
        <text:changed-region text:id="ct-1409577616">
          <text:insertion>
            <office:change-info>
              <dc:creator>Jeffrey Kesselman</dc:creator>
              <dc:date>2007-02-09T14:41:00</dc:date>
            </office:change-info>
          </text:insertion>
        </text:changed-region>
        <text:changed-region text:id="ct-1409572544">
          <text:deletion>
            <office:change-info>
              <dc:creator>Richard Bowker</dc:creator>
              <dc:date>2007-02-18T11:09:00</dc:date>
            </office:change-info>
            <text:p text:style-name="Text_20_body">C</text:p>
          </text:deletion>
        </text:changed-region>
        <text:changed-region text:id="ct-1409579472">
          <text:insertion>
            <office:change-info>
              <dc:creator>Richard Bowker</dc:creator>
              <dc:date>2007-02-18T11:09:00</dc:date>
            </office:change-info>
          </text:insertion>
        </text:changed-region>
        <text:changed-region text:id="ct-1409581008">
          <text:insertion>
            <office:change-info>
              <dc:creator>Jeffrey Kesselman</dc:creator>
              <dc:date>2007-02-09T14:41:00</dc:date>
            </office:change-info>
          </text:insertion>
        </text:changed-region>
        <text:changed-region text:id="ct-1409573624">
          <text:deletion>
            <office:change-info>
              <dc:creator>Richard Bowker</dc:creator>
              <dc:date>2007-02-18T11:09:00</dc:date>
            </office:change-info>
            <text:p text:style-name="Text_20_body">s</text:p>
          </text:deletion>
        </text:changed-region>
        <text:changed-region text:id="ct-1409578136">
          <text:deletion>
            <office:change-info>
              <dc:creator>Richard Bowker</dc:creator>
              <dc:date>2007-02-18T11:10:00</dc:date>
            </office:change-info>
            <text:p text:style-name="Text_20_body">e</text:p>
          </text:deletion>
        </text:changed-region>
        <text:changed-region text:id="ct-1412196560">
          <text:insertion>
            <office:change-info>
              <dc:creator>Jeffrey Kesselman</dc:creator>
              <dc:date>2007-02-09T14:42:00</dc:date>
            </office:change-info>
          </text:insertion>
        </text:changed-region>
        <text:changed-region text:id="ct-1409572952">
          <text:insertion>
            <office:change-info>
              <dc:creator>Jeffrey Kesselman</dc:creator>
              <dc:date>2007-02-09T14:42:00</dc:date>
            </office:change-info>
          </text:insertion>
        </text:changed-region>
        <text:changed-region text:id="ct-1409575568">
          <text:insertion>
            <office:change-info>
              <dc:creator>Jeffrey Kesselman</dc:creator>
              <dc:date>2007-02-09T14:43:00</dc:date>
            </office:change-info>
          </text:insertion>
        </text:changed-region>
        <text:changed-region text:id="ct-1409578848">
          <text:insertion>
            <office:change-info>
              <dc:creator>Jeffrey Kesselman</dc:creator>
              <dc:date>2007-02-09T14:43:00</dc:date>
            </office:change-info>
          </text:insertion>
        </text:changed-region>
        <text:changed-region text:id="ct-1409572352">
          <text:insertion>
            <office:change-info>
              <dc:creator>Jeffrey Kesselman</dc:creator>
              <dc:date>2007-02-09T14:43:00</dc:date>
            </office:change-info>
          </text:insertion>
        </text:changed-region>
        <text:changed-region text:id="ct-1409588920">
          <text:insertion>
            <office:change-info>
              <dc:creator>Jeffrey Kesselman</dc:creator>
              <dc:date>2007-02-09T14:43:00</dc:date>
            </office:change-info>
          </text:insertion>
        </text:changed-region>
        <text:changed-region text:id="ct-1409576256">
          <text:insertion>
            <office:change-info>
              <dc:creator>Jeffrey Kesselman</dc:creator>
              <dc:date>2007-02-09T14:43:00</dc:date>
            </office:change-info>
          </text:insertion>
        </text:changed-region>
        <text:changed-region text:id="ct-1409570040">
          <text:insertion>
            <office:change-info>
              <dc:creator>Jeffrey Kesselman</dc:creator>
              <dc:date>2007-02-09T14:43:00</dc:date>
            </office:change-info>
          </text:insertion>
        </text:changed-region>
        <text:changed-region text:id="ct-1412191384">
          <text:insertion>
            <office:change-info>
              <dc:creator>Jeffrey Kesselman</dc:creator>
              <dc:date>2007-02-09T14:43:00</dc:date>
            </office:change-info>
          </text:insertion>
        </text:changed-region>
        <text:changed-region text:id="ct-1409592792">
          <text:insertion>
            <office:change-info>
              <dc:creator>Jeffrey Kesselman</dc:creator>
              <dc:date>2007-02-09T14:43:00</dc:date>
            </office:change-info>
          </text:insertion>
        </text:changed-region>
        <text:changed-region text:id="ct-1412203872">
          <text:insertion>
            <office:change-info>
              <dc:creator>Jeffrey Kesselman</dc:creator>
              <dc:date>2007-02-09T14:43:00</dc:date>
            </office:change-info>
          </text:insertion>
        </text:changed-region>
        <text:changed-region text:id="ct-1409583472">
          <text:insertion>
            <office:change-info>
              <dc:creator>Jeffrey Kesselman</dc:creator>
              <dc:date>2007-02-09T14:43:00</dc:date>
            </office:change-info>
          </text:insertion>
        </text:changed-region>
        <text:changed-region text:id="ct-1412184640">
          <text:insertion>
            <office:change-info>
              <dc:creator>Jeffrey Kesselman</dc:creator>
              <dc:date>2007-02-09T14:44:00</dc:date>
            </office:change-info>
          </text:insertion>
        </text:changed-region>
        <text:changed-region text:id="ct-1412199392">
          <text:insertion>
            <office:change-info>
              <dc:creator>Jeffrey Kesselman</dc:creator>
              <dc:date>2007-02-09T14:44:00</dc:date>
            </office:change-info>
          </text:insertion>
        </text:changed-region>
        <text:changed-region text:id="ct-1409574312">
          <text:insertion>
            <office:change-info>
              <dc:creator>Jeffrey Kesselman</dc:creator>
              <dc:date>2007-02-09T14:44:00</dc:date>
            </office:change-info>
          </text:insertion>
        </text:changed-region>
        <text:changed-region text:id="ct-1409587192">
          <text:insertion>
            <office:change-info>
              <dc:creator>Jeffrey Kesselman</dc:creator>
              <dc:date>2007-02-09T15:24:00</dc:date>
            </office:change-info>
          </text:insertion>
        </text:changed-region>
        <text:changed-region text:id="ct-1409575880">
          <text:deletion>
            <office:change-info>
              <dc:creator>Jane Loizeaux</dc:creator>
              <dc:date>2008-04-22T16:33:00</dc:date>
            </office:change-info>
            <text:p text:style-name="Text_20_body">are intended to</text:p>
          </text:deletion>
        </text:changed-region>
        <text:changed-region text:id="ct-1409569104">
          <text:insertion>
            <office:change-info>
              <dc:creator>Jane Loizeaux</dc:creator>
              <dc:date>2008-04-22T16:33:00</dc:date>
            </office:change-info>
          </text:insertion>
        </text:changed-region>
        <text:changed-region text:id="ct-1409565392">
          <text:insertion>
            <office:change-info>
              <dc:creator>Jeffrey Kesselman</dc:creator>
              <dc:date>2007-02-09T15:24:00</dc:date>
            </office:change-info>
          </text:insertion>
        </text:changed-region>
        <text:changed-region text:id="ct-1409565632">
          <text:insertion>
            <office:change-info>
              <dc:creator>Jane Loizeaux</dc:creator>
              <dc:date>2008-04-22T17:51:14</dc:date>
            </office:change-info>
          </text:insertion>
        </text:changed-region>
        <text:changed-region text:id="ct-1409582672">
          <text:insertion>
            <office:change-info>
              <dc:creator>Jeffrey Kesselman</dc:creator>
              <dc:date>2007-02-09T15:24:00</dc:date>
            </office:change-info>
          </text:insertion>
        </text:changed-region>
        <text:changed-region text:id="ct-1409570728">
          <text:insertion>
            <office:change-info>
              <dc:creator>Jane Loizeaux</dc:creator>
              <dc:date>2008-04-22T17:51:14</dc:date>
            </office:change-info>
          </text:insertion>
        </text:changed-region>
        <text:changed-region text:id="ct-1352782120">
          <text:insertion>
            <office:change-info>
              <dc:creator>Jeffrey Kesselman</dc:creator>
              <dc:date>2007-02-09T15:25:00</dc:date>
            </office:change-info>
          </text:insertion>
        </text:changed-region>
        <text:changed-region text:id="ct-1409570920">
          <text:insertion>
            <office:change-info>
              <dc:creator>Jane Loizeaux</dc:creator>
              <dc:date>2008-04-22T17:51:14</dc:date>
            </office:change-info>
          </text:insertion>
        </text:changed-region>
        <text:changed-region text:id="ct-1409564944">
          <text:insertion>
            <office:change-info>
              <dc:creator>Jeffrey Kesselman</dc:creator>
              <dc:date>2007-02-09T15:25:00</dc:date>
            </office:change-info>
          </text:insertion>
        </text:changed-region>
        <text:changed-region text:id="ct-1409581624">
          <text:insertion>
            <office:change-info>
              <dc:creator>Jane Loizeaux</dc:creator>
              <dc:date>2008-04-22T17:51:14</dc:date>
            </office:change-info>
          </text:insertion>
        </text:changed-region>
        <text:changed-region text:id="ct-1409572184">
          <text:insertion>
            <office:change-info>
              <dc:creator>Jeffrey Kesselman</dc:creator>
              <dc:date>2007-02-09T15:25:00</dc:date>
            </office:change-info>
          </text:insertion>
        </text:changed-region>
        <text:changed-region text:id="ct-1412192536">
          <text:deletion>
            <office:change-info>
              <dc:creator>Jane Loizeaux</dc:creator>
              <dc:date>2008-04-22T16:33:00</dc:date>
            </office:change-info>
            <text:p text:style-name="Text_20_body">one minute</text:p>
          </text:deletion>
        </text:changed-region>
        <text:changed-region text:id="ct-1409562712">
          <text:insertion>
            <office:change-info>
              <dc:creator>Jane Loizeaux</dc:creator>
              <dc:date>2008-04-22T16:33:00</dc:date>
            </office:change-info>
          </text:insertion>
        </text:changed-region>
        <text:changed-region text:id="ct-1409563224">
          <text:insertion>
            <office:change-info>
              <dc:creator>Jeffrey Kesselman</dc:creator>
              <dc:date>2007-02-09T15:25:00</dc:date>
            </office:change-info>
          </text:insertion>
        </text:changed-region>
        <text:changed-region text:id="ct-1409568432">
          <text:insertion>
            <office:change-info>
              <dc:creator>Jeffrey Kesselman</dc:creator>
              <dc:date>2007-02-09T15:26:00</dc:date>
            </office:change-info>
          </text:insertion>
        </text:changed-region>
        <text:changed-region text:id="ct-1409562136">
          <text:insertion>
            <office:change-info>
              <dc:creator>Jeffrey Kesselman</dc:creator>
              <dc:date>2007-02-09T15:26:00</dc:date>
            </office:change-info>
          </text:insertion>
        </text:changed-region>
        <text:changed-region text:id="ct-1409562608">
          <text:insertion>
            <office:change-info>
              <dc:creator>Jeffrey Kesselman</dc:creator>
              <dc:date>2007-02-09T15:26:00</dc:date>
            </office:change-info>
          </text:insertion>
        </text:changed-region>
        <text:changed-region text:id="ct-1409568720">
          <text:insertion>
            <office:change-info>
              <dc:creator>Jeffrey Kesselman</dc:creator>
              <dc:date>2007-02-09T15:27:00</dc:date>
            </office:change-info>
          </text:insertion>
        </text:changed-region>
        <text:changed-region text:id="ct-1409580384">
          <text:insertion>
            <office:change-info>
              <dc:creator>Jeffrey Kesselman</dc:creator>
              <dc:date>2007-02-09T15:27:00</dc:date>
            </office:change-info>
          </text:insertion>
        </text:changed-region>
        <text:changed-region text:id="ct-1409563480">
          <text:insertion>
            <office:change-info>
              <dc:creator>Jeffrey Kesselman</dc:creator>
              <dc:date>2007-02-09T15:27:00</dc:date>
            </office:change-info>
          </text:insertion>
        </text:changed-region>
        <text:changed-region text:id="ct-1409578632">
          <text:insertion>
            <office:change-info>
              <dc:creator>Jeffrey Kesselman</dc:creator>
              <dc:date>2007-02-09T15:27:00</dc:date>
            </office:change-info>
          </text:insertion>
        </text:changed-region>
        <text:changed-region text:id="ct-1412183920">
          <text:insertion>
            <office:change-info>
              <dc:creator>Jeffrey Kesselman</dc:creator>
              <dc:date>2007-02-09T15:27:00</dc:date>
            </office:change-info>
          </text:insertion>
        </text:changed-region>
        <text:changed-region text:id="ct-1409569688">
          <text:insertion>
            <office:change-info>
              <dc:creator>Jeffrey Kesselman</dc:creator>
              <dc:date>2007-02-09T15:28:00</dc:date>
            </office:change-info>
          </text:insertion>
        </text:changed-region>
        <text:changed-region text:id="ct-1409567664">
          <text:insertion>
            <office:change-info>
              <dc:creator>Jeffrey Kesselman</dc:creator>
              <dc:date>2007-02-09T15:28:00</dc:date>
            </office:change-info>
          </text:insertion>
        </text:changed-region>
        <text:changed-region text:id="ct-1409565848">
          <text:insertion>
            <office:change-info>
              <dc:creator>unknown</dc:creator>
              <dc:date>2007-02-16T13:59:00</dc:date>
            </office:change-info>
          </text:insertion>
        </text:changed-region>
        <text:changed-region text:id="ct-1409586480">
          <text:insertion>
            <office:change-info>
              <dc:creator>Jeffrey Kesselman</dc:creator>
              <dc:date>2007-02-09T15:28:00</dc:date>
            </office:change-info>
          </text:insertion>
        </text:changed-region>
        <text:changed-region text:id="ct-1409571584">
          <text:deletion>
            <office:change-info>
              <dc:creator>unknown</dc:creator>
              <dc:date>2007-02-16T13:59:00</dc:date>
            </office:change-info>
            <text:p text:style-name="Text_20_body">cause</text:p>
          </text:deletion>
        </text:changed-region>
        <text:changed-region text:id="ct-1409561408">
          <text:insertion>
            <office:change-info>
              <dc:creator>unknown</dc:creator>
              <dc:date>2007-02-16T13:59:00</dc:date>
            </office:change-info>
          </text:insertion>
        </text:changed-region>
        <text:changed-region text:id="ct-1409571488">
          <text:insertion>
            <office:change-info>
              <dc:creator>Jeffrey Kesselman</dc:creator>
              <dc:date>2007-02-09T15:28:00</dc:date>
            </office:change-info>
          </text:insertion>
        </text:changed-region>
        <text:changed-region text:id="ct-1412195632">
          <text:insertion>
            <office:change-info>
              <dc:creator>Jeffrey Kesselman</dc:creator>
              <dc:date>2007-02-09T15:29:00</dc:date>
            </office:change-info>
          </text:insertion>
        </text:changed-region>
        <text:changed-region text:id="ct-1412198728">
          <text:insertion>
            <office:change-info>
              <dc:creator>Jeffrey Kesselman</dc:creator>
              <dc:date>2007-02-09T15:29:00</dc:date>
            </office:change-info>
          </text:insertion>
        </text:changed-region>
        <text:changed-region text:id="ct-1412198632">
          <text:insertion>
            <office:change-info>
              <dc:creator>Jeffrey Kesselman</dc:creator>
              <dc:date>2007-02-09T15:29:00</dc:date>
            </office:change-info>
          </text:insertion>
        </text:changed-region>
        <text:changed-region text:id="ct-1412199672">
          <text:insertion>
            <office:change-info>
              <dc:creator>Jeffrey Kesselman</dc:creator>
              <dc:date>2007-02-09T15:30:00</dc:date>
            </office:change-info>
          </text:insertion>
        </text:changed-region>
        <text:changed-region text:id="ct-1409560368">
          <text:insertion>
            <office:change-info>
              <dc:creator>Jeffrey Kesselman</dc:creator>
              <dc:date>2007-02-09T15:30:00</dc:date>
            </office:change-info>
          </text:insertion>
        </text:changed-region>
        <text:changed-region text:id="ct-1409575096">
          <text:insertion>
            <office:change-info>
              <dc:creator>Jeffrey Kesselman</dc:creator>
              <dc:date>2007-02-09T15:30:00</dc:date>
            </office:change-info>
          </text:insertion>
        </text:changed-region>
        <text:changed-region text:id="ct-1412195824">
          <text:insertion>
            <office:change-info>
              <dc:creator>Jeffrey Kesselman</dc:creator>
              <dc:date>2007-02-09T15:30:00</dc:date>
            </office:change-info>
          </text:insertion>
        </text:changed-region>
        <text:changed-region text:id="ct-1409558424">
          <text:deletion>
            <office:change-info>
              <dc:creator>Jane Loizeaux</dc:creator>
              <dc:date>2008-04-22T16:33:00</dc:date>
            </office:change-info>
            <text:p text:style-name="Text_20_body">,</text:p>
          </text:deletion>
        </text:changed-region>
        <text:changed-region text:id="ct-1409567048">
          <text:insertion>
            <office:change-info>
              <dc:creator>Jane Loizeaux</dc:creator>
              <dc:date>2008-04-22T16:33:00</dc:date>
            </office:change-info>
          </text:insertion>
        </text:changed-region>
        <text:changed-region text:id="ct-1409557552">
          <text:insertion>
            <office:change-info>
              <dc:creator>Jeffrey Kesselman</dc:creator>
              <dc:date>2007-02-09T15:30:00</dc:date>
            </office:change-info>
          </text:insertion>
        </text:changed-region>
        <text:changed-region text:id="ct-1409558184">
          <text:insertion>
            <office:change-info>
              <dc:creator>Jeffrey Kesselman</dc:creator>
              <dc:date>2007-02-09T15:30:00</dc:date>
            </office:change-info>
          </text:insertion>
        </text:changed-region>
        <text:changed-region text:id="ct-1409559144">
          <text:insertion>
            <office:change-info>
              <dc:creator>Jeffrey Kesselman</dc:creator>
              <dc:date>2007-02-09T15:31:00</dc:date>
            </office:change-info>
          </text:insertion>
        </text:changed-region>
        <text:changed-region text:id="ct-1409557952">
          <text:insertion>
            <office:change-info>
              <dc:creator>Jeffrey Kesselman</dc:creator>
              <dc:date>2007-02-09T15:31:00</dc:date>
            </office:change-info>
          </text:insertion>
        </text:changed-region>
        <text:changed-region text:id="ct-1409557784">
          <text:insertion>
            <office:change-info>
              <dc:creator>Jeffrey Kesselman</dc:creator>
              <dc:date>2007-02-09T15:31:00</dc:date>
            </office:change-info>
          </text:insertion>
        </text:changed-region>
        <text:changed-region text:id="ct-1409563952">
          <text:insertion>
            <office:change-info>
              <dc:creator>Jeffrey Kesselman</dc:creator>
              <dc:date>2007-02-09T15:31:00</dc:date>
            </office:change-info>
          </text:insertion>
        </text:changed-region>
        <text:changed-region text:id="ct-1409560992">
          <text:insertion>
            <office:change-info>
              <dc:creator>Jeffrey Kesselman</dc:creator>
              <dc:date>2007-02-09T15:32:00</dc:date>
            </office:change-info>
          </text:insertion>
        </text:changed-region>
        <text:changed-region text:id="ct-1409560272">
          <text:insertion>
            <office:change-info>
              <dc:creator>Jeffrey Kesselman</dc:creator>
              <dc:date>2007-02-09T15:32:00</dc:date>
            </office:change-info>
          </text:insertion>
        </text:changed-region>
        <text:changed-region text:id="ct-1409554280">
          <text:insertion>
            <office:change-info>
              <dc:creator>Jeffrey Kesselman</dc:creator>
              <dc:date>2007-02-09T15:32:00</dc:date>
            </office:change-info>
          </text:insertion>
        </text:changed-region>
        <text:changed-region text:id="ct-1409555664">
          <text:insertion>
            <office:change-info>
              <dc:creator>Jeffrey Kesselman</dc:creator>
              <dc:date>2007-02-09T15:33:00</dc:date>
            </office:change-info>
          </text:insertion>
        </text:changed-region>
        <text:changed-region text:id="ct-1409553648">
          <text:insertion>
            <office:change-info>
              <dc:creator>unknown</dc:creator>
              <dc:date>2007-02-16T14:00:00</dc:date>
            </office:change-info>
          </text:insertion>
        </text:changed-region>
        <text:changed-region text:id="ct-1409554904">
          <text:insertion>
            <office:change-info>
              <dc:creator>Jeffrey Kesselman</dc:creator>
              <dc:date>2007-02-09T15:33:00</dc:date>
            </office:change-info>
          </text:insertion>
        </text:changed-region>
        <text:changed-region text:id="ct-1409555168">
          <text:insertion>
            <office:change-info>
              <dc:creator>Jeffrey Kesselman</dc:creator>
              <dc:date>2007-02-09T15:34:00</dc:date>
            </office:change-info>
          </text:insertion>
        </text:changed-region>
        <text:changed-region text:id="ct-1412185936">
          <text:insertion>
            <office:change-info>
              <dc:creator>Jeffrey Kesselman</dc:creator>
              <dc:date>2007-02-09T15:34:00</dc:date>
            </office:change-info>
          </text:insertion>
        </text:changed-region>
        <text:changed-region text:id="ct-1412193744">
          <text:deletion>
            <office:change-info>
              <dc:creator>Jeffrey Kesselman</dc:creator>
              <dc:date>2007-02-09T14:29:00</dc:date>
            </office:change-info>
            <text:p text:style-name="P12"/>
            <text:p text:style-name="P12"/>
          </text:deletion>
        </text:changed-region>
        <text:changed-region text:id="ct-1409588320">
          <text:deletion>
            <office:change-info>
              <dc:creator>Jeffrey Kesselman</dc:creator>
              <dc:date>2007-02-09T14:12:00</dc:date>
            </office:change-info>
            <text:p text:style-name="P12">Working with SGS Tiers</text:p>
            <text:p text:style-name="Text_20_body">As discussed earlier, the SGS conceptually consists of four tiers (that is, layers) of code. Each layer provides a specific set of functions and communicates with the tiers above and/or below it. For the purpose of server-side programming, it is useful to understand how you interact with the code tiers. </text:p>
            <text:p text:style-name="Text_20_body">The Client API (Tier 0) is a code library that client applications (that is, game clients) use to communicate with each other and with Tier 1 (the Channel Manager). It takes care of discovering and connecting to SGS servers, as well as handling fail-over to a new server should the one to which it is currently connected <text:s/>suddenly fail. </text:p>
            <text:p text:style-name="Text_20_body">The rest of the tiers are all server-side and accessed by Sun Game Server application code owned by Managed Objects. Access to the functionality of the system tiers, as well as additional optional systems functions, are provided through Manager objects. As mentioned above, Manager Objects are acquired by a call to a static <text:s/>method on the <text:span text:style-name="T3">AppContext</text:span><text:span text:style-name="T8"> class. A Manager Object's lifetime is until the completion of the task in which the call to fetch it was made.</text:span></text:p>
            <text:p text:style-name="P2">IMPORTANT: As noted earlier, a reference to a manager is task-local and only valid until the end of that task. Sun Game Server applications <text:span text:style-name="T9">should</text:span> never save references to managers on a Managed Object and expect them to be valid later. Instead, a call should be made to the AppContext<text:span text:style-name="T1"> </text:span>to get a current copy of the manager object.</text:p>
            <text:p text:style-name="Text_20_body">The Channel Manager (Tier 1) serves two significant services: it provides a publish/subscribe channel system to game clients, and it handles passing data back and forth between clients and servers. <text:s/>This tier is made visible to the SGS application programmer through an instance of the <text:span text:style-name="T3">ChannelManager</text:span><text:span text:style-name="T10"> </text:span><text:span text:style-name="T11">class</text:span>.</text:p>
            <text:p text:style-name="P12">The Task Manager (Tier 2) is the execution environment in which tasks get run. Its functionality is made visible to the SGS application programmer through an instance of the <text:span text:style-name="T12">TaskManager</text:span><text:span text:style-name="T1"> </text:span>class. The SGS application programmer uses the Task Manager and the methods it provides in order to access Tier 2 functionality, which consists of queuing tasks for execution immediately, after a delay, or repeated on a delay, as well as direct client/server communication.</text:p>
            <text:p text:style-name="Text_20_body"><text:span text:style-name="T11">The Object Store (Tier 3) is where all Managed Objects come from and go </text:span><text:span text:style-name="T13">back</text:span><text:span text:style-name="T11"> to. It is accessed through an instance of the <text:s/></text:span><text:span text:style-name="T3">DataManager</text:span><text:span text:style-name="T11"> class. Managed Objects are persisted back to the Object Store atomically at the successful conclusion of a task. </text:span></text:p>
            <text:p text:style-name="Text_20_body"><text:span text:style-name="T11">A Managed Object is accessed through a Managed Reference, which is a class that is defined by the Data Manager and is similar to other Java2 Reference types (for example,</text:span><text:span text:style-name="T5"> </text:span><text:span text:style-name="T3">SoftReference</text:span><text:span text:style-name="T11">).</text:span></text:p>
            <text:p text:style-name="Text_20_body">There can be many hosts in an SGS back end. Each host can be a single- or multiprocessor core system. Therefore, an SGS can gain additional processing capabilities and can handle more users simply by adding hosts <text:span text:style-name="T14">─ </text:span>all invisible to the application code.</text:p>
            <text:p text:style-name="P12">There is only one Object Store per application in an SGS back end, though it may be implemented on clusters of more than one server. All the Data Managers running events for a given application share a designated Object Store. As a result, all Task Managers act on the same data, giving the appearance that all events are being processed by a single system.</text:p>
          </text:deletion>
        </text:changed-region>
        <text:changed-region text:id="ct-1409557400">
          <text:insertion>
            <office:change-info>
              <dc:creator>Jeffrey Kesselman</dc:creator>
              <dc:date>2007-02-09T14:18:00</dc:date>
            </office:change-info>
          </text:insertion>
        </text:changed-region>
        <text:changed-region text:id="ct-1409565944">
          <text:insertion>
            <office:change-info>
              <dc:creator>Jeffrey Kesselman</dc:creator>
              <dc:date>2007-02-09T14:14:00</dc:date>
            </office:change-info>
          </text:insertion>
        </text:changed-region>
        <text:changed-region text:id="ct-1412187136">
          <text:insertion>
            <office:change-info>
              <dc:creator>Jeffrey Kesselman</dc:creator>
              <dc:date>2007-02-09T14:14:00</dc:date>
            </office:change-info>
          </text:insertion>
        </text:changed-region>
        <text:changed-region text:id="ct-1409556872">
          <text:insertion>
            <office:change-info>
              <dc:creator>Jeffrey Kesselman</dc:creator>
              <dc:date>2007-02-09T14:14:00</dc:date>
            </office:change-info>
          </text:insertion>
        </text:changed-region>
        <text:changed-region text:id="ct-1412192200">
          <text:insertion>
            <office:change-info>
              <dc:creator>Jeffrey Kesselman</dc:creator>
              <dc:date>2007-02-09T14:14:00</dc:date>
            </office:change-info>
          </text:insertion>
        </text:changed-region>
        <text:changed-region text:id="ct-1409558880">
          <text:deletion>
            <office:change-info>
              <dc:creator>Jeffrey Kesselman</dc:creator>
              <dc:date>2007-02-09T14:14:00</dc:date>
            </office:change-info>
            <text:p text:style-name="Text_20_body">. </text:p>
          </text:deletion>
        </text:changed-region>
        <text:changed-region text:id="ct-1409553384">
          <text:deletion>
            <office:change-info>
              <dc:creator>Jeffrey Kesselman</dc:creator>
              <dc:date>2007-02-09T14:15:00</dc:date>
            </office:change-info>
            <text:p text:style-name="Text_20_body">represents an entity in this world, and </text:p>
          </text:deletion>
        </text:changed-region>
        <text:changed-region text:id="ct-1412188184">
          <text:insertion>
            <office:change-info>
              <dc:creator>Jeffrey Kesselman</dc:creator>
              <dc:date>2007-02-09T14:15:00</dc:date>
            </office:change-info>
          </text:insertion>
        </text:changed-region>
        <text:changed-region text:id="ct-1412191656">
          <text:insertion>
            <office:change-info>
              <dc:creator>Jeffrey Kesselman</dc:creator>
              <dc:date>2007-02-09T14:15:00</dc:date>
            </office:change-info>
          </text:insertion>
        </text:changed-region>
        <text:changed-region text:id="ct-1412175136">
          <text:insertion>
            <office:change-info>
              <dc:creator>Jeffrey Kesselman</dc:creator>
              <dc:date>2007-02-09T14:15:00</dc:date>
            </office:change-info>
          </text:insertion>
        </text:changed-region>
        <text:changed-region text:id="ct-1412174096">
          <text:insertion>
            <office:change-info>
              <dc:creator>Jeffrey Kesselman</dc:creator>
              <dc:date>2007-02-09T14:15:00</dc:date>
            </office:change-info>
          </text:insertion>
        </text:changed-region>
        <text:changed-region text:id="ct-1412174624">
          <text:insertion>
            <office:change-info>
              <dc:creator>Jeffrey Kesselman</dc:creator>
              <dc:date>2007-02-09T14:16:00</dc:date>
            </office:change-info>
          </text:insertion>
        </text:changed-region>
        <text:changed-region text:id="ct-1412173176">
          <text:insertion>
            <office:change-info>
              <dc:creator>Jeffrey Kesselman</dc:creator>
              <dc:date>2007-02-09T14:16:00</dc:date>
            </office:change-info>
          </text:insertion>
        </text:changed-region>
        <text:changed-region text:id="ct-1412171352">
          <text:insertion>
            <office:change-info>
              <dc:creator>Jeffrey Kesselman</dc:creator>
              <dc:date>2007-02-09T14:16:00</dc:date>
            </office:change-info>
          </text:insertion>
        </text:changed-region>
        <text:changed-region text:id="ct-1412171472">
          <text:insertion>
            <office:change-info>
              <dc:creator>Jeffrey Kesselman</dc:creator>
              <dc:date>2007-02-09T14:16:00</dc:date>
            </office:change-info>
          </text:insertion>
        </text:changed-region>
        <text:changed-region text:id="ct-1412169720">
          <text:insertion>
            <office:change-info>
              <dc:creator>Jeffrey Kesselman</dc:creator>
              <dc:date>2007-02-09T14:16:00</dc:date>
            </office:change-info>
          </text:insertion>
        </text:changed-region>
        <text:changed-region text:id="ct-1409553816">
          <text:insertion>
            <office:change-info>
              <dc:creator>Jeffrey Kesselman</dc:creator>
              <dc:date>2007-02-09T14:31:00</dc:date>
            </office:change-info>
          </text:insertion>
        </text:changed-region>
        <text:changed-region text:id="ct-1409566144">
          <text:insertion>
            <office:change-info>
              <dc:creator>Jeffrey Kesselman</dc:creator>
              <dc:date>2007-02-09T14:31:00</dc:date>
            </office:change-info>
          </text:insertion>
        </text:changed-region>
        <text:changed-region text:id="ct-1412172160">
          <text:insertion>
            <office:change-info>
              <dc:creator>Jeffrey Kesselman</dc:creator>
              <dc:date>2007-02-09T14:31:00</dc:date>
            </office:change-info>
          </text:insertion>
        </text:changed-region>
        <text:changed-region text:id="ct-1409551488">
          <text:insertion>
            <office:change-info>
              <dc:creator>Jeffrey Kesselman</dc:creator>
              <dc:date>2007-02-09T14:31:00</dc:date>
            </office:change-info>
          </text:insertion>
        </text:changed-region>
        <text:changed-region text:id="ct-1409556440">
          <text:insertion>
            <office:change-info>
              <dc:creator>Jeffrey Kesselman</dc:creator>
              <dc:date>2007-02-09T14:31:00</dc:date>
            </office:change-info>
          </text:insertion>
        </text:changed-region>
        <text:changed-region text:id="ct-1412173720">
          <text:insertion>
            <office:change-info>
              <dc:creator>Jeffrey Kesselman</dc:creator>
              <dc:date>2007-02-09T14:31:00</dc:date>
            </office:change-info>
          </text:insertion>
        </text:changed-region>
        <text:changed-region text:id="ct-1412188472">
          <text:insertion>
            <office:change-info>
              <dc:creator>Jeffrey Kesselman</dc:creator>
              <dc:date>2007-02-09T14:31:00</dc:date>
            </office:change-info>
          </text:insertion>
        </text:changed-region>
        <text:changed-region text:id="ct-1412182040">
          <text:insertion>
            <office:change-info>
              <dc:creator>Jeffrey Kesselman</dc:creator>
              <dc:date>2007-02-09T14:31:00</dc:date>
            </office:change-info>
          </text:insertion>
        </text:changed-region>
        <text:changed-region text:id="ct-1412174816">
          <text:insertion>
            <office:change-info>
              <dc:creator>Jeffrey Kesselman</dc:creator>
              <dc:date>2007-02-09T14:31:00</dc:date>
            </office:change-info>
          </text:insertion>
        </text:changed-region>
        <text:changed-region text:id="ct-1412172032">
          <text:insertion>
            <office:change-info>
              <dc:creator>Jeffrey Kesselman</dc:creator>
              <dc:date>2007-02-09T14:31:00</dc:date>
            </office:change-info>
          </text:insertion>
        </text:changed-region>
        <text:changed-region text:id="ct-1412171712">
          <text:insertion>
            <office:change-info>
              <dc:creator>Jeffrey Kesselman</dc:creator>
              <dc:date>2007-02-09T14:31:00</dc:date>
            </office:change-info>
          </text:insertion>
        </text:changed-region>
        <text:changed-region text:id="ct-1409552688">
          <text:insertion>
            <office:change-info>
              <dc:creator>Jeffrey Kesselman</dc:creator>
              <dc:date>2007-02-09T14:31:00</dc:date>
            </office:change-info>
          </text:insertion>
        </text:changed-region>
        <text:changed-region text:id="ct-1412161200">
          <text:insertion>
            <office:change-info>
              <dc:creator>Jeffrey Kesselman</dc:creator>
              <dc:date>2007-02-09T14:31:00</dc:date>
            </office:change-info>
          </text:insertion>
        </text:changed-region>
        <text:changed-region text:id="ct-1412159616">
          <text:insertion>
            <office:change-info>
              <dc:creator>Jeffrey Kesselman</dc:creator>
              <dc:date>2007-02-09T14:31:00</dc:date>
            </office:change-info>
          </text:insertion>
        </text:changed-region>
        <text:changed-region text:id="ct-1412159176">
          <text:insertion>
            <office:change-info>
              <dc:creator>Jeffrey Kesselman</dc:creator>
              <dc:date>2007-02-09T14:31:00</dc:date>
            </office:change-info>
          </text:insertion>
        </text:changed-region>
        <text:changed-region text:id="ct-1412157392">
          <text:insertion>
            <office:change-info>
              <dc:creator>Jeffrey Kesselman</dc:creator>
              <dc:date>2007-02-09T14:31:00</dc:date>
            </office:change-info>
          </text:insertion>
        </text:changed-region>
        <text:changed-region text:id="ct-1412156016">
          <text:insertion>
            <office:change-info>
              <dc:creator>Jeffrey Kesselman</dc:creator>
              <dc:date>2007-02-09T14:31:00</dc:date>
            </office:change-info>
          </text:insertion>
        </text:changed-region>
        <text:changed-region text:id="ct-1412154408">
          <text:insertion>
            <office:change-info>
              <dc:creator>Jeffrey Kesselman</dc:creator>
              <dc:date>2007-02-09T14:31:00</dc:date>
            </office:change-info>
          </text:insertion>
        </text:changed-region>
        <text:changed-region text:id="ct-1412153968">
          <text:insertion>
            <office:change-info>
              <dc:creator>Jeffrey Kesselman</dc:creator>
              <dc:date>2007-02-09T14:31:00</dc:date>
            </office:change-info>
          </text:insertion>
        </text:changed-region>
        <text:changed-region text:id="ct-1412152728">
          <text:insertion>
            <office:change-info>
              <dc:creator>Jeffrey Kesselman</dc:creator>
              <dc:date>2007-02-09T14:31:00</dc:date>
            </office:change-info>
          </text:insertion>
        </text:changed-region>
        <text:changed-region text:id="ct-1412150944">
          <text:insertion>
            <office:change-info>
              <dc:creator>Jeffrey Kesselman</dc:creator>
              <dc:date>2007-02-09T14:31:00</dc:date>
            </office:change-info>
          </text:insertion>
        </text:changed-region>
        <text:changed-region text:id="ct-1412150192">
          <text:insertion>
            <office:change-info>
              <dc:creator>Jeffrey Kesselman</dc:creator>
              <dc:date>2007-02-09T14:31:00</dc:date>
            </office:change-info>
          </text:insertion>
        </text:changed-region>
        <text:changed-region text:id="ct-1412148968">
          <text:insertion>
            <office:change-info>
              <dc:creator>Jeffrey Kesselman</dc:creator>
              <dc:date>2007-02-09T14:31:00</dc:date>
            </office:change-info>
          </text:insertion>
        </text:changed-region>
        <text:changed-region text:id="ct-1412147128">
          <text:insertion>
            <office:change-info>
              <dc:creator>Jeffrey Kesselman</dc:creator>
              <dc:date>2007-02-09T14:31:00</dc:date>
            </office:change-info>
          </text:insertion>
        </text:changed-region>
        <text:changed-region text:id="ct-1412159336">
          <text:insertion>
            <office:change-info>
              <dc:creator>Jeffrey Kesselman</dc:creator>
              <dc:date>2007-02-09T14:31:00</dc:date>
            </office:change-info>
          </text:insertion>
        </text:changed-region>
        <text:changed-region text:id="ct-1412160976">
          <text:insertion>
            <office:change-info>
              <dc:creator>Jeffrey Kesselman</dc:creator>
              <dc:date>2007-02-09T14:31:00</dc:date>
            </office:change-info>
          </text:insertion>
        </text:changed-region>
        <text:changed-region text:id="ct-1409556184">
          <text:insertion>
            <office:change-info>
              <dc:creator>Jeffrey Kesselman</dc:creator>
              <dc:date>2007-02-09T14:31:00</dc:date>
            </office:change-info>
          </text:insertion>
        </text:changed-region>
        <text:changed-region text:id="ct-1412156280">
          <text:insertion>
            <office:change-info>
              <dc:creator>Jeffrey Kesselman</dc:creator>
              <dc:date>2007-02-09T14:31:00</dc:date>
            </office:change-info>
          </text:insertion>
        </text:changed-region>
        <text:changed-region text:id="ct-1409546256">
          <text:insertion>
            <office:change-info>
              <dc:creator>Jeffrey Kesselman</dc:creator>
              <dc:date>2007-02-09T14:31:00</dc:date>
            </office:change-info>
          </text:insertion>
        </text:changed-region>
        <text:changed-region text:id="ct-1409550752">
          <text:insertion>
            <office:change-info>
              <dc:creator>Jeffrey Kesselman</dc:creator>
              <dc:date>2007-02-09T14:31:00</dc:date>
            </office:change-info>
          </text:insertion>
        </text:changed-region>
        <text:changed-region text:id="ct-1409551760">
          <text:insertion>
            <office:change-info>
              <dc:creator>Jeffrey Kesselman</dc:creator>
              <dc:date>2007-02-09T14:31:00</dc:date>
            </office:change-info>
          </text:insertion>
        </text:changed-region>
        <text:changed-region text:id="ct-1412147296">
          <text:insertion>
            <office:change-info>
              <dc:creator>Jeffrey Kesselman</dc:creator>
              <dc:date>2007-02-09T14:31:00</dc:date>
            </office:change-info>
          </text:insertion>
        </text:changed-region>
        <text:changed-region text:id="ct-1409553000">
          <text:insertion>
            <office:change-info>
              <dc:creator>Jeffrey Kesselman</dc:creator>
              <dc:date>2007-02-09T14:31:00</dc:date>
            </office:change-info>
          </text:insertion>
        </text:changed-region>
        <text:changed-region text:id="ct-1412151752">
          <text:insertion>
            <office:change-info>
              <dc:creator>Jeffrey Kesselman</dc:creator>
              <dc:date>2007-02-09T14:31:00</dc:date>
            </office:change-info>
          </text:insertion>
        </text:changed-region>
        <text:changed-region text:id="ct-1409558976">
          <text:insertion>
            <office:change-info>
              <dc:creator>Jeffrey Kesselman</dc:creator>
              <dc:date>2007-02-09T14:31:00</dc:date>
            </office:change-info>
          </text:insertion>
        </text:changed-region>
        <text:changed-region text:id="ct-1412151112">
          <text:deletion>
            <office:change-info>
              <dc:creator>Jeffrey Kesselman</dc:creator>
              <dc:date>2007-02-09T14:23:00</dc:date>
            </office:change-info>
            <text:p text:style-name="P15"/>
            <text:p text:style-name="Text_20_body">Managed Objects typically fall into three general types of entity: </text:p>
            <text:list text:style-name="L2">
              <text:list-item>
                <text:p text:style-name="P16">Actual objects in your game's simulated environment, such as a sword, a monster, or an environment such as a room.</text:p>
              </text:list-item>
              <text:list-item>
                <text:p text:style-name="P16">Purely logical or data constructs such as a quad-tree for determining player-proximity or a walk-mesh to determine movement paths.</text:p>
              </text:list-item>
              <text:list-item>
                <text:p text:style-name="P16">Proxies for human players in a world of Managed Objects.</text:p>
              </text:list-item>
            </text:list>
            <text:p text:style-name="P17">Figure 1 below illustrates a very basic world consisting of a single room containing two players and a sword.</text:p>
            <text:p text:style-name="P18">Figure 1: Example of a Simple ManagedObject World</text:p>
          </text:deletion>
        </text:changed-region>
        <text:changed-region text:id="ct-1409535056">
          <text:deletion>
            <office:change-info>
              <dc:creator>unknown</dc:creator>
              <dc:date>2007-02-16T14:01:00</dc:date>
            </office:change-info>
            <text:p text:style-name="P15">Both calls return a task-local copy of the Managed Object. <text:s/></text:p>
          </text:deletion>
        </text:changed-region>
        <text:changed-region text:id="ct-1412193304">
          <text:insertion>
            <office:change-info>
              <dc:creator>Jeffrey Kesselman</dc:creator>
              <dc:date>2007-02-09T14:31:00</dc:date>
            </office:change-info>
          </text:insertion>
        </text:changed-region>
        <text:changed-region text:id="ct-1409567400">
          <text:insertion>
            <office:change-info>
              <dc:creator>Jeffrey Kesselman</dc:creator>
              <dc:date>2007-02-09T14:31:00</dc:date>
            </office:change-info>
          </text:insertion>
        </text:changed-region>
        <text:changed-region text:id="ct-1412193840">
          <text:insertion>
            <office:change-info>
              <dc:creator>Jeffrey Kesselman</dc:creator>
              <dc:date>2007-02-09T14:45:00</dc:date>
            </office:change-info>
          </text:insertion>
        </text:changed-region>
        <text:changed-region text:id="ct-1412171616">
          <text:insertion>
            <office:change-info>
              <dc:creator>unknown</dc:creator>
              <dc:date>2007-02-16T14:01:00</dc:date>
            </office:change-info>
          </text:insertion>
        </text:changed-region>
        <text:changed-region text:id="ct-1412160880">
          <text:insertion>
            <office:change-info>
              <dc:creator>unknown</dc:creator>
              <dc:date>2007-02-16T14:01:00</dc:date>
            </office:change-info>
          </text:insertion>
        </text:changed-region>
        <text:changed-region text:id="ct-1412153488">
          <text:insertion>
            <office:change-info>
              <dc:creator>unknown</dc:creator>
              <dc:date>2007-02-16T14:01:00</dc:date>
            </office:change-info>
          </text:insertion>
        </text:changed-region>
        <text:changed-region text:id="ct-1409533568">
          <text:insertion>
            <office:change-info>
              <dc:creator>Jeffrey Kesselman</dc:creator>
              <dc:date>2007-02-09T14:45:00</dc:date>
            </office:change-info>
          </text:insertion>
        </text:changed-region>
        <text:changed-region text:id="ct-1409543520">
          <text:insertion>
            <office:change-info>
              <dc:creator>Jeffrey Kesselman</dc:creator>
              <dc:date>2007-02-09T14:45:00</dc:date>
            </office:change-info>
          </text:insertion>
        </text:changed-region>
        <text:changed-region text:id="ct-1412154552">
          <text:insertion>
            <office:change-info>
              <dc:creator>unknown</dc:creator>
              <dc:date>2007-02-16T14:01:00</dc:date>
            </office:change-info>
          </text:insertion>
        </text:changed-region>
        <text:changed-region text:id="ct-1409539176">
          <text:insertion>
            <office:change-info>
              <dc:creator>unknown</dc:creator>
              <dc:date>2007-02-16T14:02:00</dc:date>
            </office:change-info>
          </text:insertion>
        </text:changed-region>
        <text:changed-region text:id="ct-1409531712">
          <text:insertion>
            <office:change-info>
              <dc:creator>Jeffrey Kesselman</dc:creator>
              <dc:date>2007-02-09T14:45:00</dc:date>
            </office:change-info>
          </text:insertion>
        </text:changed-region>
        <text:changed-region text:id="ct-1412199576">
          <text:insertion>
            <office:change-info>
              <dc:creator>Jeffrey Kesselman</dc:creator>
              <dc:date>2007-02-09T14:45:00</dc:date>
            </office:change-info>
          </text:insertion>
        </text:changed-region>
        <text:changed-region text:id="ct-1412148776">
          <text:deletion>
            <office:change-info>
              <dc:creator>unknown</dc:creator>
              <dc:date>2007-02-16T14:03:00</dc:date>
            </office:change-info>
            <text:p text:style-name="P15">call </text:p>
          </text:deletion>
        </text:changed-region>
        <text:changed-region text:id="ct-1412148872">
          <text:deletion>
            <office:change-info>
              <dc:creator>unknown</dc:creator>
              <dc:date>2007-02-16T14:02:00</dc:date>
            </office:change-info>
            <text:p text:style-name="P19"><text:span text:style-name="T2">the </text:span>removeObject<text:span text:style-name="T2"> call on the Data Manager </text:span></text:p>
          </text:deletion>
        </text:changed-region>
        <text:changed-region text:id="ct-1412150848">
          <text:deletion>
            <office:change-info>
              <dc:creator>unknown</dc:creator>
              <dc:date>2007-02-16T14:03:00</dc:date>
            </office:change-info>
            <text:p text:style-name="P15">when a Managed Object is no longer </text:p>
          </text:deletion>
        </text:changed-region>
        <text:changed-region text:id="ct-1412191856">
          <text:insertion>
            <office:change-info>
              <dc:creator>unknown</dc:creator>
              <dc:date>2007-02-16T14:03:00</dc:date>
            </office:change-info>
          </text:insertion>
        </text:changed-region>
        <text:changed-region text:id="ct-1412185168">
          <text:insertion>
            <office:change-info>
              <dc:creator>unknown</dc:creator>
              <dc:date>2007-02-16T14:03:00</dc:date>
            </office:change-info>
          </text:insertion>
        </text:changed-region>
        <text:changed-region text:id="ct-1412189416">
          <text:insertion>
            <office:change-info>
              <dc:creator>unknown</dc:creator>
              <dc:date>2007-02-16T14:03:00</dc:date>
            </office:change-info>
          </text:insertion>
        </text:changed-region>
        <text:changed-region text:id="ct-1412190248">
          <text:insertion>
            <office:change-info>
              <dc:creator>Jeffrey Kesselman</dc:creator>
              <dc:date>2007-02-09T14:45:00</dc:date>
            </office:change-info>
          </text:insertion>
        </text:changed-region>
        <text:changed-region text:id="ct-1412169848">
          <text:insertion>
            <office:change-info>
              <dc:creator>Jeffrey Kesselman</dc:creator>
              <dc:date>2007-02-09T14:23:00</dc:date>
            </office:change-info>
          </text:insertion>
        </text:changed-region>
        <text:changed-region text:id="ct-1409588224">
          <text:insertion>
            <office:change-info>
              <dc:creator>Jeffrey Kesselman</dc:creator>
              <dc:date>2007-02-09T14:23:00</dc:date>
            </office:change-info>
          </text:insertion>
        </text:changed-region>
        <text:changed-region text:id="ct-1412174912">
          <text:insertion>
            <office:change-info>
              <dc:creator>Jeffrey Kesselman</dc:creator>
              <dc:date>2007-02-09T14:23:00</dc:date>
            </office:change-info>
          </text:insertion>
        </text:changed-region>
        <text:changed-region text:id="ct-1412182136">
          <text:insertion>
            <office:change-info>
              <dc:creator>Jeffrey Kesselman</dc:creator>
              <dc:date>2007-02-09T14:23:00</dc:date>
            </office:change-info>
          </text:insertion>
        </text:changed-region>
        <text:changed-region text:id="ct-1412186256">
          <text:insertion>
            <office:change-info>
              <dc:creator>Jeffrey Kesselman</dc:creator>
              <dc:date>2007-02-09T14:23:00</dc:date>
            </office:change-info>
          </text:insertion>
        </text:changed-region>
        <text:changed-region text:id="ct-1412080680">
          <text:insertion>
            <office:change-info>
              <dc:creator>Jeffrey Kesselman</dc:creator>
              <dc:date>2007-02-09T14:23:00</dc:date>
            </office:change-info>
          </text:insertion>
        </text:changed-region>
        <text:changed-region text:id="ct-1412156408">
          <text:insertion>
            <office:change-info>
              <dc:creator>unknown</dc:creator>
              <dc:date>2007-02-16T14:09:00</dc:date>
            </office:change-info>
          </text:insertion>
        </text:changed-region>
        <text:changed-region text:id="ct-1409543320">
          <text:deletion>
            <office:change-info>
              <dc:creator>Jeffrey Kesselman</dc:creator>
              <dc:date>2007-02-09T14:30:00</dc:date>
            </office:change-info>
            <text:p text:style-name="P12"/>
            <text:h text:style-name="P20" text:outline-level="2">Events and Tasks</text:h>
            <text:p text:style-name="Text_20_body">By itself, a world of Managed Objects is static and uninteresting. However, Managed Objects are more than just data; they also contain code. This code gets executed in response to things that happen outside the world of Managed Objects. These outside occurrences are referred to as <text:span text:style-name="T1">event</text:span><text:span text:style-name="T10">s</text:span><text:span text:style-name="T11"> in the game server. System events are defined in a set of well-known interfaces. Event processing usually begins with a </text:span><text:span text:style-name="T3">getForUpdate</text:span><text:span text:style-name="T11"> of a Managed Object that implements the appropriate interface.</text:span><text:span text:style-name="T11"><text:note text:id="ftn0" text:note-class="footnote"><text:note-citation>0</text:note-citation><text:note-body><text:p text:style-name="Footnote">In point of fact, an SGS event listener doesn't have to be a Managed Object. <text:s/>It can be any Serializable object. <text:s/>This is illustrated in the Tutorial section of this document. <text:s/>However, in any significantly complex SGS application they generally are Managed Objects. <text:s/>For the sake of simplicity that is the model explained above.</text:p></text:note-body></text:note></text:span></text:p>
            <text:p text:style-name="P12">Events trigger the execution of a method on a Managed Object that has registered as an event listener. This in turn can inspect, modify, and/or call methods on other Managed Objects. The entire chain of ManagedObject execution that occurs in response to one event is called a <text:span text:style-name="T1">task</text:span><text:span text:style-name="T5">.</text:span></text:p>
            <text:p text:style-name="P12">Tasks occur without race conditions or deadlock. If one task modifies a Managed Object, no other task may modify that Managed Object until the first is finished. For this reason, tasks are time-limited and must be fairly short. If a task needs to do more than it can accomplish in its allotted execution time, it can continue the processing by submitting a child task to the system for execution after it is has finished.</text:p>
            <text:p text:style-name="P12">Tasks are intended to be short lived, responding to an event and ending. <text:s/>A task that takes too long will be aborted by the system in order to prevent any one task from <text:s/>hogging access to Managed Objects needed by other tasks to complete their own work.</text:p>
            <text:h text:style-name="Heading_20_2" text:outline-level="2">Managed References</text:h>
            <text:p text:style-name="Text_20_body">Managed Objects refer to other Managed Objects using a special reference type called a <text:span text:style-name="T10">Managed Reference</text:span>. As already mentioned, a Managed Reference is much like a standard Java Reference Type (such as <text:span text:style-name="T12">SoftReference</text:span> and <text:span text:style-name="T12">WeakReference</text:span>), but with additional properties and features.</text:p>
            <text:p text:style-name="Text_20_body">A Managed Reference contains the identifying information for a Managed Object in the Object Store. A task uses a Managed Reference to get a copy of the object to inspect or modify. This copy is valid until the end of the task. </text:p>
            <text:p text:style-name="Text_20_body">It is very important that Managed Objects <text:s/>refer to other Managed Objects through a Managed Reference, and not a normal Java object reference. A Managed Reference is a database reference to a Managed Object in storage, while a Java reference is a reference to an in-memory copy of the Managed Object. So, for example, when Managed Object A, which is holding the Java reference to Managed Object B, is itself sent to storage, a <text:span text:style-name="T2">copy</text:span> of Managed Object B (through a Java reference) is stored with it as part of its own state. The next time a task pulls Managed Object A out of storage, the stored Java reference will refer to a brand new object (that is, the current in-memory copy of Managed Object B), and not the previously stored copy of Managed Object B.</text:p>
            <text:p text:style-name="P12">You may at times need to keep in a field a Java reference returned from a <text:span text:style-name="T12">ManagedReference.get</text:span> for the life of a task. You are free to put that into a Java reference and it will remain valid for the life of that task. However, since storing it is of no value, you should either null the field out before the end of the task, or define the field as transient in the Managed Object's defining class.</text:p>
          </text:deletion>
        </text:changed-region>
        <text:changed-region text:id="ct-1409518496">
          <text:deletion>
            <office:change-info>
              <dc:creator>Jeffrey Kesselman</dc:creator>
              <dc:date>2007-02-09T14:31:00</dc:date>
            </office:change-info>
            <text:h text:style-name="P11" text:outline-level="3">Accessing Managed Objects</text:h>
            <text:p text:style-name="Text_20_body">The Managed Reference has two access methods: <text:span text:style-name="T12">get</text:span> and <text:span text:style-name="T12">getForUpdate</text:span>. <text:s text:c="2"/>Both methods return a task-local copy of the object. <text:s/>The difference is that <text:span text:style-name="T12">getForUpdate</text:span><text:span text:style-name="T2"> informs the system that you intend to modify the state of the Managed Object where </text:span><text:span text:style-name="T12">get</text:span><text:span text:style-name="T2"> says you intend only to read the state but not write it.</text:span></text:p>
            <text:p text:style-name="P21"><text:span text:style-name="T2">Although all changes to any Managed Object are persistent, it is more efficient to use </text:span><text:span text:style-name="T12">getForUpdate </text:span><text:span text:style-name="T2">if you know at that time that you are going to want to modify the Managed Object's state. <text:s/>This allows the system to detect conflicts between tasks and handle them earlier and with greater efficiency.</text:span></text:p>
            <text:p text:style-name="P21"><text:span text:style-name="T2">Conversely it is better to use </text:span><text:span text:style-name="T12">get</text:span><text:span text:style-name="T2"> <text:s/>if the state of the Managed Object may not be modified. <text:s/>The </text:span><text:span text:style-name="T12">get</text:span><text:span text:style-name="T2"> call can allow for more parallel access to the Managed Object from multiple tasks. <text:s/>If <text:s/>later in the execution of the task it becomes definite that you are going to modify the object's state, you can upgrade your access from </text:span><text:span text:style-name="T12">get</text:span><text:span text:style-name="T2"> to </text:span><text:span text:style-name="T12">getForUpdate</text:span><text:span text:style-name="T2"> by calling the <text:s/></text:span><text:span text:style-name="T12">markForUpdate </text:span><text:span text:style-name="T2">method on the Data Manager</text:span><text:span text:style-name="T12">.</text:span></text:p>
            <text:p text:style-name="Text_20_body"><text:span text:style-name="T11">Both calls return a task-local copy of the Managed Object. <text:s/>Subsequent calls to </text:span><text:span text:style-name="T3">get</text:span><text:span text:style-name="T11"> or </text:span><text:span text:style-name="T3">getForUpdate</text:span><text:span text:style-name="T11"> on equivalent Managed References will return the same task-local copy.</text:span></text:p>
          </text:deletion>
        </text:changed-region>
        <text:changed-region text:id="ct-1409516000">
          <text:deletion>
            <office:change-info>
              <dc:creator>Jeffrey Kesselman</dc:creator>
              <dc:date>2007-02-09T14:33:00</dc:date>
            </office:change-info>
            <text:h text:style-name="P11" text:outline-level="3"/>
            <text:h text:style-name="P11" text:outline-level="3"/>
          </text:deletion>
        </text:changed-region>
        <text:changed-region text:id="ct-1412080552">
          <text:deletion>
            <office:change-info>
              <dc:creator>unknown</dc:creator>
              <dc:date>2007-02-16T14:09:00</dc:date>
            </office:change-info>
            <text:p text:style-name="Text_20_body">user.</text:p>
          </text:deletion>
        </text:changed-region>
        <text:changed-region text:id="ct-1409526560">
          <text:insertion>
            <office:change-info>
              <dc:creator>unknown</dc:creator>
              <dc:date>2007-02-16T14:09:00</dc:date>
            </office:change-info>
          </text:insertion>
        </text:changed-region>
        <text:changed-region text:id="ct-1409529816">
          <text:deletion>
            <office:change-info>
              <dc:creator>unknown</dc:creator>
              <dc:date>2007-02-16T14:10:00</dc:date>
            </office:change-info>
            <text:p text:style-name="Text_20_body">arsesp</text:p>
          </text:deletion>
        </text:changed-region>
        <text:changed-region text:id="ct-1412103392">
          <text:insertion>
            <office:change-info>
              <dc:creator>unknown</dc:creator>
              <dc:date>2007-02-16T14:10:00</dc:date>
            </office:change-info>
          </text:insertion>
        </text:changed-region>
        <text:changed-region text:id="ct-1412137960">
          <text:deletion>
            <office:change-info>
              <dc:creator>unknown</dc:creator>
              <dc:date>2007-02-16T14:10:00</dc:date>
            </office:change-info>
            <text:p text:style-name="Text_20_body">s</text:p>
          </text:deletion>
        </text:changed-region>
        <text:changed-region text:id="ct-1409530752">
          <text:insertion>
            <office:change-info>
              <dc:creator>Owen Kellett</dc:creator>
              <dc:date>2008-11-24T11:47:00</dc:date>
            </office:change-info>
          </text:insertion>
        </text:changed-region>
        <text:changed-region text:id="ct-1412022016">
          <text:deletion>
            <office:change-info>
              <dc:creator>unknown</dc:creator>
              <dc:date>2007-02-16T14:10:00</dc:date>
            </office:change-info>
            <text:p text:style-name="P22">To listen to the Game Clients, the Player Managed Objects are registered as <text:s/><text:span text:style-name="T12">ClientSessionListeners</text:span>.</text:p>
          </text:deletion>
        </text:changed-region>
        <text:changed-region text:id="ct-1412262384">
          <text:deletion>
            <office:change-info>
              <dc:creator>Owen Kellett</dc:creator>
              <dc:date>2008-11-24T11:47:00</dc:date>
            </office:change-info>
            <text:p text:style-name="Text_20_body">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p>
          </text:deletion>
        </text:changed-region>
        <text:changed-region text:id="ct-1412029280">
          <text:deletion>
            <office:change-info>
              <dc:creator>Owen Kellett</dc:creator>
              <dc:date>2009-05-29T08:49:00</dc:date>
            </office:change-info>
            <text:p text:style-name="Text_20_body">Managed Object</text:p>
          </text:deletion>
        </text:changed-region>
        <text:changed-region text:id="ct-1412134640">
          <text:insertion>
            <office:change-info>
              <dc:creator>Owen Kellett</dc:creator>
              <dc:date>2009-05-29T08:49:00</dc:date>
            </office:change-info>
          </text:insertion>
        </text:changed-region>
        <text:changed-region text:id="ct-1412015792">
          <text:deletion>
            <office:change-info>
              <dc:creator>Owen Kellett</dc:creator>
              <dc:date>2009-05-29T08:49:00</dc:date>
            </office:change-info>
            <text:p text:style-name="P23">Managed Object </text:p>
          </text:deletion>
        </text:changed-region>
        <text:changed-region text:id="ct-1412032632">
          <text:deletion>
            <office:change-info>
              <dc:creator>unknown</dc:creator>
              <dc:date>2007-02-16T14:11:00</dc:date>
            </office:change-info>
            <text:p text:style-name="P23">Boot</text:p>
          </text:deletion>
        </text:changed-region>
        <text:changed-region text:id="ct-1412064008">
          <text:insertion>
            <office:change-info>
              <dc:creator>unknown</dc:creator>
              <dc:date>2007-02-16T14:11:00</dc:date>
            </office:change-info>
          </text:insertion>
        </text:changed-region>
        <text:changed-region text:id="ct-1412186128">
          <text:deletion>
            <office:change-info>
              <dc:creator>Owen Kellett</dc:creator>
              <dc:date>2009-05-29T08:49:00</dc:date>
            </office:change-info>
            <text:p text:style-name="P23">Managed Object </text:p>
          </text:deletion>
        </text:changed-region>
        <text:changed-region text:id="ct-1412018824">
          <text:insertion>
            <office:change-info>
              <dc:creator>unknown</dc:creator>
              <dc:date>2007-02-16T14:11:00</dc:date>
            </office:change-info>
          </text:insertion>
        </text:changed-region>
        <text:changed-region text:id="ct-1412030144">
          <text:insertion>
            <office:change-info>
              <dc:creator>Owen Kellett</dc:creator>
              <dc:date>2008-11-24T11:47:00</dc:date>
            </office:change-info>
          </text:insertion>
        </text:changed-region>
        <text:changed-region text:id="ct-1412020568">
          <text:insertion>
            <office:change-info>
              <dc:creator>Owen Kellett</dc:creator>
              <dc:date>2008-11-24T11:48:00</dc:date>
            </office:change-info>
          </text:insertion>
        </text:changed-region>
        <text:changed-region text:id="ct-1411975424">
          <text:deletion>
            <office:change-info>
              <dc:creator>unknown</dc:creator>
              <dc:date>2007-02-16T14:12:00</dc:date>
            </office:change-info>
            <text:p text:style-name="Figure"><text:s/>It can discover this by trying to look up one of the other application Managed Objects by name and seeing if it resolves or returns null.</text:p>
          </text:deletion>
        </text:changed-region>
        <text:changed-region text:id="ct-1411985824">
          <text:deletion>
            <office:change-info>
              <dc:creator>unknown</dc:creator>
              <dc:date>2007-02-16T14:15:00</dc:date>
            </office:change-info>
            <text:p text:style-name="Figure">Boot</text:p>
          </text:deletion>
        </text:changed-region>
        <text:changed-region text:id="ct-1411971336">
          <text:insertion>
            <office:change-info>
              <dc:creator>unknown</dc:creator>
              <dc:date>2007-02-16T14:15:00</dc:date>
            </office:change-info>
          </text:insertion>
        </text:changed-region>
        <text:changed-region text:id="ct-1411983960">
          <text:deletion>
            <office:change-info>
              <dc:creator>Owen Kellett</dc:creator>
              <dc:date>2009-05-29T08:50:00</dc:date>
            </office:change-info>
            <text:p text:style-name="Figure"><text:s/>ManagedObject</text:p>
          </text:deletion>
        </text:changed-region>
        <text:changed-region text:id="ct-1412004032">
          <text:deletion>
            <office:change-info>
              <dc:creator>Owen Kellett</dc:creator>
              <dc:date>2009-05-29T08:50:00</dc:date>
            </office:change-info>
            <text:p text:style-name="Text_20_body">Managed Object </text:p>
          </text:deletion>
        </text:changed-region>
        <text:changed-region text:id="ct-1411995160">
          <text:deletion>
            <office:change-info>
              <dc:creator>Jeffrey Kesselman</dc:creator>
              <dc:date>2007-02-09T14:35:00</dc:date>
            </office:change-info>
            <text:p text:style-name="Text_20_body"><text:s/>(in pseudo-code):</text:p>
          </text:deletion>
        </text:changed-region>
        <text:changed-region text:id="ct-1409532680">
          <text:insertion>
            <office:change-info>
              <dc:creator>Jeffrey Kesselman</dc:creator>
              <dc:date>2007-02-09T14:35:00</dc:date>
            </office:change-info>
          </text:insertion>
        </text:changed-region>
        <text:changed-region text:id="ct-1412005560">
          <text:insertion>
            <office:change-info>
              <dc:creator>Jeffrey Kesselman</dc:creator>
              <dc:date>2007-02-09T14:35:00</dc:date>
            </office:change-info>
          </text:insertion>
        </text:changed-region>
        <text:changed-region text:id="ct-1410048400">
          <text:deletion>
            <office:change-info>
              <dc:creator>unknown</dc:creator>
              <dc:date>2007-02-16T14:16:00</dc:date>
            </office:change-info>
            <text:p text:style-name="Text_20_body"><text:s/>itself is in all caps, references to variables and methods are in mixed case beginning with a lower case letter, and references to classes and interfaces are in mixed-case beginning with an uppercase letter. <text:s/>In all psuedo-code in this document, the psuedo-code</text:p>
          </text:deletion>
        </text:changed-region>
        <text:changed-region text:id="ct-1412030720">
          <text:insertion>
            <office:change-info>
              <dc:creator>unknown</dc:creator>
              <dc:date>2007-02-16T14:16:00</dc:date>
            </office:change-info>
          </text:insertion>
        </text:changed-region>
        <text:changed-region text:id="ct-1412009320">
          <text:insertion>
            <office:change-info>
              <dc:creator>Jane Loizeaux</dc:creator>
              <dc:date>2008-04-22T16:34:00</dc:date>
            </office:change-info>
          </text:insertion>
        </text:changed-region>
        <text:changed-region text:id="ct-1410047360">
          <text:deletion>
            <office:change-info>
              <dc:creator>unknown</dc:creator>
              <dc:date>2007-02-16T14:16:00</dc:date>
            </office:change-info>
            <text:p text:style-name="Text_20_body"><text:span text:style-name="T12">Tasks</text:span> </text:p>
          </text:deletion>
        </text:changed-region>
        <text:changed-region text:id="ct-1410050912">
          <text:insertion>
            <office:change-info>
              <dc:creator>unknown</dc:creator>
              <dc:date>2007-02-16T14:16:00</dc:date>
            </office:change-info>
          </text:insertion>
        </text:changed-region>
        <text:changed-region text:id="ct-1411947368">
          <text:deletion>
            <office:change-info>
              <dc:creator>Owen Kellett</dc:creator>
              <dc:date>2008-11-24T11:48:00</dc:date>
            </office:change-info>
            <text:p text:style-name="P24"/>
            <text:p text:style-name="P25"/>
          </text:deletion>
        </text:changed-region>
        <text:changed-region text:id="ct-1411933096">
          <text:deletion>
            <office:change-info>
              <dc:creator>Owen Kellett</dc:creator>
              <dc:date>2009-05-29T08:51:00</dc:date>
            </office:change-info>
            <text:p text:style-name="Figure">ManagedObject </text:p>
          </text:deletion>
        </text:changed-region>
        <text:changed-region text:id="ct-1411909408">
          <text:deletion>
            <office:change-info>
              <dc:creator>unknown</dc:creator>
              <dc:date>2007-02-16T14:17:00</dc:date>
            </office:change-info>
            <text:p text:style-name="Text_20_body">and is included in the SDK examples </text:p>
          </text:deletion>
        </text:changed-region>
        <text:changed-region text:id="ct-1411965304">
          <text:deletion>
            <office:change-info>
              <dc:creator>unknown</dc:creator>
              <dc:date>2007-02-16T14:17:00</dc:date>
            </office:change-info>
            <text:p text:style-name="Text_20_body">SwordWorld</text:p>
          </text:deletion>
        </text:changed-region>
        <text:changed-region text:id="ct-1411918880">
          <text:insertion>
            <office:change-info>
              <dc:creator>unknown</dc:creator>
              <dc:date>2007-02-16T14:17:00</dc:date>
            </office:change-info>
          </text:insertion>
        </text:changed-region>
        <text:changed-region text:id="ct-1411977160">
          <text:deletion>
            <office:change-info>
              <dc:creator>Jeffrey Kesselman</dc:creator>
              <dc:date>2007-02-09T14:39:00</dc:date>
            </office:change-info>
            <text:h text:style-name="P26" text:outline-level="2"/>
            <text:h text:style-name="P26" text:outline-level="2">Task </text:h>
          </text:deletion>
        </text:changed-region>
        <text:changed-region text:id="ct-1411907200">
          <text:deletion>
            <office:change-info>
              <dc:creator>Jeffrey Kesselman</dc:creator>
              <dc:date>2007-02-09T14:38:00</dc:date>
            </office:change-info>
            <text:h text:style-name="P26" text:outline-level="2">Execution Priorities</text:h>
          </text:deletion>
        </text:changed-region>
        <text:changed-region text:id="ct-1411910504">
          <text:deletion>
            <office:change-info>
              <dc:creator>Jeffrey Kesselman</dc:creator>
              <dc:date>2007-02-09T14:39:00</dc:date>
            </office:change-info>
            <text:p text:style-name="P27"/>
            <text:h text:style-name="P26" text:outline-level="2"/>
          </text:deletion>
        </text:changed-region>
        <text:changed-region text:id="ct-1411864512">
          <text:deletion>
            <office:change-info>
              <dc:creator>Jeffrey Kesselman</dc:creator>
              <dc:date>2007-02-09T14:38:00</dc:date>
            </office:change-info>
            <text:p text:style-name="P4">Although <text:sequence-ref text:reference-format="category-and-value" text:ref-name="ref0"/> on page <text:sequence-ref text:reference-format="page" text:ref-name="ref0"/> shows the logical flow of data, it could be a bit misleading. At best it is incomplete in that it does nothing to show how events actually get processed. In reality, events are processed and tasks execute in a more or less simultaneous order. It is probably easiest to think of this as a set of task Processors surrounding the world of objects. <text:sequence-ref text:reference-format="category-and-value" text:ref-name="ref0"/> illustrates this concept.</text:p>
            <text:p text:style-name="P12"><draw:frame draw:style-name="fr1" draw:name="Frame1" text:anchor-type="paragraph" svg:width="3.0091in" draw:z-index="0"><draw:text-box fo:min-height="5.1909in"><text:p text:style-name="Drawing"/></draw:text-box></draw:frame>For the sake of this example, as each task processes, it acquires sole control over the state of the Managed Objects it needs to update. If two tasks reach a potential “fatal-embrace” (also called a deadlock), one task may get aborted to get it out of the way of the other task. <text:s/>An aborted task acts like it never began with regard to input/output and system state (in database talk, it is “rolled back”). <text:s/>The system will attempt to process the aborted task at a later time.</text:p>
            <text:p text:style-name="P12">Tasks are atomic <text:span text:style-name="T14">─</text:span> that is, you will never get just part of a task executed and visible to another task. The code within a task is guaranteed to execute in order (within the limits of Java's own in-order guarantees).</text:p>
            <text:p text:style-name="P12">All events from a given user are executed in their order of arrival at the SGS back-end. <text:s/>The task that handles a user event must successfully complete before a task handling a later user event is allowed to start. <text:s/>This ensures that user actions are handled in the order they were executed on the client.</text:p>
            <text:p text:style-name="P12">Tasks can request that other child tasks be run through an instance of the Task Manager class. Child tasks are guaranteed to begin after their parent has finished. Other than that and the fairness property, there are no other order guarantees on child tasks.</text:p>
            <text:p text:style-name="P12">Tasks are otherwise executed simultaneously, and might be reordered at the convenience of the SGS. The only other guarantee on task ordering is that such reordering will never permanently starve a task (in scheduling parlance, this property is called “fairness”).</text:p>
            <text:p text:style-name="P12">The results of a task are guaranteed durable within a few moments of task conclusion. Should the system totally fail, referential integrity is ensured, though the results of the last few tasks might be lost.</text:p>
            <text:p text:style-name="Text_20_body"><text:span text:style-name="T11">These are the </text:span><text:span text:style-name="T10">only</text:span><text:span text:style-name="T11"> guarantees the system makes. This is important enough to bear repeating in a summation:</text:span></text:p>
            <text:p text:style-name="Note"><text:span text:style-name="T12">Important:</text:span> Although all tasks are race- and deadlock-proof, ordering is only guaranteed on a per-user or parent-child basis. <text:s/></text:p>
            <text:p text:style-name="Note">What this means is that all the tasks pertaining to a single user are guaranteed to be processed in the order that their events arrive in the system. A later event does not start processing until all of that user's earlier events have processed. </text:p>
            <text:p text:style-name="Note">Similarly a child task launched from another task using the TaskManager will not be started <text:s/>until its parent task completes successfully.</text:p>
            <text:p text:style-name="P27">However, ordering<text:span text:style-name="T12"> </text:span>of tasks between users, or users and other system events, is <text:span text:style-name="T1">not</text:span> guaranteed. <text:s/>An event pertaining to User 1 that arrived later then one pertaining to User 2 may well get executed as a task first, depending on object contention.</text:p>
          </text:deletion>
        </text:changed-region>
        <text:changed-region text:id="ct-1411951144">
          <text:deletion>
            <office:change-info>
              <dc:creator>Jeffrey Kesselman</dc:creator>
              <dc:date>2007-02-09T14:45:00</dc:date>
            </office:change-info>
            <text:p text:style-name="P4"/>
            <text:h text:style-name="P26" text:outline-level="2">Creating And Deleting Managed Objects</text:h>
            <text:p text:style-name="P4">A new Managed Object is created in the back-end database the first time a Managed Reference is requested for it or a name is bound to it. <text:s text:c="2"/>Like any other action of a Task, creation of the entry in the Object Store is committed at task commit time. Thus, from the point of view of other tasks, the Managed Object does not exist until the task successfully completes.</text:p>
          </text:deletion>
        </text:changed-region>
        <text:changed-region text:id="ct-1411956256">
          <text:deletion>
            <office:change-info>
              <dc:creator>Jeffrey Kesselman</dc:creator>
              <dc:date>2007-02-09T14:45:00</dc:date>
            </office:change-info>
            <text:p text:style-name="P28">Managed Objects are not garbage collected.<text:span text:style-name="T2"> <text:s/>It is up to the application to manage the life cycle of Managed Objects and to call the </text:span>removeObject<text:span text:style-name="T2"> call on the Data Manager when a Managed Object is no longer needed. <text:s/>Failure to do so may result in garbage collecting in your Object Store and impacting its performance.</text:span></text:p>
          </text:deletion>
        </text:changed-region>
        <text:changed-region text:id="ct-1411859344">
          <text:deletion>
            <office:change-info>
              <dc:creator>Jane Loizeaux</dc:creator>
              <dc:date>2008-04-22T16:34:00</dc:date>
            </office:change-info>
            <text:p text:style-name="P29"><text:s/>Additionally, a server can specify a per-session listener (to be notified when messages are sent by an individual client session on a channel when joining a client session to a channel).</text:p>
          </text:deletion>
        </text:changed-region>
        <text:changed-region text:id="ct-1411922984">
          <text:deletion>
            <office:change-info>
              <dc:creator>Jeffrey Kesselman</dc:creator>
              <dc:date>2007-02-09T14:48:00</dc:date>
            </office:change-info>
            <text:p text:style-name="Text_20_body">ing</text:p>
          </text:deletion>
        </text:changed-region>
        <text:changed-region text:id="ct-1411893208">
          <text:deletion>
            <office:change-info>
              <dc:creator>Jeffrey Kesselman</dc:creator>
              <dc:date>2007-02-09T14:48:00</dc:date>
            </office:change-info>
            <text:p text:style-name="Text_20_body">the</text:p>
          </text:deletion>
        </text:changed-region>
        <text:changed-region text:id="ct-1411887848">
          <text:insertion>
            <office:change-info>
              <dc:creator>Jeffrey Kesselman</dc:creator>
              <dc:date>2007-02-09T14:49:00</dc:date>
            </office:change-info>
          </text:insertion>
        </text:changed-region>
        <text:changed-region text:id="ct-1409376472">
          <text:insertion>
            <office:change-info>
              <dc:creator>Jeffrey Kesselman</dc:creator>
              <dc:date>2007-02-09T14:49:00</dc:date>
            </office:change-info>
          </text:insertion>
        </text:changed-region>
        <text:changed-region text:id="ct-1411893016">
          <text:insertion>
            <office:change-info>
              <dc:creator>Jeffrey Kesselman</dc:creator>
              <dc:date>2007-02-09T14:51:00</dc:date>
            </office:change-info>
          </text:insertion>
        </text:changed-region>
        <text:changed-region text:id="ct-1411893400">
          <text:insertion>
            <office:change-info>
              <dc:creator>Jeffrey Kesselman</dc:creator>
              <dc:date>2007-02-09T14:51:00</dc:date>
            </office:change-info>
          </text:insertion>
        </text:changed-region>
        <text:changed-region text:id="ct-1411893304">
          <text:insertion>
            <office:change-info>
              <dc:creator>Jeffrey Kesselman</dc:creator>
              <dc:date>2007-02-09T14:52:00</dc:date>
            </office:change-info>
          </text:insertion>
        </text:changed-region>
        <text:changed-region text:id="ct-1411923088">
          <text:insertion>
            <office:change-info>
              <dc:creator>Jeffrey Kesselman</dc:creator>
              <dc:date>2007-02-09T14:52:00</dc:date>
            </office:change-info>
          </text:insertion>
        </text:changed-region>
        <text:changed-region text:id="ct-1411862864">
          <text:insertion>
            <office:change-info>
              <dc:creator>Jeffrey Kesselman</dc:creator>
              <dc:date>2007-02-09T14:52:00</dc:date>
            </office:change-info>
          </text:insertion>
        </text:changed-region>
        <text:changed-region text:id="ct-1411862768">
          <text:insertion>
            <office:change-info>
              <dc:creator>Jeffrey Kesselman</dc:creator>
              <dc:date>2007-02-09T14:52:00</dc:date>
            </office:change-info>
          </text:insertion>
        </text:changed-region>
        <text:changed-region text:id="ct-1411896224">
          <text:insertion>
            <office:change-info>
              <dc:creator>Jeffrey Kesselman</dc:creator>
              <dc:date>2007-02-09T14:52:00</dc:date>
            </office:change-info>
          </text:insertion>
        </text:changed-region>
        <text:changed-region text:id="ct-1411878560">
          <text:deletion>
            <office:change-info>
              <dc:creator>Owen Kellett</dc:creator>
              <dc:date>2009-05-29T08:51:00</dc:date>
            </office:change-info>
            <text:p text:style-name="Text_20_body">Since an</text:p>
          </text:deletion>
        </text:changed-region>
        <text:changed-region text:id="ct-1411894312">
          <text:insertion>
            <office:change-info>
              <dc:creator>Owen Kellett</dc:creator>
              <dc:date>2009-05-29T08:51:00</dc:date>
            </office:change-info>
          </text:insertion>
        </text:changed-region>
        <text:changed-region text:id="ct-1411894608">
          <text:deletion>
            <office:change-info>
              <dc:creator>Owen Kellett</dc:creator>
              <dc:date>2009-05-29T08:51:00</dc:date>
            </office:change-info>
            <text:p text:style-name="Text_20_body">is also a Managed Object, it </text:p>
          </text:deletion>
        </text:changed-region>
        <text:changed-region text:id="ct-1411887944">
          <text:deletion>
            <office:change-info>
              <dc:creator>Jane Loizeaux</dc:creator>
              <dc:date>2008-04-22T17:11:00</dc:date>
            </office:change-info>
            <text:p text:style-name="P30">/*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1;<text:line-break/><text:line-break/>import java.io.Serializable;<text:line-break/>import java.util.Properties;<text:line-break/><text:line-break/>import com.sun.sgs.app.AppListener;<text:line-break/>import com.sun.sgs.app.ClientSession;<text:line-break/>import com.sun.sgs.app.ClientSessionListener;<text:line-break/><text:line-break/>/**<text:line-break/> * Hello World example for the Project Darkstar Server.<text:line-break/> * Prints {@code "Hello World!"} to the console the first time it's</text:p>
            <text:p text:style-name="P30"><text:s/>* started.<text:line-break/> */<text:line-break/>public class HelloWorld<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text:line-break/> <text:s text:c="4"/>* {@inheritDoc}<text:line-break/> <text:s text:c="4"/>* &lt;p&gt;<text:line-break/> <text:s text:c="4"/>* Prints our well-known greeting during application startup.<text:line-break/> <text:s text:c="4"/>*/<text:line-break/> <text:s text:c="3"/>public void initialize(Properties props) {<text:line-break/> <text:s text:c="7"/>System.out.println("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411901800">
          <text:insertion>
            <office:change-info>
              <dc:creator>Jane Loizeaux</dc:creator>
              <dc:date>2008-04-22T17:11:00</dc:date>
            </office:change-info>
          </text:insertion>
        </text:changed-region>
        <text:changed-region text:id="ct-1411878720">
          <text:deletion>
            <office:change-info>
              <dc:creator>Owen Kellett</dc:creator>
              <dc:date>2009-05-29T08:52:00</dc:date>
            </office:change-info>
            <text:p text:style-name="P30">8</text:p>
          </text:deletion>
        </text:changed-region>
        <text:changed-region text:id="ct-1411893112">
          <text:insertion>
            <office:change-info>
              <dc:creator>Owen Kellett</dc:creator>
              <dc:date>2009-05-29T08:52:00</dc:date>
            </office:change-info>
          </text:insertion>
        </text:changed-region>
        <text:changed-region text:id="ct-1411853472">
          <text:insertion>
            <office:change-info>
              <dc:creator>Jane Loizeaux</dc:creator>
              <dc:date>2008-04-22T17:11:00</dc:date>
            </office:change-info>
          </text:insertion>
        </text:changed-region>
        <text:changed-region text:id="ct-1411845248">
          <text:deletion>
            <office:change-info>
              <dc:creator>Owen Kellett</dc:creator>
              <dc:date>2008-11-24T09:36:00</dc:date>
            </office:change-info>
            <text:p text:style-name="P12">Make sure that Darkstar is correctly installed, and that the required supporting libraries have also been installed in the correct locations (see the README file for details).</text:p>
          </text:deletion>
        </text:changed-region>
        <text:changed-region text:id="ct-1411847984">
          <text:deletion>
            <office:change-info>
              <dc:creator>Jane Loizeaux</dc:creator>
              <dc:date>2008-04-22T16:35:00</dc:date>
            </office:change-info>
            <text:p text:style-name="P12">Be sure to follow the directions in the README files to complete installation.</text:p>
          </text:deletion>
        </text:changed-region>
        <text:changed-region text:id="ct-1411847856">
          <text:deletion>
            <office:change-info>
              <dc:creator>Owen Kellett</dc:creator>
              <dc:date>2008-11-24T09:36:00</dc:date>
            </office:change-info>
            <text:p text:style-name="P12"><text:s text:c="2"/></text:p>
          </text:deletion>
        </text:changed-region>
        <text:changed-region text:id="ct-1411848400">
          <text:insertion>
            <office:change-info>
              <dc:creator>Owen Kellett</dc:creator>
              <dc:date>2008-11-24T09:16:00</dc:date>
            </office:change-info>
          </text:insertion>
        </text:changed-region>
        <text:changed-region text:id="ct-1411848656">
          <text:deletion>
            <office:change-info>
              <dc:creator>Owen Kellett</dc:creator>
              <dc:date>2008-11-24T09:15:00</dc:date>
            </office:change-info>
            <text:p text:style-name="P4">5</text:p>
          </text:deletion>
        </text:changed-region>
        <text:changed-region text:id="ct-1411849072">
          <text:deletion>
            <office:change-info>
              <dc:creator>unknown</dc:creator>
              <dc:date>2008-04-24T09:26:00</dc:date>
            </office:change-info>
            <text:p text:style-name="P4">, version 1.5.0_11 or better</text:p>
          </text:deletion>
        </text:changed-region>
        <text:changed-region text:id="ct-1411848080">
          <text:deletion>
            <office:change-info>
              <dc:creator>Owen Kellett</dc:creator>
              <dc:date>2008-11-24T09:20:00</dc:date>
            </office:change-info>
            <text:p text:style-name="P4"><text:note text:id="ftn0" text:note-class="footnote"><text:note-citation>0</text:note-citation><text:note-body><text:p text:style-name="Footnote">Network problems have been reported when running the PDS on VMs prior to 1.5.0_10 on certain platforms. <text:s/>The PDS is compatible with JDK<text:span text:style-name="T16">™ 6 as well, though this configuration is experimental.</text:span></text:p></text:note-body></text:note></text:p>
          </text:deletion>
        </text:changed-region>
        <text:changed-region text:id="ct-1411863304">
          <text:deletion>
            <office:change-info>
              <dc:creator>Owen Kellett</dc:creator>
              <dc:date>2008-11-24T09:52:00</dc:date>
            </office:change-info>
            <text:p text:style-name="P21">tutorial example </text:p>
          </text:deletion>
        </text:changed-region>
        <text:changed-region text:id="ct-1411854024">
          <text:deletion>
            <office:change-info>
              <dc:creator>Owen Kellett</dc:creator>
              <dc:date>2008-11-24T10:05:00</dc:date>
            </office:change-info>
            <text:p text:style-name="P21">You run a </text:p>
          </text:deletion>
        </text:changed-region>
        <text:changed-region text:id="ct-1411845152">
          <text:deletion>
            <office:change-info>
              <dc:creator>unknown</dc:creator>
              <dc:date>2008-04-24T10:02:00</dc:date>
            </office:change-info>
            <text:p text:style-name="P21"/>
            <text:p text:style-name="P21"/>
          </text:deletion>
        </text:changed-region>
        <text:changed-region text:id="ct-1411884112">
          <text:deletion>
            <office:change-info>
              <dc:creator>Owen Kellett</dc:creator>
              <dc:date>2008-12-09T17:09:00</dc:date>
            </office:change-info>
            <text:p text:style-name="P21"/>
            <text:p text:style-name="P21"/>
          </text:deletion>
        </text:changed-region>
        <text:changed-region text:id="ct-1409357040">
          <text:deletion>
            <office:change-info>
              <dc:creator>Owen Kellett</dc:creator>
              <dc:date>2008-11-24T09:40:00</dc:date>
            </office:change-info>
            <text:p text:style-name="P21">The <text:span text:style-name="T12">data</text:span> directory contains subdirectories for the object store data for all the different examples. <text:s/></text:p>
          </text:deletion>
        </text:changed-region>
        <text:changed-region text:id="ct-1409351648">
          <text:deletion>
            <office:change-info>
              <dc:creator>Owen Kellett</dc:creator>
              <dc:date>2008-12-09T17:09:00</dc:date>
            </office:change-info>
            <text:p text:style-name="P21">The <text:span text:style-name="T12">tutorial.jar</text:span> file in the <text:span text:style-name="T12">tutorial</text:span> folder contains pre-compiled <text:span text:style-name="T12">.class</text:span> files for all the tutorial examples. <text:s/></text:p>
          </text:deletion>
        </text:changed-region>
        <text:changed-region text:id="ct-1411848304">
          <text:insertion>
            <office:change-info>
              <dc:creator>Owen Kellett</dc:creator>
              <dc:date>2008-12-04T16:31:00</dc:date>
            </office:change-info>
          </text:insertion>
        </text:changed-region>
        <text:changed-region text:id="ct-1411848208">
          <text:insertion>
            <office:change-info>
              <dc:creator>Owen Kellett</dc:creator>
              <dc:date>2008-11-24T10:05:00</dc:date>
            </office:change-info>
          </text:insertion>
        </text:changed-region>
        <text:changed-region text:id="ct-1411879272">
          <text:insertion>
            <office:change-info>
              <dc:creator>Owen Kellett</dc:creator>
              <dc:date>2008-11-24T09:52:00</dc:date>
            </office:change-info>
          </text:insertion>
        </text:changed-region>
        <text:changed-region text:id="ct-1411840928">
          <text:insertion>
            <office:change-info>
              <dc:creator>Owen Kellett</dc:creator>
              <dc:date>2008-11-24T09:41:00</dc:date>
            </office:change-info>
          </text:insertion>
        </text:changed-region>
        <text:changed-region text:id="ct-1411840832">
          <text:deletion>
            <office:change-info>
              <dc:creator>Owen Kellett</dc:creator>
              <dc:date>2008-11-24T09:41:00</dc:date>
            </office:change-info>
            <text:p text:style-name="P21">script </text:p>
          </text:deletion>
        </text:changed-region>
        <text:changed-region text:id="ct-1411840736">
          <text:insertion>
            <office:change-info>
              <dc:creator>Owen Kellett</dc:creator>
              <dc:date>2008-11-24T09:41:00</dc:date>
            </office:change-info>
          </text:insertion>
        </text:changed-region>
        <text:changed-region text:id="ct-1411840544">
          <text:deletion>
            <office:change-info>
              <dc:creator>Owen Kellett</dc:creator>
              <dc:date>2008-11-24T09:41:00</dc:date>
            </office:change-info>
            <text:p text:style-name="P21"><text:s/>root</text:p>
          </text:deletion>
        </text:changed-region>
        <text:changed-region text:id="ct-1411839424">
          <text:insertion>
            <office:change-info>
              <dc:creator>Owen Kellett</dc:creator>
              <dc:date>2008-11-24T09:41:00</dc:date>
            </office:change-info>
          </text:insertion>
        </text:changed-region>
        <text:changed-region text:id="ct-1411842624">
          <text:deletion>
            <office:change-info>
              <dc:creator>Owen Kellett</dc:creator>
              <dc:date>2008-11-24T09:47:00</dc:date>
            </office:change-info>
            <text:p text:style-name="P21">has the following form:</text:p>
          </text:deletion>
        </text:changed-region>
        <text:changed-region text:id="ct-1411841056">
          <text:insertion>
            <office:change-info>
              <dc:creator>Owen Kellett</dc:creator>
              <dc:date>2008-11-24T09:47:00</dc:date>
            </office:change-info>
          </text:insertion>
        </text:changed-region>
        <text:changed-region text:id="ct-1409354968">
          <text:insertion>
            <office:change-info>
              <dc:creator>Owen Kellett</dc:creator>
              <dc:date>2008-11-24T09:48:00</dc:date>
            </office:change-info>
          </text:insertion>
        </text:changed-region>
        <text:changed-region text:id="ct-1411837896">
          <text:insertion>
            <office:change-info>
              <dc:creator>Owen Kellett</dc:creator>
              <dc:date>2008-11-24T09:49:00</dc:date>
            </office:change-info>
          </text:insertion>
        </text:changed-region>
        <text:changed-region text:id="ct-1411839112">
          <text:insertion>
            <office:change-info>
              <dc:creator>Owen Kellett</dc:creator>
              <dc:date>2008-11-24T09:50:00</dc:date>
            </office:change-info>
          </text:insertion>
        </text:changed-region>
        <text:changed-region text:id="ct-1411837448">
          <text:insertion>
            <office:change-info>
              <dc:creator>Owen Kellett</dc:creator>
              <dc:date>2008-11-24T09:54:00</dc:date>
            </office:change-info>
          </text:insertion>
        </text:changed-region>
        <text:changed-region text:id="ct-1411837352">
          <text:deletion>
            <office:change-info>
              <dc:creator>Owen Kellett</dc:creator>
              <dc:date>2008-11-24T09:54:00</dc:date>
            </office:change-info>
            <text:p text:style-name="P12"/>
            <text:list text:style-name="L3">
              <text:list-item>
                <text:p text:style-name="P31">For Unix:</text:p>
              </text:list-item>
            </text:list>
          </text:deletion>
        </text:changed-region>
        <text:changed-region text:id="ct-1411839520">
          <text:deletion>
            <office:change-info>
              <dc:creator>Owen Kellett</dc:creator>
              <dc:date>2008-11-24T09:55:00</dc:date>
            </office:change-info>
            <text:p text:style-name="P32">sgs.sh</text:p>
          </text:deletion>
        </text:changed-region>
        <text:changed-region text:id="ct-1411841152">
          <text:insertion>
            <office:change-info>
              <dc:creator>Owen Kellett</dc:creator>
              <dc:date>2008-11-24T09:55:00</dc:date>
            </office:change-info>
          </text:insertion>
        </text:changed-region>
        <text:changed-region text:id="ct-1411894080">
          <text:insertion>
            <office:change-info>
              <dc:creator>Owen Kellett</dc:creator>
              <dc:date>2008-11-24T09:55:00</dc:date>
            </office:change-info>
          </text:insertion>
        </text:changed-region>
        <text:changed-region text:id="ct-1409346168">
          <text:deletion>
            <office:change-info>
              <dc:creator>Owen Kellett</dc:creator>
              <dc:date>2008-11-24T09:55:00</dc:date>
            </office:change-info>
            <text:list text:style-name="L3">
              <text:list-item text:start-value="1">
                <text:p text:style-name="P33"/>
              </text:list-item>
              <text:list-item>
                <text:p text:style-name="P34"><text:span text:style-name="T2">sgs</text:span><text:span text:style-name="T12"> </text:span><text:span text:style-name="T17">app_classpath</text:span><text:span text:style-name="T12"> </text:span><text:span text:style-name="T17">app_config_file</text:span></text:p>
              </text:list-item>
            </text:list>
          </text:deletion>
        </text:changed-region>
        <text:changed-region text:id="ct-1409344128">
          <text:deletion>
            <office:change-info>
              <dc:creator>Owen Kellett</dc:creator>
              <dc:date>2008-11-24T09:54:00</dc:date>
            </office:change-info>
            <text:list text:style-name="L3">
              <text:list-item text:start-value="1">
                <text:p text:style-name="P35"/>
              </text:list-item>
              <text:list-item>
                <text:p text:style-name="P36">For Windows:</text:p>
              </text:list-item>
            </text:list>
          </text:deletion>
        </text:changed-region>
        <text:changed-region text:id="ct-1409343968">
          <text:deletion>
            <office:change-info>
              <dc:creator>Owen Kellett</dc:creator>
              <dc:date>2008-11-24T09:55:00</dc:date>
            </office:change-info>
            <text:p text:style-name="P32"><text:span text:style-name="T17">app_classpath</text:span><text:span text:style-name="T5"> </text:span><text:span text:style-name="T17">app_config_file</text:span></text:p>
          </text:deletion>
        </text:changed-region>
        <text:changed-region text:id="ct-1411842528">
          <text:insertion>
            <office:change-info>
              <dc:creator>Owen Kellett</dc:creator>
              <dc:date>2008-11-24T10:50:00</dc:date>
            </office:change-info>
          </text:insertion>
        </text:changed-region>
        <text:changed-region text:id="ct-1411838376">
          <text:insertion>
            <office:change-info>
              <dc:creator>Owen Kellett</dc:creator>
              <dc:date>2008-11-24T09:55:00</dc:date>
            </office:change-info>
          </text:insertion>
        </text:changed-region>
        <text:changed-region text:id="ct-1411848752">
          <text:deletion>
            <office:change-info>
              <dc:creator>Owen Kellett</dc:creator>
              <dc:date>2008-11-24T09:55:00</dc:date>
            </office:change-info>
            <text:p text:style-name="P13">app_classpath</text:p>
          </text:deletion>
        </text:changed-region>
        <text:changed-region text:id="ct-1411838616">
          <text:insertion>
            <office:change-info>
              <dc:creator>Owen Kellett</dc:creator>
              <dc:date>2008-11-24T09:55:00</dc:date>
            </office:change-info>
          </text:insertion>
        </text:changed-region>
        <text:changed-region text:id="ct-1409344800">
          <text:deletion>
            <office:change-info>
              <dc:creator>Owen Kellett</dc:creator>
              <dc:date>2008-11-24T09:55:00</dc:date>
            </office:change-info>
            <text:p text:style-name="P12">a default classpath in which to find the application classes, and <text:span text:style-name="T1">app_config_file <text:s/></text:span>is the configuration file for the application you want to launch. </text:p>
          </text:deletion>
        </text:changed-region>
        <text:changed-region text:id="ct-1409342816">
          <text:insertion>
            <office:change-info>
              <dc:creator>Owen Kellett</dc:creator>
              <dc:date>2008-11-24T09:55:00</dc:date>
            </office:change-info>
          </text:insertion>
        </text:changed-region>
        <text:changed-region text:id="ct-1411840448">
          <text:insertion>
            <office:change-info>
              <dc:creator>Owen Kellett</dc:creator>
              <dc:date>2008-11-24T09:56:00</dc:date>
            </office:change-info>
          </text:insertion>
        </text:changed-region>
        <text:changed-region text:id="ct-1411837160">
          <text:insertion>
            <office:change-info>
              <dc:creator>Owen Kellett</dc:creator>
              <dc:date>2008-11-24T09:57:00</dc:date>
            </office:change-info>
          </text:insertion>
        </text:changed-region>
        <text:changed-region text:id="ct-1411838000">
          <text:insertion>
            <office:change-info>
              <dc:creator>Owen Kellett</dc:creator>
              <dc:date>2008-11-24T09:58:00</dc:date>
            </office:change-info>
          </text:insertion>
        </text:changed-region>
        <text:changed-region text:id="ct-1409342720">
          <text:insertion>
            <office:change-info>
              <dc:creator>Owen Kellett</dc:creator>
              <dc:date>2008-11-24T09:59:00</dc:date>
            </office:change-info>
          </text:insertion>
        </text:changed-region>
        <text:changed-region text:id="ct-1411838472">
          <text:insertion>
            <office:change-info>
              <dc:creator>Owen Kellett</dc:creator>
              <dc:date>2008-11-24T10:00:00</dc:date>
            </office:change-info>
          </text:insertion>
        </text:changed-region>
        <text:changed-region text:id="ct-1411838192">
          <text:insertion>
            <office:change-info>
              <dc:creator>Owen Kellett</dc:creator>
              <dc:date>2008-11-24T10:01:00</dc:date>
            </office:change-info>
          </text:insertion>
        </text:changed-region>
        <text:changed-region text:id="ct-1411879176">
          <text:insertion>
            <office:change-info>
              <dc:creator>Owen Kellett</dc:creator>
              <dc:date>2008-11-24T10:05:00</dc:date>
            </office:change-info>
          </text:insertion>
        </text:changed-region>
        <text:changed-region text:id="ct-1409323728">
          <text:insertion>
            <office:change-info>
              <dc:creator>Owen Kellett</dc:creator>
              <dc:date>2008-11-24T10:06:00</dc:date>
            </office:change-info>
          </text:insertion>
        </text:changed-region>
        <text:changed-region text:id="ct-1409330080">
          <text:insertion>
            <office:change-info>
              <dc:creator>Owen Kellett</dc:creator>
              <dc:date>2008-11-24T10:07:00</dc:date>
            </office:change-info>
          </text:insertion>
        </text:changed-region>
        <text:changed-region text:id="ct-1409342448">
          <text:insertion>
            <office:change-info>
              <dc:creator>Owen Kellett</dc:creator>
              <dc:date>2008-11-24T10:08:00</dc:date>
            </office:change-info>
          </text:insertion>
        </text:changed-region>
        <text:changed-region text:id="ct-1411837064">
          <text:insertion>
            <office:change-info>
              <dc:creator>Owen Kellett</dc:creator>
              <dc:date>2008-11-24T10:09:00</dc:date>
            </office:change-info>
          </text:insertion>
        </text:changed-region>
        <text:changed-region text:id="ct-1411840352">
          <text:insertion>
            <office:change-info>
              <dc:creator>Owen Kellett</dc:creator>
              <dc:date>2008-11-24T10:12:00</dc:date>
            </office:change-info>
          </text:insertion>
        </text:changed-region>
        <text:changed-region text:id="ct-1411832088">
          <text:insertion>
            <office:change-info>
              <dc:creator>Owen Kellett</dc:creator>
              <dc:date>2008-11-24T10:13:00</dc:date>
            </office:change-info>
          </text:insertion>
        </text:changed-region>
        <text:changed-region text:id="ct-1411844416">
          <text:insertion>
            <office:change-info>
              <dc:creator>Owen Kellett</dc:creator>
              <dc:date>2008-12-09T17:08:00</dc:date>
            </office:change-info>
          </text:insertion>
        </text:changed-region>
        <text:changed-region text:id="ct-1411826752">
          <text:insertion>
            <office:change-info>
              <dc:creator>Owen Kellett</dc:creator>
              <dc:date>2008-12-09T17:09:00</dc:date>
            </office:change-info>
          </text:insertion>
        </text:changed-region>
        <text:changed-region text:id="ct-1411826080">
          <text:deletion>
            <office:change-info>
              <dc:creator>Owen Kellett</dc:creator>
              <dc:date>2008-11-24T10:16:00</dc:date>
            </office:change-info>
            <text:p text:style-name="P12">that use relative paths</text:p>
          </text:deletion>
        </text:changed-region>
        <text:changed-region text:id="ct-1409320112">
          <text:insertion>
            <office:change-info>
              <dc:creator>Owen Kellett</dc:creator>
              <dc:date>2008-11-24T10:16:00</dc:date>
            </office:change-info>
          </text:insertion>
        </text:changed-region>
        <text:changed-region text:id="ct-1411825048">
          <text:deletion>
            <office:change-info>
              <dc:creator>Owen Kellett</dc:creator>
              <dc:date>2008-11-24T10:16:00</dc:date>
            </office:change-info>
            <text:p text:style-name="Text_20_body"><text:span text:style-name="T11"><text:s/>These paths assume your working directory is the </text:span><text:span text:style-name="T3">tutorial</text:span><text:span text:style-name="T11"> folder in the SDK.</text:span></text:p>
          </text:deletion>
        </text:changed-region>
        <text:changed-region text:id="ct-1411824512">
          <text:insertion>
            <office:change-info>
              <dc:creator>Owen Kellett</dc:creator>
              <dc:date>2008-11-24T10:16:00</dc:date>
            </office:change-info>
          </text:insertion>
        </text:changed-region>
        <text:changed-region text:id="ct-1411822408">
          <text:insertion>
            <office:change-info>
              <dc:creator>Owen Kellett</dc:creator>
              <dc:date>2008-11-24T10:16:00</dc:date>
            </office:change-info>
          </text:insertion>
        </text:changed-region>
        <text:changed-region text:id="ct-1411821872">
          <text:insertion>
            <office:change-info>
              <dc:creator>Owen Kellett</dc:creator>
              <dc:date>2008-11-24T10:17:00</dc:date>
            </office:change-info>
          </text:insertion>
        </text:changed-region>
        <text:changed-region text:id="ct-1411823168">
          <text:deletion>
            <office:change-info>
              <dc:creator>Owen Kellett</dc:creator>
              <dc:date>2008-11-24T10:17:00</dc:date>
            </office:change-info>
            <text:p text:style-name="P12">So,</text:p>
          </text:deletion>
        </text:changed-region>
        <text:changed-region text:id="ct-1411821616">
          <text:insertion>
            <office:change-info>
              <dc:creator>Owen Kellett</dc:creator>
              <dc:date>2008-11-24T10:17:00</dc:date>
            </office:change-info>
          </text:insertion>
        </text:changed-region>
        <text:changed-region text:id="ct-1411831016">
          <text:deletion>
            <office:change-info>
              <dc:creator>Owen Kellett</dc:creator>
              <dc:date>2008-11-24T10:17:00</dc:date>
            </office:change-info>
            <text:list text:style-name="L4">
              <text:list-item text:start-value="1">
                <text:p text:style-name="P37">Add the environment variable SGSHOME to your environment and set it to the directory where you installed the Project Darkstar Server.</text:p>
              </text:list-item>
              <text:list-item>
                <text:p text:style-name="P37">Add SG<text:span text:style-name="T1">SHOME</text:span> to your execution path, where SG<text:span text:style-name="T1">SHOME</text:span> is your PDS install directory. </text:p>
              </text:list-item>
              <text:list-item>
                <text:p text:style-name="P37"/>
              </text:list-item>
            </text:list>
          </text:deletion>
        </text:changed-region>
        <text:changed-region text:id="ct-1411821776">
          <text:deletion>
            <office:change-info>
              <dc:creator>Owen Kellett</dc:creator>
              <dc:date>2008-11-24T10:18:00</dc:date>
            </office:change-info>
            <text:p text:style-name="Text_20_body">tutorial </text:p>
          </text:deletion>
        </text:changed-region>
        <text:changed-region text:id="ct-1411831288">
          <text:insertion>
            <office:change-info>
              <dc:creator>Owen Kellett</dc:creator>
              <dc:date>2008-11-24T10:18:00</dc:date>
            </office:change-info>
          </text:insertion>
        </text:changed-region>
        <text:changed-region text:id="ct-1409329904">
          <text:deletion>
            <office:change-info>
              <dc:creator>Owen Kellett</dc:creator>
              <dc:date>2008-11-24T10:18:00</dc:date>
            </office:change-info>
            <text:p text:style-name="P38">/tutorial</text:p>
          </text:deletion>
        </text:changed-region>
        <text:changed-region text:id="ct-1411928856">
          <text:insertion>
            <office:change-info>
              <dc:creator>Owen Kellett</dc:creator>
              <dc:date>2008-11-24T10:18:00</dc:date>
            </office:change-info>
          </text:insertion>
        </text:changed-region>
        <text:changed-region text:id="ct-1411842752">
          <text:insertion>
            <office:change-info>
              <dc:creator>Owen Kellett</dc:creator>
              <dc:date>2008-11-24T10:19:00</dc:date>
            </office:change-info>
          </text:insertion>
        </text:changed-region>
        <text:changed-region text:id="ct-1411847760">
          <text:deletion>
            <office:change-info>
              <dc:creator>Owen Kellett</dc:creator>
              <dc:date>2008-11-24T10:20:00</dc:date>
            </office:change-info>
            <text:list text:style-name="L5">
              <text:list-item>
                <text:p text:style-name="P39"/>
              </text:list-item>
            </text:list>
            <text:list text:style-name="L6">
              <text:list-item>
                <text:p text:style-name="P40">For Unix:</text:p>
              </text:list-item>
            </text:list>
          </text:deletion>
        </text:changed-region>
        <text:changed-region text:id="ct-1409327368">
          <text:deletion>
            <office:change-info>
              <dc:creator>Owen Kellett</dc:creator>
              <dc:date>2008-11-24T10:19:00</dc:date>
            </office:change-info>
            <text:p text:style-name="P32">sgs.sh</text:p>
          </text:deletion>
        </text:changed-region>
        <text:changed-region text:id="ct-1409319248">
          <text:insertion>
            <office:change-info>
              <dc:creator>Owen Kellett</dc:creator>
              <dc:date>2008-11-24T10:19:00</dc:date>
            </office:change-info>
          </text:insertion>
        </text:changed-region>
        <text:changed-region text:id="ct-1411838096">
          <text:insertion>
            <office:change-info>
              <dc:creator>Owen Kellett</dc:creator>
              <dc:date>2008-11-24T10:20:00</dc:date>
            </office:change-info>
          </text:insertion>
        </text:changed-region>
        <text:changed-region text:id="ct-1409319072">
          <text:deletion>
            <office:change-info>
              <dc:creator>Owen Kellett</dc:creator>
              <dc:date>2008-11-24T10:20:00</dc:date>
            </office:change-info>
            <text:list text:style-name="L6">
              <text:list-item text:start-value="1">
                <text:p text:style-name="P41"><text:s/>tutorial.jar HelloWorld.properties</text:p>
              </text:list-item>
            </text:list>
            <text:list text:style-name="L7">
              <text:list-item>
                <text:p text:style-name="P42">For Windows:</text:p>
              </text:list-item>
            </text:list>
            <text:list text:style-name="L4" text:continue-numbering="true">
              <text:list-item>
                <text:p text:style-name="P43">sgs tutorial.jar HelloWorld.properties</text:p>
              </text:list-item>
            </text:list>
          </text:deletion>
        </text:changed-region>
        <text:changed-region text:id="ct-1409325448">
          <text:insertion>
            <office:change-info>
              <dc:creator>Owen Kellett</dc:creator>
              <dc:date>2008-12-04T16:23:00</dc:date>
            </office:change-info>
          </text:insertion>
        </text:changed-region>
        <text:changed-region text:id="ct-1409319712">
          <text:insertion>
            <office:change-info>
              <dc:creator>Owen Kellett</dc:creator>
              <dc:date>2008-12-04T16:24:00</dc:date>
            </office:change-info>
          </text:insertion>
        </text:changed-region>
        <text:changed-region text:id="ct-1409319872">
          <text:deletion>
            <office:change-info>
              <dc:creator>Owen Kellett</dc:creator>
              <dc:date>2008-12-09T17:10:00</dc:date>
            </office:change-info>
            <text:p text:style-name="P44">t</text:p>
          </text:deletion>
        </text:changed-region>
        <text:changed-region text:id="ct-1411823488">
          <text:deletion>
            <office:change-info>
              <dc:creator>Owen Kellett</dc:creator>
              <dc:date>2008-12-04T16:24:00</dc:date>
            </office:change-info>
            <text:p text:style-name="P44">in Unix or Win32, just </text:p>
          </text:deletion>
        </text:changed-region>
        <text:changed-region text:id="ct-1409319560">
          <text:insertion>
            <office:change-info>
              <dc:creator>Owen Kellett</dc:creator>
              <dc:date>2008-12-09T17:10:00</dc:date>
            </office:change-info>
          </text:insertion>
        </text:changed-region>
        <text:changed-region text:id="ct-1411826232">
          <text:deletion>
            <office:change-info>
              <dc:creator>Owen Kellett</dc:creator>
              <dc:date>2008-12-09T17:11:00</dc:date>
            </office:change-info>
            <text:p text:style-name="P44">e</text:p>
          </text:deletion>
        </text:changed-region>
        <text:changed-region text:id="ct-1409324344">
          <text:insertion>
            <office:change-info>
              <dc:creator>Owen Kellett</dc:creator>
              <dc:date>2008-12-09T17:11:00</dc:date>
            </office:change-info>
          </text:insertion>
        </text:changed-region>
        <text:changed-region text:id="ct-1411821272">
          <text:deletion>
            <office:change-info>
              <dc:creator>Owen Kellett</dc:creator>
              <dc:date>2008-12-09T17:11:00</dc:date>
            </office:change-info>
            <text:p text:style-name="P44">to</text:p>
          </text:deletion>
        </text:changed-region>
        <text:changed-region text:id="ct-1411823352">
          <text:insertion>
            <office:change-info>
              <dc:creator>Owen Kellett</dc:creator>
              <dc:date>2008-12-09T17:11:00</dc:date>
            </office:change-info>
          </text:insertion>
        </text:changed-region>
        <text:changed-region text:id="ct-1409356064">
          <text:deletion>
            <office:change-info>
              <dc:creator>Owen Kellett</dc:creator>
              <dc:date>2008-11-24T10:21:00</dc:date>
            </office:change-info>
            <text:p text:style-name="P45">script files <text:span text:style-name="T12">sgs.bat</text:span> and <text:span text:style-name="T12">sgs.sh</text:span> to see how to run PDS applications</text:p>
          </text:deletion>
        </text:changed-region>
        <text:changed-region text:id="ct-1409345064">
          <text:insertion>
            <office:change-info>
              <dc:creator>Owen Kellett</dc:creator>
              <dc:date>2008-11-24T10:21:00</dc:date>
            </office:change-info>
          </text:insertion>
        </text:changed-region>
        <text:changed-region text:id="ct-1411840256">
          <text:deletion>
            <office:change-info>
              <dc:creator>Owen Kellett</dc:creator>
              <dc:date>2008-11-24T10:21:00</dc:date>
            </office:change-info>
            <text:p text:style-name="P46">,</text:p>
          </text:deletion>
        </text:changed-region>
        <text:changed-region text:id="ct-1411825984">
          <text:insertion>
            <office:change-info>
              <dc:creator>Owen Kellett</dc:creator>
              <dc:date>2008-11-24T10:21:00</dc:date>
            </office:change-info>
          </text:insertion>
        </text:changed-region>
        <text:changed-region text:id="ct-1409337536">
          <text:insertion>
            <office:change-info>
              <dc:creator>Owen Kellett</dc:creator>
              <dc:date>2008-11-24T10:22:00</dc:date>
            </office:change-info>
          </text:insertion>
        </text:changed-region>
        <text:changed-region text:id="ct-1409318976">
          <text:insertion>
            <office:change-info>
              <dc:creator>Owen Kellett</dc:creator>
              <dc:date>2008-11-24T10:21:00</dc:date>
            </office:change-info>
          </text:insertion>
        </text:changed-region>
        <text:changed-region text:id="ct-1409342008">
          <text:insertion>
            <office:change-info>
              <dc:creator>Owen Kellett</dc:creator>
              <dc:date>2008-11-24T10:23:00</dc:date>
            </office:change-info>
          </text:insertion>
        </text:changed-region>
        <text:changed-region text:id="ct-1411822104">
          <text:insertion>
            <office:change-info>
              <dc:creator>Owen Kellett</dc:creator>
              <dc:date>2008-11-24T10:23:00</dc:date>
            </office:change-info>
          </text:insertion>
        </text:changed-region>
        <text:changed-region text:id="ct-1411820224">
          <text:insertion>
            <office:change-info>
              <dc:creator>Owen Kellett</dc:creator>
              <dc:date>2008-11-24T10:23:00</dc:date>
            </office:change-info>
          </text:insertion>
        </text:changed-region>
        <text:changed-region text:id="ct-1409291656">
          <text:deletion>
            <office:change-info>
              <dc:creator>Jane Loizeaux</dc:creator>
              <dc:date>2008-04-22T17:11:00</dc:date>
            </office:change-info>
            <text:p text:style-name="P47">/*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2;<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Hello World with Logging example for the Project Darkstar Server.<text:line-break/> * It logs {@code "Hello World!"} at level {@link Level#INFO INFO}<text:line-break/> * when first started.<text:line-break/> */<text:line-break/>public class HelloLogger<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Logger.class.getName());<text:line-break/><text:line-break/> <text:s text:c="3"/>/**<text:line-break/> <text:s text:c="4"/>* {@inheritDoc}<text:line-break/> <text:s text:c="4"/>* &lt;p&gt;<text:line-break/> <text:s text:c="4"/>* Logs our well-known greeting during application startup.<text:line-break/> <text:s text:c="4"/>*/<text:line-break/> <text:s text:c="3"/>public void initialize(Properties props) {<text:line-break/> <text:s text:c="7"/>logger.log(Level.INFO, "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411812104">
          <text:insertion>
            <office:change-info>
              <dc:creator>Jane Loizeaux</dc:creator>
              <dc:date>2008-04-22T17:11:00</dc:date>
            </office:change-info>
          </text:insertion>
        </text:changed-region>
        <text:changed-region text:id="ct-1411815216">
          <text:deletion>
            <office:change-info>
              <dc:creator>Owen Kellett</dc:creator>
              <dc:date>2009-05-29T08:52:00</dc:date>
            </office:change-info>
            <text:p text:style-name="P47">8</text:p>
          </text:deletion>
        </text:changed-region>
        <text:changed-region text:id="ct-1411844320">
          <text:insertion>
            <office:change-info>
              <dc:creator>Owen Kellett</dc:creator>
              <dc:date>2009-05-29T08:52:00</dc:date>
            </office:change-info>
          </text:insertion>
        </text:changed-region>
        <text:changed-region text:id="ct-1411804664">
          <text:insertion>
            <office:change-info>
              <dc:creator>Owen Kellett</dc:creator>
              <dc:date>2008-12-11T11:30:00</dc:date>
            </office:change-info>
          </text:insertion>
        </text:changed-region>
        <text:changed-region text:id="ct-1411804568">
          <text:deletion>
            <office:change-info>
              <dc:creator>Owen Kellett</dc:creator>
              <dc:date>2008-12-11T11:30:00</dc:date>
            </office:change-info>
            <text:p text:style-name="Text_20_body">script</text:p>
          </text:deletion>
        </text:changed-region>
        <text:changed-region text:id="ct-1411804472">
          <text:insertion>
            <office:change-info>
              <dc:creator>Owen Kellett</dc:creator>
              <dc:date>2008-12-11T11:30:00</dc:date>
            </office:change-info>
          </text:insertion>
        </text:changed-region>
        <text:changed-region text:id="ct-1411803936">
          <text:deletion>
            <office:change-info>
              <dc:creator>Owen Kellett</dc:creator>
              <dc:date>2008-12-11T11:30:00</dc:date>
            </office:change-info>
            <text:p text:style-name="P28">root</text:p>
          </text:deletion>
        </text:changed-region>
        <text:changed-region text:id="ct-1411802784">
          <text:insertion>
            <office:change-info>
              <dc:creator>Owen Kellett</dc:creator>
              <dc:date>2008-12-11T11:30:00</dc:date>
            </office:change-info>
          </text:insertion>
        </text:changed-region>
        <text:changed-region text:id="ct-1411802560">
          <text:insertion>
            <office:change-info>
              <dc:creator>Owen Kellett</dc:creator>
              <dc:date>2008-12-11T11:31:00</dc:date>
            </office:change-info>
          </text:insertion>
        </text:changed-region>
        <text:changed-region text:id="ct-1411801688">
          <text:deletion>
            <office:change-info>
              <dc:creator>Owen Kellett</dc:creator>
              <dc:date>2008-12-11T11:32:00</dc:date>
            </office:change-info>
            <text:p text:style-name="Text_20_body">.</text:p>
          </text:deletion>
        </text:changed-region>
        <text:changed-region text:id="ct-1411804072">
          <text:insertion>
            <office:change-info>
              <dc:creator>Owen Kellett</dc:creator>
              <dc:date>2008-12-11T11:32:00</dc:date>
            </office:change-info>
          </text:insertion>
        </text:changed-region>
        <text:changed-region text:id="ct-1411803072">
          <text:insertion>
            <office:change-info>
              <dc:creator>Owen Kellett</dc:creator>
              <dc:date>2008-12-11T11:33:00</dc:date>
            </office:change-info>
          </text:insertion>
        </text:changed-region>
        <text:changed-region text:id="ct-1412431048">
          <text:deletion>
            <office:change-info>
              <dc:creator>Owen Kellett</dc:creator>
              <dc:date>2008-12-11T11:31:00</dc:date>
            </office:change-info>
            <text:p text:style-name="Text_20_body">5</text:p>
          </text:deletion>
        </text:changed-region>
        <text:changed-region text:id="ct-1411802440">
          <text:insertion>
            <office:change-info>
              <dc:creator>Owen Kellett</dc:creator>
              <dc:date>2008-12-11T11:31:00</dc:date>
            </office:change-info>
          </text:insertion>
        </text:changed-region>
        <text:changed-region text:id="ct-1411823072">
          <text:deletion>
            <office:change-info>
              <dc:creator>Jeffrey Kesselman</dc:creator>
              <dc:date>2007-02-09T15:00:00</dc:date>
            </office:change-info>
            <text:p text:style-name="P48">When we say that tasks execute in an “apparently monothreaded manner,” what we really mean is that they are deadlock-proof and race-condition proof.</text:p>
          </text:deletion>
        </text:changed-region>
        <text:changed-region text:id="ct-1411829576">
          <text:insertion>
            <office:change-info>
              <dc:creator>Jeffrey Kesselman</dc:creator>
              <dc:date>2007-02-09T15:00:00</dc:date>
            </office:change-info>
          </text:insertion>
        </text:changed-region>
        <text:changed-region text:id="ct-1411805728">
          <text:insertion>
            <office:change-info>
              <dc:creator>Jeffrey Kesselman</dc:creator>
              <dc:date>2007-02-09T15:00:00</dc:date>
            </office:change-info>
          </text:insertion>
        </text:changed-region>
        <text:changed-region text:id="ct-1412430472">
          <text:deletion>
            <office:change-info>
              <dc:creator>Jeffrey Kesselman</dc:creator>
              <dc:date>2007-02-09T15:00:00</dc:date>
            </office:change-info>
            <text:p text:style-name="P48">really executed them in a monothreaded manner</text:p>
          </text:deletion>
        </text:changed-region>
        <text:changed-region text:id="ct-1409287096">
          <text:insertion>
            <office:change-info>
              <dc:creator>Jeffrey Kesselman</dc:creator>
              <dc:date>2007-02-09T15:00:00</dc:date>
            </office:change-info>
          </text:insertion>
        </text:changed-region>
        <text:changed-region text:id="ct-1411805040">
          <text:deletion>
            <office:change-info>
              <dc:creator>Jeffrey Kesselman</dc:creator>
              <dc:date>2007-02-09T15:00:00</dc:date>
            </office:change-info>
            <text:p text:style-name="P48">,</text:p>
          </text:deletion>
        </text:changed-region>
        <text:changed-region text:id="ct-1411803592">
          <text:deletion>
            <office:change-info>
              <dc:creator>Jeffrey Kesselman</dc:creator>
              <dc:date>2007-02-09T15:00:00</dc:date>
            </office:change-info>
            <text:p text:style-name="P48">allows many tasks to execute at once, but makes each task its own transactional context and tracks what objects each task is using and how, taking read and write locks on the objects as necessary. The Data Manager does deadlock detection. In the event of a potential deadlock, one of the two deadlocking tasks is aborted, all its modified state rolled back, and the task rescheduled for later execution.</text:p>
            <text:p text:style-name="P48">Although a <text:span text:style-name="T19">SGS</text:span> <text:span text:style-name="T19">application</text:span> will never </text:p>
          </text:deletion>
        </text:changed-region>
        <text:changed-region text:id="ct-1411802976">
          <text:insertion>
            <office:change-info>
              <dc:creator>Jeffrey Kesselman</dc:creator>
              <dc:date>2007-02-09T15:00:00</dc:date>
            </office:change-info>
          </text:insertion>
        </text:changed-region>
        <text:changed-region text:id="ct-1411807408">
          <text:insertion>
            <office:change-info>
              <dc:creator>Jeffrey Kesselman</dc:creator>
              <dc:date>2007-02-09T15:01:00</dc:date>
            </office:change-info>
          </text:insertion>
        </text:changed-region>
        <text:changed-region text:id="ct-1411803352">
          <text:insertion>
            <office:change-info>
              <dc:creator>Jeffrey Kesselman</dc:creator>
              <dc:date>2007-02-09T15:01:00</dc:date>
            </office:change-info>
          </text:insertion>
        </text:changed-region>
        <text:changed-region text:id="ct-1411803256">
          <text:insertion>
            <office:change-info>
              <dc:creator>Jeffrey Kesselman</dc:creator>
              <dc:date>2007-02-09T15:01:00</dc:date>
            </office:change-info>
          </text:insertion>
        </text:changed-region>
        <text:changed-region text:id="ct-1411800880">
          <text:insertion>
            <office:change-info>
              <dc:creator>Jeffrey Kesselman</dc:creator>
              <dc:date>2007-02-09T15:02:00</dc:date>
            </office:change-info>
          </text:insertion>
        </text:changed-region>
        <text:changed-region text:id="ct-1411804832">
          <text:insertion>
            <office:change-info>
              <dc:creator>Jeffrey Kesselman</dc:creator>
              <dc:date>2007-02-09T15:02:00</dc:date>
            </office:change-info>
          </text:insertion>
        </text:changed-region>
        <text:changed-region text:id="ct-1412425048">
          <text:insertion>
            <office:change-info>
              <dc:creator>Jeffrey Kesselman</dc:creator>
              <dc:date>2007-02-09T15:02:00</dc:date>
            </office:change-info>
          </text:insertion>
        </text:changed-region>
        <text:changed-region text:id="ct-1412426560">
          <text:deletion>
            <office:change-info>
              <dc:creator>Jeffrey Kesselman</dc:creator>
              <dc:date>2007-02-09T15:03:00</dc:date>
            </office:change-info>
            <text:p text:style-name="P48"><text:span text:style-name="Emphasis">deadlock or race, <text:s/>there is a cost in both latency and processor usage in aborting a Task. </text:span></text:p>
          </text:deletion>
        </text:changed-region>
        <text:changed-region text:id="ct-1412428000">
          <text:deletion>
            <office:change-info>
              <dc:creator>Jeffrey Kesselman</dc:creator>
              <dc:date>2007-02-09T15:05:00</dc:date>
            </office:change-info>
            <text:p text:style-name="P48"><text:span text:style-name="Emphasis">For that reason, if you wish to achieve optimal performance, <text:s/>it is </text:span></text:p>
          </text:deletion>
        </text:changed-region>
        <text:changed-region text:id="ct-1412425968">
          <text:deletion>
            <office:change-info>
              <dc:creator>Jeffrey Kesselman</dc:creator>
              <dc:date>2007-02-09T15:03:00</dc:date>
            </office:change-info>
            <text:p text:style-name="P48"><text:span text:style-name="Emphasis">still </text:span></text:p>
          </text:deletion>
        </text:changed-region>
        <text:changed-region text:id="ct-1412425664">
          <text:deletion>
            <office:change-info>
              <dc:creator>Jeffrey Kesselman</dc:creator>
              <dc:date>2007-02-09T15:05:00</dc:date>
            </office:change-info>
            <text:p text:style-name="P48"><text:span text:style-name="Emphasis">important to design your data structures and game logic with as little potential object-contention as possible.</text:span></text:p>
          </text:deletion>
        </text:changed-region>
        <text:changed-region text:id="ct-1411806312">
          <text:insertion>
            <office:change-info>
              <dc:creator>Jeffrey Kesselman</dc:creator>
              <dc:date>2007-02-09T15:03:00</dc:date>
            </office:change-info>
          </text:insertion>
        </text:changed-region>
        <text:changed-region text:id="ct-1411796800">
          <text:insertion>
            <office:change-info>
              <dc:creator>Jeffrey Kesselman</dc:creator>
              <dc:date>2007-02-09T15:03:00</dc:date>
            </office:change-info>
          </text:insertion>
        </text:changed-region>
        <text:changed-region text:id="ct-1411794392">
          <text:insertion>
            <office:change-info>
              <dc:creator>Jeffrey Kesselman</dc:creator>
              <dc:date>2007-02-09T15:03:00</dc:date>
            </office:change-info>
          </text:insertion>
        </text:changed-region>
        <text:changed-region text:id="ct-1411792104">
          <text:insertion>
            <office:change-info>
              <dc:creator>Jeffrey Kesselman</dc:creator>
              <dc:date>2007-02-09T15:03:00</dc:date>
            </office:change-info>
          </text:insertion>
        </text:changed-region>
        <text:changed-region text:id="ct-1411790472">
          <text:insertion>
            <office:change-info>
              <dc:creator>Jeffrey Kesselman</dc:creator>
              <dc:date>2007-02-09T15:04:00</dc:date>
            </office:change-info>
          </text:insertion>
        </text:changed-region>
        <text:changed-region text:id="ct-1411788120">
          <text:insertion>
            <office:change-info>
              <dc:creator>Jeffrey Kesselman</dc:creator>
              <dc:date>2007-02-09T15:04:00</dc:date>
            </office:change-info>
          </text:insertion>
        </text:changed-region>
        <text:changed-region text:id="ct-1411785232">
          <text:insertion>
            <office:change-info>
              <dc:creator>Jeffrey Kesselman</dc:creator>
              <dc:date>2007-02-09T15:04:00</dc:date>
            </office:change-info>
          </text:insertion>
        </text:changed-region>
        <text:changed-region text:id="ct-1411837800">
          <text:insertion>
            <office:change-info>
              <dc:creator>Jeffrey Kesselman</dc:creator>
              <dc:date>2007-02-09T15:05:00</dc:date>
            </office:change-info>
          </text:insertion>
        </text:changed-region>
        <text:changed-region text:id="ct-1412431448">
          <text:insertion>
            <office:change-info>
              <dc:creator>Jeffrey Kesselman</dc:creator>
              <dc:date>2007-02-09T15:05:00</dc:date>
            </office:change-info>
          </text:insertion>
        </text:changed-region>
        <text:changed-region text:id="ct-1411787560">
          <text:insertion>
            <office:change-info>
              <dc:creator>Jeffrey Kesselman</dc:creator>
              <dc:date>2007-02-09T15:06:00</dc:date>
            </office:change-info>
          </text:insertion>
        </text:changed-region>
        <text:changed-region text:id="ct-1411791072">
          <text:insertion>
            <office:change-info>
              <dc:creator>Jeffrey Kesselman</dc:creator>
              <dc:date>2007-02-09T15:06:00</dc:date>
            </office:change-info>
          </text:insertion>
        </text:changed-region>
        <text:changed-region text:id="ct-1411788376">
          <text:insertion>
            <office:change-info>
              <dc:creator>Jeffrey Kesselman</dc:creator>
              <dc:date>2007-02-09T15:06:00</dc:date>
            </office:change-info>
          </text:insertion>
        </text:changed-region>
        <text:changed-region text:id="ct-1411795624">
          <text:insertion>
            <office:change-info>
              <dc:creator>Owen Kellett</dc:creator>
              <dc:date>2009-10-20T13:51:00</dc:date>
            </office:change-info>
          </text:insertion>
        </text:changed-region>
        <text:changed-region text:id="ct-1411797248">
          <text:deletion>
            <office:change-info>
              <dc:creator>Owen Kellett</dc:creator>
              <dc:date>2009-10-20T13:51:00</dc:date>
            </office:change-info>
            <text:p text:style-name="P49">; it will be covered in the forthcoming <text:span text:style-name="T1">Project Darkstar Server Extension Manual.</text:span></text:p>
          </text:deletion>
        </text:changed-region>
        <text:changed-region text:id="ct-1411792776">
          <text:insertion>
            <office:change-info>
              <dc:creator>Owen Kellett</dc:creator>
              <dc:date>2009-10-20T13:51:00</dc:date>
            </office:change-info>
          </text:insertion>
        </text:changed-region>
        <text:changed-region text:id="ct-1411789600">
          <text:deletion>
            <office:change-info>
              <dc:creator>Jane Loizeaux</dc:creator>
              <dc:date>2008-04-22T17:12:00</dc:date>
            </office:change-info>
            <text:p text:style-name="P50">/*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3;<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text:line-break/>import com.sun.sgs.app.TaskManager;<text:line-break/><text:line-break/>/**<text:line-break/> * A simple timed-task example for the Project Darkstar Server.<text:line-break/> * It uses the {@link TaskManager} to schedule itself as a periodic task<text:line-break/> * that logs the current timestamp on each execution.<text:line-break/> */<text:line-break/>public class HelloTimer<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Timer.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Logs the current timestamp whenever this {@code Task} gets run.<text:line-break/> <text:s text:c="4"/>*/<text:line-break/> <text:s text:c="3"/>public void run() throws Exception {<text:line-break/> <text:s text:c="7"/>logger.log(Level.INFO,<text:line-break/> <text:s text:c="11"/>"HelloTimer task: running at timestamp {0,number,#}",<text:line-break/> <text:s text:c="11"/>System.currentTimeMillis());<text:line-break/> <text:s text:c="3"/>}<text:line-break/>}</text:p>
          </text:deletion>
        </text:changed-region>
        <text:changed-region text:id="ct-1411797152">
          <text:insertion>
            <office:change-info>
              <dc:creator>Jane Loizeaux</dc:creator>
              <dc:date>2008-04-22T17:12:00</dc:date>
            </office:change-info>
          </text:insertion>
        </text:changed-region>
        <text:changed-region text:id="ct-1411795200">
          <text:deletion>
            <office:change-info>
              <dc:creator>Owen Kellett</dc:creator>
              <dc:date>2009-05-29T08:53:00</dc:date>
            </office:change-info>
            <text:p text:style-name="P50">8</text:p>
          </text:deletion>
        </text:changed-region>
        <text:changed-region text:id="ct-1411786208">
          <text:insertion>
            <office:change-info>
              <dc:creator>Owen Kellett</dc:creator>
              <dc:date>2009-05-29T08:53:00</dc:date>
            </office:change-info>
          </text:insertion>
        </text:changed-region>
        <text:changed-region text:id="ct-1411750872">
          <text:deletion>
            <office:change-info>
              <dc:creator>Jane Loizeaux</dc:creator>
              <dc:date>2008-04-22T17:13:00</dc:date>
            </office:change-info>
            <text:p text:style-name="P50">/*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ManagedObject;<text:line-break/>import com.sun.sgs.app.Task;<text:line-break/>import com.sun.sgs.app.TaskManager;<text:line-break/><text:line-break/>/**<text:line-break/> * A simple persistence example for the Project Darkstar Server.<text:line-break/> * As a {@link ManagedObject}, it is able to modify instance fields,<text:line-break/> * demonstrated here by tracking the last timestamp at which a task<text:line-break/> * was run and displaying the time delta.<text:line-break/> */<text:line-break/>public class HelloPersistence<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text:s/>The timestamp when this task was last run. */<text:line-break/> <text:s text:c="3"/>private long lastTimestamp = System.currentTimeMillis();<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p>
          </text:deletion>
        </text:changed-region>
        <text:changed-region text:id="ct-1411762120">
          <text:insertion>
            <office:change-info>
              <dc:creator>Jane Loizeaux</dc:creator>
              <dc:date>2008-04-22T17:13:00</dc:date>
            </office:change-info>
          </text:insertion>
        </text:changed-region>
        <text:changed-region text:id="ct-1411752936">
          <text:deletion>
            <office:change-info>
              <dc:creator>Owen Kellett</dc:creator>
              <dc:date>2009-05-29T08:53:00</dc:date>
            </office:change-info>
            <text:p text:style-name="P50">8</text:p>
          </text:deletion>
        </text:changed-region>
        <text:changed-region text:id="ct-1411772952">
          <text:insertion>
            <office:change-info>
              <dc:creator>Owen Kellett</dc:creator>
              <dc:date>2009-05-29T08:53:00</dc:date>
            </office:change-info>
          </text:insertion>
        </text:changed-region>
        <text:changed-region text:id="ct-1412045632">
          <text:deletion>
            <office:change-info>
              <dc:creator>Owen Kellett</dc:creator>
              <dc:date>2009-05-29T08:54:00</dc:date>
            </office:change-info>
            <text:p text:style-name="Text_20_body"><text:s/>(<text:span text:style-name="T12">AppListener</text:span> actually inherits the <text:span text:style-name="T12">ManagedObject</text:span> marker interface for you.)</text:p>
          </text:deletion>
        </text:changed-region>
        <text:changed-region text:id="ct-1412046432">
          <text:deletion>
            <office:change-info>
              <dc:creator>Jane Loizeaux</dc:creator>
              <dc:date>2008-04-22T17:14:00</dc:date>
            </office:change-info>
            <text:p text:style-name="P50">/*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Manager;<text:line-break/><text:line-break/>/**<text:line-break/> * A simple persistence example for the Project Darkstar Server.<text:line-break/> */<text:line-break/>public class HelloPersistence2<text:line-break/> <text:s text:c="3"/>implements AppListener, Serializable<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2.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Creates a {@link TrivialTimedTask} and schedules its {@code run()}<text:line-break/> <text:s text:c="4"/>* method to be called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rivialTimedTask task = new TrivialTimedTask();<text:line-break/><text:line-break/> <text:s text:c="7"/>logger.log(Level.INFO, "Created task: {0}", task);<text:line-break/><text:line-break/> <text:s text:c="7"/>TaskManager taskManager = AppContext.getTaskManager();<text:line-break/> <text:s text:c="7"/>taskManager.schedulePeriodicTask(task,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412047696">
          <text:insertion>
            <office:change-info>
              <dc:creator>Jane Loizeaux</dc:creator>
              <dc:date>2008-04-22T17:14:00</dc:date>
            </office:change-info>
          </text:insertion>
        </text:changed-region>
        <text:changed-region text:id="ct-1412046208">
          <text:deletion>
            <office:change-info>
              <dc:creator>Owen Kellett</dc:creator>
              <dc:date>2009-05-29T08:54:00</dc:date>
            </office:change-info>
            <text:p text:style-name="P50">8</text:p>
          </text:deletion>
        </text:changed-region>
        <text:changed-region text:id="ct-1412045288">
          <text:insertion>
            <office:change-info>
              <dc:creator>Owen Kellett</dc:creator>
              <dc:date>2009-05-29T08:54:00</dc:date>
            </office:change-info>
          </text:insertion>
        </text:changed-region>
        <text:changed-region text:id="ct-1411727736">
          <text:deletion>
            <office:change-info>
              <dc:creator>Jane Loizeaux</dc:creator>
              <dc:date>2008-04-22T17:15: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logging.Level;<text:line-break/>import java.util.logging.Logger;<text:line-break/><text:line-break/>import com.sun.sgs.app.ManagedObject;<text:line-break/>import com.sun.sgs.app.Task;<text:line-break/><text:line-break/>/**<text:line-break/> * TODO doc<text:line-break/> */<text:line-break/>public class TrivialTimedTask<text:line-break/> <text:s text:c="3"/>implements Serializable, <text:s/>// for persistence, as required by ManagedObject.<text:line-break/> <text:s text:c="14"/>ManagedObject, // to let the PDS manage our persistence.<text:line-break/> <text:s text:c="14"/>Task <text:s text:c="10"/>//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TrivialTimedTask.class.getName());<text:line-break/><text:line-break/> <text:s text:c="3"/>/** <text:s/>The timestamp when this task was last run. */<text:line-break/> <text:s text:c="3"/>private long lastTimestamp = System.currentTimeMillis();<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p>
          </text:deletion>
        </text:changed-region>
        <text:changed-region text:id="ct-1411727368">
          <text:insertion>
            <office:change-info>
              <dc:creator>Jane Loizeaux</dc:creator>
              <dc:date>2008-04-22T17:15:00</dc:date>
            </office:change-info>
          </text:insertion>
        </text:changed-region>
        <text:changed-region text:id="ct-1411727272">
          <text:deletion>
            <office:change-info>
              <dc:creator>Owen Kellett</dc:creator>
              <dc:date>2009-05-29T08:54:00</dc:date>
            </office:change-info>
            <text:p text:style-name="Code">8</text:p>
          </text:deletion>
        </text:changed-region>
        <text:changed-region text:id="ct-1411727176">
          <text:insertion>
            <office:change-info>
              <dc:creator>Owen Kellett</dc:creator>
              <dc:date>2009-05-29T08:54:00</dc:date>
            </office:change-info>
          </text:insertion>
        </text:changed-region>
        <text:changed-region text:id="ct-1411719304">
          <text:deletion>
            <office:change-info>
              <dc:creator>Jane Loizeaux</dc:creator>
              <dc:date>2008-04-22T17:15: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import com.sun.sgs.app.Task;<text:line-break/>import com.sun.sgs.app.TaskManager;<text:line-break/><text:line-break/>/**<text:line-break/> * A simple persistence example for the Project Darkstar Server.<text:line-break/> */<text:line-break/>public class HelloPersistence3<text:line-break/> <text:s text:c="3"/>implements AppListener, Serializable, Task<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3.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A reference to our subtask, a {@link TrivialTimedTask}. <text:s/>*/<text:line-break/> <text:s text:c="3"/>private ManagedReference subTaskRef = null;<text:line-break/><text:line-break/> <text:s text:c="3"/>/**<text:line-break/> <text:s text:c="4"/>* Gets the subtask this task delegates to. <text:s/>Dereferences a<text:line-break/> <text:s text:c="4"/>* {@link ManagedReference} in this object that holds the subtask.<text:line-break/> <text:s text:c="4"/>* &lt;p&gt;<text:line-break/> <text:s text:c="4"/>* This null-check idiom is common when getting a ManagedReference.<text:line-break/> <text:s text:c="4"/>*<text:line-break/> <text:s text:c="4"/>* @return the subtask this task delegates to, or null if none is set<text:line-break/> <text:s text:c="4"/>*/<text:line-break/> <text:s text:c="3"/>public TrivialTimedTask getSubTask() {<text:line-break/> <text:s text:c="7"/>if (subTaskRef == null)<text:line-break/> <text:s text:c="11"/>return null;<text:line-break/><text:line-break/> <text:s text:c="7"/>return subTaskRef.get(TrivialTimedTask.class);<text:line-break/> <text:s text:c="3"/>}<text:line-break/><text:line-break/> <text:s text:c="3"/>/**<text:line-break/> <text:s text:c="4"/>* Sets the subtask this task delegates to. <text:s/>Stores the subtask<text:line-break/> <text:s text:c="4"/>* as a {@link ManagedReference} in this object.<text:line-break/> <text:s text:c="4"/>* &lt;p&gt;<text:line-break/> <text:s text:c="4"/>* This null-check idiom is common when setting a ManagedReference,<text:line-break/> <text:s text:c="4"/>* since {@link DataManager#createReference createReference} does<text:line-break/> <text:s text:c="4"/>* not accept null parameters.<text:line-break/> <text:s text:c="4"/>*<text:line-break/> <text:s text:c="4"/>* @param subTask the subtask this task should delegate to,<text:line-break/> <text:s text:c="4"/>* <text:s text:c="7"/>or null to clear the subtask<text:line-break/> <text:s text:c="4"/>*/<text:line-break/> <text:s text:c="3"/>public void setSubTask(TrivialTimedTask subTask) {<text:line-break/> <text:s text:c="7"/>if (subTask == null) {<text:line-break/> <text:s text:c="11"/>subTaskRef = null;<text:line-break/> <text:s text:c="11"/>return;<text:line-break/> <text:s text:c="7"/>}<text:line-break/> <text:s text:c="7"/>DataManager dataManager = AppContext.getDataManager();<text:line-break/> <text:s text:c="7"/>subTaskRef = dataManager.createReference(subTask);<text:line-break/> <text:s text:c="3"/>}<text:line-break/><text:line-break/> <text:s text:c="3"/>// implement AppListener<text:line-break/><text:line-break/> <text:s text:c="3"/>/**<text:line-break/> <text:s text:c="4"/>* {@inheritDoc}<text:line-break/> <text:s text:c="4"/>* &lt;p&gt;<text:line-break/> <text:s text:c="4"/>* Schedules the {@code run()} method of this object to be called<text:line-break/> <text:s text:c="4"/>*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 Hold onto the task (as a managed reference)<text:line-break/> <text:s text:c="7"/>setSubTask(new TrivialTimedTask());<text:line-break/><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Calls the run() method of the subtask set on this object.<text:line-break/> <text:s text:c="4"/>*/<text:line-break/> <text:s text:c="3"/>public void run() throws Exception {<text:line-break/> <text:s text:c="7"/>// Get the subTask (from the ManagedReference that holds it)<text:line-break/> <text:s text:c="7"/>TrivialTimedTask subTask = getSubTask();<text:line-break/><text:line-break/> <text:s text:c="7"/>if (subTask == null) {<text:line-break/> <text:s text:c="11"/>logger.log(Level.WARNING, "subTask is null");<text:line-break/> <text:s text:c="11"/>return;<text:line-break/> <text:s text:c="7"/>}<text:line-break/><text:line-break/> <text:s text:c="7"/>// Delegate to the subTask's run() method<text:line-break/> <text:s text:c="7"/>subTask.run();<text:line-break/> <text:s text:c="3"/>}<text:line-break/>}</text:p>
          </text:deletion>
        </text:changed-region>
        <text:changed-region text:id="ct-1411718016">
          <text:insertion>
            <office:change-info>
              <dc:creator>Jane Loizeaux</dc:creator>
              <dc:date>2008-04-22T17:15:00</dc:date>
            </office:change-info>
          </text:insertion>
        </text:changed-region>
        <text:changed-region text:id="ct-1411720232">
          <text:deletion>
            <office:change-info>
              <dc:creator>Owen Kellett</dc:creator>
              <dc:date>2009-05-29T08:55:00</dc:date>
            </office:change-info>
            <text:p text:style-name="Code">8</text:p>
          </text:deletion>
        </text:changed-region>
        <text:changed-region text:id="ct-1411721944">
          <text:insertion>
            <office:change-info>
              <dc:creator>Owen Kellett</dc:creator>
              <dc:date>2009-05-29T08:55:00</dc:date>
            </office:change-info>
          </text:insertion>
        </text:changed-region>
        <text:changed-region text:id="ct-1411720048">
          <text:insertion>
            <office:change-info>
              <dc:creator>Jane Loizeaux</dc:creator>
              <dc:date>2008-04-22T17:15:00</dc:date>
            </office:change-info>
          </text:insertion>
        </text:changed-region>
        <text:changed-region text:id="ct-1411708152">
          <text:insertion>
            <office:change-info>
              <dc:creator>Owen Kellett</dc:creator>
              <dc:date>2009-02-06T08:42:00</dc:date>
            </office:change-info>
          </text:insertion>
        </text:changed-region>
        <text:changed-region text:id="ct-1411707960">
          <text:insertion>
            <office:change-info>
              <dc:creator>Owen Kellett</dc:creator>
              <dc:date>2009-02-06T08:42:00</dc:date>
            </office:change-info>
          </text:insertion>
        </text:changed-region>
        <text:changed-region text:id="ct-1411698560">
          <text:deletion>
            <office:change-info>
              <dc:creator>Jane Loizeaux</dc:creator>
              <dc:date>2008-04-22T18:27:00</dc:date>
            </office:change-info>
            <text:p text:style-name="P4">Attempts to bind a Managed Object to a string already in use as a name binding to another Managed Object will cause an exception to be thrown.</text:p>
          </text:deletion>
        </text:changed-region>
        <text:changed-region text:id="ct-1411705760">
          <text:deletion>
            <office:change-info>
              <dc:creator>Jeffrey Kesselman</dc:creator>
              <dc:date>2007-02-09T15:21:00</dc:date>
            </office:change-info>
            <text:p text:style-name="P4">o</text:p>
          </text:deletion>
        </text:changed-region>
        <text:changed-region text:id="ct-1411699008">
          <text:insertion>
            <office:change-info>
              <dc:creator>Jeffrey Kesselman</dc:creator>
              <dc:date>2007-02-09T15:21:00</dc:date>
            </office:change-info>
          </text:insertion>
        </text:changed-region>
        <text:changed-region text:id="ct-1411701280">
          <text:deletion>
            <office:change-info>
              <dc:creator>Jeffrey Kesselman</dc:creator>
              <dc:date>2007-02-09T15:21:00</dc:date>
            </office:change-info>
            <text:p text:style-name="P4">Some of these will be discussed later when the tutorial advances beyond “hello world” and into a real, though small, application.</text:p>
          </text:deletion>
        </text:changed-region>
        <text:changed-region text:id="ct-1411700224">
          <text:insertion>
            <office:change-info>
              <dc:creator>Jeffrey Kesselman</dc:creator>
              <dc:date>2007-02-09T15:21:00</dc:date>
            </office:change-info>
          </text:insertion>
        </text:changed-region>
        <text:changed-region text:id="ct-1411702504">
          <text:insertion>
            <office:change-info>
              <dc:creator>Jeffrey Kesselman</dc:creator>
              <dc:date>2007-02-09T15:22:00</dc:date>
            </office:change-info>
          </text:insertion>
        </text:changed-region>
        <text:changed-region text:id="ct-1412403824">
          <text:insertion>
            <office:change-info>
              <dc:creator>Jeffrey Kesselman</dc:creator>
              <dc:date>2007-02-09T15:22:00</dc:date>
            </office:change-info>
          </text:insertion>
        </text:changed-region>
        <text:changed-region text:id="ct-1411699472">
          <text:insertion>
            <office:change-info>
              <dc:creator>Jeffrey Kesselman</dc:creator>
              <dc:date>2007-02-09T15:23:00</dc:date>
            </office:change-info>
          </text:insertion>
        </text:changed-region>
        <text:changed-region text:id="ct-1411693544">
          <text:deletion>
            <office:change-info>
              <dc:creator>Jeffrey Kesselman</dc:creator>
              <dc:date>2007-02-09T15:23:00</dc:date>
            </office:change-info>
            <text:p text:style-name="Text_20_body">acknowledges</text:p>
          </text:deletion>
        </text:changed-region>
        <text:changed-region text:id="ct-1411701632">
          <text:insertion>
            <office:change-info>
              <dc:creator>Jeffrey Kesselman</dc:creator>
              <dc:date>2007-02-09T15:23:00</dc:date>
            </office:change-info>
          </text:insertion>
        </text:changed-region>
        <text:changed-region text:id="ct-1411698464">
          <text:deletion>
            <office:change-info>
              <dc:creator>Jane Loizeaux</dc:creator>
              <dc:date>2008-04-22T17:16:00</dc:date>
            </office:change-info>
            <text:p text:style-name="P50">/*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then kicks them off immediately.<text:line-break/> */<text:line-break/>public class HelloUser<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tries to login, then<text:line-break/> <text:s text:c="4"/>* kicks them out by returning {@code null}.<text:line-break/> <text:s text:c="4"/>*/<text:line-break/> <text:s text:c="3"/>public ClientSessionListener loggedIn(ClientSession session) {<text:line-break/> <text:s text:c="7"/>// User has logged in<text:line-break/> <text:s text:c="7"/>logger.log(Level.INFO, "User {0} almost logged in", session.getName());<text:line-break/><text:line-break/> <text:s text:c="7"/>// Kick the user out immediately by returning a null listener<text:line-break/> <text:s text:c="7"/>return null;<text:line-break/> <text:s text:c="3"/>}<text:line-break/>}</text:p>
          </text:deletion>
        </text:changed-region>
        <text:changed-region text:id="ct-1411694552">
          <text:insertion>
            <office:change-info>
              <dc:creator>Jane Loizeaux</dc:creator>
              <dc:date>2008-04-22T17:16:00</dc:date>
            </office:change-info>
          </text:insertion>
        </text:changed-region>
        <text:changed-region text:id="ct-1411693880">
          <text:deletion>
            <office:change-info>
              <dc:creator>Owen Kellett</dc:creator>
              <dc:date>2009-05-29T08:55:00</dc:date>
            </office:change-info>
            <text:p text:style-name="P50">8</text:p>
          </text:deletion>
        </text:changed-region>
        <text:changed-region text:id="ct-1411692968">
          <text:insertion>
            <office:change-info>
              <dc:creator>Owen Kellett</dc:creator>
              <dc:date>2009-05-29T08:55:00</dc:date>
            </office:change-info>
          </text:insertion>
        </text:changed-region>
        <text:changed-region text:id="ct-1411681848">
          <text:deletion>
            <office:change-info>
              <dc:creator>Jane Loizeaux</dc:creator>
              <dc:date>2008-04-22T17:17:00</dc:date>
            </office:change-info>
            <text:p text:style-name="P50">/*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and sets their listener to a<text:line-break/> * new {@link HelloUserSessionListener}.<text:line-break/> */<text:line-break/>public class HelloUser2<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2.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logs in.<text:line-break/> <text:s text:c="4"/>*/<text:line-break/> <text:s text:c="3"/>public ClientSessionListener loggedIn(ClientSession session) {<text:line-break/> <text:s text:c="7"/>// User has logged in<text:line-break/> <text:s text:c="7"/>logger.log(Level.INFO, "User {0} has logged in", session.getName());<text:line-break/><text:line-break/> <text:s text:c="7"/>// Return a valid listener<text:line-break/> <text:s text:c="7"/>return new HelloUserSessionListener(session);<text:line-break/> <text:s text:c="3"/>}<text:line-break/>}</text:p>
          </text:deletion>
        </text:changed-region>
        <text:changed-region text:id="ct-1411681248">
          <text:insertion>
            <office:change-info>
              <dc:creator>Jane Loizeaux</dc:creator>
              <dc:date>2008-04-22T17:17:00</dc:date>
            </office:change-info>
          </text:insertion>
        </text:changed-region>
        <text:changed-region text:id="ct-1411691696">
          <text:deletion>
            <office:change-info>
              <dc:creator>Owen Kellett</dc:creator>
              <dc:date>2009-05-29T08:56:00</dc:date>
            </office:change-info>
            <text:p text:style-name="P50">8</text:p>
          </text:deletion>
        </text:changed-region>
        <text:changed-region text:id="ct-1411681400">
          <text:insertion>
            <office:change-info>
              <dc:creator>Owen Kellett</dc:creator>
              <dc:date>2009-05-29T08:56:00</dc:date>
            </office:change-info>
          </text:insertion>
        </text:changed-region>
        <text:changed-region text:id="ct-1411673968">
          <text:deletion>
            <office:change-info>
              <dc:creator>Jane Loizeaux</dc:creator>
              <dc:date>2008-04-22T17:17:00</dc:date>
            </office:change-info>
            <text:p text:style-name="P50">/*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text:line-break/> */<text:line-break/>class HelloUser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SessionListener.class.getName());<text:line-break/><text:line-break/> <text:s text:c="3"/>/** The session this {@code ClientSessionListener} is listening to. */<text:line-break/> <text:s text:c="3"/>private final ClientSession session;<text:line-break/><text:line-break/> <text:s text:c="3"/>/**<text:line-break/> <text:s text:c="4"/>* Creates a new {@code HelloUserSessionListener} for the given session.<text:line-break/> <text:s text:c="4"/>*<text:line-break/> <text:s text:c="4"/>* @param session the session this listener is associated with<text:line-break/> <text:s text:c="4"/>*/<text:line-break/> <text:s text:c="3"/>public HelloUser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text:line-break/> <text:s text:c="4"/>*/<text:line-break/> <text:s text:c="3"/>public void receivedMessage(byte[] message) {<text:line-break/> <text:s text:c="7"/>logger.log(Level.INFO, "Direct message from {0}", session.getNam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411673872">
          <text:insertion>
            <office:change-info>
              <dc:creator>Jane Loizeaux</dc:creator>
              <dc:date>2008-04-22T17:17:00</dc:date>
            </office:change-info>
          </text:insertion>
        </text:changed-region>
        <text:changed-region text:id="ct-1411673776">
          <text:deletion>
            <office:change-info>
              <dc:creator>Owen Kellett</dc:creator>
              <dc:date>2009-05-29T08:56:00</dc:date>
            </office:change-info>
            <text:p text:style-name="P50">8</text:p>
          </text:deletion>
        </text:changed-region>
        <text:changed-region text:id="ct-1411673680">
          <text:insertion>
            <office:change-info>
              <dc:creator>Owen Kellett</dc:creator>
              <dc:date>2009-05-29T08:56:00</dc:date>
            </office:change-info>
          </text:insertion>
        </text:changed-region>
        <text:changed-region text:id="ct-1411669856">
          <text:insertion>
            <office:change-info>
              <dc:creator>Owen Kellett</dc:creator>
              <dc:date>2008-12-19T15:41:00</dc:date>
            </office:change-info>
          </text:insertion>
        </text:changed-region>
        <text:changed-region text:id="ct-1411668112">
          <text:insertion>
            <office:change-info>
              <dc:creator>Owen Kellett</dc:creator>
              <dc:date>2009-02-06T08:43:00</dc:date>
            </office:change-info>
          </text:insertion>
        </text:changed-region>
        <text:changed-region text:id="ct-1412145536">
          <text:insertion>
            <office:change-info>
              <dc:creator>Owen Kellett</dc:creator>
              <dc:date>2009-02-06T08:43:00</dc:date>
            </office:change-info>
          </text:insertion>
        </text:changed-region>
        <text:changed-region text:id="ct-1412145024">
          <text:insertion>
            <office:change-info>
              <dc:creator>Owen Kellett</dc:creator>
              <dc:date>2008-12-19T15:43:00</dc:date>
            </office:change-info>
          </text:insertion>
        </text:changed-region>
        <text:changed-region text:id="ct-1411663592">
          <text:deletion>
            <office:change-info>
              <dc:creator>Owen Kellett</dc:creator>
              <dc:date>2008-12-19T15:41:00</dc:date>
            </office:change-info>
            <text:p text:style-name="P50">getSession().getName()</text:p>
          </text:deletion>
        </text:changed-region>
        <text:changed-region text:id="ct-1411663496">
          <text:insertion>
            <office:change-info>
              <dc:creator>Owen Kellett</dc:creator>
              <dc:date>2008-12-19T15:41:00</dc:date>
            </office:change-info>
          </text:insertion>
        </text:changed-region>
        <text:changed-region text:id="ct-1411662584">
          <text:deletion>
            <office:change-info>
              <dc:creator>Owen Kellett</dc:creator>
              <dc:date>2008-12-19T15:42:00</dc:date>
            </office:change-info>
            <text:p text:style-name="P50">getSession().getName()</text:p>
          </text:deletion>
        </text:changed-region>
        <text:changed-region text:id="ct-1411662360">
          <text:insertion>
            <office:change-info>
              <dc:creator>Owen Kellett</dc:creator>
              <dc:date>2008-12-19T15:42:00</dc:date>
            </office:change-info>
          </text:insertion>
        </text:changed-region>
        <text:changed-region text:id="ct-1411658824">
          <text:deletion>
            <office:change-info>
              <dc:creator>Jane Loizeaux</dc:creator>
              <dc:date>2008-04-22T17:18:00</dc:date>
            </office:change-info>
            <text:p text:style-name="P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Echo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EchoSessionListener.class.getName());<text:line-break/><text:line-break/> <text:s text:c="3"/>/** The session this {@code ClientSessionListener} is listening to. */<text:line-break/> <text:s text:c="3"/>private final ClientSession session;<text:line-break/><text:line-break/> <text:s text:c="3"/>/**<text:line-break/> <text:s text:c="4"/>* Creates a new {@code HelloEchoSessionListener} for the given session.<text:line-break/> <text:s text:c="4"/>*<text:line-break/> <text:s text:c="4"/>* @param session the session this listener is associated with<text:line-break/> <text:s text:c="4"/>*/<text:line-break/> <text:s text:c="3"/>public HelloEcho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411658680">
          <text:insertion>
            <office:change-info>
              <dc:creator>Jane Loizeaux</dc:creator>
              <dc:date>2008-04-22T17:18:00</dc:date>
            </office:change-info>
          </text:insertion>
        </text:changed-region>
        <text:changed-region text:id="ct-1411658584">
          <text:deletion>
            <office:change-info>
              <dc:creator>Owen Kellett</dc:creator>
              <dc:date>2009-05-29T08:56:00</dc:date>
            </office:change-info>
            <text:p text:style-name="P51">8</text:p>
          </text:deletion>
        </text:changed-region>
        <text:changed-region text:id="ct-1411658256">
          <text:insertion>
            <office:change-info>
              <dc:creator>Owen Kellett</dc:creator>
              <dc:date>2009-05-29T08:56:00</dc:date>
            </office:change-info>
          </text:insertion>
        </text:changed-region>
        <text:changed-region text:id="ct-1411649968">
          <text:insertion>
            <office:change-info>
              <dc:creator>Owen Kellett</dc:creator>
              <dc:date>2008-12-19T15:42:00</dc:date>
            </office:change-info>
          </text:insertion>
        </text:changed-region>
        <text:changed-region text:id="ct-1411648544">
          <text:insertion>
            <office:change-info>
              <dc:creator>Owen Kellett</dc:creator>
              <dc:date>2009-02-06T08:43:00</dc:date>
            </office:change-info>
          </text:insertion>
        </text:changed-region>
        <text:changed-region text:id="ct-1411648320">
          <text:insertion>
            <office:change-info>
              <dc:creator>Owen Kellett</dc:creator>
              <dc:date>2009-02-06T08:43:00</dc:date>
            </office:change-info>
          </text:insertion>
        </text:changed-region>
        <text:changed-region text:id="ct-1411647624">
          <text:insertion>
            <office:change-info>
              <dc:creator>Owen Kellett</dc:creator>
              <dc:date>2008-12-19T15:43:00</dc:date>
            </office:change-info>
          </text:insertion>
        </text:changed-region>
        <text:changed-region text:id="ct-1411646416">
          <text:deletion>
            <office:change-info>
              <dc:creator>Owen Kellett</dc:creator>
              <dc:date>2008-12-19T15:43:00</dc:date>
            </office:change-info>
            <text:p text:style-name="P51">session.get</text:p>
          </text:deletion>
        </text:changed-region>
        <text:changed-region text:id="ct-1411646224">
          <text:insertion>
            <office:change-info>
              <dc:creator>Owen Kellett</dc:creator>
              <dc:date>2008-12-19T15:43:00</dc:date>
            </office:change-info>
          </text:insertion>
        </text:changed-region>
        <text:changed-region text:id="ct-1411646128">
          <text:deletion>
            <office:change-info>
              <dc:creator>Owen Kellett</dc:creator>
              <dc:date>2008-12-19T15:43:00</dc:date>
            </office:change-info>
            <text:p text:style-name="P51">()</text:p>
          </text:deletion>
        </text:changed-region>
        <text:changed-region text:id="ct-1411645824">
          <text:deletion>
            <office:change-info>
              <dc:creator>Owen Kellett</dc:creator>
              <dc:date>2009-02-06T08:43:00</dc:date>
            </office:change-info>
            <text:p text:style-name="P51">ClientSession session = getSession();</text:p>
            <text:p text:style-name="P51"/>
            <text:p text:style-name="P51"><text:s text:c="8"/></text:p>
          </text:deletion>
        </text:changed-region>
        <text:changed-region text:id="ct-1411645280">
          <text:deletion>
            <office:change-info>
              <dc:creator>Owen Kellett</dc:creator>
              <dc:date>2008-12-19T15:43:00</dc:date>
            </office:change-info>
            <text:p text:style-name="P51">session.getName()</text:p>
          </text:deletion>
        </text:changed-region>
        <text:changed-region text:id="ct-1411645088">
          <text:insertion>
            <office:change-info>
              <dc:creator>Owen Kellett</dc:creator>
              <dc:date>2008-12-19T15:43:00</dc:date>
            </office:change-info>
          </text:insertion>
        </text:changed-region>
        <text:changed-region text:id="ct-1411643360">
          <text:deletion>
            <office:change-info>
              <dc:creator>Jane Loizeaux</dc:creator>
              <dc:date>2008-04-22T17:18:00</dc:date>
            </office:change-info>
            <text:p text:style-name="P50">/*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6;<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hannel;<text:line-break/>import com.sun.sgs.app.ChannelListener;<text:line-break/>import com.sun.sgs.app.ChannelManager;<text:line-break/>import com.sun.sgs.app.ClientSession;<text:line-break/>import com.sun.sgs.app.ClientSessionListener;<text:line-break/>import com.sun.sgs.app.Delivery;<text:line-break/><text:line-break/>/**<text:line-break/> * Simple example of channel operations in the Project Darkstar Server.<text:line-break/> * &lt;p&gt;<text:line-break/> * Extends the {@code HelloEcho} example by joining clients to two<text:line-break/> * channels, one of which has a {@link ChannelListener} set.<text:line-break/> */<text:line-break/>public class HelloChannels<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lass.getName());<text:line-break/><text:line-break/> <text:s text:c="3"/>/** The total number of login events. */<text:line-break/> <text:s text:c="3"/>private int loginCount = 0;<text:line-break/><text:line-break/> <text:s text:c="3"/>/** The name of the first channel: {@value #CHANNEL_1_NAME} */<text:line-break/> <text:s text:c="3"/>public static final String CHANNEL_1_NAME = "Foo";<text:line-break/><text:line-break/> <text:s text:c="3"/>/** The name of the second channel: {@value #CHANNEL_2_NAME} */<text:line-break/> <text:s text:c="3"/>public static final String CHANNEL_2_NAME = "Bar";<text:line-break/><text:line-break/> <text:s text:c="3"/>/**<text:line-break/> <text:s text:c="4"/>* The first {@link Channel}.<text:line-break/> <text:s text:c="4"/>* (The second channel is looked up by name only.)<text:line-break/> <text:s text:c="4"/>*/<text:line-break/> <text:s text:c="3"/>private Channel channel1 = null;<text:line-break/><text:line-break/> <text:s text:c="3"/>/**<text:line-break/> <text:s text:c="4"/>* {@inheritDoc}<text:line-break/> <text:s text:c="4"/>* &lt;p&gt;<text:line-break/> <text:s text:c="4"/>* Creates the channels. <text:s/>Channels persist across server restarts,<text:line-break/> <text:s text:c="4"/>* so they only need to be created here in {@code initialize}.<text:line-break/> <text:s text:c="4"/>*/<text:line-break/> <text:s text:c="3"/>public void initialize(Properties props) {<text:line-break/> <text:s text:c="7"/>ChannelManager channelManager = AppContext.getChannelManager();<text:line-break/><text:line-break/> <text:s text:c="7"/>// Create and keep a reference to the first channel.<text:line-break/> <text:s text:c="7"/>channel1 = channelManager.createChannel(CHANNEL_1_NAME, null,<text:line-break/> <text:s text:c="47"/>Delivery.RELIABLE);<text:line-break/><text:line-break/> <text:s text:c="7"/>// We don't keep the second channel object around, to demonstrate<text:line-break/> <text:s text:c="7"/>// looking it up by name when needed.<text:line-break/> <text:s text:c="7"/>channelManager.createChannel(CHANNEL_2_NAME, null, Delivery.RELIABLE);<text:line-break/> <text:s text:c="3"/>}<text:line-break/><text:line-break/> <text:s text:c="3"/>/**<text:line-break/> <text:s text:c="4"/>* {@inheritDoc}<text:line-break/> <text:s text:c="4"/>* &lt;p&gt;<text:line-break/> <text:s text:c="4"/>* Returns a {@link HelloChannelsSessionListener} for the<text:line-break/> <text:s text:c="4"/>* logged-in session.<text:line-break/> <text:s text:c="4"/>*/<text:line-break/> <text:s text:c="3"/>public ClientSessionListener loggedIn(ClientSession session) {<text:line-break/> <text:s text:c="7"/>loginCount++;<text:line-break/> <text:s text:c="7"/>logger.log(Level.INFO, "User {0} has logged in", session.getName());<text:line-break/> <text:s text:c="7"/>return new HelloChannelsSessionListener(session, channel1, loginCount);<text:line-break/> <text:s text:c="3"/>}<text:line-break/>}</text:p>
          </text:deletion>
        </text:changed-region>
        <text:changed-region text:id="ct-1411644872">
          <text:insertion>
            <office:change-info>
              <dc:creator>Jane Loizeaux</dc:creator>
              <dc:date>2008-04-22T17:19:00</dc:date>
            </office:change-info>
          </text:insertion>
        </text:changed-region>
        <text:changed-region text:id="ct-1411641864">
          <text:deletion>
            <office:change-info>
              <dc:creator>Owen Kellett</dc:creator>
              <dc:date>2009-05-29T08:56:00</dc:date>
            </office:change-info>
            <text:p text:style-name="P50">8</text:p>
          </text:deletion>
        </text:changed-region>
        <text:changed-region text:id="ct-1412354840">
          <text:insertion>
            <office:change-info>
              <dc:creator>Owen Kellett</dc:creator>
              <dc:date>2009-05-29T08:56:00</dc:date>
            </office:change-info>
          </text:insertion>
        </text:changed-region>
        <text:changed-region text:id="ct-1411627536">
          <text:insertion>
            <office:change-info>
              <dc:creator>Jane Loizeaux</dc:creator>
              <dc:date>2008-04-22T16:37:00</dc:date>
            </office:change-info>
          </text:insertion>
        </text:changed-region>
        <text:changed-region text:id="ct-1411629288">
          <text:insertion>
            <office:change-info>
              <dc:creator>Jane Loizeaux</dc:creator>
              <dc:date>2008-04-22T16:38:00</dc:date>
            </office:change-info>
          </text:insertion>
        </text:changed-region>
        <text:changed-region text:id="ct-1411644992">
          <text:deletion>
            <office:change-info>
              <dc:creator>Jane Loizeaux</dc:creator>
              <dc:date>2008-04-22T17:19: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6;<text:line-break/><text:line-break/>import java.io.Serializable;<text:line-break/>import java.util.logging.Level;<text:line-break/>import java.util.logging.Logger;<text:line-break/><text:line-break/>import com.sun.sgs.app.AppContext;<text:line-break/>import com.sun.sgs.app.Channel;<text:line-break/>import com.sun.sgs.app.ChannelManager;<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Channels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SessionListener.class.getName());<text:line-break/><text:line-break/> <text:s text:c="3"/>/** The session this {@code ClientSessionListener} is listening to. */<text:line-break/> <text:s text:c="3"/>private final ClientSession session;<text:line-break/><text:line-break/> <text:s text:c="3"/>/**<text:line-break/> <text:s text:c="4"/>* Creates a new {@code HelloChannelsSessionListener} for the given<text:line-break/> <text:s text:c="4"/>* session, and joins it to the given channels.<text:line-break/> <text:s text:c="4"/>*<text:line-break/> <text:s text:c="4"/>* @param session the session this listener is associated with<text:line-break/> <text:s text:c="4"/>* @param channel1 a channel to join<text:line-break/> <text:s text:c="4"/>* @param count the number of this login event<text:line-break/> <text:s text:c="4"/>*/<text:line-break/> <text:s text:c="3"/>public HelloChannelsSessionListener(ClientSession session,<text:line-break/> <text:s text:c="11"/>Channel channel1, int count)<text:line-break/> <text:s text:c="3"/>{<text:line-break/> <text:s text:c="7"/>this.session = session;<text:line-break/><text:line-break/> <text:s text:c="7"/>// channel1 does not get a per-session listener<text:line-break/> <text:s text:c="7"/>channel1.join(session, null);<text:line-break/><text:line-break/> <text:s text:c="7"/>// Lookup channel2 by name<text:line-break/> <text:s text:c="7"/>ChannelManager channelMgr = AppContext.getChannelManager();<text:line-break/> <text:s text:c="7"/>Channel channel2 = channelMgr.getChannel(HelloChannels.CHANNEL_2_NAME);<text:line-break/><text:line-break/> <text:s text:c="7"/>// channel2 gets a per-session listener<text:line-break/> <text:s text:c="7"/>channel2.join(session, new HelloChannelsChannelListener(count));<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411631016">
          <text:insertion>
            <office:change-info>
              <dc:creator>Jane Loizeaux</dc:creator>
              <dc:date>2008-04-22T17:19:00</dc:date>
            </office:change-info>
          </text:insertion>
        </text:changed-region>
        <text:changed-region text:id="ct-1411630776">
          <text:deletion>
            <office:change-info>
              <dc:creator>Owen Kellett</dc:creator>
              <dc:date>2009-05-29T08:57:00</dc:date>
            </office:change-info>
            <text:p text:style-name="Code">8</text:p>
          </text:deletion>
        </text:changed-region>
        <text:changed-region text:id="ct-1411628184">
          <text:insertion>
            <office:change-info>
              <dc:creator>Owen Kellett</dc:creator>
              <dc:date>2009-05-29T08:57:00</dc:date>
            </office:change-info>
          </text:insertion>
        </text:changed-region>
        <text:changed-region text:id="ct-1411621368">
          <text:insertion>
            <office:change-info>
              <dc:creator>Jane Loizeaux</dc:creator>
              <dc:date>2008-04-22T17:19:00</dc:date>
            </office:change-info>
          </text:insertion>
        </text:changed-region>
        <text:changed-region text:id="ct-1411627880">
          <text:insertion>
            <office:change-info>
              <dc:creator>Owen Kellett</dc:creator>
              <dc:date>2008-12-19T15:44:00</dc:date>
            </office:change-info>
          </text:insertion>
        </text:changed-region>
        <text:changed-region text:id="ct-1411620528">
          <text:insertion>
            <office:change-info>
              <dc:creator>Jane Loizeaux</dc:creator>
              <dc:date>2008-04-22T17:19:00</dc:date>
            </office:change-info>
          </text:insertion>
        </text:changed-region>
        <text:changed-region text:id="ct-1411620432">
          <text:insertion>
            <office:change-info>
              <dc:creator>Owen Kellett</dc:creator>
              <dc:date>2009-02-06T08:44:00</dc:date>
            </office:change-info>
          </text:insertion>
        </text:changed-region>
        <text:changed-region text:id="ct-1411620064">
          <text:insertion>
            <office:change-info>
              <dc:creator>Jane Loizeaux</dc:creator>
              <dc:date>2008-04-22T17:19:00</dc:date>
            </office:change-info>
          </text:insertion>
        </text:changed-region>
        <text:changed-region text:id="ct-1411619968">
          <text:insertion>
            <office:change-info>
              <dc:creator>Owen Kellett</dc:creator>
              <dc:date>2009-02-06T08:44:00</dc:date>
            </office:change-info>
          </text:insertion>
        </text:changed-region>
        <text:changed-region text:id="ct-1411619608">
          <text:insertion>
            <office:change-info>
              <dc:creator>Jane Loizeaux</dc:creator>
              <dc:date>2008-04-22T17:19:00</dc:date>
            </office:change-info>
          </text:insertion>
        </text:changed-region>
        <text:changed-region text:id="ct-1411619384">
          <text:insertion>
            <office:change-info>
              <dc:creator>Owen Kellett</dc:creator>
              <dc:date>2008-12-19T15:44:00</dc:date>
            </office:change-info>
          </text:insertion>
        </text:changed-region>
        <text:changed-region text:id="ct-1411617048">
          <text:insertion>
            <office:change-info>
              <dc:creator>Jane Loizeaux</dc:creator>
              <dc:date>2008-04-22T17:19:00</dc:date>
            </office:change-info>
          </text:insertion>
        </text:changed-region>
        <text:changed-region text:id="ct-1411617544">
          <text:deletion>
            <office:change-info>
              <dc:creator>Owen Kellett</dc:creator>
              <dc:date>2008-12-19T15:45:00</dc:date>
            </office:change-info>
            <text:p text:style-name="Code"/>
            <text:p text:style-name="Code"><text:s text:c="8"/>String sessionName = session.getName();</text:p>
          </text:deletion>
        </text:changed-region>
        <text:changed-region text:id="ct-1411616416">
          <text:insertion>
            <office:change-info>
              <dc:creator>Jane Loizeaux</dc:creator>
              <dc:date>2008-04-22T17:19:00</dc:date>
            </office:change-info>
          </text:insertion>
        </text:changed-region>
        <text:changed-region text:id="ct-1411615872">
          <text:deletion>
            <office:change-info>
              <dc:creator>Owen Kellett</dc:creator>
              <dc:date>2008-12-19T15:45:00</dc:date>
            </office:change-info>
            <text:p text:style-name="Code"/>
            <text:p text:style-name="Code"><text:s text:c="8"/>ClientSession session = getSession();</text:p>
          </text:deletion>
        </text:changed-region>
        <text:changed-region text:id="ct-1411615088">
          <text:deletion>
            <office:change-info>
              <dc:creator>Owen Kellett</dc:creator>
              <dc:date>2008-12-19T15:45:00</dc:date>
            </office:change-info>
            <text:p text:style-name="Code">session.getName()</text:p>
          </text:deletion>
        </text:changed-region>
        <text:changed-region text:id="ct-1411614896">
          <text:insertion>
            <office:change-info>
              <dc:creator>Owen Kellett</dc:creator>
              <dc:date>2008-12-19T15:45:00</dc:date>
            </office:change-info>
          </text:insertion>
        </text:changed-region>
        <text:changed-region text:id="ct-1411614704">
          <text:deletion>
            <office:change-info>
              <dc:creator>Jane Loizeaux</dc:creator>
              <dc:date>2008-04-22T17:20:00</dc:date>
            </office:change-info>
            <text:p text:style-name="P50">/*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6;<text:line-break/><text:line-break/>import java.io.Serializable;<text:line-break/>import java.util.logging.Level;<text:line-break/>import java.util.logging.Logger;<text:line-break/><text:line-break/>import com.sun.sgs.app.Channel;<text:line-break/>import com.sun.sgs.app.ChannelListener;<text:line-break/>import com.sun.sgs.app.ClientSession;<text:line-break/><text:line-break/>/**<text:line-break/> * Simple example {@link ChannelListener} for the Project Darkstar Server.<text:line-break/> * &lt;p&gt;<text:line-break/> * Logs when a channel receives data.<text:line-break/> */<text:line-break/>class HelloChannelsChannelListener<text:line-break/> <text:s text:c="3"/>implements Serializable, Channel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hannelListener.class.getName());<text:line-break/><text:line-break/> <text:s text:c="3"/>/**<text:line-break/> <text:s text:c="4"/>* The sequence number of this listener's session, as an example of<text:line-break/> <text:s text:c="4"/>* per-listener state.<text:line-break/> <text:s text:c="4"/>*/<text:line-break/> <text:s text:c="3"/>private final int sessionNum;<text:line-break/><text:line-break/> <text:s text:c="3"/>/**<text:line-break/> <text:s text:c="4"/>* Creates a new {@code HelloChannelsChannelListener}.<text:line-break/> <text:s text:c="4"/>*<text:line-break/> <text:s text:c="4"/>* @param sessionNum the number of this session; an example of<text:line-break/> <text:s text:c="4"/>* <text:s text:c="7"/>per-listener state<text:line-break/> <text:s text:c="4"/>*/<text:line-break/> <text:s text:c="3"/>public HelloChannelsChannelListener(int sessionNum) {<text:line-break/> <text:s text:c="7"/>this.sessionNum = sessionNum;<text:line-break/> <text:s text:c="3"/>}<text:line-break/><text:line-break/> <text:s text:c="3"/>/**<text:line-break/> <text:s text:c="4"/>* {@inheritDoc}<text:line-break/> <text:s text:c="4"/>* &lt;p&gt;<text:line-break/> <text:s text:c="4"/>* Logs when data arrives from our client on this channel.<text:line-break/> <text:s text:c="4"/>*/<text:line-break/> <text:s text:c="3"/>public void receivedMessage(Channel channel, ClientSession session,<text:line-break/> <text:s text:c="7"/>byte[] message)<text:line-break/> <text:s text:c="3"/>{<text:line-break/> <text:s text:c="7"/>logger.log(Level.INFO,<text:line-break/> <text:s text:c="11"/>"Channel message from {0}/{1,number,#} on channel {2}",<text:line-break/> <text:s text:c="11"/>new Object[] { session.getName(), sessionNum, channel.getName() }<text:line-break/> <text:s text:c="7"/>);<text:line-break/> <text:s text:c="3"/>}<text:line-break/>}</text:p>
          </text:deletion>
        </text:changed-region>
        <text:changed-region text:id="ct-1411615456">
          <text:insertion>
            <office:change-info>
              <dc:creator>Jane Loizeaux</dc:creator>
              <dc:date>2008-04-22T17:20:00</dc:date>
            </office:change-info>
          </text:insertion>
        </text:changed-region>
        <text:changed-region text:id="ct-1411615264">
          <text:deletion>
            <office:change-info>
              <dc:creator>Owen Kellett</dc:creator>
              <dc:date>2009-05-29T08:57:00</dc:date>
            </office:change-info>
            <text:p text:style-name="P50">8</text:p>
          </text:deletion>
        </text:changed-region>
        <text:changed-region text:id="ct-1411614216">
          <text:insertion>
            <office:change-info>
              <dc:creator>Owen Kellett</dc:creator>
              <dc:date>2009-05-29T08:57:00</dc:date>
            </office:change-info>
          </text:insertion>
        </text:changed-region>
        <text:changed-region text:id="ct-1411607432">
          <text:insertion>
            <office:change-info>
              <dc:creator>Jane Loizeaux</dc:creator>
              <dc:date>2008-04-22T16:39:00</dc:date>
            </office:change-info>
          </text:insertion>
        </text:changed-region>
        <text:changed-region text:id="ct-1411603952">
          <text:insertion>
            <office:change-info>
              <dc:creator>Jane Loizeaux</dc:creator>
              <dc:date>2008-04-22T17:51:14</dc:date>
            </office:change-info>
          </text:insertion>
        </text:changed-region>
        <text:changed-region text:id="ct-1411605888">
          <text:deletion>
            <office:change-info>
              <dc:creator>Jane Loizeaux</dc:creator>
              <dc:date>2008-04-22T16:39:00</dc:date>
            </office:change-info>
            <text:p text:style-name="Text_20_body">server stack</text:p>
          </text:deletion>
        </text:changed-region>
        <text:changed-region text:id="ct-1411605792">
          <text:insertion>
            <office:change-info>
              <dc:creator>Jane Loizeaux</dc:creator>
              <dc:date>2008-04-22T16:39:00</dc:date>
            </office:change-info>
          </text:insertion>
        </text:changed-region>
        <text:changed-region text:id="ct-1411608696">
          <text:insertion>
            <office:change-info>
              <dc:creator>Jane Loizeaux</dc:creator>
              <dc:date>2008-04-22T17:51:14</dc:date>
            </office:change-info>
          </text:insertion>
        </text:changed-region>
        <text:changed-region text:id="ct-1411608600">
          <text:deletion>
            <office:change-info>
              <dc:creator>Jane Loizeaux</dc:creator>
              <dc:date>2008-04-22T16:39:00</dc:date>
            </office:change-info>
            <text:p text:style-name="Text_20_body">stack</text:p>
          </text:deletion>
        </text:changed-region>
        <text:changed-region text:id="ct-1411606296">
          <text:insertion>
            <office:change-info>
              <dc:creator>Jane Loizeaux</dc:creator>
              <dc:date>2008-04-22T16:39:00</dc:date>
            </office:change-info>
          </text:insertion>
        </text:changed-region>
        <text:changed-region text:id="ct-1411575032">
          <text:deletion>
            <office:change-info>
              <dc:creator>Owen Kellett</dc:creator>
              <dc:date>2009-10-20T13:52:00</dc:date>
            </office:change-info>
            <text:p text:style-name="P4">(Writing and installing custom managers <text:s/>will be covered in the <text:span text:style-name="T1">Project Darkstar</text:span><text:span text:style-name="T20"> Server Extension Manual.</text:span><text:span text:style-name="T21">)</text:span></text:p>
          </text:deletion>
        </text:changed-region>
        <text:changed-region text:id="ct-1411575128">
          <text:deletion>
            <office:change-info>
              <dc:creator>Owen Kellett</dc:creator>
              <dc:date>2009-10-20T13:52:00</dc:date>
            </office:change-info>
            <text:p text:style-name="P4"><text:s/></text:p>
          </text:deletion>
        </text:changed-region>
        <text:changed-region text:id="ct-1411561544">
          <text:deletion>
            <office:change-info>
              <dc:creator>Owen Kellett</dc:creator>
              <dc:date>2009-10-20T13:53:00</dc:date>
            </office:change-info>
            <text:p text:style-name="Text_20_body"><text:s/>For that, see the forthcoming document on PDS extensions.</text:p>
          </text:deletion>
        </text:changed-region>
        <text:changed-region text:id="ct-1411570040">
          <text:deletion>
            <office:change-info>
              <dc:creator>Jane Loizeaux</dc:creator>
              <dc:date>2008-04-22T18:02:00</dc:date>
            </office:change-info>
            <text:p text:style-name="Text_20_body">.</text:p>
          </text:deletion>
        </text:changed-region>
        <text:changed-region text:id="ct-1411574312">
          <text:deletion>
            <office:change-info>
              <dc:creator>Jane Loizeaux</dc:creator>
              <dc:date>2008-04-22T17:21: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text:line-break/>/**<text:line-break/> * A tiny sample MUD application for the Project Darkstar Server.<text:line-break/> * &lt;p&gt;<text:line-break/> * There is a Room. <text:s/>In the Room there is a Sword...<text:line-break/> */<text:line-break/>public class SwordWorld<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class.getName());<text:line-break/><text:line-break/> <text:s text:c="3"/>/** A reference to the one-and-only {@linkplain SwordWorldRoom room}. */<text:line-break/> <text:s text:c="3"/>private ManagedReference roomRef = null;<text:line-break/><text:line-break/> <text:s text:c="3"/>/**<text:line-break/> <text:s text:c="4"/>* {@inheritDoc}<text:line-break/> <text:s text:c="4"/>* &lt;p&gt;<text:line-break/> <text:s text:c="4"/>* Creates the world within the MUD.<text:line-break/> <text:s text:c="4"/>*/<text:line-break/> <text:s text:c="3"/>public void initialize(Properties props) {<text:line-break/> <text:s text:c="7"/>logger.info("Initializing SwordWorld");<text:line-break/><text:line-break/> <text:s text:c="7"/>// Create the Room<text:line-break/> <text:s text:c="7"/>SwordWorldRoom room =<text:line-break/> <text:s text:c="11"/>new SwordWorldRoom("Plain Room", "a nondescript room");<text:line-break/><text:line-break/> <text:s text:c="7"/>// Create the Sword<text:line-break/> <text:s text:c="7"/>SwordWorldObject sword =<text:line-break/> <text:s text:c="11"/>new SwordWorldObject("Shiny Sword", "a shiny sword.");<text:line-break/><text:line-break/> <text:s text:c="7"/>// Put the Sword to the Room<text:line-break/> <text:s text:c="7"/>room.addItem(sword);<text:line-break/><text:line-break/> <text:s text:c="7"/>// Keep a reference to the Room<text:line-break/> <text:s text:c="7"/>setRoom(room);<text:line-break/><text:line-break/> <text:s text:c="7"/>logger.info("SwordWorld Initialized");<text:line-break/> <text:s text:c="3"/>}<text:line-break/><text:line-break/> <text:s text:c="3"/>/**<text:line-break/> <text:s text:c="4"/>* Gets the SwordWorld's One True Room.<text:line-break/> <text:s text:c="4"/>* &lt;p&gt;<text:line-break/> <text:s text:c="4"/>* @return the room for this {@code SwordWorld}<text:line-break/> <text:s text:c="4"/>*/<text:line-break/> <text:s text:c="3"/>public SwordWorldRoom getRoom() {<text:line-break/> <text:s text:c="7"/>if (roomRef == null)<text:line-break/> <text:s text:c="11"/>return null;<text:line-break/><text:line-break/> <text:s text:c="7"/>return roomRef.get(SwordWorldRoom.class);<text:line-break/> <text:s text:c="3"/>}<text:line-break/><text:line-break/> <text:s text:c="3"/>/**<text:line-break/> <text:s text:c="4"/>* Sets the SwordWorld's One True Room to the given room.<text:line-break/> <text:s text:c="4"/>* &lt;p&gt;<text:line-break/> <text:s text:c="4"/>* @param room the room to set<text:line-break/> <text:s text:c="4"/>*/<text:line-break/> <text:s text:c="3"/>public void setRoom(SwordWorldRoom room) {<text:line-break/> <text:s text:c="7"/>DataManager dataManager = AppContext.getDataManager();<text:line-break/> <text:s text:c="7"/>dataManager.markForUpdate(this);<text:line-break/><text:line-break/> <text:s text:c="7"/>if (room == null) {<text:line-break/> <text:s text:c="11"/>roomRef = null;<text:line-break/> <text:s text:c="11"/>return;<text:line-break/> <text:s text:c="7"/>}<text:line-break/><text:line-break/> <text:s text:c="7"/>roomRef = dataManager.createReference(room);<text:line-break/> <text:s text:c="3"/>}<text:line-break/><text:line-break/> <text:s text:c="3"/>/**<text:line-break/> <text:s text:c="4"/>* {@inheritDoc}<text:line-break/> <text:s text:c="4"/>* &lt;p&gt;<text:line-break/> <text:s text:c="4"/>* Obtains the {@linkplain SwordWorldPlayer player} for this<text:line-break/> <text:s text:c="4"/>* {@linkplain ClientSession session}'s user, and puts the<text:line-break/> <text:s text:c="4"/>* player into the One True Room for this {@code SwordWorld}.<text:line-break/> <text:s text:c="4"/>*/<text:line-break/> <text:s text:c="3"/>public ClientSessionListener loggedIn(ClientSession session) {<text:line-break/> <text:s text:c="7"/>logger.log(Level.INFO,<text:line-break/> <text:s text:c="11"/>"SwordWorld Client login: {0}", session.getName());<text:line-break/><text:line-break/> <text:s text:c="7"/>// Delegate to a factory method on SwordWorldPlayer,<text:line-break/> <text:s text:c="7"/>// since player management really belongs in that class.<text:line-break/> <text:s text:c="7"/>SwordWorldPlayer player = SwordWorldPlayer.loggedIn(session);<text:line-break/><text:line-break/> <text:s text:c="7"/>// Put player in room<text:line-break/> <text:s text:c="7"/>player.enter(getRoom());<text:line-break/><text:line-break/> <text:s text:c="7"/>// return player object as listener to this client session<text:line-break/> <text:s text:c="7"/>return player;<text:line-break/> <text:s text:c="3"/>}<text:line-break/>}</text:p>
          </text:deletion>
        </text:changed-region>
        <text:changed-region text:id="ct-1411565792">
          <text:insertion>
            <office:change-info>
              <dc:creator>Jane Loizeaux</dc:creator>
              <dc:date>2008-04-22T17:21:00</dc:date>
            </office:change-info>
          </text:insertion>
        </text:changed-region>
        <text:changed-region text:id="ct-1411572904">
          <text:deletion>
            <office:change-info>
              <dc:creator>Owen Kellett</dc:creator>
              <dc:date>2009-05-29T08:58:00</dc:date>
            </office:change-info>
            <text:p text:style-name="Code">8</text:p>
          </text:deletion>
        </text:changed-region>
        <text:changed-region text:id="ct-1411565672">
          <text:insertion>
            <office:change-info>
              <dc:creator>Owen Kellett</dc:creator>
              <dc:date>2009-05-29T08:58:00</dc:date>
            </office:change-info>
          </text:insertion>
        </text:changed-region>
        <text:changed-region text:id="ct-1411550496">
          <text:deletion>
            <office:change-info>
              <dc:creator>Owen Kellett</dc:creator>
              <dc:date>2009-05-28T16:44:00</dc:date>
            </office:change-info>
            <text:p text:style-name="Code"/>
            <text:p text:style-name="Code"><text:s text:c="8"/>dataManager.markForUpdate(this);</text:p>
          </text:deletion>
        </text:changed-region>
        <text:changed-region text:id="ct-1411547288">
          <text:deletion>
            <office:change-info>
              <dc:creator>Jane Loizeaux</dc:creator>
              <dc:date>2008-04-22T17:22: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text:line-break/>import com.sun.sgs.app.AppContext;<text:line-break/>import com.sun.sgs.app.ManagedObject;<text:line-break/><text:line-break/>/**<text:line-break/> * A {@code ManagedObject} that has a name and a description.<text:line-break/> */<text:line-break/>public class SwordWorldObject<text:line-break/> <text:s text:c="3"/>implements Serializable, ManagedObject<text:line-break/>{<text:line-break/> <text:s text:c="3"/>/** The version of the serialized form of this class. */<text:line-break/> <text:s text:c="3"/>private static final long serialVersionUID = 1L;<text:line-break/><text:line-break/> <text:s text:c="3"/>/** The name of this object. */<text:line-break/> <text:s text:c="3"/>private String name;<text:line-break/><text:line-break/> <text:s text:c="3"/>/** The description of this object. */<text:line-break/> <text:s text:c="3"/>private String description;<text:line-break/><text:line-break/> <text:s text:c="3"/>/**<text:line-break/> <text:s text:c="4"/>* Creates a new {@code SwordWorldObject} with the given {@code name}<text:line-break/> <text:s text:c="4"/>* and {@code description}.<text:line-break/> <text:s text:c="4"/>*<text:line-break/> <text:s text:c="4"/>* @param name the name of this object<text:line-break/> <text:s text:c="4"/>* @param description the description of this object<text:line-break/> <text:s text:c="4"/>*/<text:line-break/> <text:s text:c="3"/>public SwordWorldObject(String name, String description) {<text:line-break/> <text:s text:c="7"/>this.name = name;<text:line-break/> <text:s text:c="7"/>this.description = description;<text:line-break/> <text:s text:c="3"/>}<text:line-break/><text:line-break/> <text:s text:c="3"/>/**<text:line-break/> <text:s text:c="4"/>* Sets the name of this object.<text:line-break/> <text:s text:c="4"/>*<text:line-break/> <text:s text:c="4"/>* @param name the name of this object<text:line-break/> <text:s text:c="4"/>*/<text:line-break/> <text:s text:c="3"/>public void setName(String name) {<text:line-break/> <text:s text:c="7"/>AppContext.getDataManager().markForUpdate(this);<text:line-break/> <text:s text:c="7"/>this.name = name;<text:line-break/> <text:s text:c="3"/>}<text:line-break/><text:line-break/> <text:s text:c="3"/>/**<text:line-break/> <text:s text:c="4"/>* Returns the name of this object.<text:line-break/> <text:s text:c="4"/>*<text:line-break/> <text:s text:c="4"/>* @return the name of this object<text:line-break/> <text:s text:c="4"/>*/<text:line-break/> <text:s text:c="3"/>public String getName() {<text:line-break/> <text:s text:c="7"/>return name;<text:line-break/> <text:s text:c="3"/>}<text:line-break/><text:line-break/> <text:s text:c="3"/>/**<text:line-break/> <text:s text:c="4"/>* Sets the description of this object.<text:line-break/> <text:s text:c="4"/>*<text:line-break/> <text:s text:c="4"/>* @param description the description of this object<text:line-break/> <text:s text:c="4"/>*/<text:line-break/> <text:s text:c="3"/>public void setDescription(String description) {<text:line-break/> <text:s text:c="7"/>AppContext.getDataManager().markForUpdate(this);<text:line-break/> <text:s text:c="7"/>this.description = description;<text:line-break/> <text:s text:c="3"/>}<text:line-break/><text:line-break/> <text:s text:c="3"/>/**<text:line-break/> <text:s text:c="4"/>* Returns the description of this object.<text:line-break/> <text:s text:c="4"/>*<text:line-break/> <text:s text:c="4"/>* @return the description of this object<text:line-break/> <text:s text:c="4"/>*/<text:line-break/> <text:s text:c="3"/>public String getDescription() {<text:line-break/> <text:s text:c="7"/>return description;<text:line-break/> <text:s text:c="3"/>}<text:line-break/><text:line-break/> <text:s text:c="3"/>/** {@inheritDoc} */<text:line-break/> <text:s text:c="3"/>@Override<text:line-break/> <text:s text:c="3"/>public String toString() {<text:line-break/> <text:s text:c="7"/>return getName();<text:line-break/> <text:s text:c="3"/>}<text:line-break/>}<text:line-break/></text:p>
          </text:deletion>
        </text:changed-region>
        <text:changed-region text:id="ct-1411547192">
          <text:insertion>
            <office:change-info>
              <dc:creator>Jane Loizeaux</dc:creator>
              <dc:date>2008-04-22T17:22:00</dc:date>
            </office:change-info>
          </text:insertion>
        </text:changed-region>
        <text:changed-region text:id="ct-1411547096">
          <text:deletion>
            <office:change-info>
              <dc:creator>Owen Kellett</dc:creator>
              <dc:date>2009-05-29T08:58:00</dc:date>
            </office:change-info>
            <text:p text:style-name="Code">8</text:p>
          </text:deletion>
        </text:changed-region>
        <text:changed-region text:id="ct-1411547000">
          <text:insertion>
            <office:change-info>
              <dc:creator>Owen Kellett</dc:creator>
              <dc:date>2009-05-29T08:58:00</dc:date>
            </office:change-info>
          </text:insertion>
        </text:changed-region>
        <text:changed-region text:id="ct-1411544248">
          <text:deletion>
            <office:change-info>
              <dc:creator>Jane Loizeaux</dc:creator>
              <dc:date>2008-04-22T17:22:00</dc:date>
            </office:change-info>
            <text:p text:style-name="P50">/*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swordworld;<text:line-break/><text:line-break/>import java.util.ArrayList;<text:line-break/>import java.util.Collections;<text:line-break/>import java.util.HashSet;<text:line-break/>import java.util.Iterator;<text:line-break/>import java.util.List;<text:line-break/>import java.util.Set;<text:line-break/>import java.util.logging.Level;<text:line-break/>import java.util.logging.Logger;<text:line-break/><text:line-break/>import com.sun.sgs.app.AppContext;<text:line-break/>import com.sun.sgs.app.DataManager;<text:line-break/>import com.sun.sgs.app.ManagedReference;<text:line-break/><text:line-break/>/**<text:line-break/> * Represents a room in the {@link SwordWorld} example MUD.<text:line-break/> */<text:line-break/>public class SwordWorldRoom extends SwordWorldObject<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Room.class.getName());<text:line-break/><text:line-break/> <text:s text:c="3"/>/** The set of items in this room. */<text:line-break/> <text:s text:c="3"/>private final Set&lt;ManagedReference&gt; items =<text:line-break/> <text:s text:c="7"/>new HashSet&lt;ManagedReference&gt;();<text:line-break/><text:line-break/> <text:s text:c="3"/>/** The set of players in this room. */<text:line-break/> <text:s text:c="3"/>private final Set&lt;ManagedReference&gt; players =<text:line-break/> <text:s text:c="7"/>new HashSet&lt;ManagedReference&gt;();<text:line-break/><text:line-break/> <text:s text:c="3"/>/**<text:line-break/> <text:s text:c="4"/>* Creates a new room with the given name and description, initially<text:line-break/> <text:s text:c="4"/>* empty of items and players.<text:line-break/> <text:s text:c="4"/>*<text:line-break/> <text:s text:c="4"/>* @param name the name of this room<text:line-break/> <text:s text:c="4"/>* @param description a description of this room<text:line-break/> <text:s text:c="4"/>*/<text:line-break/> <text:s text:c="3"/>public SwordWorldRoom(String name, String description) {<text:line-break/> <text:s text:c="7"/>super(name, description);<text:line-break/> <text:s text:c="3"/>}<text:line-break/><text:line-break/> <text:s text:c="3"/>/**<text:line-break/> <text:s text:c="4"/>* Adds an item to this room.<text:line-break/> <text:s text:c="4"/>* <text:line-break/> <text:s text:c="4"/>* @param item the item to add to this room.<text:line-break/> <text:s text:c="4"/>* @return {@code true} if the item was added to the room<text:line-break/> <text:s text:c="4"/>*/<text:line-break/> <text:s text:c="3"/>public boolean addItem(SwordWorldObject item) {<text:line-break/> <text:s text:c="7"/>logger.log(Level.INFO, "{0} placed in {1}",<text:line-break/> <text:s text:c="11"/>new Object[] { item, this });<text:line-break/><text:line-break/> <text:s text:c="7"/>// NOTE: we can't directly save the item in the list, or<text:line-break/> <text:s text:c="7"/>// we'll end up with a local copy of the item. Instead, we<text:line-break/> <text:s text:c="7"/>// must save a ManagedReference to the item.<text:line-break/><text:line-break/> <text:s text:c="7"/>DataManager dataManager = AppContext.getDataManager();<text:line-break/> <text:s text:c="7"/>dataManager.markForUpdate(this);<text:line-break/><text:line-break/> <text:s text:c="7"/>return items.add(dataManager.createReference(item));<text:line-break/> <text:s text:c="3"/>}<text:line-break/><text:line-break/> <text:s text:c="3"/>/**<text:line-break/> <text:s text:c="4"/>* Adds a player to this room.<text:line-break/> <text:s text:c="4"/>*<text:line-break/> <text:s text:c="4"/>* @param player the player to add<text:line-break/> <text:s text:c="4"/>* @return {@code true} if the player was added to the room<text:line-break/> <text:s text:c="4"/>*/<text:line-break/> <text:s text:c="3"/>public boolean addPlayer(SwordWorldPlayer player) {<text:line-break/> <text:s text:c="7"/>logger.log(Level.INFO, "{0} enters {1}",<text:line-break/> <text:s text:c="11"/>new Object[] { player, this });<text:line-break/><text:line-break/> <text:s text:c="7"/>DataManager dataManager = AppContext.getDataManager();<text:line-break/> <text:s text:c="7"/>dataManager.markForUpdate(this);<text:line-break/><text:line-break/> <text:s text:c="7"/>return players.add(dataManager.createReference(player));<text:line-break/> <text:s text:c="3"/>}<text:line-break/><text:line-break/> <text:s text:c="3"/>/**<text:line-break/> <text:s text:c="4"/>* Removes a player from this room.<text:line-break/> <text:s text:c="4"/>*<text:line-break/> <text:s text:c="4"/>* @param player the player to remove<text:line-break/> <text:s text:c="4"/>* @return {@code true} if the player was in the room<text:line-break/> <text:s text:c="4"/>*/<text:line-break/> <text:s text:c="3"/>public boolean removePlayer(SwordWorldPlayer player) {<text:line-break/> <text:s text:c="7"/>logger.log(Level.INFO, "{0} leaves {1}",<text:line-break/> <text:s text:c="11"/>new Object[] { player, this });<text:line-break/><text:line-break/> <text:s text:c="7"/>DataManager dataManager = AppContext.getDataManager();<text:line-break/> <text:s text:c="7"/>dataManager.markForUpdate(this);<text:line-break/><text:line-break/> <text:s text:c="7"/>return players.remove(dataManager.createReference(player));<text:line-break/> <text:s text:c="3"/>}<text:line-break/><text:line-break/> <text:s text:c="3"/>/**<text:line-break/> <text:s text:c="4"/>* Returns a description of what the given player sees in this room.<text:line-break/> <text:s text:c="4"/>*<text:line-break/> <text:s text:c="4"/>* @param looker the player looking in this room<text:line-break/> <text:s text:c="4"/>* @return a description of what the given player sees in this room<text:line-break/> <text:s text:c="4"/>*/<text:line-break/> <text:s text:c="3"/>public String look(SwordWorldPlayer looker) {<text:line-break/> <text:s text:c="7"/>logger.log(Level.INFO, "{0} looks at {1}",<text:line-break/> <text:s text:c="11"/>new Object[] { looker, this });<text:line-break/><text:line-break/> <text:s text:c="7"/>StringBuilder output = new StringBuilder();<text:line-break/> <text:s text:c="7"/>output.append("You are in ").append(getDescription()).append(".\n");<text:line-break/><text:line-break/> <text:s text:c="7"/>List&lt;SwordWorldPlayer&gt; otherPlayers =<text:line-break/> <text:s text:c="11"/>getPlayersExcluding(looker);<text:line-break/><text:line-break/> <text:s text:c="7"/>if (! otherPlayers.isEmpty()) {<text:line-break/> <text:s text:c="11"/>output.append("Also in here are ");<text:line-break/> <text:s text:c="11"/>appendPrettyList(output, otherPlayers);<text:line-break/> <text:s text:c="11"/>output.append(".\n");<text:line-break/> <text:s text:c="7"/>}<text:line-break/><text:line-break/> <text:s text:c="7"/>if (! items.isEmpty()) {<text:line-break/> <text:s text:c="11"/>output.append("On the floor you see:\n");<text:line-break/> <text:s text:c="11"/>for (ManagedReference itemRef : items) {<text:line-break/> <text:s text:c="15"/>SwordWorldObject item = itemRef.get(SwordWorldObject.class);<text:line-break/> <text:s text:c="15"/>output.append(item.getDescription()).append('\n');<text:line-break/> <text:s text:c="11"/>}<text:line-break/> <text:s text:c="7"/>}<text:line-break/><text:line-break/> <text:s text:c="7"/>return output.toString();<text:line-break/> <text:s text:c="3"/>}<text:line-break/><text:line-break/> <text:s text:c="3"/>/**<text:line-break/> <text:s text:c="4"/>* Appends the names of the {@code SwordWorldObject}s in the list<text:line-break/> <text:s text:c="4"/>* to the builder, separated by commas, with an "and" before the final<text:line-break/> <text:s text:c="4"/>* item.<text:line-break/> <text:s text:c="4"/>*<text:line-break/> <text:s text:c="4"/>* @param builder the {@code StringBuilder} to append to<text:line-break/> <text:s text:c="4"/>* @param list the list of items to format<text:line-break/> <text:s text:c="4"/>*/<text:line-break/> <text:s text:c="3"/>private void appendPrettyList(StringBuilder builder,<text:line-break/> <text:s text:c="7"/>List&lt;? extends SwordWorldObject&gt; list)<text:line-break/> <text:s text:c="3"/>{<text:line-break/> <text:s text:c="7"/>if (list.isEmpty())<text:line-break/> <text:s text:c="11"/>return;<text:line-break/><text:line-break/> <text:s text:c="7"/>int lastIndex = list.size() - 1;<text:line-break/> <text:s text:c="7"/>SwordWorldObject last = list.get(lastIndex);<text:line-break/><text:line-break/> <text:s text:c="7"/>Iterator&lt;? extends SwordWorldObject&gt; it =<text:line-break/> <text:s text:c="11"/>list.subList(0, lastIndex).iterator();<text:line-break/> <text:s text:c="7"/>if (it.hasNext()) {<text:line-break/> <text:s text:c="11"/>SwordWorldObject other = it.next();<text:line-break/> <text:s text:c="11"/>builder.append(other.getName());<text:line-break/> <text:s text:c="11"/>while (it.hasNext()) {<text:line-break/> <text:s text:c="15"/>other = it.next();<text:line-break/> <text:s text:c="15"/>builder.append(" ,");<text:line-break/> <text:s text:c="15"/>builder.append(other.getName());<text:line-break/> <text:s text:c="11"/>}<text:line-break/> <text:s text:c="11"/>builder.append(" and ");<text:line-break/> <text:s text:c="7"/>}<text:line-break/> <text:s text:c="7"/>builder.append(last.getName());<text:line-break/> <text:s text:c="3"/>}<text:line-break/><text:line-break/> <text:s text:c="3"/>/**<text:line-break/> <text:s text:c="4"/>* Returns a list of players in this room excluding the given<text:line-break/> <text:s text:c="4"/>* player.<text:line-break/> <text:s text:c="4"/>*<text:line-break/> <text:s text:c="4"/>* @param player the player to exclude<text:line-break/> <text:s text:c="4"/>* @return the list of players<text:line-break/> <text:s text:c="4"/>*/<text:line-break/> <text:s text:c="3"/>private List&lt;SwordWorldPlayer&gt;<text:line-break/> <text:s text:c="11"/>getPlayersExcluding(SwordWorldPlayer player)<text:line-break/> <text:s text:c="3"/>{<text:line-break/> <text:s text:c="7"/>if (players.isEmpty())<text:line-break/> <text:s text:c="11"/>return Collections.emptyList();<text:line-break/><text:line-break/> <text:s text:c="7"/>ArrayList&lt;SwordWorldPlayer&gt; otherPlayers =<text:line-break/> <text:s text:c="11"/>new ArrayList&lt;SwordWorldPlayer&gt;(players.size());<text:line-break/><text:line-break/> <text:s text:c="7"/>for (ManagedReference playerRef : players) {<text:line-break/> <text:s text:c="11"/>SwordWorldPlayer other = playerRef.get(SwordWorldPlayer.class);<text:line-break/> <text:s text:c="11"/>if (! player.equals(other))<text:line-break/> <text:s text:c="15"/>otherPlayers.add(other);<text:line-break/> <text:s text:c="7"/>}<text:line-break/><text:line-break/> <text:s text:c="7"/>return Collections.unmodifiableList(otherPlayers);<text:line-break/> <text:s text:c="3"/>}<text:line-break/>}</text:p>
          </text:deletion>
        </text:changed-region>
        <text:changed-region text:id="ct-1411537584">
          <text:insertion>
            <office:change-info>
              <dc:creator>Jane Loizeaux</dc:creator>
              <dc:date>2008-04-22T17:22:00</dc:date>
            </office:change-info>
          </text:insertion>
        </text:changed-region>
        <text:changed-region text:id="ct-1411538376">
          <text:deletion>
            <office:change-info>
              <dc:creator>Owen Kellett</dc:creator>
              <dc:date>2009-05-29T08:58:00</dc:date>
            </office:change-info>
            <text:p text:style-name="P50">8</text:p>
          </text:deletion>
        </text:changed-region>
        <text:changed-region text:id="ct-1411538904">
          <text:insertion>
            <office:change-info>
              <dc:creator>Owen Kellett</dc:creator>
              <dc:date>2009-05-29T08:58:00</dc:date>
            </office:change-info>
          </text:insertion>
        </text:changed-region>
        <text:changed-region text:id="ct-1411531016">
          <text:insertion>
            <office:change-info>
              <dc:creator>Owen Kellett</dc:creator>
              <dc:date>2009-02-06T08:45:00</dc:date>
            </office:change-info>
          </text:insertion>
        </text:changed-region>
        <text:changed-region text:id="ct-1411530920">
          <text:insertion>
            <office:change-info>
              <dc:creator>Owen Kellett</dc:creator>
              <dc:date>2009-02-06T08:45:00</dc:date>
            </office:change-info>
          </text:insertion>
        </text:changed-region>
        <text:changed-region text:id="ct-1411527944">
          <text:insertion>
            <office:change-info>
              <dc:creator>Owen Kellett</dc:creator>
              <dc:date>2009-02-06T08:45:00</dc:date>
            </office:change-info>
          </text:insertion>
        </text:changed-region>
        <text:changed-region text:id="ct-1411527624">
          <text:insertion>
            <office:change-info>
              <dc:creator>Owen Kellett</dc:creator>
              <dc:date>2009-02-06T08:45:00</dc:date>
            </office:change-info>
          </text:insertion>
        </text:changed-region>
        <text:changed-region text:id="ct-1411526936">
          <text:deletion>
            <office:change-info>
              <dc:creator>Owen Kellett</dc:creator>
              <dc:date>2009-02-06T08:46:00</dc:date>
            </office:change-info>
            <text:p text:style-name="P50"><text:s/></text:p>
          </text:deletion>
        </text:changed-region>
        <text:changed-region text:id="ct-1411526744">
          <text:insertion>
            <office:change-info>
              <dc:creator>Owen Kellett</dc:creator>
              <dc:date>2009-02-06T08:46:00</dc:date>
            </office:change-info>
          </text:insertion>
        </text:changed-region>
        <text:changed-region text:id="ct-1411526552">
          <text:insertion>
            <office:change-info>
              <dc:creator>Owen Kellett</dc:creator>
              <dc:date>2009-02-06T08:46:00</dc:date>
            </office:change-info>
          </text:insertion>
        </text:changed-region>
        <text:changed-region text:id="ct-1411526648">
          <text:deletion>
            <office:change-info>
              <dc:creator>Jane Loizeaux</dc:creator>
              <dc:date>2008-04-22T17:23: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UnsupportedEncodingException;<text:line-break/>import java.util.logging.Level;<text:line-break/>import java.util.logging.Logger;<text:line-break/><text:line-break/>import com.sun.sgs.app.AppContext;<text:line-break/>import com.sun.sgs.app.ClientSession;<text:line-break/>import com.sun.sgs.app.ClientSessionListener;<text:line-break/>import com.sun.sgs.app.DataManager;<text:line-break/>import com.sun.sgs.app.ManagedReference;<text:line-break/>import com.sun.sgs.app.NameNotBoundException;<text:line-break/><text:line-break/>/**<text:line-break/> * Represents a player in the {@link SwordWorld} example MUD.<text:line-break/> */<text:line-break/>public class SwordWorldPlayer<text:line-break/> <text:s text:c="3"/>extends SwordWorldObject<text:line-break/> <text:s text:c="3"/>implements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Player.class.getName());<text:line-break/><text:line-break/> <text:s text:c="3"/>/** The message encoding. */<text:line-break/> <text:s text:c="3"/>public static final String MESSAGE_CHARSET = "UTF-8";<text:line-break/><text:line-break/> <text:s text:c="3"/>/** The prefix for player bindings in the {@code DataManager}. */<text:line-break/> <text:s text:c="3"/>protected static final String PLAYER_BIND_PREFIX = "Player.";<text:line-break/><text:line-break/> <text:s text:c="3"/>/** The {@code ClientSession} for this player, or null if logged out. */<text:line-break/> <text:s text:c="3"/>private ClientSession currentSession = null;<text:line-break/><text:line-break/> <text:s text:c="3"/>/** The {@link SwordWorldRoom} this player is in, or null if none. */<text:line-break/> <text:s text:c="3"/>private ManagedReference currentRoomRef = null;<text:line-break/><text:line-break/> <text:s text:c="3"/>/**<text:line-break/> <text:s text:c="4"/>* Find or create the player object for the given session, and mark<text:line-break/> <text:s text:c="4"/>* the player as logged in on that session.<text:line-break/> <text:s text:c="4"/>*<text:line-break/> <text:s text:c="4"/>* @param session which session to find or create a player for<text:line-break/> <text:s text:c="4"/>* @return a player for the given session<text:line-break/> <text:s text:c="4"/>*/<text:line-break/> <text:s text:c="3"/>public static SwordWorldPlayer loggedIn(ClientSession session) {<text:line-break/> <text:s text:c="7"/>String playerBinding = PLAYER_BIND_PREFIX + session.getName();<text:line-break/><text:line-break/> <text:s text:c="7"/>// try to find player object, if non existent then create<text:line-break/> <text:s text:c="7"/>DataManager dataMgr = AppContext.getDataManager();<text:line-break/> <text:s text:c="7"/>SwordWorldPlayer player;<text:line-break/><text:line-break/> <text:s text:c="7"/>try {<text:line-break/> <text:s text:c="11"/>player = dataMgr.getBinding(playerBinding, SwordWorldPlayer.class);<text:line-break/> <text:s text:c="7"/>} catch (NameNotBoundException ex) {<text:line-break/> <text:s text:c="11"/>// this is a new player<text:line-break/> <text:s text:c="11"/>player = new SwordWorldPlayer(playerBinding);<text:line-break/> <text:s text:c="11"/>logger.log(Level.INFO, "New player created: {0}", player);<text:line-break/> <text:s text:c="11"/>dataMgr.setBinding(playerBinding, player);<text:line-break/> <text:s text:c="7"/>}<text:line-break/> <text:s text:c="7"/>player.setSession(session);<text:line-break/> <text:s text:c="7"/>return player;<text:line-break/> <text:s text:c="3"/>}<text:line-break/><text:line-break/> <text:s text:c="3"/>/**<text:line-break/> <text:s text:c="4"/>* Creates a new {@code SwordWorldPlayer} with the given name.<text:line-break/> <text:s text:c="4"/>*<text:line-break/> <text:s text:c="4"/>* @param name the name of this player<text:line-break/> <text:s text:c="4"/>*/<text:line-break/> <text:s text:c="3"/>protected SwordWorldPlayer(String name) {<text:line-break/> <text:s text:c="7"/>super(name, "Seeker of the Sword");<text:line-break/> <text:s text:c="3"/>}<text:line-break/><text:line-break/> <text:s text:c="3"/>/**<text:line-break/> <text:s text:c="4"/>* Mark this player as logged in on the given session.<text:line-break/> <text:s text:c="4"/>*<text:line-break/> <text:s text:c="4"/>* @param session the session this player is logged in on<text:line-break/> <text:s text:c="4"/>*/<text:line-break/> <text:s text:c="3"/>protected void setSession(ClientSession session) {<text:line-break/> <text:s text:c="7"/>AppContext.getDataManager().markForUpdate(this);<text:line-break/><text:line-break/> <text:s text:c="7"/>currentSession = session;<text:line-break/><text:line-break/> <text:s text:c="7"/>logger.log(Level.INFO,<text:line-break/> <text:s text:c="11"/>"Set session for {0} to {1}",<text:line-break/> <text:s text:c="11"/>new Object[] { this, session });<text:line-break/> <text:s text:c="3"/>}<text:line-break/><text:line-break/> <text:s text:c="3"/>/**<text:line-break/> <text:s text:c="4"/>* Handles a player entering a room.<text:line-break/> <text:s text:c="4"/>*<text:line-break/> <text:s text:c="4"/>* @param room the room for this player to enter<text:line-break/> <text:s text:c="4"/>*/<text:line-break/> <text:s text:c="3"/>public void enter(SwordWorldRoom room) {<text:line-break/> <text:s text:c="7"/>logger.log(Level.INFO, "{0} enters {1}",<text:line-break/> <text:s text:c="11"/>new Object[] { this, room }<text:line-break/> <text:s text:c="7"/>);<text:line-break/> <text:s text:c="7"/>room.addPlayer(this);<text:line-break/> <text:s text:c="7"/>setRoom(room);<text:line-break/> <text:s text:c="3"/>}<text:line-break/><text:line-break/> <text:s text:c="3"/>/** {@inheritDoc} */<text:line-break/> <text:s text:c="3"/>public void receivedMessage(byte[] message) {<text:line-break/> <text:s text:c="7"/>String command = decodeString(message);<text:line-break/><text:line-break/> <text:s text:c="7"/>logger.log(Level.INFO,<text:line-break/> <text:s text:c="11"/>"{0} received command: {1}",<text:line-break/> <text:s text:c="11"/>new Object[] { this, command }<text:line-break/> <text:s text:c="7"/>);<text:line-break/><text:line-break/> <text:s text:c="7"/>if (command.equalsIgnoreCase("look")) {<text:line-break/> <text:s text:c="11"/>String reply = getRoom().look(this);<text:line-break/> <text:s text:c="11"/>currentSession.send(encodeString(reply));<text:line-break/> <text:s text:c="7"/>} else {<text:line-break/> <text:s text:c="11"/>logger.log(Level.WARNING,<text:line-break/> <text:s text:c="15"/>"{0} unknown command: {1}",<text:line-break/> <text:s text:c="15"/>new Object[] { this, command }<text:line-break/> <text:s text:c="11"/>);<text:line-break/> <text:s text:c="11"/>// We could disconnect the rogue player at this point.<text:line-break/> <text:s text:c="11"/>//currentSession.disconnect();<text:line-break/> <text:s text:c="7"/>}<text:line-break/> <text:s text:c="3"/>}<text:line-break/><text:line-break/> <text:s text:c="3"/>/** {@inheritDoc} */<text:line-break/> <text:s text:c="3"/>public void disconnected(boolean graceful) {<text:line-break/> <text:s text:c="7"/>setSession(null);<text:line-break/> <text:s text:c="7"/>logger.log(Level.INFO, "Disconnected: {0}", this);<text:line-break/> <text:s text:c="7"/>getRoom().removePlayer(this);<text:line-break/> <text:s text:c="7"/>setRoom(null);<text:line-break/> <text:s text:c="3"/>}<text:line-break/><text:line-break/> <text:s text:c="3"/>/**<text:line-break/> <text:s text:c="4"/>* Returns the room this player is currently in, or {@code null} if<text:line-break/> <text:s text:c="4"/>* this player is not in a room.<text:line-break/> <text:s text:c="4"/>* &lt;p&gt;<text:line-break/> <text:s text:c="4"/>* @return the room this player is currently in, or {@code null}<text:line-break/> <text:s text:c="4"/>*/<text:line-break/> <text:s text:c="3"/>protected SwordWorldRoom getRoom() {<text:line-break/> <text:s text:c="7"/>if (currentRoomRef == null)<text:line-break/> <text:s text:c="11"/>return null;<text:line-break/><text:line-break/> <text:s text:c="7"/>return currentRoomRef.get(SwordWorldRoom.class);<text:line-break/> <text:s text:c="3"/>}<text:line-break/><text:line-break/> <text:s text:c="3"/>/**<text:line-break/> <text:s text:c="4"/>* Sets the room this player is currently in. <text:s/>If the room given<text:line-break/> <text:s text:c="4"/>* is null, marks the player as not in any room.<text:line-break/> <text:s text:c="4"/>* &lt;p&gt;<text:line-break/> <text:s text:c="4"/>* @param room the room this player should be in, or {@code null}<text:line-break/> <text:s text:c="4"/>*/<text:line-break/> <text:s text:c="3"/>protected void setRoom(SwordWorldRoom room) {<text:line-break/> <text:s text:c="7"/>DataManager dataManager = AppContext.getDataManager();<text:line-break/> <text:s text:c="7"/>dataManager.markForUpdate(this);<text:line-break/><text:line-break/> <text:s text:c="7"/>if (room == null) {<text:line-break/> <text:s text:c="11"/>currentRoomRef = null;<text:line-break/> <text:s text:c="11"/>return;<text:line-break/> <text:s text:c="7"/>}<text:line-break/><text:line-break/> <text:s text:c="7"/>currentRoomRef = dataManager.createReference(room);<text:line-break/> <text:s text:c="3"/>}<text:line-break/><text:line-break/> <text:s text:c="3"/>/** {@inheritDoc} */<text:line-break/> <text:s text:c="3"/>@Override<text:line-break/> <text:s text:c="3"/>public String toString() {<text:line-break/> <text:s text:c="7"/>StringBuilder buf = new StringBuilder(getName());<text:line-break/> <text:s text:c="7"/>buf.append('@');<text:line-break/> <text:s text:c="7"/>if (currentSession == null) {<text:line-break/> <text:s text:c="11"/>buf.append("null");<text:line-break/> <text:s text:c="7"/>} else {<text:line-break/> <text:s text:c="11"/>buf.append(currentSession.getSessionId());<text:line-break/> <text:s text:c="7"/>}<text:line-break/> <text:s text:c="7"/>return buf.toString();<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p>
          </text:deletion>
        </text:changed-region>
        <text:changed-region text:id="ct-1411525544">
          <text:insertion>
            <office:change-info>
              <dc:creator>Jane Loizeaux</dc:creator>
              <dc:date>2008-04-22T17:23:00</dc:date>
            </office:change-info>
          </text:insertion>
        </text:changed-region>
        <text:changed-region text:id="ct-1411526024">
          <text:deletion>
            <office:change-info>
              <dc:creator>Owen Kellett</dc:creator>
              <dc:date>2009-05-29T08:58:00</dc:date>
            </office:change-info>
            <text:p text:style-name="Code">8</text:p>
          </text:deletion>
        </text:changed-region>
        <text:changed-region text:id="ct-1411527160">
          <text:insertion>
            <office:change-info>
              <dc:creator>Owen Kellett</dc:creator>
              <dc:date>2009-05-29T08:58:00</dc:date>
            </office:change-info>
          </text:insertion>
        </text:changed-region>
        <text:changed-region text:id="ct-1411515424">
          <text:insertion>
            <office:change-info>
              <dc:creator>Owen Kellett</dc:creator>
              <dc:date>2009-02-06T08:46:00</dc:date>
            </office:change-info>
          </text:insertion>
        </text:changed-region>
        <text:changed-region text:id="ct-1411515232">
          <text:insertion>
            <office:change-info>
              <dc:creator>Owen Kellett</dc:creator>
              <dc:date>2009-02-06T08:46:00</dc:date>
            </office:change-info>
          </text:insertion>
        </text:changed-region>
        <text:changed-region text:id="ct-1411508464">
          <text:insertion>
            <office:change-info>
              <dc:creator>Owen Kellett</dc:creator>
              <dc:date>2009-02-06T08:46:00</dc:date>
            </office:change-info>
          </text:insertion>
        </text:changed-region>
        <text:changed-region text:id="ct-1411508272">
          <text:insertion>
            <office:change-info>
              <dc:creator>Owen Kellett</dc:creator>
              <dc:date>2009-02-06T08:46:00</dc:date>
            </office:change-info>
          </text:insertion>
        </text:changed-region>
        <text:changed-region text:id="ct-1411508080">
          <text:insertion>
            <office:change-info>
              <dc:creator>Owen Kellett</dc:creator>
              <dc:date>2009-02-06T08: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0"/>
      <text:p text:style-name="P101"/>
      <text:p text:style-name="P101"/>
      <text:p text:style-name="P101"/>
      <text:p text:style-name="P101"/>
      <text:p text:style-name="P101"/>
      <text:p text:style-name="P101"/>
      <text:p text:style-name="P102"/>
      <text:p text:style-name="P102"/>
      <text:p text:style-name="P102"/>
      <text:p text:style-name="P102"/>
      <text:p text:style-name="P103">Project Darkstar Server</text:p>
      <text:p text:style-name="P103">Application Tutorial</text:p>
      <text:p text:style-name="P1"/>
      <text:p text:style-name="Text_20_body">Copyright © 200<text:change text:change-id="ct-1412280776"/><text:change text:change-id="ct-1412280872"/><text:change-start text:change-id="ct-1412280336"/>9<text:change-end text:change-id="ct-1412280336"/> Sun Microsystems, Inc., 4150 Network Circle, Santa Clara, California 95054, U.S.A. All rights reserved.</text:p>
      <text:p text:style-name="Text_20_body">Sun Microsystems, Inc. has intellectual property rights relating to technology embodied in the product that is described in this document. In particular, and without limitation, these intellectual property rights may include one or more of the U.S. patents listed at http://www.sun.com/patents and one or more additional patents or pending patent applications in the U.S. and in other countries.</text:p>
      <text:p text:style-name="Text_20_body">U.S. Government Rights - Commercial software. Government users are subject to the Sun Microsystems, Inc. standard license agreement and applicable provisions of the FAR and its supplements.</text:p>
      <text:p text:style-name="Text_20_body">This distribution may include materials developed by third parties.</text:p>
      <text:p text:style-name="Text_20_body">Sun, Sun Microsystems, the Sun logo, Java, Solaris, J2SE and Java RMI are trademarks or registered trademarks of Sun Microsystems, Inc. in the U.S. and other countries.</text:p>
      <text:p text:style-name="Text_20_body">All SPARC trademarks are used under license and are trademarks or registered trademarks of SPARC International, Inc. in the U.S. and other countries. Products bearing SPARC trademarks are based upon architecture developed by Sun Microsystems, Inc.</text:p>
      <text:p text:style-name="Text_20_body">UNIX is a registered trademark in the U.S. and other countries, exclusively licensed through X/Open Company, Ltd.</text:p>
      <text:p text:style-name="Text_20_body">Products covered by and information contained in this service manual are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text:p>
      <text:p text:style-name="Text_20_body">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text:p>
      <text:p text:style-name="Text_20_body"/>
      <text:p text:style-name="Text_20_body">Copyright © 200<text:change text:change-id="ct-1412279384"/><text:change text:change-id="ct-1412277472"/><text:change-start text:change-id="ct-1409668176"/>9<text:change-end text:change-id="ct-1409668176"/> Sun Microsystems, Inc., 4150 Network Circle, Santa Clara, California 95054, Etats-Unis. Tous droits réservés.</text:p>
      <text:p text:style-name="Text_20_body">Sun Microsystems, Inc. détient les droits de propriété intellectuels relatifs à la technologie incorporée dans le produit qui est décrit dans ce document. En particulier, et ce sans limitation, ces droits de propriété intellectuelle peuvent inclure un ou plus des brevets américains listés à l'adresse http://www.sun.com/patents et un ou les brevets supplémentaires ou les applications de brevet en attente aux Etats - Unis et dans les autres pays.</text:p>
      <text:p text:style-name="Text_20_body">Cette distribution peut comprendre des composants développés par des tierces parties.</text:p>
      <text:p text:style-name="Text_20_body">Sun, Sun Microsystems, le logo Sun, Java, Solaris, J2SE et Java RMI sont des marques de fabrique ou des marques déposées de Sun Microsystems, Inc. aux Etats-Unis et dans d'autres pays.</text:p>
      <text:p text:style-name="Text_20_body">Toutes les marques SPARC sont utilisées sous licence et sont des marques de fabrique ou des marques déposées de SPARC International, Inc. aux Etats-Unis et dans d'autres pays. Les produits portant les marques SPARC sont basés sur une architecture développée par Sun Microsystems, Inc.</text:p>
      <text:p text:style-name="Text_20_body">UNIX est une marque déposée aux Etats-Unis et dans d'autres pays et licenciée exlusivement par X/Open Company, Ltd.</text:p>
      <text:p text:style-name="Text_20_body"/>
      <text:p text:style-name="Text_20_body"><text:soft-page-break/>Les produits qui font l'objet de ce manuel d'entretien et les informations qu'il contient sont regis par la legislation americaine en matiere de controle des exportations et peuvent etre soumis au droit d'autres pays dans le domaine des exportations et importations. Les utilisations finales, ou utilisateurs finaux, pour des armes nucleaires, des missiles, des armes biologiques et chimiques ou du nucleaire maritime, directement ou indirectement, sont strictement interdites. Les exportations ou reexportations vers des pays sous embargo des Etats-Unis, ou vers des entites figurant sur les listes d'exclusion d'exportation americaines, y compris, mais de maniere non exclusive, la liste de personnes qui font objet d'un ordre de ne pas participer, d'une facon directe ou indirecte, aux exportations des produits ou des services qui sont regi par la legislation americaine en matiere de controle des exportations et la liste de ressortissants specifiquement designes, sont rigoureusement interdites.</text:p>
      <text:p text:style-name="Text_20_body">LA DOCUMENTATION EST FOURNIE "EN L'ETAT" ET TOUTES AUTRES CONDITIONS, DECLARATIONS ET GARANTIES EXPRESSES OU TACITES SONT FORMELLEMENT EXCLUES, DANS LA MESURE AUTORISEE PAR LA LOI APPLICABLE, Y COMPRIS NOTAMMENT TOUTE GARANTIE IMPLICITE RELATIVE A LA QUALITE MARCHANDE, A L'APTITUDE A UNE UTILISATION PARTICULIERE OU A L'ABSENCE DE CONTREFACON.<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116">Introduction <text:s/>vi</text:p>
          <text:p text:style-name="P116">Coding Project Darkstar Server Applications <text:s/>1</text:p>
          <text:p text:style-name="P117">Goals and Philosophy <text:s/>1</text:p>
          <text:p text:style-name="P117">Approach to Execution <text:s/>1</text:p>
          <text:p text:style-name="P118">Tasks and Managers <text:s/>1</text:p>
          <text:p text:style-name="P118">Task Ordering <text:s/>2</text:p>
          <text:p text:style-name="P118">Task Lifetime <text:s/>2</text:p>
          <text:p text:style-name="P117">Managed Objects and Managed References <text:s/>3</text:p>
          <text:p text:style-name="P118">Accessing Managed Objects through Managed References <text:s/>3</text:p>
          <text:p text:style-name="P118">Designing Your Managed Objects <text:s/>4</text:p>
          <text:p text:style-name="P118">The Player Managed Object <text:s/>5</text:p>
          <text:p text:style-name="P118">The AppListener <text:s/>6</text:p>
          <text:p text:style-name="P117">Locating the Server API Classes <text:s/>9</text:p>
          <text:p text:style-name="P118">System Classes and Interfaces <text:s/>9</text:p>
          <text:p text:style-name="P118">Task Manager Classes and Interfaces <text:s/>10</text:p>
          <text:p text:style-name="P118">Data Manager Classes and Interfaces <text:s/>10</text:p>
          <text:p text:style-name="P118">Channel Manager Classes and Interfaces <text:s/>11</text:p>
          <text:p text:style-name="P116">Lesson One: Hello World! <text:s/>12</text:p>
          <text:p text:style-name="P117">Coding HelloWorld <text:s/>12</text:p>
          <text:p text:style-name="P118">HelloWorld <text:s/>12</text:p>
          <text:p text:style-name="P117">Running HelloWorld <text:s/>13</text:p>
          <text:p text:style-name="P118">Rerunning HelloWorld <text:s/>14</text:p>
          <text:p text:style-name="P116">Lesson Two: Hello Logger! <text:s/>17</text:p>
          <text:p text:style-name="P117">Coding HelloLogger <text:s/>17</text:p>
          <text:p text:style-name="P118">HelloLogger <text:s/>17</text:p>
          <text:p text:style-name="P117">The Logging Properties File <text:s/>18</text:p>
          <text:p text:style-name="P116">Lesson 3: Tasks, Managers, and Hello Timer! <text:s/>19</text:p>
          <text:p text:style-name="P117">Tasks <text:s/>19</text:p>
          <text:p text:style-name="P117">Managers <text:s/>19</text:p>
          <text:p text:style-name="P117">Coding HelloTimer <text:s/>20</text:p>
          <text:p text:style-name="P118">HelloTimer <text:s/>20</text:p>
          <text:p text:style-name="P116"><text:soft-page-break/>Lesson 4: Hello Persistence! <text:s/>23</text:p>
          <text:p text:style-name="P117">Coding HelloPersistence <text:s/>23</text:p>
          <text:p text:style-name="P118">HelloPersistence <text:s/>23</text:p>
          <text:p text:style-name="P117">Coding HelloPersistence2 <text:s/>25</text:p>
          <text:p text:style-name="P118">HelloPersistence2 <text:s/>26</text:p>
          <text:p text:style-name="P118">TrivialTimedTask <text:s/>27</text:p>
          <text:p text:style-name="P117">Coding HelloPersistence3 <text:s/>28</text:p>
          <text:p text:style-name="P118">HelloPersistence3 <text:s/>29</text:p>
          <text:p text:style-name="P116">Lesson 5: Hello User! <text:s/>32</text:p>
          <text:p text:style-name="P117">Knowing When a User Logs In <text:s/>32</text:p>
          <text:p text:style-name="P118">HelloUser <text:s/>32</text:p>
          <text:p text:style-name="P117">Direct Communication <text:s/>33</text:p>
          <text:p text:style-name="P118">HelloUser2 <text:s/>33</text:p>
          <text:p text:style-name="P118">HelloUserSessionListener <text:s/>34</text:p>
          <text:p text:style-name="P118">HelloEchoSessionListener <text:s/>36</text:p>
          <text:p text:style-name="P117">Running the Examples <text:s/>38</text:p>
          <text:p text:style-name="P116">Lesson 6: Hello Channels! <text:s/>39</text:p>
          <text:p text:style-name="P117">Coding HelloChannels <text:s/>39</text:p>
          <text:p text:style-name="P118">HelloChannels <text:s/>39</text:p>
          <text:p text:style-name="P118">HelloChannelsSessionListener <text:s/>41</text:p>
          <text:p text:style-name="P118">HelloChannelsChannelListener <text:s/>43</text:p>
          <text:p text:style-name="P117">Running HelloChannels <text:s/>44</text:p>
          <text:p text:style-name="P116">Conclusion <text:s/>45</text:p>
          <text:p text:style-name="P117">Best Practices <text:s/>45</text:p>
          <text:p text:style-name="P117">Things Not Covered in This Tutorial <text:s/>47</text:p>
          <text:p text:style-name="P116">Appendix A: SwordWorld Example Code <text:s/>49</text:p>
          <text:p text:style-name="P118">Sword World <text:s/>49</text:p>
          <text:p text:style-name="P118">SwordWorldObject <text:s/>52</text:p>
          <text:p text:style-name="P118">SwordWorldRoom <text:s/>54</text:p>
          <text:p text:style-name="P118">SwordWorldPlayer <text:s/>58</text:p>
        </text:index-body>
      </text:table-of-content>
      <text:h text:style-name="Heading_20_1" text:outline-level="1">Introduction</text:h>
      <text:p text:style-name="Text_20_body">Welcome to the Project Darkstar<text:span text:style-name="T19"> Server (PDS)</text:span> application tutorial. This document is designed to teach you everything you need to know to start writing game servers that run on top of the Project Darkstar Server. We call such programs <text:span text:style-name="T50">PDS</text:span><text:span text:style-name="T1"> </text:span><text:span text:style-name="T50">application</text:span><text:span text:style-name="T1">s</text:span>, and you will see that term used in this and other <text:span text:style-name="T19">PDS</text:span> documents.</text:p>
      <text:p text:style-name="Text_20_body">This tutorial begins with an overview of how to code a PDS application, then steps through the development of a very simple application.<text:change text:change-id="ct-1409666272"/></text:p>
      <text:h text:style-name="P166" text:outline-level="1"><text:change text:change-id="ct-1412215800"/><text:change text:change-id="ct-1412215392"/><text:change text:change-id="ct-1412215488"/><text:change text:change-id="ct-1412213664"/><text:change text:change-id="ct-1412213760"/><text:change text:change-id="ct-1412212000"/><text:change text:change-id="ct-1412216368"/>Coding <text:change text:change-id="ct-1412215704"/>Project Darkstar Server<text:change-start text:change-id="ct-1412214536"/> Applications<text:change-end text:change-id="ct-1412214536"/></text:h>
      <text:p text:style-name="Text_20_body">This chapter presents the fundamental concepts of how to code <text:change text:change-id="ct-1412213360"/><text:change-start text:change-id="ct-1409649032"/>game server applications in the <text:change-end text:change-id="ct-1409649032"/>Project Darkstar Server (PDS)<text:change-start text:change-id="ct-1412214720"/> environment<text:change-end text:change-id="ct-1412214720"/>. Understanding these concepts is the first step on the path to building massively scalable, reliable, fault-tolerant, and persistent network games.</text:p>
      <text:h text:style-name="Heading_20_2" text:outline-level="2">Goals and Philosophy</text:h>
      <text:p text:style-name="Text_20_body">In order to understand the Project Darkstar <text:change-start text:change-id="ct-1412214240"/>Server (<text:change-end text:change-id="ct-1412214240"/>PDS<text:change-start text:change-id="ct-1412216152"/>)<text:change-end text:change-id="ct-1412216152"/> coding model, it is useful to understand the system's goals. The fundamental goals are as follows:</text:p>
      <text:list text:style-name="L8">
        <text:list-item>
          <text:p text:style-name="P140">Make server-side game code reliable, scalable, persistent, and fault-tolerant in a manner that is transparent to the game developer.</text:p>
        </text:list-item>
        <text:list-item>
          <text:p text:style-name="P140">Present a simple single-threaded event-driven programming model to the developer. The developer should never have his or her code fail due to interactions between code handling different events.<text:change-start text:change-id="ct-1412212456"/></text:p>
        </text:list-item>
      </text:list>
      <text:p text:style-name="P49"><text:change-end text:change-id="ct-1412212456"/><text:change-start text:change-id="ct-1412209392"/>Applications coded to run in the <text:change-end text:change-id="ct-1412209392"/>PDS<text:change-start text:change-id="ct-1412208648"/> environment are called <text:change-end text:change-id="ct-1412208648"/><text:span text:style-name="T1">PDS</text:span><text:change-start text:change-id="ct-1412206488"/><text:span text:style-name="T1"> </text:span><text:change-end text:change-id="ct-1412206488"/><text:change text:change-id="ct-1412205976"/><text:change-start text:change-id="ct-1412205336"/><text:span text:style-name="T1">a</text:span><text:change-end text:change-id="ct-1412205336"/><text:change-start text:change-id="ct-1412204576"/><text:span text:style-name="T1">pplications</text:span>.<text:change-end text:change-id="ct-1412204576"/></text:p>
      <text:h text:style-name="Heading_20_2" text:outline-level="2">Approach to Execution</text:h>
      <text:h text:style-name="Heading_20_3" text:outline-level="3"><text:change text:change-id="ct-1409608296"/><text:change-start text:change-id="ct-1412208552"/>Tasks and Managers<text:change-end text:change-id="ct-1412208552"/><text:change-start text:change-id="ct-1412206688"/></text:h>
      <text:p text:style-name="P12"><text:change-end text:change-id="ct-1412206688"/>From the point of view of the PDS application programmer, PDS<text:change-start text:change-id="ct-1412205760"/> applications execute in a<text:change-end text:change-id="ct-1412205760"/>n apparently<text:change-start text:change-id="ct-1412207712"/> m<text:change-end text:change-id="ct-1412207712"/><text:change-start text:change-id="ct-1412209192"/>onothreaded, event-driven model.<text:change-end text:change-id="ct-1412209192"/><text:change text:change-id="ct-1412214392"/><text:change-start text:change-id="ct-1412205240"/> <text:change-end text:change-id="ct-1412205240"/>The code handling the event appears to the coder to have sole ownership of any data it modifies. Thus, execution is both race-proof and deadlock-proof. Under most conditions there is no need to synchronize application code and, in fact, attempting to use the synchronized keyword in Managed Objects<text:note text:id="ftn1" text:note-class="footnote"><text:note-citation>1</text:note-citation><text:note-body><text:p text:style-name="Footnote">PDS applications are made out of Managed Objects, which are fully explained in “Managed Objects and Managed References,” below.</text:p></text:note-body></text:note> can cause subtle bugs.</text:p>
      <text:p text:style-name="P12">In actuality, the system has many threads of control all simultaneously processing their own events. <text:s/>These threads of control are called <text:span text:style-name="T1">tasks</text:span>. The system keeps track of what data each task accesses. <text:s/>Should a conflict arise, <text:change text:change-id="ct-1409596448"/><text:change-start text:change-id="ct-1412203552"/>one<text:change-end text:change-id="ct-1412203552"/><text:change-start text:change-id="ct-1409594744"/> task is aborted and scheduled for retry at a later date so that the <text:change-end text:change-id="ct-1409594744"/><text:change text:change-id="ct-1412207960"/><text:change-start text:change-id="ct-1409594040"/>other<text:change-end text:change-id="ct-1409594040"/><text:change-start text:change-id="ct-1412204896"/> task can complete and get out of the way.<text:change-end text:change-id="ct-1412204896"/><text:change text:change-id="ct-1409590888"/></text:p>
      <text:p text:style-name="P12">T<text:change-start text:change-id="ct-1412209296"/>asks are created by <text:change-end text:change-id="ct-1412209296"/>PDS<text:change-start text:change-id="ct-1412206816"/> <text:span text:style-name="T1">managers</text:span><text:change-end text:change-id="ct-1412206816"/><text:change text:change-id="ct-1409594448"/><text:change-start text:change-id="ct-1412205480"/><text:span text:style-name="T1">.</text:span><text:change-end text:change-id="ct-1412205480"/><text:change-start text:change-id="ct-1412204480"/><text:span text:style-name="T1"> </text:span><text:change-end text:change-id="ct-1412204480"/>a PDS<text:change-start text:change-id="ct-1412209520"/> application uses these managers to effect actions in the <text:change-end text:change-id="ct-1412209520"/>PDS<text:change-start text:change-id="ct-1412206912"/> environment and the outside world.</text:p>
      <text:p text:style-name="P12">There are three sta<text:change-end text:change-id="ct-1412206912"/><text:change-start text:change-id="ct-1412209616"/>ndard managers in the system.<text:change-end text:change-id="ct-1412209616"/><text:change text:change-id="ct-1409595984"/><text:change-start text:change-id="ct-1409594352"/> In addition, arbitrary managers may be coded and added to the <text:change-end text:change-id="ct-1409594352"/>PDS<text:change-start text:change-id="ct-1409589608"/> environment.<text:change-end text:change-id="ct-1409589608"/><text:change text:change-id="ct-1412203456"/><text:change-start text:change-id="ct-1412204384"/> The standar<text:change-end text:change-id="ct-1412204384"/><text:change-start text:change-id="ct-1412204288"/>d managers are:<text:change-end text:change-id="ct-1412204288"/> <text:change-start text:change-id="ct-1412199224"/></text:p>
      <text:list text:style-name="L9">
        <text:list-item>
          <text:p text:style-name="P120">Task Manager<text:line-break/><text:change-end text:change-id="ct-1412199224"/><text:span text:style-name="T44">A PDS</text:span><text:change-start text:change-id="ct-1412197912"/><text:span text:style-name="T44"> application can use the </text:span><text:span text:style-name="T36">Task Manager</text:span><text:span text:style-name="T44"> to queue tasks of its own. </text:span><text:change-end text:change-id="ct-1412197912"/><text:change text:change-id="ct-1412197816"/><text:change-start text:change-id="ct-1412197144"/><text:span text:style-name="T44">Tasks can be queued for immediate ex</text:span><text:change-end text:change-id="ct-1412197144"/><text:change-start text:change-id="ct-1412196440"/><text:span text:style-name="T44">ecution, delayed execution, or periodic execution. </text:span><text:change-end text:change-id="ct-1412196440"/><text:change text:change-id="ct-1412196344"/><text:change-start text:change-id="ct-1412195368"/><text:span text:style-name="T44">T</text:span><text:change-end text:change-id="ct-1412195368"/><text:change text:change-id="ct-1412195176"/><text:change-start text:change-id="ct-1412194624"/><text:span text:style-name="T44">a</text:span><text:change-end text:change-id="ct-1412194624"/><text:change-start text:change-id="ct-1412193496"/><text:span text:style-name="T44">sks created from within other tasks are called </text:span><text:span text:style-name="T36">child tasks.</text:span><text:change-end text:change-id="ct-1412193496"/><text:change text:change-id="ct-1412193400"/><text:change-start text:change-id="ct-1412194928"/><text:span text:style-name="T44"> The task that queued the child task is called the </text:span><text:span text:style-name="T36">parent task. </text:span><text:span text:style-name="T44">Multiple child tasks queued by the same parent task are called </text:span><text:span text:style-name="T36">sibling tasks.</text:span></text:p>
        </text:list-item>
        <text:list-item>
          <text:p text:style-name="P125">Data Manager<text:span text:style-name="T2"><text:line-break/></text:span><text:change-end text:change-id="ct-1412194928"/><text:span text:style-name="T2">A PDS</text:span><text:change-start text:change-id="ct-1412193592"/><text:span text:style-name="T2"> application can use the </text:span><text:span text:style-name="T10">Data Manager</text:span><text:change-end text:change-id="ct-1412193592"/><text:change text:change-id="ct-1412191952"/><text:change-start text:change-id="ct-1412203744"/><text:span text:style-name="T2"> </text:span><text:change-end text:change-id="ct-1412203744"/><text:change-start text:change-id="ct-1412203360"/><text:span text:style-name="T2">to create and access persist</text:span><text:change-end text:change-id="ct-1412203360"/><text:change text:change-id="ct-1409579024"/><text:change-start text:change-id="ct-1412197240"/><text:span text:style-name="T2">e</text:span><text:change-end text:change-id="ct-1412197240"/><text:change-start text:change-id="ct-1412190496"/><text:span text:style-name="T2">nt, distributed Java objects called </text:span><text:change-end text:change-id="ct-1412190496"/><text:span text:style-name="T10">M</text:span><text:change-start text:change-id="ct-1412194528"/><text:span text:style-name="T10">anaged </text:span><text:change-end text:change-id="ct-1412194528"/><text:span text:style-name="T10">O</text:span><text:change-start text:change-id="ct-1412198520"/><text:span text:style-name="T10">bjects</text:span><text:change-end text:change-id="ct-1412198520"/><text:change-start text:change-id="ct-1412188048"/><text:span text:style-name="T10">.</text:span><text:span text:style-name="T2"> The </text:span><text:change-end text:change-id="ct-1412188048"/><text:span text:style-name="T2">PDS</text:span><text:change-start text:change-id="ct-1412186936"/><text:span text:style-name="T2"> application is itself composed of </text:span><text:change-end text:change-id="ct-1412186936"/><text:span text:style-name="T2">M</text:span><text:change-start text:change-id="ct-1409576816"/><text:span text:style-name="T2">anaged </text:span><text:change-end text:change-id="ct-1409576816"/><text:span text:style-name="T2">O</text:span><text:change-start text:change-id="ct-1412192296"/><text:span text:style-name="T2">bjects.</text:span></text:p>
        </text:list-item>
        <text:list-item>
          <text:p text:style-name="P125"><text:soft-page-break/>Channel Manager<text:span text:style-name="T2"><text:line-break/></text:span><text:change-end text:change-id="ct-1412192296"/><text:span text:style-name="T2">A PDS</text:span><text:change-start text:change-id="ct-1409576664"/><text:span text:style-name="T2"> application can use the </text:span><text:span text:style-name="T10">Channel Manager </text:span><text:span text:style-name="T2">to </text:span><text:change-end text:change-id="ct-1409576664"/><text:change-start text:change-id="ct-1409588048"/><text:span text:style-name="T2">create and control publish/subscribe data channels. </text:span><text:change-end text:change-id="ct-1409588048"/><text:change text:change-id="ct-1409580480"/><text:change-start text:change-id="ct-1412187856"/><text:span text:style-name="T2">These data channels are used to communicate between </text:span><text:change-end text:change-id="ct-1412187856"/><text:change text:change-id="ct-1412196656"/><text:change-start text:change-id="ct-1412195728"/><text:span text:style-name="T2">groups of</text:span><text:change-end text:change-id="ct-1412195728"/><text:change-start text:change-id="ct-1412207080"/><text:span text:style-name="T2"> clients and the server.</text:span><text:change-end text:change-id="ct-1412207080"/></text:p>
        </text:list-item>
      </text:list>
      <text:p text:style-name="P14">A PDS application gets access to core PDS functionality through the <text:span text:style-name="T12">AppContext</text:span> class, which provides methods to obtain references to the various managers.<text:change-start text:change-id="ct-1412195272"/></text:p>
      <text:h text:style-name="Heading_20_3" text:outline-level="3"><text:change-end text:change-id="ct-1412195272"/><text:change-start text:change-id="ct-1409586848"/>Task <text:change-end text:change-id="ct-1409586848"/><text:change text:change-id="ct-1409587800"/><text:change-start text:change-id="ct-1412207176"/>O<text:change-end text:change-id="ct-1412207176"/><text:change-start text:change-id="ct-1412213888"/>rdering</text:h>
      <text:p text:style-name="Text_20_body">Tasks that handle events created by <text:change-end text:change-id="ct-1412213888"/>a client<text:change-start text:change-id="ct-1412197048"/> are guaranteed to execute in<text:change-end text:change-id="ct-1412197048"/> <text:change-start text:change-id="ct-1412192968"/>order. <text:change-end text:change-id="ct-1412192968"/><text:change text:change-id="ct-1409583040"/><text:change-start text:change-id="ct-1412194720"/>A task to handle a<text:change-end text:change-id="ct-1412194720"/><text:change text:change-id="ct-1412193936"/><text:change-start text:change-id="ct-1412192632"/> client<text:change-end text:change-id="ct-1412192632"/><text:change-start text:change-id="ct-1409578008"/> event that occurred later in time will not start executing until the tasks to handle all earlier events<text:change-end text:change-id="ct-1409578008"/><text:change-start text:change-id="ct-1412198424"/> generated by the same client<text:change-end text:change-id="ct-1412198424"/><text:change-start text:change-id="ct-1409573496"/> have finished.<text:change-end text:change-id="ct-1409573496"/><text:change text:change-id="ct-1409581392"/><text:change-start text:change-id="ct-1409577616"/> <text:change-end text:change-id="ct-1409577616"/><text:change text:change-id="ct-1409572544"/><text:change-start text:change-id="ct-1409579472"/>A c<text:change-end text:change-id="ct-1409579472"/><text:change-start text:change-id="ct-1409581008"/>hild task<text:change-end text:change-id="ct-1409581008"/><text:change text:change-id="ct-1409573624"/><text:change text:change-id="ct-1409578136"/> is<text:change-start text:change-id="ct-1412196560"/> ordered with regard to <text:change-end text:change-id="ct-1412196560"/>its<text:change-start text:change-id="ct-1409572952"/> parent task, but not with regard to its siblings.<text:change-end text:change-id="ct-1409572952"/><text:change-start text:change-id="ct-1409575568"/> <text:span text:style-name="T19">This</text:span> means that <text:change-end text:change-id="ct-1409575568"/>execution of <text:change-start text:change-id="ct-1409578848"/>a <text:change-end text:change-id="ct-1409578848"/>c<text:change-start text:change-id="ct-1409572352"/>hild task <text:change-end text:change-id="ct-1409572352"/>will not begin until<text:change-start text:change-id="ct-1409588920"/> executi<text:change-end text:change-id="ct-1409588920"/>on of<text:change-start text:change-id="ct-1409576256"/> the parent has completed<text:change-end text:change-id="ct-1409576256"/>.<text:change-start text:change-id="ct-1409570040"/> <text:change-end text:change-id="ct-1409570040"/>T<text:change-start text:change-id="ct-1412191384"/>here are<text:change-end text:change-id="ct-1412191384"/>, however,<text:change-start text:change-id="ct-1409592792"/> no guarantees among <text:change-end text:change-id="ct-1409592792"/>sibling tasks<text:change-start text:change-id="ct-1412203872"/> as to order of execution<text:change-end text:change-id="ct-1412203872"/>.<text:change-start text:change-id="ct-1409583472"/></text:p>
      <text:p text:style-name="P28"><text:change-end text:change-id="ct-1409583472"/><text:change-start text:change-id="ct-1412184640"/>Important: There are no other order guarantees <text:change-end text:change-id="ct-1412184640"/><text:s/><text:change-start text:change-id="ct-1412199392"/>in the system. In particular<text:change-end text:change-id="ct-1412199392"/>,<text:change-start text:change-id="ct-1409574312"/> execution of tasks to handle events of different users are not guaranteed to start executing relative to each other in the order they arrived at the server.<text:change-end text:change-id="ct-1409574312"/><text:note text:id="ftn2" text:note-class="footnote"><text:note-citation>2</text:note-citation><text:note-body><text:p text:style-name="Footnote">This also implies that tasks generated by two different clients will not necessarily get processed in the relative order they were created on the clients. In practice, this is generally not true in online games anyway unless special pains are taken to make it so, since simple variations in latencies in the two clients' net communications to the server can reorder their arrival.</text:p></text:note-body></text:note><text:change-start text:change-id="ct-1409587192"/></text:p>
      <text:h text:style-name="Heading_20_3" text:outline-level="3">Task Lifetime</text:h>
      <text:p text:style-name="Text_20_body">Tasks <text:change-end text:change-id="ct-1409587192"/><text:change text:change-id="ct-1409575880"/><text:change-start text:change-id="ct-1409569104"/>must<text:change-end text:change-id="ct-1409569104"/><text:change-start text:change-id="ct-1409565392"/> be short<text:change-end text:change-id="ct-1409565392"/><text:change-start text:change-id="ct-1409565632"/>-<text:change-end text:change-id="ct-1409565632"/><text:change-start text:change-id="ct-1409582672"/>lived so that they do not block<text:change-end text:change-id="ct-1409582672"/><text:change-start text:change-id="ct-1409570728"/> access for an inordinate amount of time to resources that might be needed by other tasks<text:change-end text:change-id="ct-1409570728"/><text:change-start text:change-id="ct-1352782120"/>. The <text:change-end text:change-id="ct-1352782120"/><text:change-start text:change-id="ct-1409570920"/>PDS<text:change-end text:change-id="ct-1409570920"/><text:change-start text:change-id="ct-1409564944"/> is configured by its operator with a maximum task execution time<text:change-end text:change-id="ct-1409564944"/><text:change-start text:change-id="ct-1409581624"/> (<text:change-end text:change-id="ct-1409581624"/><text:change-start text:change-id="ct-1409572184"/>the default is <text:change-end text:change-id="ct-1409572184"/><text:change text:change-id="ct-1412192536"/><text:change-start text:change-id="ct-1409562712"/>100 milliseconds<text:change-end text:change-id="ct-1409562712"/>).<text:change-start text:change-id="ct-1409563224"/> Any task that <text:change-end text:change-id="ct-1409563224"/><text:change-start text:change-id="ct-1409568432"/>does not <text:change-end text:change-id="ct-1409568432"/>finish<text:change-start text:change-id="ct-1409562136"/> within that time will be <text:change-end text:change-id="ct-1409562136"/>forcibly<text:change-start text:change-id="ct-1409562608"/> terminated by the system.</text:p>
      <text:p text:style-name="Text_20_body">If you have a task that runs to<text:change-end text:change-id="ct-1409562608"/><text:change-start text:change-id="ct-1409568720"/>o long<text:change-end text:change-id="ct-1409568720"/>,<text:change-start text:change-id="ct-1409580384"/> there are two approaches to <text:change-end text:change-id="ct-1409580384"/>reducing <text:change-start text:change-id="ct-1409563480"/>its execution<text:change-end text:change-id="ct-1409563480"/> time:<text:change-start text:change-id="ct-1409578632"/></text:p>
      <text:list text:style-name="L10">
        <text:list-item>
          <text:p text:style-name="P141">Split it up into a chain of child<text:change-end text:change-id="ct-1409578632"/> <text:change-start text:change-id="ct-1412183920"/>tasks, each of which handles one discrete portion of the problem<text:change-end text:change-id="ct-1412183920"/>, and then queues the next task in sequence<text:change-start text:change-id="ct-1409569688"/>.<text:change-end text:change-id="ct-1409569688"/> This is known as <text:span text:style-name="T1">continuation-passing</text:span> style.<text:change-start text:change-id="ct-1409567664"/></text:p>
        </text:list-item>
        <text:list-item>
          <text:p text:style-name="P141">Move the time-consuming calculations into a custom manage<text:change-end text:change-id="ct-1409567664"/><text:change-start text:change-id="ct-1409565848"/>r<text:change-end text:change-id="ct-1409565848"/><text:change-start text:change-id="ct-1409586480"/> that <text:change-end text:change-id="ct-1409586480"/><text:change text:change-id="ct-1409571584"/><text:change-start text:change-id="ct-1409561408"/>queues<text:change-end text:change-id="ct-1409561408"/><text:change-start text:change-id="ct-1409571488"/> a result-task when the calculations are complete.</text:p>
        </text:list-item>
      </text:list>
      <text:p text:style-name="Text_20_body"><text:change-end text:change-id="ct-1409571488"/><text:change-start text:change-id="ct-1412195632"/>Each approach has its advantages and disadvantages. The first is easier for simple problems that lend themselves to serial decomposition<text:change-end text:change-id="ct-1412195632"/>.<text:change-start text:change-id="ct-1412198728"/> <text:change-end text:change-id="ct-1412198728"/>C<text:change-start text:change-id="ct-1412198632"/>are must be taken that each task ends with the data<text:change-end text:change-id="ct-1412198632"/><text:change-start text:change-id="ct-1412199672"/> in a sensible and usable state<text:change-end text:change-id="ct-1412199672"/>,<text:change-start text:change-id="ct-1409560368"/> because there is no guarantee <text:change-end text:change-id="ct-1409560368"/>as to exactly <text:change-start text:change-id="ct-1409575096"/>when the next step will <text:change-end text:change-id="ct-1409575096"/>be<text:change-start text:change-id="ct-1412195824"/> executed.</text:p>
      <text:p text:style-name="Text_20_body"><text:change-end text:change-id="ct-1412195824"/>A special case of this approach is where parts of the problem are separable and handleable in parallel. In this case, <text:span text:style-name="T19">the</text:span> time to complete may be reduced by launching parallel chains of tasks. These parallel chains, however, have no guaranteed ordering in relation to each other, so the work they perform must really be <text:span text:style-name="T19">independent</text:span> of each other<text:change text:change-id="ct-1409558424"/><text:change-start text:change-id="ct-1409567048"/>.<text:change-end text:change-id="ct-1409567048"/></text:p>
      <text:p text:style-name="Text_20_body"><text:change-start text:change-id="ct-1409557552"/>The second<text:change-end text:change-id="ct-1409557552"/> approach<text:change-start text:change-id="ct-1409558184"/> is easier for problems that don't dec<text:change-end text:change-id="ct-1409558184"/><text:change-start text:change-id="ct-1409559144"/>ompose well into small, discrete components<text:change-end text:change-id="ct-1409559144"/>; however,<text:change-start text:change-id="ct-1409557952"/> <text:change-end text:change-id="ct-1409557952"/>it<text:change-start text:change-id="ct-1409557784"/> requires the writing and installation of a custom <text:change-end text:change-id="ct-1409557784"/>PDS<text:change-start text:change-id="ct-1409563952"/> manager.<text:change-end text:change-id="ct-1409563952"/><text:change-start text:change-id="ct-1409560992"/> <text:change-end text:change-id="ct-1409560992"/>(Writing custom PDS managers<text:change-start text:change-id="ct-1409560272"/> will be covered by a separate document explaining how to extend the <text:change-end text:change-id="ct-1409560272"/>PDS<text:change-start text:change-id="ct-1409554280"/> environment.<text:change-end text:change-id="ct-1409554280"/>)<text:change-start text:change-id="ct-1409555664"/></text:p>
      <text:p text:style-name="Text_20_body">A particular<text:change-end text:change-id="ct-1409555664"/><text:change-start text:change-id="ct-1409553648"/>ly important<text:change-end text:change-id="ct-1409553648"/><text:change-start text:change-id="ct-1409554904"/> case is code that has to go into system calls that <text:span text:style-name="T19">can</text:span> block for more then the t<text:change-end text:change-id="ct-1409554904"/><text:change-start text:change-id="ct-1409555168"/>ask execution lifetime. These <text:span text:style-name="T10">must</text:span><text:span text:style-name="T2"> be implemented through a custom manager in order to produce a robust </text:span><text:change-end text:change-id="ct-1409555168"/><text:span text:style-name="T2">PDS</text:span><text:change-start text:change-id="ct-1412185936"/><text:span text:style-name="T2"> application.</text:span><text:change-end text:change-id="ct-1412185936"/><text:change text:change-id="ct-1412193744"/><text:change text:change-id="ct-1409588320"/></text:p>
      <text:h text:style-name="Heading_20_2" text:outline-level="2"><text:soft-page-break/>Managed Objects<text:change-start text:change-id="ct-1409557400"/> and Managed References<text:change-end text:change-id="ct-1409557400"/></text:h>
      <text:p text:style-name="Text_20_body">The Data Manager maintains a persistent set of Managed Objects<text:change-start text:change-id="ct-1409565944"/> stored <text:change-end text:change-id="ct-1409565944"/><text:s/><text:change-start text:change-id="ct-1412187136"/>in a pool of objects called the <text:change-end text:change-id="ct-1412187136"/>O<text:change-start text:change-id="ct-1409556872"/><text:span text:style-name="T1">bject </text:span><text:change-end text:change-id="ct-1409556872"/><text:span text:style-name="T1">S</text:span><text:change-start text:change-id="ct-1412192200"/><text:span text:style-name="T1">tore</text:span>. <text:change-end text:change-id="ct-1412192200"/><text:change text:change-id="ct-1409558880"/>Like a normal Java object, each Managed Object <text:change text:change-id="ct-1409553384"/>contains both data and the methods to act upon that data. <text:span text:style-name="T62">In order to be a Managed Object, the object must implement both the </text:span><text:span text:style-name="T63">ManagedObject</text:span><text:span text:style-name="T62"> and </text:span><text:span text:style-name="T63">Serializable</text:span><text:span text:style-name="T62"> interfaces.</text:span><text:change-start text:change-id="ct-1412188184"/><text:span text:style-name="T62"> A </text:span><text:change-end text:change-id="ct-1412188184"/><text:span text:style-name="T62">M</text:span><text:change-start text:change-id="ct-1412191656"/><text:span text:style-name="T62">anaged </text:span><text:change-end text:change-id="ct-1412191656"/><text:span text:style-name="T62">O</text:span><text:change-start text:change-id="ct-1412175136"/><text:span text:style-name="T62">bject does not become part of the </text:span><text:change-end text:change-id="ct-1412175136"/><text:span text:style-name="T62">Object Store's </text:span><text:change-start text:change-id="ct-1412174096"/><text:span text:style-name="T62">pool </text:span><text:change-end text:change-id="ct-1412174096"/><text:change-start text:change-id="ct-1412174624"/><text:span text:style-name="T62">until the pool is made aware of the object</text:span><text:change-end text:change-id="ct-1412174624"/><text:span text:style-name="T62">. T</text:span><text:change-start text:change-id="ct-1412173176"/><text:span text:style-name="T62">his is done by using the Data Manager </text:span><text:change-end text:change-id="ct-1412173176"/><text:span text:style-name="T62">either </text:span><text:change-start text:change-id="ct-1412171352"/><text:span text:style-name="T62">to request a </text:span><text:change-end text:change-id="ct-1412171352"/><text:span text:style-name="T64">M</text:span><text:change-start text:change-id="ct-1412171472"/><text:span text:style-name="T64">anaged </text:span><text:change-end text:change-id="ct-1412171472"/><text:span text:style-name="T64">R</text:span><text:change-start text:change-id="ct-1412169720"/><text:span text:style-name="T64">eference</text:span><text:span text:style-name="T62"> to the object</text:span><text:change-end text:change-id="ct-1412169720"/><text:span text:style-name="T62"> or to bind a name to the object.</text:span><text:span text:style-name="T62"><text:note text:id="ftn3" text:note-class="footnote"><text:note-citation>3</text:note-citation><text:note-body><text:list text:style-name="L11"><text:list-item><text:p text:style-name="P173">Be aware that this may happen in library code or in the PDS APIs themselves. See the best practices section at the end of this document for more information.</text:p></text:list-item></text:list></text:note-body></text:note></text:span><text:change-start text:change-id="ct-1409553816"/></text:p>
      <text:p text:style-name="P61">A <text:change-end text:change-id="ct-1409553816"/><text:span text:style-name="T8">M</text:span><text:change-start text:change-id="ct-1409566144"/><text:span text:style-name="T8">anaged </text:span><text:change-end text:change-id="ct-1409566144"/><text:span text:style-name="T8">R</text:span><text:change-start text:change-id="ct-1412172160"/><text:span text:style-name="T8">eference is a reference object that looks much like the J2SE</text:span><text:change-end text:change-id="ct-1412172160"/><text:span text:style-name="T8">(tm)</text:span><text:change-start text:change-id="ct-1409551488"/><text:span text:style-name="T8"> reference objects (</text:span><text:change-end text:change-id="ct-1409551488"/><text:span text:style-name="T8">for example,</text:span><text:change-start text:change-id="ct-1409556440"/><text:span text:style-name="T8"> </text:span><text:span text:style-name="T3">SoftReference</text:span><text:span text:style-name="T8">, </text:span><text:span text:style-name="T3">WeakReference</text:span><text:span text:style-name="T8">). Managed </text:span><text:change-end text:change-id="ct-1409556440"/><text:span text:style-name="T8">O</text:span><text:change-start text:change-id="ct-1412173720"/><text:span text:style-name="T8">bject</text:span><text:change-end text:change-id="ct-1412173720"/><text:span text:style-name="T8">s</text:span><text:change-start text:change-id="ct-1412188472"/><text:span text:style-name="T8"> must refer to other </text:span><text:change-end text:change-id="ct-1412188472"/><text:span text:style-name="T8">M</text:span><text:change-start text:change-id="ct-1412182040"/><text:span text:style-name="T8">anaged </text:span><text:change-end text:change-id="ct-1412182040"/><text:span text:style-name="T8">O</text:span><text:change-start text:change-id="ct-1412174816"/><text:span text:style-name="T8">bjects through </text:span><text:change-end text:change-id="ct-1412174816"/><text:span text:style-name="T8">M</text:span><text:change-start text:change-id="ct-1412172032"/><text:span text:style-name="T8">anaged </text:span><text:change-end text:change-id="ct-1412172032"/><text:span text:style-name="T8">R</text:span><text:change-start text:change-id="ct-1412171712"/><text:span text:style-name="T8">eferences. This is how the Data Manager can tell the difference between a reference to a component object of the </text:span><text:change-end text:change-id="ct-1412171712"/><text:span text:style-name="T8">M</text:span><text:change-start text:change-id="ct-1409552688"/><text:span text:style-name="T8">an</text:span><text:change-end text:change-id="ct-1409552688"/><text:span text:style-name="T8">a</text:span><text:change-start text:change-id="ct-1412161200"/><text:span text:style-name="T8">ged </text:span><text:change-end text:change-id="ct-1412161200"/><text:span text:style-name="T8">O</text:span><text:change-start text:change-id="ct-1412159616"/><text:span text:style-name="T8">bject </text:span><text:change-end text:change-id="ct-1412159616"/><text:span text:style-name="T8">(</text:span><text:change-start text:change-id="ct-1412159176"/><text:span text:style-name="T8">for instance</text:span><text:change-end text:change-id="ct-1412159176"/><text:span text:style-name="T8">,</text:span><text:change-start text:change-id="ct-1412157392"/><text:span text:style-name="T8"> a </text:span><text:change-end text:change-id="ct-1412157392"/><text:span text:style-name="T8">l</text:span><text:change-start text:change-id="ct-1412156016"/><text:span text:style-name="T8">ist</text:span><text:change-end text:change-id="ct-1412156016"/><text:span text:style-name="T8">)</text:span><text:change-start text:change-id="ct-1412154408"/><text:span text:style-name="T8"> that is part of that </text:span><text:change-end text:change-id="ct-1412154408"/><text:span text:style-name="T8">M</text:span><text:change-start text:change-id="ct-1412153968"/><text:span text:style-name="T8">anaged </text:span><text:change-end text:change-id="ct-1412153968"/><text:span text:style-name="T8">O</text:span><text:change-start text:change-id="ct-1412152728"/><text:span text:style-name="T8">bject's state</text:span><text:change-end text:change-id="ct-1412152728"/><text:span text:style-name="T8">,</text:span><text:change-start text:change-id="ct-1412150944"/><text:span text:style-name="T8"> and a reference to a separate </text:span><text:change-end text:change-id="ct-1412150944"/><text:span text:style-name="T8">M</text:span><text:change-start text:change-id="ct-1412150192"/><text:span text:style-name="T8">anaged </text:span><text:change-end text:change-id="ct-1412150192"/><text:span text:style-name="T8">O</text:span><text:change-start text:change-id="ct-1412148968"/><text:span text:style-name="T8">bject with</text:span><text:change-end text:change-id="ct-1412148968"/><text:span text:style-name="T8"> a </text:span><text:change-start text:change-id="ct-1412147128"/><text:span text:style-name="T8">state</text:span><text:change-end text:change-id="ct-1412147128"/><text:span text:style-name="T8"> of its own.</text:span></text:p>
      <text:p text:style-name="P62">A name binding associates a string with the Managed Object such that the object may be retrieved from the Object Store by other tasks using the <text:span text:style-name="T12">getBinding</text:span><text:span text:style-name="T2"> call on the Data Manager. </text:span><text:change-start text:change-id="ct-1412159336"/></text:p>
      <text:h text:style-name="Heading_20_3" text:outline-level="3">Accessing Managed Objects through Managed References</text:h>
      <text:p text:style-name="Text_20_body">The Managed Reference has two access methods: <text:span text:style-name="T12">get</text:span> and <text:span text:style-name="T12">getForUpdate</text:span>. Both methods return a task-local copy of the object. The difference<text:change-end text:change-id="ct-1412159336"/> between the two methods <text:change-start text:change-id="ct-1412160976"/>is<text:change-end text:change-id="ct-1412160976"/>:<text:change-start text:change-id="ct-1409556184"/> </text:p>
      <text:list text:style-name="L12">
        <text:list-item>
          <text:p text:style-name="P142"><text:span text:style-name="T12">getForUpdate</text:span><text:span text:style-name="T2"> informs the system that you intend to modify the state of the Managed Object</text:span><text:change-end text:change-id="ct-1409556184"/><text:span text:style-name="T2">.</text:span><text:change-start text:change-id="ct-1412156280"/></text:p>
        </text:list-item>
        <text:list-item>
          <text:p text:style-name="P142"><text:span text:style-name="T12">get</text:span><text:span text:style-name="T2"> says you intend only to read the state but not write it</text:span><text:change-end text:change-id="ct-1412156280"/><text:span text:style-name="T2">.</text:span><text:change-start text:change-id="ct-1409546256"/></text:p>
        </text:list-item>
      </text:list>
      <text:p text:style-name="P21"><text:span text:style-name="T2">Although all changes to any Managed Object are persistent</text:span><text:change-end text:change-id="ct-1409546256"/><text:span text:style-name="T2"> (even those accessed via </text:span><text:span text:style-name="T12">get</text:span><text:span text:style-name="T2">)</text:span><text:change-start text:change-id="ct-1409550752"/><text:span text:style-name="T2">, it is more efficient to use </text:span><text:span text:style-name="T12">getForUpdate </text:span><text:span text:style-name="T2">if you know at that time that you are going to want to modify the Managed Object's state. This allows the system to detect conflicts between tasks and handle them earlier and with greater efficiency.</text:span></text:p>
      <text:p text:style-name="P21"><text:span text:style-name="T2">Conversely</text:span><text:change-end text:change-id="ct-1409550752"/><text:span text:style-name="T2">,</text:span><text:change-start text:change-id="ct-1409551760"/><text:span text:style-name="T2"> it is better to use </text:span><text:span text:style-name="T12">get</text:span><text:span text:style-name="T2"> <text:s/>if the state of the Managed Object may not be modified. The </text:span><text:span text:style-name="T12">get</text:span><text:span text:style-name="T2"> call can allow for more parallel access to the Managed Object from multiple tasks. If</text:span><text:change-end text:change-id="ct-1409551760"/><text:span text:style-name="T2"> you reach a point</text:span><text:change-start text:change-id="ct-1412147296"/><text:span text:style-name="T2"> later in the execution </text:span><text:change-end text:change-id="ct-1412147296"/><text:span text:style-name="T2">where </text:span><text:change-start text:change-id="ct-1409553000"/><text:span text:style-name="T2">you </text:span><text:change-end text:change-id="ct-1409553000"/><text:span text:style-name="T2">know you </text:span><text:change-start text:change-id="ct-1412151752"/><text:span text:style-name="T2">are going to modify the object's state, you can upgrade your access from </text:span><text:span text:style-name="T12">get</text:span><text:span text:style-name="T2"> to </text:span><text:span text:style-name="T12">getForUpdate</text:span><text:span text:style-name="T2"> by calling the </text:span><text:span text:style-name="T12">markForUpdate </text:span><text:span text:style-name="T2">method on the Data Manager</text:span><text:span text:style-name="T12">.</text:span><text:change-end text:change-id="ct-1412151752"/><text:span text:style-name="T12"> <text:s/>(</text:span><text:span text:style-name="T2">Multiple calls to mark the same Managed Object for update are harmless.)</text:span><text:change-start text:change-id="ct-1409558976"/></text:p>
      <text:p text:style-name="P62"><text:change-end text:change-id="ct-1409558976"/><text:change text:change-id="ct-1412151112"/><text:change text:change-id="ct-1409535056"/><text:change-start text:change-id="ct-1412193304"/><text:span text:style-name="T2">Subsequent calls to </text:span><text:span text:style-name="T12">get</text:span><text:span text:style-name="T2"> or </text:span><text:span text:style-name="T12">getForUpdate</text:span><text:span text:style-name="T2"> on equivalent Managed References </text:span><text:change-end text:change-id="ct-1412193304"/><text:span text:style-name="T2">in the same task </text:span><text:change-start text:change-id="ct-1409567400"/><text:span text:style-name="T2">will return the same task-local copy.</text:span><text:change-end text:change-id="ct-1409567400"/></text:p>
      <text:p text:style-name="P15">You can also retrieve an object with a bound name by calling <text:span text:style-name="T12">getBinding</text:span>. This is equivalent to a <text:span text:style-name="T12">get</text:span> call on a Managed Reference to the object, so, if you intend to modify the object's state, you should call <text:span text:style-name="T12">markForUpdate</text:span> after retrieving the object. <text:change-start text:change-id="ct-1412193840"/></text:p>
      <text:p text:style-name="P19"><text:span text:style-name="T10">Managed Objects </text:span><text:change-end text:change-id="ct-1412193840"/><text:change-start text:change-id="ct-1412171616"/><text:span text:style-name="T10">in the </text:span><text:change-end text:change-id="ct-1412171616"/><text:span text:style-name="T10">O</text:span><text:change-start text:change-id="ct-1412160880"/><text:span text:style-name="T10">bject </text:span><text:change-end text:change-id="ct-1412160880"/><text:span text:style-name="T10">S</text:span><text:change-start text:change-id="ct-1412153488"/><text:span text:style-name="T10">tore </text:span><text:change-end text:change-id="ct-1412153488"/><text:change-start text:change-id="ct-1409533568"/><text:span text:style-name="T10">are not garbage</text:span><text:change-end text:change-id="ct-1409533568"/><text:span text:style-name="T10">-</text:span><text:change-start text:change-id="ct-1409543520"/><text:span text:style-name="T10">collected. </text:span><text:change-end text:change-id="ct-1409543520"/><text:change-start text:change-id="ct-1412154552"/><text:span text:style-name="T2">Once the store is made aware of a </text:span><text:change-end text:change-id="ct-1412154552"/><text:change-start text:change-id="ct-1409539176"/><text:span text:style-name="T2">Managed Object, it keeps the state of that object until it is explicitly removed from the object store with a call to the </text:span>removeObject<text:span text:style-name="T2"> call on the Data Manager. </text:span><text:change-end text:change-id="ct-1409539176"/><text:change-start text:change-id="ct-1409531712"/><text:span text:style-name="T2">It is up to the application to manage the </text:span><text:change-end text:change-id="ct-1409531712"/><text:span text:style-name="T2">life cycle</text:span><text:change-start text:change-id="ct-1412199576"/><text:span text:style-name="T2"> of Managed Objects and to </text:span><text:change-end text:change-id="ct-1412199576"/><text:change text:change-id="ct-1412148776"/><text:change text:change-id="ct-1412148872"/><text:change text:change-id="ct-1412150848"/><text:change-start text:change-id="ct-1412191856"/><text:span text:style-name="T2">remove them from the </text:span><text:change-end text:change-id="ct-1412191856"/><text:span text:style-name="T2">O</text:span><text:change-start text:change-id="ct-1412185168"/><text:span text:style-name="T2">bject </text:span><text:change-end text:change-id="ct-1412185168"/><text:span text:style-name="T2">S</text:span><text:change-start text:change-id="ct-1412189416"/><text:span text:style-name="T2">tore when they are no longer </text:span><text:change-end text:change-id="ct-1412189416"/><text:change-start text:change-id="ct-1412190248"/><text:span text:style-name="T2">needed. Failure to do so may result in garbage building up in your Object Store and impacting its performance.</text:span><text:change-end text:change-id="ct-1412190248"/><text:span text:style-name="T2"> Likewise, name bindings are stored until explicitly destroyed with </text:span>removeBinding. <text:s/><text:span text:style-name="T2">A name binding is not removed when the object it refers to is removed.</text:span></text:p>
      <text:h text:style-name="Heading_20_3" text:outline-level="3"><text:soft-page-break/>Designing Your Managed Objects<text:change-start text:change-id="ct-1412169848"/></text:h>
      <text:p text:style-name="Text_20_body">Managed Objects typically fall into three general types of entity: </text:p>
      <text:list text:style-name="L13">
        <text:list-item>
          <text:p text:style-name="P143">Actual objects in your game's simulated environment, such as a sword, a monster, or a <text:change-end text:change-id="ct-1412169848"/>play-space<text:change-start text:change-id="ct-1409588224"/> <text:change-end text:change-id="ct-1409588224"/>(<text:change-start text:change-id="ct-1412174912"/>such as a room<text:change-end text:change-id="ct-1412174912"/>)<text:change-start text:change-id="ct-1412182136"/>.</text:p>
        </text:list-item>
        <text:list-item>
          <text:p text:style-name="P143">Purely logical or data constructs such as a quad-tree for determining player-proximity or a walk-mesh to determine movement paths.</text:p>
        </text:list-item>
        <text:list-item>
          <text:p text:style-name="P143">Proxies for human players in <text:change-end text:change-id="ct-1412182136"/>the<text:change-start text:change-id="ct-1412186256"/> world of Managed Objects.</text:p>
        </text:list-item>
      </text:list>
      <text:p text:style-name="P17">Figure 1 below illustrates a very basic world consisting of a single room <text:change-end text:change-id="ct-1412186256"/>that contains<text:change-start text:change-id="ct-1412080680"/> two players and a sword.</text:p>
      <text:p text:style-name="Figure"/>
      <text:p text:style-name="P104"><draw:rect text:anchor-type="paragraph" draw:z-index="19" draw:style-name="gr14" draw:text-style-name="P181" svg:width="3.5295in" svg:height="3.3795in" svg:x="1.4783in" svg:y="-0.0965in"><text:p/></draw:rect><draw:line text:anchor-type="paragraph" draw:z-index="18" draw:style-name="gr13" draw:text-style-name="P181" svg:x1="2.8563in" svg:y1="0.528in" svg:x2="3.6736in" svg:y2="0.528in"><text:p/></draw:line><draw:line text:anchor-type="paragraph" draw:z-index="17" draw:style-name="gr13" draw:text-style-name="P181" svg:x1="3.7827in" svg:y1="1.8193in" svg:x2="2.5638in" svg:y2="0.8437in"><text:p/></draw:line><draw:line text:anchor-type="paragraph" draw:z-index="16" draw:style-name="gr13" draw:text-style-name="P181" svg:x1="2.6492in" svg:y1="1.0846in" svg:x2="3.3992in" svg:y2="2.0638in"><text:p/></draw:line><draw:line text:anchor-type="paragraph" draw:z-index="15" draw:style-name="gr13" draw:text-style-name="P181" svg:x1="2.4909in" svg:y1="1.0866in" svg:x2="2.3555in" svg:y2="1.8783in"><text:p/></draw:line><draw:line text:anchor-type="paragraph" draw:z-index="14" draw:style-name="gr13" draw:text-style-name="P181" svg:x1="2.0638in" svg:y1="1.9512in" svg:x2="2.0638in" svg:y2="1.0866in"><text:p/></draw:line><draw:frame text:anchor-type="paragraph" draw:z-index="13" draw:style-name="gr12" draw:text-style-name="P183" svg:width="2.6886in" svg:height="0.2996in" svg:x="1.9429in" svg:y="2.9138in"><draw:text-box><text:p text:style-name="P182"><text:span text:style-name="T75">Arrows denote ManagedReferences</text:span></text:p></draw:text-box></draw:frame><draw:g text:anchor-type="paragraph" draw:z-index="12" draw:style-name="gr10"><draw:ellipse draw:style-name="gr3" draw:text-style-name="P181" svg:width="1.3232in" svg:height="1.0476in" svg:x="3.252in" svg:y="1.7646in"><text:p/></draw:ellipse><draw:frame draw:style-name="gr11" draw:text-style-name="P184" svg:width="1.1717in" svg:height="0.3949in" svg:x="3.3992in" svg:y="2.0638in"><draw:text-box><text:p text:style-name="P182"><text:span text:style-name="T74">Player 2</text:span></text:p><text:p text:style-name="P182"><text:span text:style-name="T74">ManagedObject</text:span></text:p></draw:text-box></draw:frame></draw:g><draw:g text:anchor-type="paragraph" draw:z-index="11" draw:style-name="gr10"><draw:ellipse draw:style-name="gr3" draw:text-style-name="P181" svg:width="1.324in" svg:height="1.0476in" svg:x="1.6681in" svg:y="0.1146in"><text:p/></draw:ellipse><draw:frame draw:style-name="gr4" draw:text-style-name="P184" svg:width="1.1717in" svg:height="0.3953in" svg:x="1.8744in" svg:y="0.4319in"><draw:text-box><text:p text:style-name="P182"><text:span text:style-name="T74">Room</text:span></text:p><text:p text:style-name="P182"><text:span text:style-name="T74">ManagedObject</text:span></text:p></draw:text-box></draw:frame></draw:g><draw:g text:anchor-type="paragraph" draw:z-index="10" draw:style-name="gr10"><draw:ellipse draw:style-name="gr3" draw:text-style-name="P181" svg:width="1.324in" svg:height="1.0476in" svg:x="1.6028in" svg:y="1.8193in"><text:p/></draw:ellipse><draw:frame draw:style-name="gr11" draw:text-style-name="P184" svg:width="1.1717in" svg:height="0.3949in" svg:x="1.7547in" svg:y="2.0693in"><draw:text-box><text:p text:style-name="P182"><text:span text:style-name="T74">Player 1</text:span></text:p><text:p text:style-name="P182"><text:span text:style-name="T74">ManagedObject</text:span></text:p></draw:text-box></draw:frame></draw:g><draw:g text:anchor-type="paragraph" draw:z-index="9" draw:style-name="gr10"><draw:ellipse draw:style-name="gr3" draw:text-style-name="P181" svg:width="1.324in" svg:height="1.0476in" svg:x="3.5264in" svg:y="-0.0453in"><text:p/></draw:ellipse><draw:frame draw:style-name="gr4" draw:text-style-name="P184" svg:width="1.1717in" svg:height="0.3953in" svg:x="3.6736in" svg:y="0.2567in"><draw:text-box><text:p text:style-name="P182"><text:span text:style-name="T74">Sword</text:span></text:p><text:p text:style-name="P182"><text:span text:style-name="T74">ManagedObject</text:span></text:p></draw:text-box></draw:frame></draw:g></text:p>
      <text:p text:style-name="P105"><text:change-end text:change-id="ct-1412080680"/>Figure 1: Example of a s<text:span text:style-name="T54">imple</text:span> ManagedObject world</text:p>
      <text:p text:style-name="Text_20_body">When deciding where to break data up into multiple Managed Objects, consider these questions:</text:p>
      <text:list text:style-name="L14">
        <text:list-item>
          <text:p text:style-name="P144"><text:span text:style-name="T1">How big is the data?</text:span> The more data a single Managed Object encompasses in its state, the more time it takes to load and save.</text:p>
        </text:list-item>
        <text:list-item>
          <text:p text:style-name="P144"><text:span text:style-name="T1">How closely coupled is the data?</text:span> Data that are generally accessed together are more efficiently stored in the same Managed Object. Data that are accessed independently are candidates for separation onto different Managed Objects. Data that have to be modified atomically <text:span text:style-name="T2">are best stored in the same Managed Object.</text:span></text:p>
        </text:list-item>
        <text:list-item>
          <text:p text:style-name="P136"><text:span text:style-name="T1">How many simultaneous tasks are going to need access to this data?</text:span> As explained above, the PDS does its best to execute as many tasks in parallel as it can. <text:span text:style-name="T12">Resolving the conflicts that arise when multiple parallel tasks want to </text:span><text:span text:style-name="T52">change</text:span><text:span text:style-name="T12"> the state of the same ManagedObject can be expensive. </text:span></text:p>
        </text:list-item>
      </text:list>
      <text:p text:style-name="P106">It is best to split up data that has to be locked for update from data that can be shared with a <text:span text:style-name="T12">get</text:span>. Data that is going to be updated has to be owned by the updating task, whereas data that is just read can be shared by multiple reading tasks. When multiple tasks have to access fields on a Managed Object that is being updated by at least one of them, that Managed Object becomes a potential bottleneck. For best performance, you want as<text:change-start text:change-id="ct-1412156408"/> few<text:change-end text:change-id="ct-1412156408"/> bottleneck Managed Objects as possible.</text:p>
      <text:p text:style-name="P28"><text:soft-page-break/>Of all these considerations, the third is the most critical to a well-running PDS application.<text:change text:change-id="ct-1409543320"/></text:p>
      <text:h text:style-name="Heading_20_3" text:outline-level="3"><text:change text:change-id="ct-1409518496"/><text:change text:change-id="ct-1409516000"/>The Player Managed Object</text:h>
      <text:p text:style-name="Text_20_body">Managed Objects register themselves as event handlers with a manager in order to get called when outside events occur. One very important type of Managed Object is the <text:span text:style-name="T1">Player</text:span> Managed Object. A Player Managed Object implements the <text:span text:style-name="T3">ClientSessionListener</text:span> interface and is returned to the system as the return value from the <text:span text:style-name="T12">loggedIn</text:span> callback on the <text:span text:style-name="T12">AppListener</text:span>. From then on, it will get called for any incoming data packets and disconnect events from that <text:change text:change-id="ct-1412080552"/><text:change-start text:change-id="ct-1409526560"/>player.<text:change-end text:change-id="ct-1409526560"/></text:p>
      <text:p text:style-name="Text_20_body">The Player Managed Object acts as a proxy for the player in the world of Managed Objects. The player sends data packets to the server using the PDS Client API. This causes a <text:span text:style-name="T12">userDataReceived</text:span> event in the system, which results in a task that calls the Player Managed Object's <text:span text:style-name="T12">userDataReceived</text:span> method. The Player Managed Object <text:change text:change-id="ct-1409529816"/><text:change-start text:change-id="ct-1412103392"/>should parse<text:change-end text:change-id="ct-1412103392"/> the packet to find out what it is supposed to do, and then act<text:change text:change-id="ct-1412137960"/> on itself and other Managed Objects in order to accomplish the requested task.</text:p>
      <text:p text:style-name="P104">Figure 2 shows our simple Managed Object world, with two players connected to the PDS as clients. <text:change-start text:change-id="ct-1409530752"/><text:s text:c="2"/>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change-end text:change-id="ct-1409530752"/></text:p>
      <text:p text:style-name="Figure"><draw:frame text:anchor-type="paragraph" draw:z-index="24" draw:style-name="gr16" draw:text-style-name="P184" svg:width="1.1717in" svg:height="0.3913in" svg:x="3.3in" svg:y="2.5043in"><draw:text-box><text:p text:style-name="P182"><text:span text:style-name="T74">Player 2</text:span></text:p><text:p text:style-name="P182"><text:span text:style-name="T74">ManagedObject</text:span></text:p></draw:text-box></draw:frame><draw:ellipse text:anchor-type="paragraph" draw:z-index="23" draw:style-name="gr7" draw:text-style-name="P181" svg:width="1.3232in" svg:height="0.9512in" svg:x="3.1484in" svg:y="2.2126in"><text:p/></draw:ellipse><draw:custom-shape text:anchor-type="paragraph" draw:z-index="59" draw:style-name="gr19" draw:text-style-name="P185" svg:width="0.2504in" svg:height="0.5004in" svg:x="3.6563in" svg:y="2.916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28" draw:style-name="gr6" draw:text-style-name="P181" svg:x1="3.5374in" svg:y1="2.1965in" svg:x2="3.0055in" svg:y2="1.6681in"><text:p/></draw:line><draw:line text:anchor-type="paragraph" draw:z-index="26" draw:style-name="gr6" draw:text-style-name="P181" svg:x1="2.4744in" svg:y1="1.889in" svg:x2="2.3417in" svg:y2="2.3492in"><text:p/></draw:line><draw:g text:anchor-type="paragraph" draw:z-index="22" draw:style-name="gr2"><draw:ellipse draw:style-name="gr3" draw:text-style-name="P181" svg:width="1.324in" svg:height="1.0476in" svg:x="1.7728in" svg:y="0.8417in"><text:p/></draw:ellipse><draw:frame draw:style-name="gr4" draw:text-style-name="P184" svg:width="1.1717in" svg:height="0.3953in" svg:x="1.9791in" svg:y="1.1591in"><draw:text-box><text:p text:style-name="P182"><text:span text:style-name="T74">Room</text:span></text:p><text:p text:style-name="P182"><text:span text:style-name="T74">ManagedObject</text:span></text:p></draw:text-box></draw:frame></draw:g><draw:g text:anchor-type="paragraph" draw:z-index="21" draw:style-name="gr10"><draw:ellipse draw:style-name="gr3" draw:text-style-name="P181" svg:width="1.324in" svg:height="0.8858in" svg:x="1.7807in" svg:y="2.278in"><text:p/></draw:ellipse><draw:frame draw:style-name="gr15" draw:text-style-name="P184" svg:width="1.1717in" svg:height="0.3913in" svg:x="1.9327in" svg:y="2.4898in"><draw:text-box><text:p text:style-name="P182"><text:span text:style-name="T74">Player 1</text:span></text:p><text:p text:style-name="P182"><text:span text:style-name="T74">ManagedObject</text:span></text:p></draw:text-box></draw:frame></draw:g><draw:g text:anchor-type="paragraph" draw:z-index="20" draw:style-name="gr2"><draw:ellipse draw:style-name="gr3" draw:text-style-name="P181" svg:width="1.324in" svg:height="1.0476in" svg:x="3.5374in" svg:y="0.3925in"><text:p/></draw:ellipse><draw:frame draw:style-name="gr4" draw:text-style-name="P184" svg:width="1.1717in" svg:height="0.3953in" svg:x="3.6846in" svg:y="0.6945in"><draw:text-box><text:p text:style-name="P182"><text:span text:style-name="T74">Sword ManagedObject</text:span></text:p></draw:text-box></draw:frame></draw:g><draw:frame draw:style-name="fr2" draw:name="Frame7" text:anchor-type="paragraph" svg:x="1.3799in" svg:y="0.1701in" svg:width="3.6in" draw:z-index="1"><draw:text-box fo:min-height="3.8638in"><text:p text:style-name="Text_20_body"/></draw:text-box></draw:frame></text:p>
      <text:p text:style-name="P22"><draw:frame text:anchor-type="paragraph" draw:z-index="34" draw:style-name="gr18" draw:text-style-name="P184" svg:width="0.6362in" svg:height="0.3913in" svg:x="3.4693in" svg:y="3.0457in"><draw:text-box><text:p text:style-name="P182"><text:span text:style-name="T74">Game </text:span></text:p><text:p text:style-name="P182"><text:span text:style-name="T74">Client 2</text:span></text:p></draw:text-box></draw:frame><draw:rect text:anchor-type="paragraph" draw:z-index="32" draw:style-name="gr7" draw:text-style-name="P181" svg:width="1.0004in" svg:height="0.4669in" svg:x="3.3543in" svg:y="2.9835in"><text:p/></draw:rect><draw:custom-shape text:anchor-type="paragraph" draw:z-index="35" draw:style-name="gr19" draw:text-style-name="P185" svg:width="0.2504in" svg:height="0.5004in" svg:x="2.3398in" svg:y="2.5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25" draw:style-name="gr6" draw:text-style-name="P181" svg:x1="2.1516in" svg:y1="1.95in" svg:x2="2.3417in" svg:y2="1.561in"><text:p/></draw:line><draw:line text:anchor-type="paragraph" draw:z-index="27" draw:style-name="gr6" draw:text-style-name="P181" svg:x1="2.8028in" svg:y1="1.411in" svg:x2="3.3598in" svg:y2="2.0402in"><text:p/></draw:line><draw:line text:anchor-type="paragraph" draw:z-index="29" draw:style-name="gr6" draw:text-style-name="P181" svg:x1="3.0161in" svg:y1="0.8843in" svg:x2="3.5378in" svg:y2="0.6634in"><text:p/></draw:line><draw:rect text:anchor-type="paragraph" draw:z-index="30" draw:style-name="gr17" draw:text-style-name="P181" svg:width="3.5295in" svg:height="2.8752in" svg:x="1.45in" svg:y="0.0091in"><text:p/></draw:rect><draw:frame text:anchor-type="paragraph" draw:z-index="33" draw:style-name="gr18" draw:text-style-name="P184" svg:width="0.6362in" svg:height="0.3913in" svg:x="2.1673in" svg:y="3.0382in"><draw:text-box><text:p text:style-name="P182"><text:span text:style-name="T74">Game </text:span></text:p><text:p text:style-name="P182"><text:span text:style-name="T74">Client 1</text:span></text:p></draw:text-box></draw:frame><draw:frame text:anchor-type="paragraph" draw:z-index="36" draw:style-name="gr18" draw:text-style-name="P184" svg:width="2.1157in" svg:height="0.2453in" svg:x="2.1807in" svg:y="3.45in"><draw:text-box><text:p text:style-name="P182"><text:span text:style-name="T74">Big arrows denote PDS Client API</text:span></text:p></draw:text-box></draw:frame><draw:rect text:anchor-type="paragraph" draw:z-index="31" draw:style-name="gr7" draw:text-style-name="P181" svg:width="1.0004in" svg:height="0.485in" svg:x="1.9689in" svg:y="2.9654in"><text:p/></draw:rect><text:change text:change-id="ct-1412022016"/>Figure 2: Client <text:span text:style-name="T54">connections</text:span> to the simple ManagedObject world</text:p>
      <text:p text:style-name="Text_20_body"><text:change text:change-id="ct-1412262384"/></text:p>
      <text:h text:style-name="Heading_20_3" text:outline-level="3"><text:soft-page-break/>The AppListener</text:h>
      <text:p text:style-name="Text_20_body">Above we had a world of Managed Objects consisting of a Room Managed Object, a Sword Managed Object and a couple of Player Managed Objects. However, when we start the game in the PDS for the first time, the world of Managed Objects doesn't look like that. In fact it looks like this:</text:p>
      <text:p text:style-name="Figure"><draw:frame draw:style-name="fr3" draw:name="Frame5" text:anchor-type="paragraph" svg:y="0.1201in" svg:width="2.7693in" style:rel-width="40%" svg:height="2.1102in" style:rel-height="scale-min" draw:z-index="60"><draw:text-box><text:p text:style-name="Figure"><draw:rect text:anchor-type="paragraph" draw:z-index="61" draw:style-name="gr7" draw:text-style-name="P181" svg:width="2.6362in" svg:height="1.9862in" svg:x="0.0626in" svg:y="0.0693in"><text:p/></draw:rect></text:p></draw:text-box></draw:frame>Figure 3: World of ManagedObjects at first-time start of game</text:p>
      <text:p text:style-name="Text_20_body">Which is to say, it is empty.</text:p>
      <text:p text:style-name="Text_20_body">How then do the Managed Objects get into the Object Store in the first place?</text:p>
      <text:p text:style-name="Text_20_body">The answer is a special <text:change text:change-id="ct-1412029280"/><text:change-start text:change-id="ct-1412134640"/>interface<text:change-end text:change-id="ct-1412134640"/> called the <text:span text:style-name="T12">AppListener</text:span>. There are two special things about <text:s/>the class that defines the <text:span text:style-name="T12">AppListener</text:span>:</text:p>
      <text:list text:style-name="L15">
        <text:list-item>
          <text:p text:style-name="P145">It implements the <text:span text:style-name="T12">AppListener</text:span> interface. This interface defines two methods: <text:s/></text:p>
        </text:list-item>
      </text:list>
      <text:list text:style-name="L16">
        <text:list-item>
          <text:p text:style-name="P160">initialize</text:p>
        </text:list-item>
        <text:list-item>
          <text:p text:style-name="P160">loggedIn</text:p>
        </text:list-item>
        <text:list-item>
          <text:p text:style-name="P146">It has been specified as the <text:span text:style-name="T12">AppListener</text:span> class for this application.</text:p>
        </text:list-item>
      </text:list>
      <text:p text:style-name="Text_20_body">These two properties combine in the following way:</text:p>
      <text:list text:style-name="L17">
        <text:list-item>
          <text:p text:style-name="P154">Upon the boot of the PDS (or the installation of a new application into the PDS), the PDS attempts to locate the <text:span text:style-name="T12">AppListener</text:span> for that application in the Object Store. <text:s/></text:p>
        </text:list-item>
        <text:list-item>
          <text:p text:style-name="P154">If the application has never been booted before, then its Object Store in the PDS is blank (as in Figure 3), and the PDS will fail to find the <text:span text:style-name="T12">AppListener</text:span>. In that case, it creates the <text:span text:style-name="T12">AppListener</text:span> <text:change text:change-id="ct-1412015792"/>itself, and then starts a task that calls <text:span text:style-name="T12">initialize</text:span>.</text:p>
        </text:list-item>
        <text:list-item>
          <text:p text:style-name="P154">If, on the other hand, the application has been booted at least once, the Object Store will contain the <text:change text:change-id="ct-1412032632"/><text:change-start text:change-id="ct-1412064008"/><text:span text:style-name="T12">AppListener</text:span><text:change-end text:change-id="ct-1412064008"/> <text:change text:change-id="ct-1412186128"/><text:change-start text:change-id="ct-1412018824"/>already<text:change-end text:change-id="ct-1412018824"/>. In this case, execution just resumes from where it left off when the system came down, listening for new connections and executing any periodic tasks that were running before.</text:p>
        </text:list-item>
      </text:list>
      <text:p text:style-name="Text_20_body">In the case of our little demo application, the boot method will have a block in it that, in pseudo-code, looks something like this:<text:note text:id="ftn4" text:note-class="footnote"><text:note-citation>4</text:note-citation><text:note-body><text:p text:style-name="Footnote">In all pseudo-code in this document, the pseudo-code itself is in all caps, references to variables and methods are in mixed case beginning with a lower case letter, and references to classes and interfaces are in mixed-case beginning with an uppercase letter. </text:p></text:note-body></text:note></text:p>
      <text:p text:style-name="P81"><text:soft-page-break/>initialize {<text:line-break/><text:tab/>CREATE ROOM MANAGED OBJECT<text:line-break/><text:tab/>CREATE SWORD MANAGED OBJECT<text:line-break/><text:tab/>ADD REF TO SWORD MANAGED OBJECT TO ROOM'S INVENTORY<text:line-break/><text:tab/>SAVE A MANAGED OBJECT REF TO ROOM FOR LATER<text:line-break/>}</text:p>
      <text:p text:style-name="P107"/>
      <text:p text:style-name="Text_20_body">In general, it is the responsibility of the <text:span text:style-name="T12">AppListener</text:span> to create the initial world of Managed Objects during the first startup.<text:change-start text:change-id="ct-1412030144"/></text:p>
      <text:p text:style-name="Text_20_body"><text:change-end text:change-id="ct-1412030144"/><text:change-start text:change-id="ct-1412020568"/></text:p>
      <text:p text:style-name="Text_20_body"/>
      <text:p text:style-name="Text_20_body"/>
      <text:p text:style-name="Text_20_body"><text:change-end text:change-id="ct-1412020568"/></text:p>
      <text:p text:style-name="Figure"><draw:g text:anchor-type="paragraph" draw:z-index="2" draw:style-name="gr2"><draw:ellipse draw:style-name="gr3" draw:text-style-name="P181" svg:width="1.324in" svg:height="1.0476in" svg:x="3.7173in" svg:y="0.2327in"><text:p/></draw:ellipse><draw:frame draw:style-name="gr4" draw:text-style-name="P183" svg:width="1.1717in" svg:height="0.3953in" svg:x="3.8646in" svg:y="0.5346in"><draw:text-box><text:p text:style-name="P182"><text:span text:style-name="T74">Sword ManagedObject</text:span></text:p></draw:text-box></draw:frame></draw:g><draw:g text:anchor-type="paragraph" draw:z-index="3" draw:style-name="gr2"><draw:ellipse draw:style-name="gr3" draw:text-style-name="P181" svg:width="1.324in" svg:height="1.0476in" svg:x="1.9528in" svg:y="0.6819in"><text:p/></draw:ellipse><draw:frame draw:style-name="gr4" draw:text-style-name="P184" svg:width="1.1717in" svg:height="0.3953in" svg:x="2.1591in" svg:y="0.9992in"><draw:text-box><text:p text:style-name="P182"><text:span text:style-name="T74">Room</text:span></text:p><text:p text:style-name="P182"><text:span text:style-name="T74">ManagedObject</text:span></text:p></draw:text-box></draw:frame></draw:g><draw:frame text:anchor-type="paragraph" draw:z-index="4" draw:style-name="gr5" draw:text-style-name="P183" svg:width="2.7504in" svg:height="0.2996in" svg:x="2.3571in" svg:y="3.3327in"><draw:text-box><text:p text:style-name="P182"><text:span text:style-name="T75">Arrows denote ManagedReferences</text:span></text:p></draw:text-box></draw:frame><draw:line text:anchor-type="paragraph" draw:z-index="5" draw:style-name="gr6" draw:text-style-name="P181" svg:x1="2.4283in" svg:y1="2.2409in" svg:x2="2.6591in" svg:y2="1.6319in"><text:p/></draw:line><draw:line text:anchor-type="paragraph" draw:z-index="6" draw:style-name="gr6" draw:text-style-name="P181" svg:x1="3.2764in" svg:y1="0.9811in" svg:x2="3.7173in" svg:y2="0.8311in"><text:p/></draw:line><draw:rect text:anchor-type="paragraph" draw:z-index="7" draw:style-name="gr7" draw:text-style-name="P181" svg:width="3.5295in" svg:height="3.5488in" svg:x="1.6591in" svg:y="0.0835in"><text:p/></draw:rect><draw:g text:anchor-type="paragraph" draw:z-index="8" draw:style-name="gr2"><draw:custom-shape draw:style-name="gr8" draw:text-style-name="P185" svg:width="1.3232in" svg:height="0.985in" svg:x="1.8244in" svg:y="2.2409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4" svg:width="1.0949in" svg:height="0.3913in" svg:x="2.0646in" svg:y="2.4756in"><draw:text-box><text:p text:style-name="P182"><text:span text:style-name="T74">AppListener </text:span></text:p><text:p text:style-name="P182"><text:span text:style-name="T74">ManagedObject</text:span></text:p></draw:text-box></draw:frame></draw:g><draw:frame draw:style-name="fr4" draw:name="Frame4" text:anchor-type="paragraph" svg:width="4.0862in" draw:z-index="0"><draw:text-box fo:min-height="3.7291in"><text:p text:style-name="Text_20_body"/></draw:text-box></draw:frame><text:change text:change-id="ct-1411975424"/>Figure 4: <text:change text:change-id="ct-1411985824"/><text:change-start text:change-id="ct-1411971336"/>AppListener<text:change-end text:change-id="ct-1411971336"/><text:change text:change-id="ct-1411983960"/> creates initial ManagedObject world</text:p>
      <text:p text:style-name="Text_20_body">Now we have something that is beginning to look like our game. We still don't have Player Managed Objects, however. We will create the Player Managed Objects as users join, in much the same way the <text:span text:style-name="T12">AppListener</text:span> <text:change text:change-id="ct-1412004032"/>was created. The first time we see a user log in, we create a new Player Managed Object for that user. After that, every time that user logs in, we just reconnect him to his existing Player Managed Object. Thus, the system creates Player Managed Objects as needed, and remembers user information between logins.</text:p>
      <text:p text:style-name="Text_20_body">So how do we find out when a user has logged in?</text:p>
      <text:p text:style-name="Text_20_body">The answer is the second callback on our <text:span text:style-name="T12">AppListener</text:span><text:span text:style-name="T2">: </text:span><text:span text:style-name="T12">loggedIn</text:span>. Every time a user logs into a PDS application, a task is started that calls the <text:span text:style-name="T12">loggedIn</text:span> method on the application's <text:span text:style-name="T12">AppListener.</text:span></text:p>
      <text:p text:style-name="Text_20_body">When the <text:span text:style-name="T12">loggedIn</text:span> callback is called on our <text:span text:style-name="T12">AppListener</text:span>, it executes the following<text:change text:change-id="ct-1411995160"/><text:change-start text:change-id="ct-1409532680"/> code, presented as pse<text:change-end text:change-id="ct-1409532680"/>u<text:change-start text:change-id="ct-1412005560"/>do-code. <text:change-end text:change-id="ct-1412005560"/><text:change text:change-id="ct-1410048400"/><text:change-start text:change-id="ct-1412030720"/><text:s text:c="2"/><text:change-end text:change-id="ct-1412030720"/></text:p>
      <text:p text:style-name="P110"><text:soft-page-break/>loggedIn {<text:line-break/><text:tab/>managedObject_name = “player_”+ SESSION.PLAYER_NAME;<text:line-break/><text:tab/>IF MANAGED OBJECT EXISTS(managedObject_name){<text:line-break/> <text:s text:c="3"/><text:tab/><text:tab/>FIND MANAGED OBJECT(managedObject_name);<text:line-break/><text:tab/>} ELSE {<text:line-break/> <text:s text:c="3"/><text:tab/><text:tab/>CREATE NAMED PLAYER MANAGED OBJECT(managedObject_name);<text:line-break/><text:tab/>}<text:line-break/><text:tab/>SET currentRoom on PLAYER MANAGED OBJECT <text:s/></text:p>
      <text:p text:style-name="P109"><text:tab/><text:tab/>TO SAVED MANAGED OBJECT REF TO ROOM<text:line-break/><text:tab/>GET ROOM MANAGED OBJECT <text:line-break/><text:tab/>ADD PLAYER REF TO ROOM MANAGED OBJECT'S PLAYERS LIST<text:line-break/><text:tab/>REGISTER PLAYER MANAGED OBJECT AS SessionListener(SESSION);</text:p>
      <text:p text:style-name="P109">}</text:p>
      <text:p text:style-name="P108"/>
      <text:p text:style-name="Text_20_body"><text:change-start text:change-id="ct-1412009320"/><text:span text:style-name="T12">Client</text:span><text:change-end text:change-id="ct-1412009320"/><text:span text:style-name="T12">SessionListener</text:span> is another event interface. It defines methods that get called on <text:change text:change-id="ct-1410047360"/><text:change-start text:change-id="ct-1410050912"/>tasks <text:change-end text:change-id="ct-1410050912"/>to respond to actions the client takes with the client API, such as the client sending data to the server for processing and the client logging out. </text:p>
      <text:p text:style-name="Text_20_body"><draw:g text:anchor-type="paragraph" draw:z-index="55" draw:style-name="gr2"><draw:custom-shape draw:style-name="gr8" draw:text-style-name="P185" svg:width="1.3232in" svg:height="0.985in" svg:x="0.5217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4" svg:width="1.0949in" svg:height="0.3913in" svg:x="0.7618in" svg:y="2.4945in"><draw:text-box><text:p text:style-name="P182"><text:span text:style-name="T74">AppListener </text:span></text:p><text:p text:style-name="P182"><text:span text:style-name="T74">ManagedObject</text:span></text:p></draw:text-box></draw:frame></draw:g><draw:line text:anchor-type="paragraph" draw:z-index="56" draw:style-name="gr6" draw:text-style-name="P181" svg:x1="1.5429in" svg:y1="2.2598in" svg:x2="2.0012in" svg:y2="1.489in"><text:p/></draw:line><draw:frame draw:style-name="fr2" draw:name="Frame6" text:anchor-type="paragraph" svg:x="0.4181in" svg:y="0.0807in" svg:width="5.5819in" draw:z-index="62"><draw:text-box fo:min-height="4.6591in"><text:p text:style-name="Text_20_body"><draw:g text:anchor-type="paragraph" draw:z-index="73" draw:style-name="gr2"><draw:ellipse draw:style-name="gr3" draw:text-style-name="P181" svg:width="1.324in" svg:height="1.0476in" svg:x="3.1in" svg:y="0.3244in"><text:p/></draw:ellipse><draw:frame draw:style-name="gr4" draw:text-style-name="P184" svg:width="1.1717in" svg:height="0.3953in" svg:x="3.2472in" svg:y="0.6264in"><draw:text-box><text:p text:style-name="P182"><text:span text:style-name="T74">Sword ManagedObject</text:span></text:p></draw:text-box></draw:frame></draw:g><draw:g text:anchor-type="paragraph" draw:z-index="72" draw:style-name="gr10"><draw:ellipse draw:style-name="gr3" draw:text-style-name="P181" svg:width="1.324in" svg:height="1.0476in" svg:x="1.5319in" svg:y="2.1165in"><text:p/></draw:ellipse><draw:frame draw:style-name="gr11" draw:text-style-name="P184" svg:width="1.1717in" svg:height="0.3949in" svg:x="1.6839in" svg:y="2.3665in"><draw:text-box><text:p text:style-name="P182"><text:span text:style-name="T74">Player 1</text:span></text:p><text:p text:style-name="P182"><text:span text:style-name="T74">ManagedObject</text:span></text:p></draw:text-box></draw:frame></draw:g><draw:g text:anchor-type="paragraph" draw:z-index="71" draw:style-name="gr2"><draw:ellipse draw:style-name="gr3" draw:text-style-name="P181" svg:width="1.324in" svg:height="1.0476in" svg:x="1.3354in" svg:y="0.4862in"><text:p/></draw:ellipse><draw:frame draw:style-name="gr4" draw:text-style-name="P184" svg:width="1.1717in" svg:height="0.3953in" svg:x="1.5417in" svg:y="0.8035in"><draw:text-box><text:p text:style-name="P182"><text:span text:style-name="T74">Room</text:span></text:p><text:p text:style-name="P182"><text:span text:style-name="T74">ManagedObject</text:span></text:p></draw:text-box></draw:frame></draw:g><draw:line text:anchor-type="paragraph" draw:z-index="70" draw:style-name="gr6" draw:text-style-name="P181" svg:x1="2.2181in" svg:y1="1.5335in" svg:x2="2.3437in" svg:y2="2.0126in"><text:p/></draw:line><draw:line text:anchor-type="paragraph" draw:z-index="69" draw:style-name="gr6" draw:text-style-name="P181" svg:x1="2.7134in" svg:y1="0.9535in" svg:x2="3.1543in" svg:y2="0.8035in"><text:p/></draw:line><draw:rect text:anchor-type="paragraph" draw:z-index="68" draw:style-name="gr7" draw:text-style-name="P181" svg:width="1.0004in" svg:height="0.7504in" svg:x="1.8126in" svg:y="3.5362in"><text:p/></draw:rect><draw:frame text:anchor-type="paragraph" draw:z-index="67" draw:style-name="gr18" draw:text-style-name="P184" svg:width="0.6362in" svg:height="0.3913in" svg:x="2in" svg:y="3.702in"><draw:text-box><text:p text:style-name="P182"><text:span text:style-name="T74">Game </text:span></text:p><text:p text:style-name="P182"><text:span text:style-name="T74">Client 1</text:span></text:p></draw:text-box></draw:frame><draw:custom-shape text:anchor-type="paragraph" draw:z-index="66" draw:style-name="gr19" draw:text-style-name="P185" svg:width="0.2504in" svg:height="0.5004in" svg:x="2.1047in" svg:y="3.1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5" draw:style-name="gr18" draw:text-style-name="P184" svg:width="2.1157in" svg:height="0.2453in" svg:x="1.3783in" svg:y="4.3508in"><draw:text-box><text:p text:style-name="P182"><text:span text:style-name="T74">Big arrows denote PDS Client API</text:span></text:p></draw:text-box></draw:frame><draw:line text:anchor-type="paragraph" draw:z-index="64" draw:style-name="gr6" draw:text-style-name="P181" svg:x1="2.1146in" svg:y1="2.0646in" svg:x2="1.9957in" svg:y2="1.5335in"><text:p/></draw:line><draw:rect text:anchor-type="paragraph" draw:z-index="63" draw:style-name="gr17" draw:text-style-name="P181" svg:width="4.8386in" svg:height="3.2988in" svg:x="0.0516in" svg:y="0.1701in"><text:p/></draw:rect></text:p></draw:text-box></draw:frame>Figure 5 illustrates that our Managed Object world is starting to look the way we want it to.<text:change text:change-id="ct-1411947368"/><text:span text:style-name="T54">Figure</text:span> 5: Client sends data to server</text:p>
      <text:p text:style-name="P83">When a second user logs in, we will be back to our original world. Figure 6<text:sequence-ref text:reference-format="category-and-value" text:ref-name="ref0"/> illustrates our world after <text:s/>restarting the game with our previous players:</text:p>
      <text:p text:style-name="Figure"><draw:frame draw:style-name="fr5" draw:name="Frame3" text:anchor-type="paragraph" svg:y="0.1362in" svg:width="5.289in" draw:z-index="37"><draw:text-box fo:min-height="4.6744in"><text:p text:style-name="Text_20_body"><draw:rect text:anchor-type="paragraph" draw:z-index="38" draw:style-name="gr17" draw:text-style-name="P181" svg:width="4.6232in" svg:height="3.0551in" svg:x="0.1252in" svg:y="0.3201in"><text:p/></draw:rect><draw:g text:anchor-type="paragraph" draw:z-index="39" draw:style-name="gr10"><draw:ellipse draw:style-name="gr3" draw:text-style-name="P181" svg:width="1.324in" svg:height="1.0476in" svg:x="1.75in" svg:y="2.2083in"><text:p/></draw:ellipse><draw:frame draw:style-name="gr11" draw:text-style-name="P184" svg:width="1.1717in" svg:height="0.3949in" svg:x="1.902in" svg:y="2.4583in"><draw:text-box><text:p text:style-name="P182"><text:span text:style-name="T74">Player 1</text:span></text:p><text:p text:style-name="P182"><text:span text:style-name="T74">ManagedObject</text:span></text:p></draw:text-box></draw:frame></draw:g><draw:g text:anchor-type="paragraph" draw:z-index="40" draw:style-name="gr2"><draw:ellipse draw:style-name="gr3" draw:text-style-name="P181" svg:width="1.324in" svg:height="1.0476in" svg:x="0.9689in" svg:y="0.5319in"><text:p/></draw:ellipse><draw:frame draw:style-name="gr4" draw:text-style-name="P184" svg:width="1.1717in" svg:height="0.3953in" svg:x="1.1752in" svg:y="0.8492in"><draw:text-box><text:p text:style-name="P182"><text:span text:style-name="T74">Room</text:span></text:p><text:p text:style-name="P182"><text:span text:style-name="T74">ManagedObject</text:span></text:p></draw:text-box></draw:frame></draw:g><draw:g text:anchor-type="paragraph" draw:z-index="41" draw:style-name="gr2"><draw:ellipse draw:style-name="gr3" draw:text-style-name="P181" svg:width="1.3232in" svg:height="1.0476in" svg:x="3.1354in" svg:y="2.1665in"><text:p/></draw:ellipse><draw:frame draw:style-name="gr11" draw:text-style-name="P184" svg:width="1.1717in" svg:height="0.3949in" svg:x="3.2827in" svg:y="2.4657in"><draw:text-box><text:p text:style-name="P182"><text:span text:style-name="T74">Player 2</text:span></text:p><text:p text:style-name="P182"><text:span text:style-name="T74">ManagedObject</text:span></text:p></draw:text-box></draw:frame></draw:g><draw:line text:anchor-type="paragraph" draw:z-index="42" draw:style-name="gr6" draw:text-style-name="P181" svg:x1="2in" svg:y1="2.2083in" svg:x2="1.5728in" svg:y2="1.5791in"><text:p/></draw:line><draw:line text:anchor-type="paragraph" draw:z-index="43" draw:style-name="gr6" draw:text-style-name="P181" svg:x1="1.8126in" svg:y1="1.5791in" svg:x2="2.3228in" svg:y2="2.2083in"><text:p/></draw:line><draw:line text:anchor-type="paragraph" draw:z-index="44" draw:style-name="gr6" draw:text-style-name="P181" svg:x1="2.0429in" svg:y1="1.4291in" svg:x2="3.1354in" svg:y2="2.2917in"><text:p/></draw:line><draw:line text:anchor-type="paragraph" draw:z-index="45" draw:style-name="gr6" draw:text-style-name="P181" svg:x1="3.3437in" svg:y1="2.1669in" svg:x2="2.1583in" svg:y2="1.3398in"><text:p/></draw:line><draw:line text:anchor-type="paragraph" draw:z-index="46" draw:style-name="gr6" draw:text-style-name="P181" svg:x1="2.2764in" svg:y1="0.95in" svg:x2="2.9335in" svg:y2="0.9063in"><text:p/></draw:line><draw:rect text:anchor-type="paragraph" draw:z-index="47" draw:style-name="gr7" draw:text-style-name="P181" svg:width="1.0004in" svg:height="0.7496in" svg:x="1.9484in" svg:y="3.6689in"><text:p/></draw:rect><draw:rect text:anchor-type="paragraph" draw:z-index="48" draw:style-name="gr7" draw:text-style-name="P181" svg:width="1.0004in" svg:height="0.7504in" svg:x="3.428in" svg:y="3.6681in"><text:p/></draw:rect><draw:frame text:anchor-type="paragraph" draw:z-index="49" draw:style-name="gr18" draw:text-style-name="P184" svg:width="0.6362in" svg:height="0.3913in" svg:x="2.1874in" svg:y="3.8398in"><draw:text-box><text:p text:style-name="P182"><text:span text:style-name="T74">Game </text:span></text:p><text:p text:style-name="P182"><text:span text:style-name="T74">Client 1</text:span></text:p></draw:text-box></draw:frame><draw:frame text:anchor-type="paragraph" draw:z-index="50" draw:style-name="gr18" draw:text-style-name="P184" svg:width="0.6362in" svg:height="0.3913in" svg:x="3.6063in" svg:y="3.7874in"><draw:text-box><text:p text:style-name="P182"><text:span text:style-name="T74">Game </text:span></text:p><text:p text:style-name="P182"><text:span text:style-name="T74">Client 2</text:span></text:p></draw:text-box></draw:frame><draw:custom-shape text:anchor-type="paragraph" draw:z-index="51" draw:style-name="gr19" draw:text-style-name="P185" svg:width="0.2504in" svg:height="0.5004in" svg:x="2.3138in" svg:y="3.173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52" draw:style-name="gr19" draw:text-style-name="P185" svg:width="0.2504in" svg:height="0.5004in" svg:x="3.7201in" svg:y="3.165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53" draw:style-name="gr18" draw:text-style-name="P184" svg:width="2.1157in" svg:height="0.2453in" svg:x="1.7126in" svg:y="4.4181in"><draw:text-box><text:p text:style-name="P182"><text:span text:style-name="T74">Big arrows denote PDS Client API</text:span></text:p></draw:text-box></draw:frame><draw:g text:anchor-type="paragraph" draw:z-index="54" draw:style-name="gr2"><draw:ellipse draw:style-name="gr3" draw:text-style-name="P181" svg:width="1.324in" svg:height="1.0476in" svg:x="2.9335in" svg:y="0.4756in"><text:p/></draw:ellipse><draw:frame draw:style-name="gr4" draw:text-style-name="P184" svg:width="1.1717in" svg:height="0.3953in" svg:x="3.0807in" svg:y="0.7776in"><draw:text-box><text:p text:style-name="P182"><text:span text:style-name="T74">Sword ManagedObject</text:span></text:p></draw:text-box></draw:frame></draw:g><draw:g text:anchor-type="paragraph" draw:z-index="57" draw:style-name="gr2"><draw:custom-shape draw:style-name="gr8" draw:text-style-name="P185" svg:width="1.3232in" svg:height="0.985in" svg:x="0.1252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4" svg:width="0.9177in" svg:height="0.2453in" svg:x="0.3654in" svg:y="2.4945in"><draw:text-box><text:p text:style-name="P182"><text:span text:style-name="T74">AppListener </text:span></text:p></draw:text-box></draw:frame></draw:g><draw:line text:anchor-type="paragraph" draw:z-index="58" draw:style-name="gr6" draw:text-style-name="P181" svg:x1="0.8854in" svg:y1="2.1768in" svg:x2="1.3543in" svg:y2="1.4957in"><text:p/></draw:line></text:p></draw:text-box></draw:frame><text:soft-page-break/></text:p>
      <text:p text:style-name="Figure"><text:s/>Figure 6: AppListener <text:change text:change-id="ct-1411933096"/>reestablishes simple world</text:p>
      <text:p text:style-name="Text_20_body">So far, the logic has been laid out in pseudo-code. The actual code to implement this application is included in Appendix A <text:change text:change-id="ct-1411909408"/>as the <text:span text:style-name="T12">SwordWorld</text:span> application. <text:change text:change-id="ct-1411965304"/><text:change-start text:change-id="ct-1411918880"/>The actual application code<text:change-end text:change-id="ct-1411918880"/> goes a bit further in that it also implements a <text:span text:style-name="T12">look</text:span> command, to show you how the Player Managed Object actually handles commands being sent from the client.<text:change text:change-id="ct-1411977160"/><text:change text:change-id="ct-1411907200"/><text:change text:change-id="ct-1411910504"/><text:change text:change-id="ct-1411864512"/><text:change text:change-id="ct-1411951144"/></text:p>
      <text:p text:style-name="P4"><text:change text:change-id="ct-1411956256"/></text:p>
      <text:h text:style-name="Heading_20_2" text:outline-level="2">Locating the Server API Classes</text:h>
      <text:p text:style-name="P23">All the Project Darkstar Server API classes are in the <text:span text:style-name="T12">com.sun.sgs.app.</text:span>* package.</text:p>
      <text:p text:style-name="Text_20_body">These are the Project Darkstar Server API classes with brief descriptions:</text:p>
      <text:h text:style-name="Heading_20_3" text:outline-level="3">System Classes and Interfaces</text:h>
      <table:table table:name="Table2" table:style-name="Table2">
        <table:table-column table:style-name="Table2.A"/>
        <table:table-column table:style-name="Table2.B"/>
        <table:table-header-rows>
          <table:table-row>
            <table:table-cell table:style-name="Table2.A1" office:value-type="string">
              <text:p text:style-name="Table_20_Heading">Class</text:p>
            </table:table-cell>
            <table:table-cell table:style-name="Table2.B1" office:value-type="string">
              <text:p text:style-name="Table_20_Heading">Description</text:p>
            </table:table-cell>
          </table:table-row>
        </table:table-header-rows>
        <table:table-row>
          <table:table-cell table:style-name="Table2.A2" office:value-type="string">
            <text:p text:style-name="P111">AppContext</text:p>
          </table:table-cell>
          <table:table-cell table:style-name="Table2.B2" office:value-type="string">
            <text:p text:style-name="P29"><text:span text:style-name="T65">Provides access to facilities available in the current application. Primarily</text:span><text:span text:style-name="T72"> </text:span><text:span text:style-name="T65">used to find references to</text:span><text:span text:style-name="T72"> </text:span><text:span text:style-name="T62">m</text:span><text:span text:style-name="T65">anagers. This is the starting point for the application code to talk to the system.</text:span></text:p>
          </table:table-cell>
        </table:table-row>
        <table:table-row>
          <table:table-cell table:style-name="Table2.A2" office:value-type="string">
            <text:p text:style-name="P111">AppListener</text:p>
          </table:table-cell>
          <table:table-cell table:style-name="Table2.B2" office:value-type="string">
            <text:p text:style-name="P29">Interface representing a listener for application-level <text:soft-page-break/>events. This listener is called when the application is started for the first time, and when client sessions log in.</text:p>
          </table:table-cell>
        </table:table-row>
        <table:table-row>
          <table:table-cell table:style-name="Table2.A2" office:value-type="string">
            <text:p text:style-name="P111">ManagerNotFoundException</text:p>
          </table:table-cell>
          <table:table-cell table:style-name="Table2.B2" office:value-type="string">
            <text:p text:style-name="P66">Thrown when a requested manager is not found.</text:p>
          </table:table-cell>
        </table:table-row>
        <table:table-row>
          <table:table-cell table:style-name="Table2.A2" office:value-type="string">
            <text:p text:style-name="P111">ClientSession</text:p>
          </table:table-cell>
          <table:table-cell table:style-name="Table2.B2" office:value-type="string">
            <text:p text:style-name="P29">Interface representing a single, connected login session between a client and the server. </text:p>
          </table:table-cell>
        </table:table-row>
        <table:table-row>
          <table:table-cell table:style-name="Table2.A2" office:value-type="string">
            <text:p text:style-name="P111">ClientSessionListener</text:p>
          </table:table-cell>
          <table:table-cell table:style-name="Table2.B2" office:value-type="string">
            <text:p text:style-name="P29">Listener for messages sent from an associated client session to the server.</text:p>
          </table:table-cell>
        </table:table-row>
      </table:table>
      <text:p text:style-name="Text_20_body"/>
      <text:h text:style-name="Heading_20_3" text:outline-level="3">Task Manager Classes and Interfaces</text:h>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P111">TaskManager</text:p>
          </table:table-cell>
          <table:table-cell table:style-name="Table3.B2" office:value-type="string">
            <text:p text:style-name="P69">Provides facilities for scheduling tasks.</text:p>
          </table:table-cell>
        </table:table-row>
        <table:table-row>
          <table:table-cell table:style-name="Table3.A2" office:value-type="string">
            <text:p text:style-name="P111">Task</text:p>
          </table:table-cell>
          <table:table-cell table:style-name="Table3.B2" office:value-type="string">
            <text:p text:style-name="P70">Defines an application operation that will be run by the Task Manager.</text:p>
          </table:table-cell>
        </table:table-row>
        <table:table-row>
          <table:table-cell table:style-name="Table3.A2" office:value-type="string">
            <text:p text:style-name="P71">PeriodicTaskHandle</text:p>
          </table:table-cell>
          <table:table-cell table:style-name="Table3.B2" office:value-type="string">
            <text:p text:style-name="P70">Provides facilities for managing a task scheduled with the Task Manager to run periodically. </text:p>
          </table:table-cell>
        </table:table-row>
        <table:table-row>
          <table:table-cell table:style-name="Table3.A2" office:value-type="string">
            <text:p text:style-name="P71">TaskRejectedException</text:p>
          </table:table-cell>
          <table:table-cell table:style-name="Table3.B2" office:value-type="string">
            <text:p text:style-name="P70">Thrown when an attempt to schedule a task fails because the Task Manager refuses to accept the task due to resource limitations.</text:p>
          </table:table-cell>
        </table:table-row>
        <table:table-row>
          <table:table-cell table:style-name="Table3.A2" office:value-type="string">
            <text:p text:style-name="P111">ExceptionRetryStatus</text:p>
          </table:table-cell>
          <table:table-cell table:style-name="Table3.B2" office:value-type="string">
            <text:p text:style-name="P67">Implemented by exception classes that want to control whether an operation that throws an exception of that exception should be retried.</text:p>
          </table:table-cell>
        </table:table-row>
      </table:table>
      <text:p text:style-name="Text_20_body"/>
      <text:h text:style-name="Heading_20_3" text:outline-level="3">Data Manager Classes and Interfaces</text:h>
      <table:table table:name="Table1" table:style-name="Table1">
        <table:table-column table:style-name="Table1.A"/>
        <table:table-column table:style-name="Table1.B"/>
        <table:table-header-rows>
          <table:table-row>
            <table:table-cell table:style-name="Table1.A1" office:value-type="string">
              <text:p text:style-name="Table_20_Heading">Class</text:p>
            </table:table-cell>
            <table:table-cell table:style-name="Table1.B1" office:value-type="string">
              <text:p text:style-name="Table_20_Heading">Description</text:p>
            </table:table-cell>
          </table:table-row>
        </table:table-header-rows>
        <table:table-row>
          <table:table-cell table:style-name="Table1.A2" office:value-type="string">
            <text:p text:style-name="P111">DataManager</text:p>
          </table:table-cell>
          <table:table-cell table:style-name="Table1.B2" office:value-type="string">
            <text:p text:style-name="P68">Provides facilities for managing access to shared, persistent objects.</text:p>
          </table:table-cell>
        </table:table-row>
        <table:table-row>
          <table:table-cell table:style-name="Table1.A2" office:value-type="string">
            <text:p text:style-name="P111">ManagedObject</text:p>
          </table:table-cell>
          <table:table-cell table:style-name="Table1.B2" office:value-type="string">
            <text:p text:style-name="P69">A marker interface implemented by shared, persistent objects managed by the <text:span text:style-name="T73">Data Manager.</text:span></text:p>
          </table:table-cell>
        </table:table-row>
        <table:table-row>
          <table:table-cell table:style-name="Table1.A2" office:value-type="string">
            <text:p text:style-name="P111">ManagedReference</text:p>
          </table:table-cell>
          <table:table-cell table:style-name="Table1.B2" office:value-type="string">
            <text:p text:style-name="P66">Represents a reference to a managed object.</text:p>
          </table:table-cell>
        </table:table-row>
        <table:table-row>
          <table:table-cell table:style-name="Table1.A2" office:value-type="string">
            <text:p text:style-name="P111">ObjectIOException</text:p>
          </table:table-cell>
          <table:table-cell table:style-name="Table1.B2" office:value-type="string">
            <text:p text:style-name="P70">Thrown when an operation fails because of an I/O failure when attempting to access a Managed Object. </text:p>
          </table:table-cell>
        </table:table-row>
        <table:table-row>
          <table:table-cell table:style-name="Table1.A2" office:value-type="string">
            <text:p text:style-name="P111">ObjectNotFoundException</text:p>
          </table:table-cell>
          <table:table-cell table:style-name="Table1.B2" office:value-type="string">
            <text:p text:style-name="P69">Thrown when an operation fails because it attempted to refer to a Managed Object that was not found.</text:p>
          </table:table-cell>
        </table:table-row>
        <text:soft-page-break/>
        <table:table-row>
          <table:table-cell table:style-name="Table1.A2" office:value-type="string">
            <text:p text:style-name="P111">TransactionAbortedException</text:p>
          </table:table-cell>
          <table:table-cell table:style-name="Table1.B2" office:value-type="string">
            <text:p text:style-name="P70">Thrown when an operation fails because the system aborted the current transaction during the operation.</text:p>
          </table:table-cell>
        </table:table-row>
        <table:table-row>
          <table:table-cell table:style-name="Table1.A2" office:value-type="string">
            <text:p text:style-name="P111">TransactionConflictException</text:p>
          </table:table-cell>
          <table:table-cell table:style-name="Table1.B2" office:value-type="string">
            <text:p text:style-name="P70">Thrown when an operation fails because the system aborted the current transaction when it detected a conflict with another transaction.</text:p>
          </table:table-cell>
        </table:table-row>
        <table:table-row>
          <table:table-cell table:style-name="Table1.A2" office:value-type="string">
            <text:p text:style-name="P111">TransactionException</text:p>
          </table:table-cell>
          <table:table-cell table:style-name="Table1.B2" office:value-type="string">
            <text:p text:style-name="P112">Thrown when an operation fails because of a problem with the current transaction.</text:p>
          </table:table-cell>
        </table:table-row>
        <table:table-row>
          <table:table-cell table:style-name="Table1.A2" office:value-type="string">
            <text:p text:style-name="P111">TransactionNotActiveException</text:p>
            <text:p text:style-name="P111"/>
          </table:table-cell>
          <table:table-cell table:style-name="Table1.B2" office:value-type="string">
            <text:p text:style-name="P75">Thrown when an operation fails because there is no current, active transaction.</text:p>
          </table:table-cell>
        </table:table-row>
        <table:table-row>
          <table:table-cell table:style-name="Table1.A2" office:value-type="string">
            <text:p text:style-name="P111">TransactionTimeoutException</text:p>
          </table:table-cell>
          <table:table-cell table:style-name="Table1.B2" office:value-type="string">
            <text:p text:style-name="P75">Thrown when an operation fails because the system aborted the current transaction when it exceeded the maximum permitted duration.</text:p>
          </table:table-cell>
        </table:table-row>
        <table:table-row>
          <table:table-cell table:style-name="Table1.A2" office:value-type="string">
            <text:p text:style-name="P111">NameNotBoundException</text:p>
          </table:table-cell>
          <table:table-cell table:style-name="Table1.B2" office:value-type="string">
            <text:p text:style-name="P68">Thrown when an operation fails because it referred to a name that was not bound to an object.</text:p>
          </table:table-cell>
        </table:table-row>
      </table:table>
      <text:p text:style-name="Text_20_body"/>
      <text:h text:style-name="Heading_20_3" text:outline-level="3">Channel Manager Classes and Interfaces</text:h>
      <table:table table:name="Table4" table:style-name="Table4">
        <table:table-column table:style-name="Table4.A"/>
        <table:table-column table:style-name="Table4.B"/>
        <table:table-row>
          <table:table-cell table:style-name="Table4.A1" office:value-type="string">
            <text:p text:style-name="Table_20_Heading">Class</text:p>
          </table:table-cell>
          <table:table-cell table:style-name="Table4.B1" office:value-type="string">
            <text:p text:style-name="Table_20_Heading">Description</text:p>
          </table:table-cell>
        </table:table-row>
        <table:table-row>
          <table:table-cell table:style-name="Table4.A2" office:value-type="string">
            <text:p text:style-name="P111">ChannelManager</text:p>
          </table:table-cell>
          <table:table-cell table:style-name="Table4.B2" office:value-type="string">
            <text:p text:style-name="P68">Manager for creating and obtaining channels. <text:s/></text:p>
          </table:table-cell>
        </table:table-row>
        <table:table-row>
          <table:table-cell table:style-name="Table4.A2" office:value-type="string">
            <text:p text:style-name="P71">Channel</text:p>
          </table:table-cell>
          <table:table-cell table:style-name="Table4.B2" office:value-type="string">
            <text:p text:style-name="P68">Interface representing a communication group, a channel consisting of multiple client sessions and the server. </text:p>
          </table:table-cell>
        </table:table-row>
        <table:table-row>
          <table:table-cell table:style-name="Table4.A2" office:value-type="string">
            <text:p text:style-name="P111">ChannelListener</text:p>
          </table:table-cell>
          <table:table-cell table:style-name="Table4.B2" office:value-type="string">
            <text:p text:style-name="P29">A channel can be created with a <text:span text:style-name="T12">ChannelListener</text:span>, which is notified when any client session sends a message on that channel.<text:change text:change-id="ct-1411859344"/></text:p>
          </table:table-cell>
        </table:table-row>
        <table:table-row>
          <table:table-cell table:style-name="Table4.A2" office:value-type="string">
            <text:p text:style-name="P111">Delivery</text:p>
          </table:table-cell>
          <table:table-cell table:style-name="Table4.B2" office:value-type="string">
            <text:p text:style-name="P68">Representation for message delivery requirements. <text:s/>A channel is created with a delivery requirement.</text:p>
          </table:table-cell>
        </table:table-row>
        <table:table-row>
          <table:table-cell table:style-name="Table4.A2" office:value-type="string">
            <text:p text:style-name="P111">NameExistsException</text:p>
          </table:table-cell>
          <table:table-cell table:style-name="Table4.B2" office:value-type="string">
            <text:p text:style-name="P68">Thrown when an operation fails because it referred to a name that is currently bound to an object.</text:p>
          </table:table-cell>
        </table:table-row>
        <table:table-row>
          <table:table-cell table:style-name="Table4.A2" office:value-type="string">
            <text:p text:style-name="P111">NameNotBoundException</text:p>
          </table:table-cell>
          <table:table-cell table:style-name="Table4.B2" office:value-type="string">
            <text:p text:style-name="P68">Thrown if a channel is not bound to a name specified to <text:span text:style-name="T12">ChannelManager.getChannel()</text:span>.</text:p>
          </table:table-cell>
        </table:table-row>
      </table:table>
      <text:p text:style-name="Text_20_body"/>
      <text:h text:style-name="Heading_20_1" text:outline-level="1">Lesson One: Hello World!</text:h>
      <text:p text:style-name="Text_20_body">It is traditional in any programming tutorial for the first example to be a simple program<text:change text:change-id="ct-1411922984"/> that prints “Hello World” to <text:change text:change-id="ct-1411893208"/>the console. This lets a programmer see the plumbing required to start even a basic application before diving into real-world application logic.<text:change-start text:change-id="ct-1411887848"/> <text:s/></text:p>
      <text:p text:style-name="Text_20_body"><text:change-end text:change-id="ct-1411887848"/>For simplicity, t<text:change-start text:change-id="ct-1409376472"/>his lesson and the two that follow it print their output on the server console<text:change-end text:change-id="ct-1409376472"/>, rather than starting off with client-server networking.<text:change-start text:change-id="ct-1411893016"/> <text:change-end text:change-id="ct-1411893016"/>E<text:change-start text:change-id="ct-1411893400"/>ven wh<text:change-end text:change-id="ct-1411893400"/><text:change-start text:change-id="ct-1411893304"/>en a client is connected, server<text:change-end text:change-id="ct-1411893304"/>-<text:change-start text:change-id="ct-1411923088"/>side <text:change-end text:change-id="ct-1411923088"/>log messages<text:change-start text:change-id="ct-1411862864"/> <text:change-end text:change-id="ct-1411862864"/>are<text:change-start text:change-id="ct-1411862768"/> <text:change-end text:change-id="ct-1411862768"/>in<text:change-start text:change-id="ct-1411896224"/>valuable<text:change-end text:change-id="ct-1411896224"/> for debugging and monitoring the application.</text:p>
      <text:h text:style-name="Heading_20_2" text:outline-level="2">Coding HelloWorld</text:h>
      <text:p text:style-name="Text_20_body">All <text:span text:style-name="T19">PDS</text:span> <text:span text:style-name="T19">application</text:span>s start with an <text:span text:style-name="T3">AppListener</text:span>. An <text:span text:style-name="T12">AppListener</text:span> is the object that handles an application's startup and client login events. An <text:span text:style-name="T19">application</text:span>'s <text:span text:style-name="T12">AppListener</text:span> is simply a class that implements the <text:span text:style-name="T12">AppListener</text:span> interface. <text:change text:change-id="ct-1411878560"/><text:change-start text:change-id="ct-1411894312"/>An<text:change-end text:change-id="ct-1411894312"/> <text:span text:style-name="T12">AppListener</text:span> <text:change text:change-id="ct-1411894608"/>must implement the <text:span text:style-name="T12">Serializable</text:span> marker interface as well.</text:p>
      <text:p text:style-name="Text_20_body"><text:span text:style-name="T2">As mentioned above, </text:span><text:span text:style-name="T12">AppListener</text:span> contains two methods: <text:span text:style-name="T3">initialize</text:span> and <text:span text:style-name="T3">loggedIn</text:span>. <text:span text:style-name="T2">The</text:span><text:span text:style-name="T12"> initialize </text:span><text:span text:style-name="T2">method gets called on the startup of the </text:span><text:span text:style-name="T49">application</text:span><text:span text:style-name="T2"> </text:span><text:span text:style-name="T10">if and only if</text:span><text:span text:style-name="T2"> the Object Store for this application is empty.</text:span><text:span text:style-name="T12"> </text:span><text:span text:style-name="T2">The </text:span><text:span text:style-name="T12">AppListener</text:span><text:span text:style-name="T2"> is automatically created in the Object Store by the system the first time the application is started up; in practice, this means that it is created once per application, unless the Object Store for this application is deleted and the system is returned to its pristine “never having run this application” state. </text:span><text:span text:style-name="T2"><text:note text:id="ftn5" text:note-class="footnote"><text:note-citation>5</text:note-citation><text:note-body><text:p text:style-name="Footnote">The <text:span text:style-name="T12">SwordWorld</text:span> example in the appendix shows how to use this behavior to create your initial world of Managed Objects in the Object Store.</text:p></text:note-body></text:note></text:span></text:p>
      <text:p text:style-name="Text_20_body">A “Hello World” <text:span text:style-name="T12">AppListener</text:span> looks like this:</text:p>
      <text:h text:style-name="Heading_20_3" text:outline-level="3">HelloWorld</text:h>
      <text:p text:style-name="P30"><text:change text:change-id="ct-1411887944"/><text:change-start text:change-id="ct-1411901800"/>/*</text:p>
      <text:p text:style-name="P30"><text:s/>* Copyright 2007-200<text:change-end text:change-id="ct-1411901800"/><text:change text:change-id="ct-1411878720"/><text:change-start text:change-id="ct-1411893112"/>9<text:change-end text:change-id="ct-1411893112"/><text:change-start text:change-id="ct-1411853472"/> Sun Microsystems, Inc.</text:p>
      <text:p text:style-name="P30"><text:change-end text:change-id="ct-1411853472"/><text:s/>*</text:p>
      <text:p text:style-name="P30"><text:s/>* This file is part of Project Darkstar Server.</text:p>
      <text:p text:style-name="P30"><text:s/>*</text:p>
      <text:p text:style-name="P30"><text:s/>* Project Darkstar Server is free software: you can redistribute it</text:p>
      <text:p text:style-name="P30"><text:s/>* and/or modify it under the terms of the GNU General Public License</text:p>
      <text:p text:style-name="P30"><text:s/>* version 2 as published by the Free Software Foundation and</text:p>
      <text:p text:style-name="P30"><text:s/>* distributed hereunder to you.</text:p>
      <text:p text:style-name="P30"><text:s/>*</text:p>
      <text:p text:style-name="P30"><text:s/>* Project Darkstar Server is distributed in the hope that it will be useful,</text:p>
      <text:p text:style-name="P30"><text:s/>* but WITHOUT ANY WARRANTY; without even the implied warranty of</text:p>
      <text:p text:style-name="P30"><text:s/>* MERCHANTABILITY or FITNESS FOR A PARTICULAR PURPOSE. <text:s/>See the</text:p>
      <text:p text:style-name="P30"><text:s/>* GNU General Public License for more details.</text:p>
      <text:p text:style-name="P30"><text:s/>*</text:p>
      <text:p text:style-name="P30"><text:s/>* You should have received a copy of the GNU General Public License</text:p>
      <text:p text:style-name="P30"><text:s/>* along with this program. <text:s/>If not, see &lt;http://www.gnu.org/licenses/&gt;.</text:p>
      <text:p text:style-name="P30"><text:s/>*/</text:p>
      <text:p text:style-name="P30"/>
      <text:p text:style-name="P30">package com.sun.sgs.tutorial.server.lesson1;</text:p>
      <text:p text:style-name="P30"/>
      <text:p text:style-name="P30">import java.io.Serializable;</text:p>
      <text:p text:style-name="P30">import java.util.Properties;</text:p>
      <text:p text:style-name="P30"/>
      <text:p text:style-name="P30">import com.sun.sgs.app.AppListener;</text:p>
      <text:p text:style-name="P30">import com.sun.sgs.app.ClientSession;</text:p>
      <text:p text:style-name="P30">import com.sun.sgs.app.ClientSessionListener;</text:p>
      <text:p text:style-name="P30"/>
      <text:p text:style-name="P30"><text:soft-page-break/>/**</text:p>
      <text:p text:style-name="P30"><text:s/>* Hello World example for the Project Darkstar Server.</text:p>
      <text:p text:style-name="P30"><text:s/>* Prints {@code "Hello World!"} to the console the first time it is started.</text:p>
      <text:p text:style-name="P30"><text:s/>*/</text:p>
      <text:p text:style-name="P30">public class HelloWorld</text:p>
      <text:p text:style-name="P30"><text:s text:c="4"/>implements AppListener, // to get called during application startup.</text:p>
      <text:p text:style-name="P30"><text:s text:c="15"/>Serializable // since all AppListeners are ManagedObjects.</text:p>
      <text:p text:style-name="P30">{</text:p>
      <text:p text:style-name="P30"><text:s text:c="4"/>/** The version of the serialized form of this class. */</text:p>
      <text:p text:style-name="P30"><text:s text:c="4"/>private static final long serialVersionUID = 1L;</text:p>
      <text:p text:style-name="P30"/>
      <text:p text:style-name="P30"><text:s text:c="4"/>/**</text:p>
      <text:p text:style-name="P30"><text:s text:c="5"/>* {@inheritDoc}</text:p>
      <text:p text:style-name="P30"><text:s text:c="5"/>* &lt;p&gt;</text:p>
      <text:p text:style-name="P30"><text:s text:c="5"/>* Prints our well-known greeting during application startup.</text:p>
      <text:p text:style-name="P30"><text:s text:c="5"/>*/</text:p>
      <text:p text:style-name="P30"><text:s text:c="4"/>public void initialize(Properties props) {</text:p>
      <text:p text:style-name="P30"><text:s text:c="8"/>System.out.println("Hello World!");</text:p>
      <text:p text:style-name="P30"><text:s text:c="4"/>}</text:p>
      <text:p text:style-name="P30"/>
      <text:p text:style-name="P30"><text:s text:c="4"/>/**</text:p>
      <text:p text:style-name="P30"><text:s text:c="5"/>* {@inheritDoc}</text:p>
      <text:p text:style-name="P30"><text:s text:c="5"/>* &lt;p&gt;</text:p>
      <text:p text:style-name="P30"><text:s text:c="5"/>* Prevents client logins by returning {@code null}.</text:p>
      <text:p text:style-name="P30"><text:s text:c="5"/>*/</text:p>
      <text:p text:style-name="P30"><text:s text:c="4"/>public ClientSessionListener loggedIn(ClientSession session) {</text:p>
      <text:p text:style-name="P30"><text:s text:c="8"/>return null;</text:p>
      <text:p text:style-name="P30"><text:s text:c="4"/>}</text:p>
      <text:p text:style-name="P30">}<text:line-break/></text:p>
      <text:h text:style-name="Heading_20_2" text:outline-level="2">Running HelloWorld</text:h>
      <text:p text:style-name="Text_20_body">To run <text:span text:style-name="T3">HelloWorld</text:span> you need the following:</text:p>
      <text:list text:style-name="L18">
        <text:list-item>
          <text:p text:style-name="P147">The <text:span text:style-name="T3">Project Darkstar Server </text:span><text:span text:style-name="T11">installed on your system.</text:span><text:change text:change-id="ct-1411845248"/><text:change text:change-id="ct-1411847984"/><text:change text:change-id="ct-1411847856"/></text:p>
        </text:list-item>
        <text:list-item>
          <text:p text:style-name="P137">A JDK<text:span text:style-name="T14">™</text:span> <text:change-start text:change-id="ct-1411848400"/>6<text:change-end text:change-id="ct-1411848400"/><text:change text:change-id="ct-1411848656"/> installation<text:change text:change-id="ct-1411849072"/>.<text:change text:change-id="ct-1411848080"/> The <text:span text:style-name="T14">version can be found with:</text:span></text:p>
        </text:list-item>
      </text:list>
      <text:p text:style-name="Code_20_list">java -version</text:p>
      <text:list text:style-name="L18">
        <text:list-header>
          <text:p text:style-name="P137">If <text:span text:style-name="T56">java</text:span> is not in your default execution path, you will need to set <text:span text:style-name="T12">JAVA_HOME </text:span>to point to the root of its installation on your system.</text:p>
        </text:list-header>
      </text:list>
      <text:p text:style-name="P113">Path Conventions</text:p>
      <text:p text:style-name="P48">Unix and many Unix-derived systems use a forward slash (/) to show subdirectories in a file path. Win32, however, uses a backslash (\) for this purpose. Throughout this document we use the Unix convention for file paths unless it is in a Windows-specific example.</text:p>
      <text:p text:style-name="P48">Please remember that you may have to substitute backslashes for forward slashes in the generic examples if you are working in Windows.</text:p>
      <text:p text:style-name="P21"><text:change text:change-id="ct-1411863304"/><text:change text:change-id="ct-1411854024"/><text:change text:change-id="ct-1411845152"/><text:change text:change-id="ct-1411884112"/><text:change text:change-id="ct-1409357040"/><text:change text:change-id="ct-1409351648"/><text:change-start text:change-id="ct-1411848304"/>The<text:change-end text:change-id="ct-1411848304"/><text:change-start text:change-id="ct-1411848208"/> PDS server is started<text:change-end text:change-id="ct-1411848208"/><text:change-start text:change-id="ct-1411879272"/> <text:change-end text:change-id="ct-1411879272"/>by using the <text:span text:style-name="T12">sgs</text:span><text:change-start text:change-id="ct-1411840928"/><text:span text:style-name="T12">-boot.jar</text:span><text:change-end text:change-id="ct-1411840928"/> <text:change text:change-id="ct-1411840832"/><text:change-start text:change-id="ct-1411840736"/>executable jar file <text:change-end text:change-id="ct-1411840736"/>in the<text:change text:change-id="ct-1411840544"/><text:change-start text:change-id="ct-1411839424"/> <text:span text:style-name="T12">bin</text:span> folder<text:change-end text:change-id="ct-1411839424"/> of the PDS installation on your computer. It <text:change text:change-id="ct-1411842624"/><text:change-start text:change-id="ct-1411841056"/>requires a configuration file in order to <text:change-end text:change-id="ct-1411841056"/><text:change-start text:change-id="ct-1409354968"/>configure the classpath and JVM environment that will be used to boot up the server. <text:s/>By default, this configuration <text:change-end text:change-id="ct-1409354968"/><text:change-start text:change-id="ct-1411837896"/>is provided by the <text:span text:style-name="T12">sgs-boot.properties</text:span><text:span text:style-name="T2"> file in the </text:span><text:span text:style-name="T12">conf</text:span><text:span text:style-name="T2"> folder.</text:span><text:change-end text:change-id="ct-1411837896"/><text:change-start text:change-id="ct-1411839112"/><text:span text:style-name="T2"> <text:s/>However, if a filename is given on the command line, it will be used as the configuration file instead.</text:span><text:change-end text:change-id="ct-1411839112"/><text:change-start text:change-id="ct-1411837448"/><text:span text:style-name="T2"> <text:s/>Booting up the PDS server, therefore, is done in the following manner (assuming the current working directory is the root directory of the PDS installation):</text:span><text:change-end text:change-id="ct-1411837448"/><text:change text:change-id="ct-1411837352"/></text:p>
      <text:list text:style-name="L3">
        <text:list-header>
          <text:p text:style-name="P34"><text:change text:change-id="ct-1411839520"/><text:change-start text:change-id="ct-1411841152"/>java -jar bin/sgs-boot.jar<text:change-end text:change-id="ct-1411841152"/> <text:change-start text:change-id="ct-1411894080"/><text:span text:style-name="T1">[</text:span><text:change-end text:change-id="ct-1411894080"/><text:change text:change-id="ct-1409346168"/><text:change text:change-id="ct-1409344128"/><text:change text:change-id="ct-1409343968"/><text:change-start text:change-id="ct-1411842528"/><text:span text:style-name="T1">b</text:span><text:change-end text:change-id="ct-1411842528"/><text:change-start text:change-id="ct-1411838376"/><text:span text:style-name="T17">oot_config_file]</text:span><text:change-end text:change-id="ct-1411838376"/></text:p>
        </text:list-header>
      </text:list>
      <text:p text:style-name="P12"><text:soft-page-break/>Where <text:change text:change-id="ct-1411848752"/><text:change-start text:change-id="ct-1411838616"/><text:span text:style-name="T1">boot_config_file</text:span><text:change-end text:change-id="ct-1411838616"/> is <text:change text:change-id="ct-1409344800"/><text:change-start text:change-id="ct-1409342816"/>an optional configuration file<text:change-end text:change-id="ct-1409342816"/><text:change-start text:change-id="ct-1411840448"/>. <text:s/>If you are interested, you may examine the <text:span text:style-name="T12">sgs-boot.properties</text:span> file in the <text:span text:style-name="T12">conf</text:span> folder <text:change-end text:change-id="ct-1411840448"/><text:change-start text:change-id="ct-1411837160"/>to see <text:change-end text:change-id="ct-1411837160"/><text:change-start text:change-id="ct-1411838000"/>what configuration options are available.<text:change-end text:change-id="ct-1411838000"/><text:change-start text:change-id="ct-1409342720"/></text:p>
      <text:p text:style-name="P12">In addition to the boot environment properties, a PDS application also needs a set of <text:change-end text:change-id="ct-1409342720"/><text:change-start text:change-id="ct-1411838472"/>application properties that are to be passed to the <text:change-end text:change-id="ct-1411838472"/><text:change-start text:change-id="ct-1411838192"/><text:span text:style-name="T12">initialize</text:span> method of the <text:span text:style-name="T12">AppListener</text:span>.<text:change-end text:change-id="ct-1411838192"/><text:change-start text:change-id="ct-1411879176"/> <text:s/>These properties <text:change-end text:change-id="ct-1411879176"/><text:change-start text:change-id="ct-1409323728"/>are combined from the following sources. <text:s/>If a property appears in more than one source, the value is taken from the <text:change-end text:change-id="ct-1409323728"/><text:change-start text:change-id="ct-1409330080"/>source higher on the list below:</text:p>
      <text:list text:style-name="L19">
        <text:list-item>
          <text:p text:style-name="P122"><text:change-end text:change-id="ct-1409330080"/><text:change-start text:change-id="ct-1409342448"/>Properties specified on the command line with the -D flag.</text:p>
        </text:list-item>
        <text:list-item>
          <text:p text:style-name="P122">The properties file with the filename <text:span text:style-name="T12">.sgs.properties</text:span> in the user's home directory.</text:p>
        </text:list-item>
        <text:list-item>
          <text:p text:style-name="P122">The properties file specified by name with the<text:change-end text:change-id="ct-1409342448"/><text:change-start text:change-id="ct-1411837064"/> <text:span text:style-name="T12">SGS_DEPLOY</text:span> property in the <text:span text:style-name="T1">boot_config_file.</text:span></text:p>
        </text:list-item>
        <text:list-item>
          <text:p text:style-name="P122">The properties file <text:change-end text:change-id="ct-1411837064"/><text:change-start text:change-id="ct-1411840352"/>with the resource name <text:span text:style-name="T12">META-INF/app.properties</text:span><text:change-end text:change-id="ct-1411840352"/><text:change-start text:change-id="ct-1411832088"/>. <text:s/>This file is typically included in the <text:span text:style-name="T12">META-INF</text:span> directory of one of the application jars copied into the <text:span text:style-name="T12">deploy</text:span> folder of the PDS installation.<text:change-end text:change-id="ct-1411832088"/></text:p>
        </text:list-item>
      </text:list>
      <text:p text:style-name="Text_20_body"><text:span text:style-name="T11">We have provided </text:span><text:change-start text:change-id="ct-1411844416"/><text:span text:style-name="T11">a </text:span><text:change-end text:change-id="ct-1411844416"/><text:change-start text:change-id="ct-1411826752"/><text:span text:style-name="T3">tutorial.jar</text:span><text:span text:style-name="T11"> file in the </text:span><text:span text:style-name="T3">tutorial</text:span><text:span text:style-name="T11"> folder that contains pre-compiled </text:span><text:span text:style-name="T3">.class</text:span><text:span text:style-name="T11"> files for all the tutorial examples. <text:s/>Additionally, we have included </text:span><text:change-end text:change-id="ct-1411826752"/><text:span text:style-name="T11">default configuration files </text:span><text:change text:change-id="ct-1411826080"/><text:change-start text:change-id="ct-1409320112"/><text:span text:style-name="T11">for each of the tutorial examples</text:span><text:change-end text:change-id="ct-1409320112"/><text:span text:style-name="T11">.</text:span><text:change text:change-id="ct-1411825048"/><text:change-start text:change-id="ct-1411824512"/><text:span text:style-name="T11"> <text:s/>These files are located in the </text:span><text:span text:style-name="T3">tutorial/conf</text:span><text:change-end text:change-id="ct-1411824512"/><text:span text:style-name="T11"> </text:span><text:change-start text:change-id="ct-1411822408"/><text:span text:style-name="T11">folder of the PDS installation</text:span><text:change-end text:change-id="ct-1411822408"/><text:change-start text:change-id="ct-1411821872"/><text:span text:style-name="T11">. <text:s/></text:span><text:change-end text:change-id="ct-1411821872"/><text:change text:change-id="ct-1411823168"/><text:change-start text:change-id="ct-1411821616"/><text:span text:style-name="T11">In order</text:span><text:change-end text:change-id="ct-1411821616"/><text:span text:style-name="T11"> t</text:span>o run <text:span text:style-name="T12">HelloWorld</text:span> as it is shipped to you in the <text:span text:style-name="T12">tutorial</text:span> directories, do the following:</text:p>
      <text:list text:style-name="L4">
        <text:list-item text:start-value="1">
          <text:p text:style-name="P37"><text:change text:change-id="ct-1411831016"/>Open a Unix shell, a Windows command window, or whatever you do to get a command line on your development system.</text:p>
        </text:list-item>
        <text:list-item>
          <text:p text:style-name="P37">Change your working directory to <text:s/>the <text:change text:change-id="ct-1411821776"/>directory of your PDS<text:change-start text:change-id="ct-1411831288"/> installation<text:change-end text:change-id="ct-1411831288"/>. In Unix, the command might be something like this: <text:span text:style-name="T58"><text:s/></text:span></text:p>
        </text:list-item>
      </text:list>
      <text:p text:style-name="Code_20_list"><text:span text:style-name="T60">cd ~/sgs</text:span><text:change text:change-id="ct-1409329904"/><text:change-start text:change-id="ct-1411928856"/><text:span text:style-name="T59">-server</text:span><text:change-end text:change-id="ct-1411928856"/><text:change-start text:change-id="ct-1411842752"/><text:span text:style-name="T59">-VERSION</text:span><text:change-end text:change-id="ct-1411842752"/></text:p>
      <text:list text:style-name="L5">
        <text:list-item text:start-value="5">
          <text:p text:style-name="P39">Type the following: <text:change text:change-id="ct-1411847760"/></text:p>
        </text:list-item>
      </text:list>
      <text:list text:style-name="L6">
        <text:list-header>
          <text:p text:style-name="P41"><text:change text:change-id="ct-1409327368"/><text:change-start text:change-id="ct-1409319248"/>java -jar bin/sgs-boot.jar tutorial/conf<text:change-end text:change-id="ct-1409319248"/><text:change-start text:change-id="ct-1411838096"/>/HelloWorld.boot<text:change-end text:change-id="ct-1411838096"/><text:change text:change-id="ct-1409319072"/></text:p>
        </text:list-header>
      </text:list>
      <text:list text:style-name="L5" text:continue-numbering="true">
        <text:list-header>
          <text:p text:style-name="P163">You should see the <text:span text:style-name="T19">application</text:span> print out “Hello World!” to standard output (as well as a couple of PDS startup log messages) and then sit doing nothing. At this point you can kill the application; <text:change-start text:change-id="ct-1409325448"/>there are two ways of doing this:<text:change-end text:change-id="ct-1409325448"/><text:change-start text:change-id="ct-1409319712"/></text:p>
          <text:list>
            <text:list-item>
              <text:list>
                <text:list-item>
                  <text:p text:style-name="P163">The preferred method is by using the shipped executable shutdown jar file by issuing the following command<text:span text:style-name="T8">:</text:span></text:p>
                </text:list-item>
              </text:list>
            </text:list-item>
          </text:list>
        </text:list-header>
      </text:list>
      <text:p text:style-name="P100">java -jar bin/sgs-stop.jar tutorial/conf/HelloWorld.boot<text:tab/><text:tab/><text:tab/></text:p>
      <text:list text:style-name="L5" text:continue-numbering="true">
        <text:list-item>
          <text:list text:continue-numbering="true">
            <text:list-item>
              <text:list text:continue-numbering="true">
                <text:list-item>
                  <text:p text:style-name="P163"><text:change-end text:change-id="ct-1409319712"/><text:change text:change-id="ct-1409319872"/><text:change text:change-id="ct-1411823488"/><text:change-start text:change-id="ct-1409319560"/>T<text:change-end text:change-id="ct-1409319560"/>yp<text:change text:change-id="ct-1411826232"/><text:change-start text:change-id="ct-1409324344"/>ing<text:change-end text:change-id="ct-1409324344"/> <text:span text:style-name="T12">Ctrl-c</text:span> in the shell window <text:change text:change-id="ct-1411821272"/><text:change-start text:change-id="ct-1411823352"/>will also<text:change-end text:change-id="ct-1411823352"/> stop the server and get the prompt back. </text:p>
                </text:list-item>
              </text:list>
            </text:list-item>
          </text:list>
        </text:list-item>
      </text:list>
      <text:p text:style-name="P45">If you are interested, you can examine the <text:change text:change-id="ct-1409356064"/><text:change-start text:change-id="ct-1409345064"/><text:span text:style-name="T12">HelloWorld.boot</text:span><text:change-end text:change-id="ct-1409345064"/><text:change text:change-id="ct-1411840256"/> and the <text:span text:style-name="T12">HelloWorld.properties </text:span>file<text:change-start text:change-id="ct-1411825984"/>s<text:change-end text:change-id="ct-1411825984"/> to see the details of how you set up an application configuration to run in the PDS.</text:p>
      <text:h text:style-name="Heading_20_3" text:outline-level="3">Rerunning HelloWorld</text:h>
      <text:p text:style-name="Text_20_body">If you stop the <text:span text:style-name="T19">PDS</text:span> and then run the <text:span text:style-name="T12">HelloWorld</text:span><text:span text:style-name="T2"> application again,</text:span> you will notice that you don't get a “Hello World!” output the second time. This is because the <text:span text:style-name="T12">AppListener</text:span> already exists in the Object Store from the previous run, and thus the <text:span text:style-name="T12">initialize</text:span> method on it is never called.</text:p>
      <text:p text:style-name="Text_20_body"><text:change-start text:change-id="ct-1409337536"/>The location of the Object Store is specified by the <text:span text:style-name="T1">com.sun.sgs.app.root</text:span> property in the<text:change-end text:change-id="ct-1409337536"/><text:change-start text:change-id="ct-1409318976"/> <text:span text:style-name="T12">HelloWorld.properties</text:span> file.<text:change-end text:change-id="ct-1409318976"/><text:change-start text:change-id="ct-1409342008"/> <text:s/><text:change-end text:change-id="ct-1409342008"/>If you want to see “Hello World” again, you can do it by clearing the Object Store with the following commands:</text:p>
      <text:list text:style-name="L20">
        <text:list-item>
          <text:p text:style-name="P148">For Unix:</text:p>
        </text:list-item>
      </text:list>
      <text:p text:style-name="P99">rm -r <text:change-start text:change-id="ct-1411822104"/>tutorial/<text:change-end text:change-id="ct-1411822104"/><text:span text:style-name="T66">data/HelloWorld/dsdb/*</text:span></text:p>
      <text:list text:style-name="L20">
        <text:list-item text:start-value="1">
          <text:p text:style-name="P149"><text:soft-page-break/>For Windows:</text:p>
        </text:list-item>
      </text:list>
      <text:p text:style-name="P99">del /s <text:change-start text:change-id="ct-1411820224"/>tutorial\<text:change-end text:change-id="ct-1411820224"/><text:span text:style-name="T23">data\HelloWorld\dsdb\*.* </text:span></text:p>
      <text:h text:style-name="P169" text:outline-level="1">Lesson Two: Hello Logger!</text:h>
      <text:h text:style-name="Heading_20_2" text:outline-level="2">Coding HelloLogger</text:h>
      <text:p text:style-name="Text_20_body"><text:span text:style-name="T19">The PDS</text:span> supports the standard Java logging mechanisms in the <text:span text:style-name="T12">java.util.logging.*</text:span> package. This is a flexible and configurable logging API used by most servers written in Java. The <text:span text:style-name="T19">PDS</text:span> server itself uses the logger to report various internal states and events. <text:span text:style-name="Emphasis"><text:span text:style-name="T2">It is highly recommended that </text:span></text:span><text:span text:style-name="Emphasis"><text:span text:style-name="T51">application</text:span></text:span><text:span text:style-name="Emphasis"><text:span text:style-name="T2">s use the same logging mechanisms for their reporting.</text:span></text:span></text:p>
      <text:p text:style-name="Text_20_body">Below is a rewrite of <text:span text:style-name="T12">HelloWorld</text:span> that sends the “Hello World!” string to the logger rather than to standard out:</text:p>
      <text:h text:style-name="Heading_20_3" text:outline-level="3">HelloLogger</text:h>
      <text:p text:style-name="P47"><text:change text:change-id="ct-1409291656"/><text:change-start text:change-id="ct-1411812104"/>/*</text:p>
      <text:p text:style-name="P47"><text:change-end text:change-id="ct-1411812104"/><text:s/>* Copyright 2007-200<text:change text:change-id="ct-1411815216"/><text:change-start text:change-id="ct-1411844320"/>9<text:change-end text:change-id="ct-1411844320"/> Sun Microsystems, Inc.</text:p>
      <text:p text:style-name="P47"><text:s/>*</text:p>
      <text:p text:style-name="P47"><text:s/>* This file is part of Project Darkstar Server.</text:p>
      <text:p text:style-name="P47"><text:s/>*</text:p>
      <text:p text:style-name="P47"><text:s/>* Project Darkstar Server is free software: you can redistribute it</text:p>
      <text:p text:style-name="P47"><text:s/>* and/or modify it under the terms of the GNU General Public License</text:p>
      <text:p text:style-name="P47"><text:s/>* version 2 as published by the Free Software Foundation and</text:p>
      <text:p text:style-name="P47"><text:s/>* distributed hereunder to you.</text:p>
      <text:p text:style-name="P47"><text:s/>*</text:p>
      <text:p text:style-name="P47"><text:s/>* Project Darkstar Server is distributed in the hope that it will be useful,</text:p>
      <text:p text:style-name="P47"><text:s/>* but WITHOUT ANY WARRANTY; without even the implied warranty of</text:p>
      <text:p text:style-name="P47"><text:s/>* MERCHANTABILITY or FITNESS FOR A PARTICULAR PURPOSE. <text:s/>See the</text:p>
      <text:p text:style-name="P47"><text:s/>* GNU General Public License for more details.</text:p>
      <text:p text:style-name="P47"><text:s/>*</text:p>
      <text:p text:style-name="P47"><text:s/>* You should have received a copy of the GNU General Public License</text:p>
      <text:p text:style-name="P47"><text:s/>* along with this program. <text:s/>If not, see &lt;http://www.gnu.org/licenses/&gt;.</text:p>
      <text:p text:style-name="P47"><text:s/>*/</text:p>
      <text:p text:style-name="P47"/>
      <text:p text:style-name="P47">package com.sun.sgs.tutorial.server.lesson2;</text:p>
      <text:p text:style-name="P47"/>
      <text:p text:style-name="P47">import java.io.Serializable;</text:p>
      <text:p text:style-name="P47">import java.util.Properties;</text:p>
      <text:p text:style-name="P47">import java.util.logging.Level;</text:p>
      <text:p text:style-name="P47">import java.util.logging.Logger;</text:p>
      <text:p text:style-name="P47"/>
      <text:p text:style-name="P47">import com.sun.sgs.app.AppListener;</text:p>
      <text:p text:style-name="P47">import com.sun.sgs.app.ClientSession;</text:p>
      <text:p text:style-name="P47">import com.sun.sgs.app.ClientSessionListener;</text:p>
      <text:p text:style-name="P47"/>
      <text:p text:style-name="P47">/**</text:p>
      <text:p text:style-name="P47"><text:s/>* Hello World with Logging example for the Project Darkstar Server.</text:p>
      <text:p text:style-name="P47"><text:s/>* It logs {@code "Hello World!"} at level {@link Level#INFO INFO}</text:p>
      <text:p text:style-name="P47"><text:s/>* when first started.</text:p>
      <text:p text:style-name="P47"><text:s/>*/</text:p>
      <text:p text:style-name="P47">public class HelloLogger</text:p>
      <text:p text:style-name="P47"><text:s text:c="4"/>implements AppListener, // to get called during application startup.</text:p>
      <text:p text:style-name="P47"><text:s text:c="15"/>Serializable // since all AppListeners are ManagedObjects.</text:p>
      <text:p text:style-name="P47">{</text:p>
      <text:p text:style-name="P47"><text:s text:c="4"/>/** The version of the serialized form of this class. */</text:p>
      <text:p text:style-name="P47"><text:s text:c="4"/>private static final long serialVersionUID = 1L;</text:p>
      <text:p text:style-name="P47"/>
      <text:p text:style-name="P47"><text:s text:c="4"/>/** The {@link Logger} for this class. */</text:p>
      <text:p text:style-name="P47"><text:s text:c="4"/>private static final Logger logger =</text:p>
      <text:p text:style-name="P47"><text:s text:c="8"/>Logger.getLogger(HelloLogger.class.getName());</text:p>
      <text:p text:style-name="P47"><text:soft-page-break/></text:p>
      <text:p text:style-name="P47"><text:s text:c="4"/>/**</text:p>
      <text:p text:style-name="P47"><text:s text:c="5"/>* {@inheritDoc}</text:p>
      <text:p text:style-name="P47"><text:s text:c="5"/>* &lt;p&gt;</text:p>
      <text:p text:style-name="P47"><text:s text:c="5"/>* Logs our well-known greeting during application startup.</text:p>
      <text:p text:style-name="P47"><text:s text:c="5"/>*/</text:p>
      <text:p text:style-name="P47"><text:s text:c="4"/>public void initialize(Properties props) {</text:p>
      <text:p text:style-name="P47"><text:s text:c="8"/>logger.log(Level.INFO, "Hello World!");</text:p>
      <text:p text:style-name="P47"><text:s text:c="4"/>}</text:p>
      <text:p text:style-name="P47"/>
      <text:p text:style-name="P47"><text:s text:c="4"/>/**</text:p>
      <text:p text:style-name="P47"><text:s text:c="5"/>* {@inheritDoc}</text:p>
      <text:p text:style-name="P47"><text:s text:c="5"/>* &lt;p&gt;</text:p>
      <text:p text:style-name="P47"><text:s text:c="5"/>* Prevents client logins by returning {@code null}.</text:p>
      <text:p text:style-name="P47"><text:s text:c="5"/>*/</text:p>
      <text:p text:style-name="P47"><text:s text:c="4"/>public ClientSessionListener loggedIn(ClientSession session) {</text:p>
      <text:p text:style-name="P47"><text:s text:c="8"/>return null;</text:p>
      <text:p text:style-name="P47"><text:s text:c="4"/>}</text:p>
      <text:p text:style-name="P47">}<text:line-break/><text:line-break/></text:p>
      <text:h text:style-name="Heading_20_2" text:outline-level="2">The Logging Properties File</text:h>
      <text:p text:style-name="Text_20_body">The Java logging API has a concept of message severity level. By logging at <text:span text:style-name="T12">Level.INFO</text:span>, we are telling the system we want to log this message at the <text:span text:style-name="T12">info</text:span> level of severity.</text:p>
      <text:p text:style-name="Text_20_body">The Java <text:s/>logger's behavior is controlled by a logging properties file. The <text:span text:style-name="T56">sgs</text:span><text:change-start text:change-id="ct-1411804664"/><text:span text:style-name="T56">-boot.jar</text:span><text:change-end text:change-id="ct-1411804664"/> <text:change text:change-id="ct-1411804568"/><text:change-start text:change-id="ct-1411804472"/>file<text:change-end text:change-id="ct-1411804472"/> you use to run your applications uses the file <text:span text:style-name="T12">sgs-logging.properties</text:span> that is present in the <text:change text:change-id="ct-1411803936"/><text:change-start text:change-id="ct-1411802784"/><text:span text:style-name="T12">conf</text:span><text:change-end text:change-id="ct-1411802784"/> <text:change-start text:change-id="ct-1411802560"/>directory <text:change-end text:change-id="ct-1411802560"/>of your PDS installation. This is accomplished by setting the <text:span text:style-name="T12">java.util.logging.config.file</text:span> property on the <text:span text:style-name="T56">java</text:span> command line<text:change text:change-id="ct-1411801688"/><text:change-start text:change-id="ct-1411804072"/> o<text:change-end text:change-id="ct-1411804072"/><text:change-start text:change-id="ct-1411803072"/>f the PDS process.<text:change-end text:change-id="ct-1411803072"/></text:p>
      <text:p text:style-name="Text_20_body">By default this file sets the logging level to <text:span text:style-name="T12">info</text:span>. This means that logging messages below the level of <text:s/><text:span text:style-name="T12">info</text:span>, such as “fine” debugging messages, will not be printed. You can change this by editing the <text:span text:style-name="T12">sgs-logging.properties</text:span> file. For more information on how to edit this file, please see the JDK<text:span text:style-name="T16">™</text:span> <text:change text:change-id="ct-1412431048"/><text:change-start text:change-id="ct-1411802440"/>6<text:change-end text:change-id="ct-1411802440"/> API documentation.</text:p>
      <text:h text:style-name="P169" text:outline-level="1">Lesson 3: Tasks, Managers, and Hello Timer!</text:h>
      <text:h text:style-name="Heading_20_2" text:outline-level="2">Tasks</text:h>
      <text:p text:style-name="Text_20_body">In Lessons 1 and 2, the system automatically invoked the <text:span text:style-name="T12">initialize</text:span> method for us in response to an event (in this case, the initial run of a newly installed PDS application). This meant executing code within the <text:span text:style-name="T19">PDS</text:span> environment. <text:s/></text:p>
      <text:p text:style-name="Text_20_body">All code run in the <text:span text:style-name="T19">PDS</text:span> environment must be part of a <text:span text:style-name="T1">task</text:span>. From the point of view of the <text:span text:style-name="T19">application</text:span> coder, a task is a piece of monothreaded, transactional, event-driven code. This means that the task runs as if it were the only task executing at that moment, and all actions done by the task to change data occur in an all-or-nothing manner.</text:p>
      <text:p text:style-name="P113">The realities of task execution</text:p>
      <text:p text:style-name="P48"><text:change text:change-id="ct-1411823072"/><text:change-start text:change-id="ct-1411829576"/>Each <text:change-end text:change-id="ct-1411829576"/>individual<text:change-start text:change-id="ct-1411805728"/> task executes in a monothreaded manner. <text:change-end text:change-id="ct-1411805728"/>However, if we <text:change text:change-id="ct-1412430472"/><text:change-start text:change-id="ct-1409287096"/>executed them serially, waiting for each one to finish before the next one started,<text:change-end text:change-id="ct-1409287096"/><text:change text:change-id="ct-1411805040"/> it would not be possible to get the kind of scaling the <text:span text:style-name="T19">PDS</text:span> provides.</text:p>
      <text:p text:style-name="P48">Instead, the <text:span text:style-name="T19">PDS</text:span> <text:change text:change-id="ct-1411803592"/><text:change-start text:change-id="ct-1411802976"/>execute<text:change-end text:change-id="ct-1411802976"/><text:change-start text:change-id="ct-1411807408"/>s many of these monothreaded tasks simultaneously and watches for contention on the individual <text:change-end text:change-id="ct-1411807408"/>M<text:change-start text:change-id="ct-1411803352"/>anaged <text:change-end text:change-id="ct-1411803352"/>O<text:change-start text:change-id="ct-1411803256"/>bjects. If two tasks contend for c<text:change-end text:change-id="ct-1411803256"/><text:change-start text:change-id="ct-1411800880"/>ontrol over a <text:change-end text:change-id="ct-1411800880"/>M<text:change-start text:change-id="ct-1411804832"/>anaged <text:change-end text:change-id="ct-1411804832"/>O<text:change-start text:change-id="ct-1412425048"/>bject, one task will be held up and will wait for the other to finish before it can proceed.<text:change-end text:change-id="ct-1412425048"/><text:change text:change-id="ct-1412426560"/><text:change text:change-id="ct-1412428000"/><text:change text:change-id="ct-1412425968"/><text:change text:change-id="ct-1412425664"/><text:change-start text:change-id="ct-1411806312"/></text:p>
      <text:p text:style-name="P48"><text:span text:style-name="Emphasis"><text:span text:style-name="T11">Many tasks can read the state of the same </text:span></text:span><text:change-end text:change-id="ct-1411806312"/><text:span text:style-name="Emphasis"><text:span text:style-name="T11">M</text:span></text:span><text:change-start text:change-id="ct-1411796800"/><text:span text:style-name="Emphasis"><text:span text:style-name="T11">anaged </text:span></text:span><text:change-end text:change-id="ct-1411796800"/><text:span text:style-name="Emphasis"><text:span text:style-name="T11">O</text:span></text:span><text:change-start text:change-id="ct-1411794392"/><text:span text:style-name="Emphasis"><text:span text:style-name="T11">bject at the same time without causing contention. If any of them wants to write to it</text:span></text:span><text:change-end text:change-id="ct-1411794392"/><text:span text:style-name="Emphasis"><text:span text:style-name="T11">,</text:span></text:span><text:change-start text:change-id="ct-1411792104"/><text:span text:style-name="Emphasis"><text:span text:style-name="T11"> however, that can</text:span></text:span><text:change-end text:change-id="ct-1411792104"/><text:change-start text:change-id="ct-1411790472"/><text:span text:style-name="Emphasis"><text:span text:style-name="T11"> cause contention with tasks that read from or write to the same </text:span></text:span><text:change-end text:change-id="ct-1411790472"/><text:span text:style-name="Emphasis"><text:span text:style-name="T11">M</text:span></text:span><text:change-start text:change-id="ct-1411788120"/><text:span text:style-name="Emphasis"><text:span text:style-name="T11">anaged </text:span></text:span><text:change-end text:change-id="ct-1411788120"/><text:span text:style-name="Emphasis"><text:span text:style-name="T11">O</text:span></text:span><text:change-start text:change-id="ct-1411785232"/><text:span text:style-name="Emphasis"><text:span text:style-name="T11">bject</text:span></text:span><text:change-end text:change-id="ct-1411785232"/><text:change-start text:change-id="ct-1411837800"/><text:span text:style-name="Emphasis"><text:span text:style-name="T11">.</text:span></text:span></text:p>
      <text:p text:style-name="P48"><text:change-end text:change-id="ct-1411837800"/><text:span text:style-name="Emphasis"><text:span text:style-name="T25">T</text:span></text:span><text:change-start text:change-id="ct-1412431448"/><text:span text:style-name="Emphasis"><text:span text:style-name="T25">o achieve optimal performance, it is important to design your data structures and game logic with as little potential object-contention as possible.</text:span></text:span><text:span text:style-name="Emphasis"><text:span text:style-name="T27"> <text:s/>Be especially wary of places where multiple t</text:span></text:span><text:change-end text:change-id="ct-1412431448"/><text:change-start text:change-id="ct-1411787560"/><text:span text:style-name="Emphasis"><text:span text:style-name="T27">asks that are likely to occur simultaneously might have to write to the same </text:span></text:span><text:change-end text:change-id="ct-1411787560"/><text:span text:style-name="Emphasis"><text:span text:style-name="T27">M</text:span></text:span><text:change-start text:change-id="ct-1411791072"/><text:span text:style-name="Emphasis"><text:span text:style-name="T27">anaged </text:span></text:span><text:change-end text:change-id="ct-1411791072"/><text:span text:style-name="Emphasis"><text:span text:style-name="T27">O</text:span></text:span><text:change-start text:change-id="ct-1411788376"/><text:span text:style-name="Emphasis"><text:span text:style-name="T27">bject.</text:span></text:span><text:change-end text:change-id="ct-1411788376"/></text:p>
      <text:p text:style-name="Text_20_body">All tasks registered with the <text:span text:style-name="T19">PDS</text:span> scheduler implement the interface <text:span text:style-name="T3">Task</text:span><text:span text:style-name="T11">,</text:span> which has one method on it <text:span text:style-name="T14">—</text:span> <text:span text:style-name="T12">run</text:span>.<text:note text:id="ftn6" text:note-class="footnote"><text:note-citation>6</text:note-citation><text:note-body><text:p text:style-name="Footnote">Although the event-handling interfaces like <text:span text:style-name="T12">AppListener</text:span> do not implement <text:span text:style-name="T12">Task</text:span>, these listeners get called from an internal <text:span text:style-name="T12">Task</text:span> just like regular PDS application code. </text:p></text:note-body></text:note> <text:s/>A task may be submitted to the scheduler to be executed either as soon as possible, or after a minimum delay time. A task can be one-shot or repeating. If it is a repeating task, it is also submitted with a period of repeat.</text:p>
      <text:p text:style-name="Text_20_body">A repeating task is the same thing as a “timer” or “heartbeat” in traditional game systems; it lets you effectively generate an event to be handled every specified number of milliseconds. </text:p>
      <text:h text:style-name="Heading_20_2" text:outline-level="2">Managers</text:h>
      <text:p text:style-name="Text_20_body">All communication between your server application's game logic and the world outside of it is accomplished through <text:span text:style-name="T1">managers</text:span>. As described above, there are three standard managers: </text:p>
      <text:list text:style-name="L21">
        <text:list-item>
          <text:p text:style-name="P150">Task Manager </text:p>
        </text:list-item>
        <text:list-item>
          <text:p text:style-name="P150">Data Manager </text:p>
        </text:list-item>
        <text:list-item>
          <text:p text:style-name="P150">Channel Manager </text:p>
        </text:list-item>
      </text:list>
      <text:p text:style-name="Text_20_body">There can also be installation-specific managers; these can be written by the author of the server application and deployed with the application into a PDS back end. The following static calls on the <text:span text:style-name="T12">AppContext</text:span> class are used by server application code to get a reference to a manager to talk to:</text:p>
      <text:list text:style-name="L22">
        <text:list-item>
          <text:p text:style-name="P161"><text:soft-page-break/>getTaskManager()</text:p>
        </text:list-item>
        <text:list-item>
          <text:p text:style-name="P161">getDataManager()</text:p>
        </text:list-item>
        <text:list-item>
          <text:p text:style-name="P162"><text:span text:style-name="T12">getChannelManager</text:span>()</text:p>
        </text:list-item>
        <text:list-item>
          <text:p text:style-name="P161">getManager(managerClass)</text:p>
        </text:list-item>
      </text:list>
      <text:p text:style-name="P49">The first three are covered in this tutorial. The last is a generic call to get an installation-specific manager<text:change-start text:change-id="ct-1411795624"/> which is not covered in thi<text:change-end text:change-id="ct-1411795624"/><text:change text:change-id="ct-1411797248"/><text:change-start text:change-id="ct-1411792776"/><text:span text:style-name="T8">s tutorial.</text:span><text:change-end text:change-id="ct-1411792776"/></text:p>
      <text:p text:style-name="P49"><text:span text:style-name="T12">IMPORTANT: <text:s/></text:span><text:span text:style-name="T2">A Manager Reference is valid only for the life of the task within which the get manager call was invoked. Therefore, you should not try to cache manager references for use outside of that one invocation chain; get them from the </text:span><text:span text:style-name="T12">AppContext</text:span><text:span text:style-name="T2"> instead.</text:span></text:p>
      <text:p text:style-name="Text_20_body">The Task Manager is the part of the PDS that contains the scheduler, and thus what we use to schedule tasks. In order to be scheduled with the Task Manager as a task to be run, an object must be serializable and must implement the <text:span text:style-name="T12">Task</text:span> interface.<text:note text:id="ftn7" text:note-class="footnote"><text:note-citation>7</text:note-citation><text:note-body><text:p text:style-name="Footnote">You might wonder why the <text:span text:style-name="T12">Task</text:span> and <text:span text:style-name="T12">ManagedObject</text:span> interfaces don't just extend <text:span text:style-name="T12">Serializable</text:span><text:span text:style-name="T2">.</text:span><text:span text:style-name="T12"> </text:span><text:span text:style-name="T2">The answer has to do with a subtlety of </text:span><text:span text:style-name="T12">Serialization</text:span><text:span text:style-name="T2"> version control on interfaces. </text:span><text:span text:style-name="T67">To guard against </text:span><text:span text:style-name="T68">serialVersionUID</text:span><text:span text:style-name="T67"> mismatches, any class or interface that </text:span>extends <text:span text:style-name="T12">Serializable</text:span> should declare a private <text:span text:style-name="T12">serialVersionUID</text:span> field. But since interfaces can only declare public fields, the best practice is to avoid making interfaces <text:span text:style-name="T12">Serializable</text:span> and leave it to the concrete (or abstract) classes to implement <text:span text:style-name="T12">Serializable</text:span> instead.</text:p></text:note-body></text:note> <text:s/>The example below turns our <text:span text:style-name="T12">AppListener</text:span> into a task and starts it logging “Hello Timer” messages after a five-second delay at a half-second repeat period. <text:s/></text:p>
      <text:p text:style-name="P4"><text:span text:style-name="T12">IMPORTANT: <text:s/></text:span>While the PDS stack makes a best effort to run tasks on schedule, it may back off execution of repeating tasks under heavy load. In that case, the task will skip execution of this period and reschedule to the next period. Additionally, contention for Managed Objects may cause a timed task to delay its execution. </text:p>
      <text:p text:style-name="Text_20_body"><text:span text:style-name="T2">The requested repeat frequency of a timed task is similar to a target frame rate in a game client, where frames may be dropped if they are taking too long to compute. If your application logic is tied to elapsed time or absolute number of “beats” in a given period of time, you'll need to check the elapsed time and handle skipped periods in your </text:span><text:span text:style-name="T12">run</text:span><text:span text:style-name="T2"> logic.</text:span></text:p>
      <text:h text:style-name="Heading_20_2" text:outline-level="2">Coding HelloTimer</text:h>
      <text:p text:style-name="Text_20_body"><text:span text:style-name="T2">The</text:span><text:span text:style-name="T12"> HelloTimer</text:span> application below uses the <text:span text:style-name="T12">TaskManager </text:span><text:span text:style-name="T2">to </text:span>schedule a repeating task. The task will run after a delay of 5000ms at a frequency of once every 500ms.</text:p>
      <text:h text:style-name="Heading_20_3" text:outline-level="3">HelloTimer</text:h>
      <text:p text:style-name="P50"><text:change text:change-id="ct-1411789600"/><text:change-start text:change-id="ct-1411797152"/>/*</text:p>
      <text:p text:style-name="P50"><text:change-end text:change-id="ct-1411797152"/><text:s/>* Copyright 2007-200<text:change text:change-id="ct-1411795200"/><text:change-start text:change-id="ct-1411786208"/>9<text:change-end text:change-id="ct-1411786208"/> Sun Microsystems, Inc.</text:p>
      <text:p text:style-name="P50"><text:s/>*</text:p>
      <text:p text:style-name="P50"><text:s/>* This file is part of Project Darkstar Server.</text:p>
      <text:p text:style-name="P50"><text:s/>*</text:p>
      <text:p text:style-name="P50"><text:s/>* Project Darkstar Server is free software: you can redistribute it</text:p>
      <text:p text:style-name="P50"><text:s/>* and/or modify it under the terms of the GNU General Public License</text:p>
      <text:p text:style-name="P50"><text:s/>* version 2 as published by the Free Software Foundation and</text:p>
      <text:p text:style-name="P50"><text:s/>* distributed hereunder to you.</text:p>
      <text:p text:style-name="P50"><text:s/>*</text:p>
      <text:p text:style-name="P50"><text:s/>* Project Darkstar Server is distributed in the hope that it will be useful,</text:p>
      <text:p text:style-name="P50"><text:s/>* but WITHOUT ANY WARRANTY; without even the implied warranty of</text:p>
      <text:p text:style-name="P50"><text:s/>* MERCHANTABILITY or FITNESS FOR A PARTICULAR PURPOSE. <text:s/>See the</text:p>
      <text:p text:style-name="P50"><text:s/>* GNU General Public License for more details.</text:p>
      <text:p text:style-name="P50"><text:s/>*</text:p>
      <text:p text:style-name="P50"><text:s/>* You should have received a copy of the GNU General Public License</text:p>
      <text:p text:style-name="P50"><text:s/>* along with this program. <text:s/>If not, see &lt;http://www.gnu.org/licenses/&gt;.</text:p>
      <text:p text:style-name="P50"><text:s/>*/</text:p>
      <text:p text:style-name="P50"><text:soft-page-break/></text:p>
      <text:p text:style-name="P50">package com.sun.sgs.tutorial.server.lesson3;</text:p>
      <text:p text:style-name="P50"/>
      <text:p text:style-name="P50">import java.io.Serializable;</text:p>
      <text:p text:style-name="P50">import java.util.Properties;</text:p>
      <text:p text:style-name="P50">import java.util.logging.Level;</text:p>
      <text:p text:style-name="P50">import java.util.logging.Logger;</text:p>
      <text:p text:style-name="P50"/>
      <text:p text:style-name="P50">import com.sun.sgs.app.AppContext;</text:p>
      <text:p text:style-name="P50">import com.sun.sgs.app.AppListener;</text:p>
      <text:p text:style-name="P50">import com.sun.sgs.app.ClientSession;</text:p>
      <text:p text:style-name="P50">import com.sun.sgs.app.ClientSessionListener;</text:p>
      <text:p text:style-name="P50">import com.sun.sgs.app.Task;</text:p>
      <text:p text:style-name="P50">import com.sun.sgs.app.TaskManager;</text:p>
      <text:p text:style-name="P50"/>
      <text:p text:style-name="P50">/**</text:p>
      <text:p text:style-name="P50"><text:s/>* A simple timed-task example for the Project Darkstar Server.</text:p>
      <text:p text:style-name="P50"><text:s/>* It uses the {@link TaskManager} to schedule itself as a periodic task</text:p>
      <text:p text:style-name="P50"><text:s/>* that logs the current timestamp on each execution.</text:p>
      <text:p text:style-name="P50"><text:s/>*/</text:p>
      <text:p text:style-name="P50">public class HelloTimer</text:p>
      <text:p text:style-name="P50"><text:s text:c="4"/>implements AppListener, <text:s/>// to get called during application startup.</text:p>
      <text:p text:style-name="P50"><text:s text:c="15"/>Serializable, // since all AppListeners are ManagedObjects.</text:p>
      <text:p text:style-name="P50"><text:s text:c="15"/>Task <text:s text:c="9"/>// to schedule future calls to our run() method.</text:p>
      <text:p text:style-name="P50">{</text:p>
      <text:p text:style-name="P50"><text:s text:c="4"/>/** The version of the serialized form of this class. */</text:p>
      <text:p text:style-name="P50"><text:s text:c="4"/>private static final long serialVersionUID = 1L;</text:p>
      <text:p text:style-name="P50"/>
      <text:p text:style-name="P50"><text:s text:c="4"/>/** The {@link Logger} for this class. */</text:p>
      <text:p text:style-name="P50"><text:s text:c="4"/>private static final Logger logger =</text:p>
      <text:p text:style-name="P50"><text:s text:c="8"/>Logger.getLogger(HelloTimer.class.getName());</text:p>
      <text:p text:style-name="P50"/>
      <text:p text:style-name="P50"><text:s text:c="4"/>/** The delay before the first run of the task. */</text:p>
      <text:p text:style-name="P50"><text:s text:c="4"/>public static final int DELAY_MS = 5000;</text:p>
      <text:p text:style-name="P50"/>
      <text:p text:style-name="P50"><text:s text:c="4"/>/** The time to wait before repeating the task. */</text:p>
      <text:p text:style-name="P50"><text:s text:c="4"/>public static final int PERIOD_MS = 500;</text:p>
      <text:p text:style-name="P50"/>
      <text:p text:style-name="P50"><text:s text:c="4"/>// implement AppListener</text:p>
      <text:p text:style-name="P50"/>
      <text:p text:style-name="P50"><text:s text:c="4"/>/**</text:p>
      <text:p text:style-name="P50"><text:s text:c="5"/>* {@inheritDoc}</text:p>
      <text:p text:style-name="P50"><text:s text:c="5"/>* &lt;p&gt;</text:p>
      <text:p text:style-name="P50"><text:s text:c="5"/>* Schedules the {@code run()} method to be called periodically.</text:p>
      <text:p text:style-name="P50"><text:s text:c="5"/>* Since SGS tasks are persistent, the scheduling only needs to</text:p>
      <text:p text:style-name="P50"><text:s text:c="5"/>* be done the first time the application is started. <text:s/>When the</text:p>
      <text:p text:style-name="P50"><text:s text:c="5"/>* server is killed and restarted, the scheduled timer task will</text:p>
      <text:p text:style-name="P50"><text:s text:c="5"/>* continue ticking.</text:p>
      <text:p text:style-name="P50"><text:s text:c="5"/>* &lt;p&gt;</text:p>
      <text:p text:style-name="P50"><text:s text:c="5"/>* Runs the task {@value #DELAY_MS} ms from now,</text:p>
      <text:p text:style-name="P50"><text:s text:c="5"/>* repeating every {@value #PERIOD_MS} ms.</text:p>
      <text:p text:style-name="P50"><text:s text:c="5"/>*/</text:p>
      <text:p text:style-name="P50"><text:s text:c="4"/>public void initialize(Properties props) {</text:p>
      <text:p text:style-name="P50"><text:s text:c="8"/>TaskManager taskManager = AppContext.getTaskManager();</text:p>
      <text:p text:style-name="P50"><text:s text:c="8"/>taskManager.schedulePeriodicTask(this, DELAY_MS, PERIOD_MS);</text:p>
      <text:p text:style-name="P50"><text:s text:c="4"/>}</text:p>
      <text:p text:style-name="P50"/>
      <text:p text:style-name="P50"><text:s text:c="4"/>/**</text:p>
      <text:p text:style-name="P50"><text:s text:c="5"/>* {@inheritDoc}</text:p>
      <text:p text:style-name="P50"><text:s text:c="5"/>* &lt;p&gt;</text:p>
      <text:p text:style-name="P50"><text:s text:c="5"/>* Prevents client logins by returning {@code null}.</text:p>
      <text:p text:style-name="P50"><text:s text:c="5"/>*/</text:p>
      <text:p text:style-name="P50"><text:s text:c="4"/>public ClientSessionListener loggedIn(ClientSession session) {</text:p>
      <text:p text:style-name="P50"><text:soft-page-break/><text:s text:c="8"/>return null;</text:p>
      <text:p text:style-name="P50"><text:s text:c="4"/>}</text:p>
      <text:p text:style-name="P50"/>
      <text:p text:style-name="P50"><text:s text:c="4"/>// implement Task</text:p>
      <text:p text:style-name="P50"/>
      <text:p text:style-name="P50"><text:s text:c="4"/>/**</text:p>
      <text:p text:style-name="P50"><text:s text:c="5"/>* {@inheritDoc}</text:p>
      <text:p text:style-name="P50"><text:s text:c="5"/>* &lt;p&gt;</text:p>
      <text:p text:style-name="P50"><text:s text:c="5"/>* Logs the current timestamp whenever this {@code Task} gets run.</text:p>
      <text:p text:style-name="P50"><text:s text:c="5"/>*/</text:p>
      <text:p text:style-name="P50"><text:s text:c="4"/>public void run() throws Exception {</text:p>
      <text:p text:style-name="P50"><text:s text:c="8"/>logger.log(Level.INFO,</text:p>
      <text:p text:style-name="P50"><text:s text:c="12"/>"HelloTimer task: running at timestamp {0,number,#}",</text:p>
      <text:p text:style-name="P50"><text:s text:c="12"/>System.currentTimeMillis());</text:p>
      <text:p text:style-name="P50"><text:s text:c="4"/>}</text:p>
      <text:p text:style-name="P50">}</text:p>
      <text:p text:style-name="Text_20_body"/>
      <text:p text:style-name="Text_20_body">Now that we have a repeating event, we have our first application that will do something when stopped and restarted. Task registration is persistent, which is to say, it survives a crash and reboot. Try stopping the server and restarting it again to see this in action.</text:p>
      <text:p text:style-name="Text_20_body">The periodic task is information stored in the Object Store along with your managed objects, so if you clear the data directory and return it to its pristine, uninitialized state, the periodic tasks will also get cleared. </text:p>
      <text:p text:style-name="Text_20_body">This behavior allows you to write your code as if the server were always up, with the caveat that you <text:span text:style-name="T10">do</text:span> have to check elapsed time in your periodic task's <text:span text:style-name="T12">run</text:span> method if a delay between that and the last time it was run has significance to your logic.</text:p>
      <text:p text:style-name="Text_20_body">How you keep track of the last time <text:span text:style-name="T12">run</text:span> was called is the subject of the next lesson.</text:p>
      <text:p text:style-name="Footnote"/>
      <text:h text:style-name="Heading_20_1" text:outline-level="1">Lesson 4: Hello Persistence!</text:h>
      <text:p text:style-name="Text_20_body">Lesson 3 explained that tasks that are run on a delay or repeat don't necessarily happen exactly at the time you asked for. They could happen a bit later if (for example) the system is very loaded, or a lot later if (for example) the entire data center has actually come down and had to be restarted.<text:note text:id="ftn8" text:note-class="footnote"><text:note-citation>8</text:note-citation><text:note-body><text:p text:style-name="Footnote">A full Project Darkstar Server production environment provides failover mechanisms so that the loss of one server won't bring the game down. In a true disaster, such as loss of power across the entire data center, it is possible the entire back end might go off-line.</text:p></text:note-body></text:note> </text:p>
      <text:p text:style-name="Text_20_body">To track the last time the <text:span text:style-name="T12">run</text:span> task was called and calculate the true time-delta, we need a way of storing the past time value so that it will survive the system going down. This is called <text:span text:style-name="T1">persistent storage,</text:span> and in real games it is very important. Imagine how your users would react if your machine went down and they all lost their characters and everything on them!</text:p>
      <text:p text:style-name="Text_20_body">A <text:span text:style-name="T8">Managed Object </text:span>is an object for which the system tracks state and which the system makes persistent. We mentioned above that <text:span text:style-name="T12">AppListener</text:span> interface inherits the Managed Object interface and that your <text:span text:style-name="T12">AppListener</text:span> instance is automatically created by the system for you. The system also registers your <text:span text:style-name="T12">AppListener</text:span> as a Managed Object with the Data Manager. This means that its state will be preserved by the PDS for you.</text:p>
      <text:h text:style-name="Heading_20_2" text:outline-level="2">Coding HelloPersistence</text:h>
      <text:p text:style-name="Text_20_body">Since our <text:span text:style-name="T12">HelloTimer</text:span> task is a Managed Object, all we need to do is add a field to track the last time <text:span text:style-name="T12">run</text:span> was called. Below is the code for <text:span text:style-name="T12">HelloPersistence.</text:span></text:p>
      <text:p text:style-name="Text_20_body">Run <text:span text:style-name="T12">Hello</text:span><text:span text:style-name="T52">Persistence</text:span> as a PDS application. Stop the PDS, wait a minute, and then start it again. You will see that the elapsed time reported includes the down time. This is because <text:span text:style-name="T12">currentTimeMillis</text:span> is based on the system clock, and time kept moving <text:span text:style-name="T19">forward</text:span> even when the PDS wasn't running.<text:note text:id="ftn9" text:note-class="footnote"><text:note-citation>9</text:note-citation><text:note-body><text:p text:style-name="P114">Depending on your operating system, you may see the elapsed time reported by <text:span text:style-name="T12">Hello</text:span><text:span text:style-name="T53">Persistence</text:span> while the PDS is running to be a bit over or a bit under 500ms. This is because <text:span text:style-name="T12">currentTimeMillis</text:span> does not necessarily have a 1 ms accuracy. In particular, Windows systems tend to have a lower <text:span text:style-name="T12">currentTimeMillis</text:span> accuracy than other Java<text:span text:style-name="T57">™</text:span> SE platforms.</text:p></text:note-body></text:note> </text:p>
      <text:p text:style-name="P28"><text:span text:style-name="T19">Persistence</text:span> is that simple and automatic in the PDS. Any non-transient field on a registered Managed Object will be persisted.<text:note text:id="ftn10" text:note-class="footnote"><text:note-citation>10</text:note-citation><text:note-body><text:p text:style-name="Footnote">A <text:span text:style-name="T1">transient</text:span> field is one marked with the <text:span text:style-name="T12">transient</text:span> key word. Some values aren't valid beyond the task in which they are used, and thus should be marked <text:span text:style-name="T12">transient </text:span><text:span text:style-name="T2">– for example,</text:span><text:span text:style-name="T12"> </text:span>a field that caches a <text:span text:style-name="T12">Manager</text:span> during the current task.</text:p></text:note-body></text:note></text:p>
      <text:h text:style-name="Heading_20_3" text:outline-level="3">HelloPersistence</text:h>
      <text:p text:style-name="P50"/>
      <text:p text:style-name="P50"><text:change text:change-id="ct-1411750872"/><text:change-start text:change-id="ct-1411762120"/>/*</text:p>
      <text:p text:style-name="P50"><text:change-end text:change-id="ct-1411762120"/><text:s/>* Copyright 2007-200<text:change text:change-id="ct-1411752936"/><text:change-start text:change-id="ct-1411772952"/>9<text:change-end text:change-id="ct-1411772952"/> Sun Microsystems, Inc.</text:p>
      <text:p text:style-name="P50"><text:s/>*</text:p>
      <text:p text:style-name="P50"><text:s/>* This file is part of Project Darkstar Server.</text:p>
      <text:p text:style-name="P50"><text:s/>*</text:p>
      <text:p text:style-name="P50"><text:s/>* Project Darkstar Server is free software: you can redistribute it</text:p>
      <text:p text:style-name="P50"><text:s/>* and/or modify it under the terms of the GNU General Public License</text:p>
      <text:p text:style-name="P50"><text:s/>* version 2 as published by the Free Software Foundation and</text:p>
      <text:p text:style-name="P50"><text:s/>* distributed hereunder to you.</text:p>
      <text:p text:style-name="P50"><text:s/>*</text:p>
      <text:p text:style-name="P50"><text:s/>* Project Darkstar Server is distributed in the hope that it will be useful,</text:p>
      <text:p text:style-name="P50"><text:s/>* but WITHOUT ANY WARRANTY; without even the implied warranty of</text:p>
      <text:p text:style-name="P50"><text:s/>* MERCHANTABILITY or FITNESS FOR A PARTICULAR PURPOSE. <text:s/>See the</text:p>
      <text:p text:style-name="P50"><text:s/>* GNU General Public License for more details.</text:p>
      <text:p text:style-name="P50"><text:s/>*</text:p>
      <text:p text:style-name="P50"><text:soft-page-break/><text:s/>* You should have received a copy of the GNU General Public License</text:p>
      <text:p text:style-name="P50"><text:s/>* along with this program. <text:s/>If not, see &lt;http://www.gnu.org/licenses/&gt;.</text:p>
      <text:p text:style-name="P50"><text:s/>*/</text:p>
      <text:p text:style-name="P50"/>
      <text:p text:style-name="P50">package com.sun.sgs.tutorial.server.lesson4;</text:p>
      <text:p text:style-name="P50"/>
      <text:p text:style-name="P50">import java.io.Serializable;</text:p>
      <text:p text:style-name="P50">import java.util.Properties;</text:p>
      <text:p text:style-name="P50">import java.util.logging.Level;</text:p>
      <text:p text:style-name="P50">import java.util.logging.Logger;</text:p>
      <text:p text:style-name="P50"/>
      <text:p text:style-name="P50">import com.sun.sgs.app.AppContext;</text:p>
      <text:p text:style-name="P50">import com.sun.sgs.app.AppListener;</text:p>
      <text:p text:style-name="P50">import com.sun.sgs.app.ClientSession;</text:p>
      <text:p text:style-name="P50">import com.sun.sgs.app.ClientSessionListener;</text:p>
      <text:p text:style-name="P50">import com.sun.sgs.app.ManagedObject;</text:p>
      <text:p text:style-name="P50">import com.sun.sgs.app.Task;</text:p>
      <text:p text:style-name="P50">import com.sun.sgs.app.TaskManager;</text:p>
      <text:p text:style-name="P50"/>
      <text:p text:style-name="P50">/**</text:p>
      <text:p text:style-name="P50"><text:s/>* A simple persistence example for the Project Darkstar Server.</text:p>
      <text:p text:style-name="P50"><text:s/>* As a {@link ManagedObject}, it is able to modify instance fields,</text:p>
      <text:p text:style-name="P50"><text:s/>* demonstrated here by tracking the last timestamp at which a task</text:p>
      <text:p text:style-name="P50"><text:s/>* was run and displaying the time delta.</text:p>
      <text:p text:style-name="P50"><text:s/>*/</text:p>
      <text:p text:style-name="P50">public class HelloPersistence</text:p>
      <text:p text:style-name="P50"><text:s text:c="4"/>implements AppListener, <text:s/>// to get called during application startup.</text:p>
      <text:p text:style-name="P50"><text:s text:c="15"/>Serializable, // since all AppListeners are ManagedObjects.</text:p>
      <text:p text:style-name="P50"><text:s text:c="15"/>Task <text:s text:c="9"/>// to schedule future calls to our run() method.</text:p>
      <text:p text:style-name="P50">{</text:p>
      <text:p text:style-name="P50"><text:s text:c="4"/>/** The version of the serialized form of this class. */</text:p>
      <text:p text:style-name="P50"><text:s text:c="4"/>private static final long serialVersionUID = 1L;</text:p>
      <text:p text:style-name="P50"/>
      <text:p text:style-name="P50"><text:s text:c="4"/>/** The {@link Logger} for this class. */</text:p>
      <text:p text:style-name="P50"><text:s text:c="4"/>private static final Logger logger =</text:p>
      <text:p text:style-name="P50"><text:s text:c="8"/>Logger.getLogger(HelloPersistence.class.getName());</text:p>
      <text:p text:style-name="P50"/>
      <text:p text:style-name="P50"><text:s text:c="4"/>/** The delay before the first run of the task. */</text:p>
      <text:p text:style-name="P50"><text:s text:c="4"/>public static final int DELAY_MS = 5000;</text:p>
      <text:p text:style-name="P50"/>
      <text:p text:style-name="P50"><text:s text:c="4"/>/** The time to wait before repeating the task. */</text:p>
      <text:p text:style-name="P50"><text:s text:c="4"/>public static final int PERIOD_MS = 500;</text:p>
      <text:p text:style-name="P50"/>
      <text:p text:style-name="P50"><text:s text:c="4"/>/** <text:s/>The timestamp when this task was last run. */</text:p>
      <text:p text:style-name="P50"><text:s text:c="4"/>private long lastTimestamp = System.currentTimeMillis();</text:p>
      <text:p text:style-name="P50"/>
      <text:p text:style-name="P50"><text:s text:c="4"/>// implement AppListener</text:p>
      <text:p text:style-name="P50"/>
      <text:p text:style-name="P50"><text:s text:c="4"/>/**</text:p>
      <text:p text:style-name="P50"><text:s text:c="5"/>* {@inheritDoc}</text:p>
      <text:p text:style-name="P50"><text:s text:c="5"/>* &lt;p&gt;</text:p>
      <text:p text:style-name="P50"><text:s text:c="5"/>* Schedules the {@code run()} method to be called periodically.</text:p>
      <text:p text:style-name="P50"><text:s text:c="5"/>* Since SGS tasks are persistent, the scheduling only needs to</text:p>
      <text:p text:style-name="P50"><text:s text:c="5"/>* be done the first time the application is started. <text:s/>When the</text:p>
      <text:p text:style-name="P50"><text:s text:c="5"/>* server is killed and restarted, the scheduled timer task will</text:p>
      <text:p text:style-name="P50"><text:s text:c="5"/>* continue ticking.</text:p>
      <text:p text:style-name="P50"><text:s text:c="5"/>* &lt;p&gt;</text:p>
      <text:p text:style-name="P50"><text:s text:c="5"/>* Runs the task {@value #DELAY_MS} ms from now,</text:p>
      <text:p text:style-name="P50"><text:s text:c="5"/>* repeating every {@value #PERIOD_MS} ms.</text:p>
      <text:p text:style-name="P50"><text:s text:c="5"/>*/</text:p>
      <text:p text:style-name="P50"><text:s text:c="4"/>public void initialize(Properties props) {</text:p>
      <text:p text:style-name="P50"><text:s text:c="8"/>TaskManager taskManager = AppContext.getTaskManager();</text:p>
      <text:p text:style-name="P50"><text:s text:c="8"/>taskManager.schedulePeriodicTask(this, DELAY_MS, PERIOD_MS);</text:p>
      <text:p text:style-name="P50"><text:soft-page-break/><text:s text:c="4"/>}</text:p>
      <text:p text:style-name="P50"/>
      <text:p text:style-name="P50"><text:s text:c="4"/>/**</text:p>
      <text:p text:style-name="P50"><text:s text:c="5"/>* {@inheritDoc}</text:p>
      <text:p text:style-name="P50"><text:s text:c="5"/>* &lt;p&gt;</text:p>
      <text:p text:style-name="P50"><text:s text:c="5"/>* Prevents client logins by returning {@code null}.</text:p>
      <text:p text:style-name="P50"><text:s text:c="5"/>*/</text:p>
      <text:p text:style-name="P50"><text:s text:c="4"/>public ClientSessionListener loggedIn(ClientSession session) {</text:p>
      <text:p text:style-name="P50"><text:s text:c="8"/>return null;</text:p>
      <text:p text:style-name="P50"><text:s text:c="4"/>}</text:p>
      <text:p text:style-name="P50"/>
      <text:p text:style-name="P50"><text:s text:c="4"/>// implement Task</text:p>
      <text:p text:style-name="P50"/>
      <text:p text:style-name="P50"><text:s text:c="4"/>/**</text:p>
      <text:p text:style-name="P50"><text:s text:c="5"/>* {@inheritDoc}</text:p>
      <text:p text:style-name="P50"><text:s text:c="5"/>* &lt;p&gt;</text:p>
      <text:p text:style-name="P50"><text:s text:c="5"/>* Each time this {@code Task} is run, logs the current timestamp and</text:p>
      <text:p text:style-name="P50"><text:s text:c="5"/>* the delta from the timestamp of the previous run.</text:p>
      <text:p text:style-name="P50"><text:s text:c="5"/>*/</text:p>
      <text:p text:style-name="P50"><text:s text:c="4"/>public void run() throws Exception {</text:p>
      <text:p text:style-name="P50"><text:s text:c="8"/>long timestamp = System.currentTimeMillis();</text:p>
      <text:p text:style-name="P50"><text:s text:c="8"/>long delta = timestamp - lastTimestamp;</text:p>
      <text:p text:style-name="P50"/>
      <text:p text:style-name="P50"><text:s text:c="8"/>// Update the field holding the most recent timestamp.</text:p>
      <text:p text:style-name="P50"><text:s text:c="8"/>lastTimestamp = timestamp;</text:p>
      <text:p text:style-name="P50"/>
      <text:p text:style-name="P50"><text:s text:c="8"/>logger.log(Level.INFO,</text:p>
      <text:p text:style-name="P50"><text:s text:c="12"/>"timestamp = {0,number,#}, delta = {1,number,#}",</text:p>
      <text:p text:style-name="P50"><text:s text:c="12"/>new Object[] { timestamp, delta }</text:p>
      <text:p text:style-name="P50"><text:s text:c="8"/>);</text:p>
      <text:p text:style-name="P50"><text:s text:c="4"/>}</text:p>
      <text:p text:style-name="P50">}<text:line-break/></text:p>
      <text:h text:style-name="Heading_20_2" text:outline-level="2">Coding HelloPersistence2</text:h>
      <text:p text:style-name="Text_20_body"><text:span text:style-name="T2">While we could put all the fields of our application on the </text:span><text:span text:style-name="T12">AppListener</text:span><text:span text:style-name="T2">, there are many good reasons not to do this.</text:span> As any Managed Object grows larger, it takes more time for the system to store and retrieve it. Also, although PDS task code is written as if it were monothreaded, many tasks are actually executing in parallel at any given time. Should the tasks conflict in what data they have to modify, then one will either have to wait for the other to finish or, in a worst-case situation, actually abandon all the work it had done up to that point and try again later. </text:p>
      <text:p text:style-name="Text_20_body">For these reasons, an application will want to create other Managed Objects of its own. Luckily, that's easy to do!</text:p>
      <text:p text:style-name="Text_20_body">All Managed Objects must meet two criteria: <text:s/></text:p>
      <text:list text:style-name="L23">
        <text:list-item>
          <text:p text:style-name="P151">They must be <text:span text:style-name="T12">Serializable</text:span>. </text:p>
        </text:list-item>
        <text:list-item>
          <text:p text:style-name="P151">They must implement the <text:span text:style-name="T12">ManagedObject</text:span> marker interface.<text:change text:change-id="ct-1412045632"/></text:p>
        </text:list-item>
      </text:list>
      <text:p text:style-name="P74">One good way to break your application up into multiple Managed Objects is by the events they handle. <text:s/>A Managed Object can handle only one event at a time, so you want to separate all event handlers for events that might occur in parallel into separate Managed Objects. Below is the code to <text:span text:style-name="T12">HelloPersistence2</text:span>. It creates a separate <text:span text:style-name="T12">TrivialTimedTask</text:span> Managed Object from the <text:span text:style-name="T12">AppListener</text:span> to handle the timed task.</text:p>
      <text:h text:style-name="Heading_20_3" text:outline-level="3">HelloPersistence2</text:h>
      <text:p text:style-name="P50"><text:change text:change-id="ct-1412046432"/><text:change-start text:change-id="ct-1412047696"/>/*</text:p>
      <text:p text:style-name="P50"><text:change-end text:change-id="ct-1412047696"/><text:s/>* Copyright 2007-200<text:change text:change-id="ct-1412046208"/><text:change-start text:change-id="ct-1412045288"/>9<text:change-end text:change-id="ct-1412045288"/> Sun Microsystems, Inc.</text:p>
      <text:p text:style-name="P50"><text:soft-page-break/><text:s/>*</text:p>
      <text:p text:style-name="P50"><text:s/>* This file is part of Project Darkstar Server.</text:p>
      <text:p text:style-name="P50"><text:s/>*</text:p>
      <text:p text:style-name="P50"><text:s/>* Project Darkstar Server is free software: you can redistribute it</text:p>
      <text:p text:style-name="P50"><text:s/>* and/or modify it under the terms of the GNU General Public License</text:p>
      <text:p text:style-name="P50"><text:s/>* version 2 as published by the Free Software Foundation and</text:p>
      <text:p text:style-name="P50"><text:s/>* distributed hereunder to you.</text:p>
      <text:p text:style-name="P50"><text:s/>*</text:p>
      <text:p text:style-name="P50"><text:s/>* Project Darkstar Server is distributed in the hope that it will be useful,</text:p>
      <text:p text:style-name="P50"><text:s/>* but WITHOUT ANY WARRANTY; without even the implied warranty of</text:p>
      <text:p text:style-name="P50"><text:s/>* MERCHANTABILITY or FITNESS FOR A PARTICULAR PURPOSE. <text:s/>See the</text:p>
      <text:p text:style-name="P50"><text:s/>* GNU General Public License for more details.</text:p>
      <text:p text:style-name="P50"><text:s/>*</text:p>
      <text:p text:style-name="P50"><text:s/>* You should have received a copy of the GNU General Public License</text:p>
      <text:p text:style-name="P50"><text:s/>* along with this program. <text:s/>If not, see &lt;http://www.gnu.org/licenses/&gt;.</text:p>
      <text:p text:style-name="P50"><text:s/>*/</text:p>
      <text:p text:style-name="P50"/>
      <text:p text:style-name="P50">package com.sun.sgs.tutorial.server.lesson4;</text:p>
      <text:p text:style-name="P50"/>
      <text:p text:style-name="P50">import java.io.Serializable;</text:p>
      <text:p text:style-name="P50">import java.util.Properties;</text:p>
      <text:p text:style-name="P50">import java.util.logging.Level;</text:p>
      <text:p text:style-name="P50">import java.util.logging.Logger;</text:p>
      <text:p text:style-name="P50"/>
      <text:p text:style-name="P50">import com.sun.sgs.app.AppContext;</text:p>
      <text:p text:style-name="P50">import com.sun.sgs.app.AppListener;</text:p>
      <text:p text:style-name="P50">import com.sun.sgs.app.ClientSession;</text:p>
      <text:p text:style-name="P50">import com.sun.sgs.app.ClientSessionListener;</text:p>
      <text:p text:style-name="P50">import com.sun.sgs.app.TaskManager;</text:p>
      <text:p text:style-name="P50"/>
      <text:p text:style-name="P50">/**</text:p>
      <text:p text:style-name="P50"><text:s/>* A simple persistence example for the Project Darkstar Server.</text:p>
      <text:p text:style-name="P50"><text:s/>*/</text:p>
      <text:p text:style-name="P50">public class HelloPersistence2</text:p>
      <text:p text:style-name="P50"><text:s text:c="4"/>implements AppListener, Serializable</text:p>
      <text:p text:style-name="P50">{</text:p>
      <text:p text:style-name="P50"><text:s text:c="4"/>/** The version of the serialized form of this class. */</text:p>
      <text:p text:style-name="P50"><text:s text:c="4"/>private static final long serialVersionUID = 1L;</text:p>
      <text:p text:style-name="P50"/>
      <text:p text:style-name="P50"><text:s text:c="4"/>/** The {@link Logger} for this class. */</text:p>
      <text:p text:style-name="P50"><text:s text:c="4"/>private static final Logger logger =</text:p>
      <text:p text:style-name="P50"><text:s text:c="8"/>Logger.getLogger(HelloPersistence2.class.getName());</text:p>
      <text:p text:style-name="P50"/>
      <text:p text:style-name="P50"><text:s text:c="4"/>/** The delay before the first run of the task. */</text:p>
      <text:p text:style-name="P50"><text:s text:c="4"/>public static final int DELAY_MS = 5000;</text:p>
      <text:p text:style-name="P50"/>
      <text:p text:style-name="P50"><text:s text:c="4"/>/** The time to wait before repeating the task. */</text:p>
      <text:p text:style-name="P50"><text:s text:c="4"/>public static final int PERIOD_MS = 500;</text:p>
      <text:p text:style-name="P50"/>
      <text:p text:style-name="P50"><text:s text:c="4"/>// implement AppListener</text:p>
      <text:p text:style-name="P50"/>
      <text:p text:style-name="P50"><text:s text:c="4"/>/**</text:p>
      <text:p text:style-name="P50"><text:s text:c="5"/>* {@inheritDoc}</text:p>
      <text:p text:style-name="P50"><text:s text:c="5"/>* &lt;p&gt;</text:p>
      <text:p text:style-name="P50"><text:s text:c="5"/>* Creates a {@link TrivialTimedTask} and schedules its {@code run()}</text:p>
      <text:p text:style-name="P50"><text:s text:c="5"/>* method to be called periodically.</text:p>
      <text:p text:style-name="P50"><text:s text:c="5"/>* &lt;p&gt;</text:p>
      <text:p text:style-name="P50"><text:s text:c="5"/>* Since SGS tasks are persistent, the scheduling only needs to</text:p>
      <text:p text:style-name="P50"><text:s text:c="5"/>* be done the first time the application is started. <text:s/>When the</text:p>
      <text:p text:style-name="P50"><text:s text:c="5"/>* server is killed and restarted, the scheduled timer task will</text:p>
      <text:p text:style-name="P50"><text:s text:c="5"/>* continue ticking.</text:p>
      <text:p text:style-name="P50"><text:s text:c="5"/>* &lt;p&gt;</text:p>
      <text:p text:style-name="P50"><text:s text:c="5"/>* Runs the task {@value #DELAY_MS} ms from now,</text:p>
      <text:p text:style-name="P50"><text:soft-page-break/><text:s text:c="5"/>* repeating every {@value #PERIOD_MS} ms.</text:p>
      <text:p text:style-name="P50"><text:s text:c="5"/>*/</text:p>
      <text:p text:style-name="P50"><text:s text:c="4"/>public void initialize(Properties props) {</text:p>
      <text:p text:style-name="P50"><text:s text:c="8"/>TrivialTimedTask task = new TrivialTimedTask();</text:p>
      <text:p text:style-name="P50"/>
      <text:p text:style-name="P50"><text:s text:c="8"/>logger.log(Level.INFO, "Created task: {0}", task);</text:p>
      <text:p text:style-name="P50"/>
      <text:p text:style-name="P50"><text:s text:c="8"/>TaskManager taskManager = AppContext.getTaskManager();</text:p>
      <text:p text:style-name="P50"><text:s text:c="8"/>taskManager.schedulePeriodicTask(task, DELAY_MS, PERIOD_MS);</text:p>
      <text:p text:style-name="P50"><text:s text:c="4"/>}</text:p>
      <text:p text:style-name="P50"/>
      <text:p text:style-name="P50"><text:s text:c="4"/>/**</text:p>
      <text:p text:style-name="P50"><text:s text:c="5"/>* {@inheritDoc}</text:p>
      <text:p text:style-name="P50"><text:s text:c="5"/>* &lt;p&gt;</text:p>
      <text:p text:style-name="P50"><text:s text:c="5"/>* Prevents client logins by returning {@code null}.</text:p>
      <text:p text:style-name="P50"><text:s text:c="5"/>*/</text:p>
      <text:p text:style-name="P50"><text:s text:c="4"/>public ClientSessionListener loggedIn(ClientSession session) {</text:p>
      <text:p text:style-name="P50"><text:s text:c="8"/>return null;</text:p>
      <text:p text:style-name="P50"><text:s text:c="4"/>}</text:p>
      <text:p text:style-name="P50">}<text:line-break/></text:p>
      <text:p text:style-name="P50"/>
      <text:h text:style-name="Heading_20_3" text:outline-level="3">TrivialTimedTask</text:h>
      <text:p text:style-name="Text_20_body">This is the Managed Object we are going to have respond to the repeating task.</text:p>
      <text:p text:style-name="Code"><text:change text:change-id="ct-1411727736"/><text:change-start text:change-id="ct-1411727368"/>/*</text:p>
      <text:p text:style-name="Code"><text:change-end text:change-id="ct-1411727368"/><text:s/>* Copyright 2007-200<text:change text:change-id="ct-1411727272"/><text:change-start text:change-id="ct-1411727176"/>9<text:change-end text:change-id="ct-1411727176"/>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4;</text:p>
      <text:p text:style-name="Code"/>
      <text:p text:style-name="Code">import com.sun.sgs.app.AppContext;</text:p>
      <text:p text:style-name="Code">import java.io.Serializable;</text:p>
      <text:p text:style-name="Code">import java.util.logging.Level;</text:p>
      <text:p text:style-name="Code">import java.util.logging.Logger;</text:p>
      <text:p text:style-name="Code"/>
      <text:p text:style-name="Code">import com.sun.sgs.app.ManagedObject;</text:p>
      <text:p text:style-name="Code">import com.sun.sgs.app.Task;</text:p>
      <text:p text:style-name="Code"/>
      <text:p text:style-name="Code">/**</text:p>
      <text:p text:style-name="Code"><text:s/>* A simple repeating Task that tracks and prints the time since it was</text:p>
      <text:p text:style-name="Code"><text:s/>* last run.</text:p>
      <text:p text:style-name="Code"><text:s/>*/</text:p>
      <text:p text:style-name="Code">public class TrivialTimedTask</text:p>
      <text:p text:style-name="Code"><text:s text:c="4"/>implements Serializable, <text:s/>// for persistence, as required by ManagedObject.</text:p>
      <text:p text:style-name="Code"><text:s text:c="15"/>ManagedObject, // to let the SGS manage our persistence.</text:p>
      <text:p text:style-name="Code"><text:soft-page-break/><text:s text:c="15"/>Task <text:s text:c="10"/>// to schedule future calls to our run() method.</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TrivialTimedTask.class.getName());</text:p>
      <text:p text:style-name="Code"/>
      <text:p text:style-name="Code"><text:s text:c="4"/>/** <text:s/>The timestamp when this task was last run. */</text:p>
      <text:p text:style-name="Code"><text:s text:c="4"/>private long lastTimestamp = System.currentTimeMillis();</text:p>
      <text:p text:style-name="Code"/>
      <text:p text:style-name="Code"><text:s text:c="4"/>// implement Task</text:p>
      <text:p text:style-name="Code"/>
      <text:p text:style-name="Code"><text:s text:c="4"/>/**</text:p>
      <text:p text:style-name="Code"><text:s text:c="5"/>* {@inheritDoc}</text:p>
      <text:p text:style-name="Code"><text:s text:c="5"/>* &lt;p&gt;</text:p>
      <text:p text:style-name="Code"><text:s text:c="5"/>* Each time this {@code Task} is run, logs the current timestamp and</text:p>
      <text:p text:style-name="Code"><text:s text:c="5"/>* the delta from the timestamp of the previous run.</text:p>
      <text:p text:style-name="Code"><text:s text:c="5"/>*/</text:p>
      <text:p text:style-name="Code"><text:s text:c="4"/>public void run() throws Exception {</text:p>
      <text:p text:style-name="Code"><text:s text:c="8"/>// We will be modifying this object.</text:p>
      <text:p text:style-name="Code"><text:s text:c="8"/>AppContext.getDataManager().markForUpdate(this);</text:p>
      <text:p text:style-name="Code"><text:s text:c="8"/>long timestamp = System.currentTimeMillis();</text:p>
      <text:p text:style-name="Code"><text:s text:c="8"/>long delta = timestamp - lastTimestamp;</text:p>
      <text:p text:style-name="Code"/>
      <text:p text:style-name="Code"><text:s text:c="8"/>// Update the field holding the most recent timestamp.</text:p>
      <text:p text:style-name="Code"><text:s text:c="8"/>lastTimestamp = timestamp;</text:p>
      <text:p text:style-name="Code"/>
      <text:p text:style-name="Code"><text:s text:c="8"/>logger.log(Level.INFO,</text:p>
      <text:p text:style-name="Code"><text:s text:c="12"/>"timestamp = {0,number,#}, delta = {1,number,#}",</text:p>
      <text:p text:style-name="Code"><text:s text:c="12"/>new Object[] { timestamp, delta }</text:p>
      <text:p text:style-name="Code"><text:s text:c="8"/>);</text:p>
      <text:p text:style-name="Code"><text:s text:c="4"/>}</text:p>
      <text:p text:style-name="Code">}<text:line-break/></text:p>
      <text:h text:style-name="Heading_20_2" text:outline-level="2">Coding HelloPersistence3</text:h>
      <text:p text:style-name="P4">A Managed Object does not actually become managed by the Data Manager, and thus persistent, until the Data Manager is made aware of it. The reason <text:span text:style-name="T12">HelloPersistence2</text:span> works is because the Task Manager persisted the <text:span text:style-name="T12">TrivialTimedTask</text:span> object for us. In order to persist other Managed Objects, though, an application needs to take on the responsibility of informing the Data Manager itself. One way the Data Manager can become aware of a Managed Object is through a request for a Managed Reference.</text:p>
      <text:p text:style-name="Text_20_body">Managed Objects often need to refer to other Managed Objects. This is done with a Managed Reference. <text:s/><text:span text:style-name="T10">It is very important that the only fields on one Managed Object that reference another Managed Object be Managed References. </text:span><text:span text:style-name="T2">This is how the Data Manager knows that it is a reference to a separate Managed Object. If you store a simple Java reference to the second Managed Object in a field on the first Managed Object, the second object will become part of the first object's state when the first object is stored. The result will be that, the next time the first object tries to access the second, it </text:span><text:span text:style-name="T49">will</text:span><text:span text:style-name="T2"> get its own local copy and not the real second Managed Object. <text:s/></text:span></text:p>
      <text:p text:style-name="P28">HelloPersistence3 <text:span text:style-name="T2">below illustrates this by creating a second persistent object that is called from the </text:span>TrivialTimedTask<text:span text:style-name="T2"> and that keeps the last-called time as part of its persistent state.</text:span></text:p>
      <text:h text:style-name="P79" text:outline-level="3">HelloPersistence3</text:h>
      <text:p text:style-name="P4"><text:span text:style-name="T12">HelloPersistence3</text:span>, below, is a task that delegates to a sub-task (a <text:span text:style-name="T12">TrivialTimedTask</text:span> that is not scheduled to run on its own). The sub-task is stored in a Managed Reference on <text:span text:style-name="T12">HelloPersistence3</text:span>.</text:p>
      <text:p text:style-name="Code"><text:change text:change-id="ct-1411719304"/><text:change-start text:change-id="ct-1411718016"/><text:soft-page-break/>/*</text:p>
      <text:p text:style-name="Code"><text:s/>* Copyright 2007-200<text:change-end text:change-id="ct-1411718016"/><text:change text:change-id="ct-1411720232"/><text:change-start text:change-id="ct-1411721944"/>9<text:change-end text:change-id="ct-1411721944"/><text:change-start text:change-id="ct-1411720048"/> Sun Microsystems, Inc.</text:p>
      <text:p text:style-name="Code"><text:change-end text:change-id="ct-1411720048"/><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4;</text:p>
      <text:p text:style-name="Code"/>
      <text:p text:style-name="Code">import java.io.Serializable;</text:p>
      <text:p text:style-name="Code">import java.util.Properties;</text:p>
      <text:p text:style-name="Code">import java.util.logging.Level;</text:p>
      <text:p text:style-name="Code">import java.util.logging.Logger;</text:p>
      <text:p text:style-name="Code"/>
      <text:p text:style-name="Code">import com.sun.sgs.app.AppContext;</text:p>
      <text:p text:style-name="Code">import com.sun.sgs.app.AppListen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import com.sun.sgs.app.Task;</text:p>
      <text:p text:style-name="Code">import com.sun.sgs.app.TaskManager;</text:p>
      <text:p text:style-name="Code"/>
      <text:p text:style-name="Code">/**</text:p>
      <text:p text:style-name="Code"><text:s/>* A simple persistence example for the Project Darkstar Server.</text:p>
      <text:p text:style-name="Code"><text:s/>*/</text:p>
      <text:p text:style-name="Code">public class HelloPersistence3</text:p>
      <text:p text:style-name="Code"><text:s text:c="4"/>implements AppListener, Serializable, Task</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HelloPersistence3.class.getName());</text:p>
      <text:p text:style-name="Code"/>
      <text:p text:style-name="Code"><text:s text:c="4"/>/** The delay before the first run of the task. */</text:p>
      <text:p text:style-name="Code"><text:s text:c="4"/>public static final int DELAY_MS = 5000;</text:p>
      <text:p text:style-name="Code"/>
      <text:p text:style-name="Code"><text:s text:c="4"/>/** The time to wait before repeating the task. */</text:p>
      <text:p text:style-name="Code"><text:s text:c="4"/>public static final int PERIOD_MS = 500;</text:p>
      <text:p text:style-name="Code"/>
      <text:p text:style-name="Code"><text:s text:c="4"/>/** A reference to our subtask, a {@link TrivialTimedTask}. <text:s/>*/</text:p>
      <text:p text:style-name="Code"><text:s text:c="4"/>private ManagedReference&lt;TrivialTimedTask&gt; subTaskRef = null;</text:p>
      <text:p text:style-name="Code"/>
      <text:p text:style-name="Code"><text:s text:c="4"/>/**</text:p>
      <text:p text:style-name="Code"><text:s text:c="5"/>* Gets the subtask this task delegates to. <text:s/>Dereferences a</text:p>
      <text:p text:style-name="Code"><text:s text:c="5"/>* {@link ManagedReference} in this object that holds the subtask.</text:p>
      <text:p text:style-name="Code"><text:s text:c="5"/>* &lt;p&gt;</text:p>
      <text:p text:style-name="Code"><text:s text:c="5"/>* This null-check idiom is common when getting a ManagedReference.</text:p>
      <text:p text:style-name="Code"><text:s text:c="5"/>*</text:p>
      <text:p text:style-name="Code"><text:soft-page-break/><text:s text:c="5"/>* @return the subtask this task delegates to, or null if none is set</text:p>
      <text:p text:style-name="Code"><text:s text:c="5"/>*/</text:p>
      <text:p text:style-name="Code"><text:s text:c="4"/>public TrivialTimedTask getSubTask() {</text:p>
      <text:p text:style-name="Code"><text:s text:c="8"/>if (subTaskRef == null)<text:change-start text:change-id="ct-1411708152"/> {<text:change-end text:change-id="ct-1411708152"/></text:p>
      <text:p text:style-name="Code"><text:s text:c="12"/>return null;<text:change-start text:change-id="ct-1411707960"/></text:p>
      <text:p text:style-name="Code"><text:s text:c="8"/>}<text:change-end text:change-id="ct-1411707960"/></text:p>
      <text:p text:style-name="Code"/>
      <text:p text:style-name="Code"><text:s text:c="8"/>return subTaskRef.get();</text:p>
      <text:p text:style-name="Code"><text:s text:c="4"/>}</text:p>
      <text:p text:style-name="Code"/>
      <text:p text:style-name="Code"><text:s text:c="4"/>/**</text:p>
      <text:p text:style-name="Code"><text:s text:c="5"/>* Sets the subtask this task delegates to. <text:s/>Stores the subtask</text:p>
      <text:p text:style-name="Code"><text:s text:c="5"/>* as a {@link ManagedReference} in this object.</text:p>
      <text:p text:style-name="Code"><text:s text:c="5"/>* &lt;p&gt;</text:p>
      <text:p text:style-name="Code"><text:s text:c="5"/>* This null-check idiom is common when setting a ManagedReference,</text:p>
      <text:p text:style-name="Code"><text:s text:c="5"/>* since {@link DataManager#createReference createReference} does</text:p>
      <text:p text:style-name="Code"><text:s text:c="5"/>* not accept null parameters.</text:p>
      <text:p text:style-name="Code"><text:s text:c="5"/>*</text:p>
      <text:p text:style-name="Code"><text:s text:c="5"/>* @param subTask the subtask this task should delegate to,</text:p>
      <text:p text:style-name="Code"><text:s text:c="5"/>* <text:s text:c="7"/>or null to clear the subtask</text:p>
      <text:p text:style-name="Code"><text:s text:c="5"/>*/</text:p>
      <text:p text:style-name="Code"><text:s text:c="4"/>public void setSubTask(TrivialTimedTask subTask) {</text:p>
      <text:p text:style-name="Code"><text:s text:c="8"/>if (subTask == null) {</text:p>
      <text:p text:style-name="Code"><text:s text:c="12"/>subTaskRef = null;</text:p>
      <text:p text:style-name="Code"><text:s text:c="12"/>return;</text:p>
      <text:p text:style-name="Code"><text:s text:c="8"/>}</text:p>
      <text:p text:style-name="Code"><text:s text:c="8"/>DataManager dataManager = AppContext.getDataManager();</text:p>
      <text:p text:style-name="Code"><text:s text:c="8"/>subTaskRef = dataManager.createReference(subTask);</text:p>
      <text:p text:style-name="Code"><text:s text:c="4"/>}</text:p>
      <text:p text:style-name="Code"/>
      <text:p text:style-name="Code"><text:s text:c="4"/>// implement AppListener</text:p>
      <text:p text:style-name="Code"/>
      <text:p text:style-name="Code"><text:s text:c="4"/>/**</text:p>
      <text:p text:style-name="Code"><text:s text:c="5"/>* {@inheritDoc}</text:p>
      <text:p text:style-name="Code"><text:s text:c="5"/>* &lt;p&gt;</text:p>
      <text:p text:style-name="Code"><text:s text:c="5"/>* Schedules the {@code run()} method of this object to be called</text:p>
      <text:p text:style-name="Code"><text:s text:c="5"/>* periodically.</text:p>
      <text:p text:style-name="Code"><text:s text:c="5"/>* &lt;p&gt;</text:p>
      <text:p text:style-name="Code"><text:s text:c="5"/>* Since SGS tasks are persistent, the scheduling only needs to</text:p>
      <text:p text:style-name="Code"><text:s text:c="5"/>* be done the first time the application is started. <text:s/>When the</text:p>
      <text:p text:style-name="Code"><text:s text:c="5"/>* server is killed and restarted, the scheduled timer task will</text:p>
      <text:p text:style-name="Code"><text:s text:c="5"/>* continue ticking.</text:p>
      <text:p text:style-name="Code"><text:s text:c="5"/>* &lt;p&gt;</text:p>
      <text:p text:style-name="Code"><text:s text:c="5"/>* Runs the task {@value #DELAY_MS} ms from now,</text:p>
      <text:p text:style-name="Code"><text:s text:c="5"/>* repeating every {@value #PERIOD_MS} ms.</text:p>
      <text:p text:style-name="Code"><text:s text:c="5"/>*/</text:p>
      <text:p text:style-name="Code"><text:s text:c="4"/>public void initialize(Properties props) {</text:p>
      <text:p text:style-name="Code"><text:s text:c="8"/>// Hold onto the task (as a managed reference)</text:p>
      <text:p text:style-name="Code"><text:s text:c="8"/>setSubTask(new TrivialTimedTask());</text:p>
      <text:p text:style-name="Code"/>
      <text:p text:style-name="Code"><text:s text:c="8"/>TaskManager taskManager = AppContext.getTaskManager();</text:p>
      <text:p text:style-name="Code"><text:s text:c="8"/>taskManager.schedulePeriodicTask(this, DELAY_MS, PERIOD_MS);</text:p>
      <text:p text:style-name="Code"><text:s text:c="4"/>}</text:p>
      <text:p text:style-name="Code"/>
      <text:p text:style-name="Code"><text:s text:c="4"/>/**</text:p>
      <text:p text:style-name="Code"><text:s text:c="5"/>* {@inheritDoc}</text:p>
      <text:p text:style-name="Code"><text:s text:c="5"/>* &lt;p&gt;</text:p>
      <text:p text:style-name="Code"><text:s text:c="5"/>* Prevents client logins by returning {@code null}.</text:p>
      <text:p text:style-name="Code"><text:s text:c="5"/>*/</text:p>
      <text:p text:style-name="Code"><text:s text:c="4"/>public ClientSessionListener loggedIn(ClientSession session) {</text:p>
      <text:p text:style-name="Code"><text:s text:c="8"/>return null;</text:p>
      <text:p text:style-name="Code"><text:s text:c="4"/>}</text:p>
      <text:p text:style-name="Code"/>
      <text:p text:style-name="Code"><text:soft-page-break/><text:s text:c="4"/>// implement Task</text:p>
      <text:p text:style-name="Code"/>
      <text:p text:style-name="Code"><text:s text:c="4"/>/**</text:p>
      <text:p text:style-name="Code"><text:s text:c="5"/>* {@inheritDoc}</text:p>
      <text:p text:style-name="Code"><text:s text:c="5"/>* &lt;p&gt;</text:p>
      <text:p text:style-name="Code"><text:s text:c="5"/>* Calls the run() method of the subtask set on this object.</text:p>
      <text:p text:style-name="Code"><text:s text:c="5"/>*/</text:p>
      <text:p text:style-name="Code"><text:s text:c="4"/>public void run() throws Exception {</text:p>
      <text:p text:style-name="Code"><text:s text:c="8"/>// Get the subTask (from the ManagedReference that holds it)</text:p>
      <text:p text:style-name="Code"><text:s text:c="8"/>TrivialTimedTask subTask = getSubTask();</text:p>
      <text:p text:style-name="Code"/>
      <text:p text:style-name="Code"><text:s text:c="8"/>if (subTask == null) {</text:p>
      <text:p text:style-name="Code"><text:s text:c="12"/>logger.log(Level.WARNING, "subTask is null");</text:p>
      <text:p text:style-name="Code"><text:s text:c="12"/>return;</text:p>
      <text:p text:style-name="Code"><text:s text:c="8"/>}</text:p>
      <text:p text:style-name="Code"/>
      <text:p text:style-name="Code"><text:s text:c="8"/>// Delegate to the subTask's run() method</text:p>
      <text:p text:style-name="Code"><text:s text:c="8"/>subTask.run();</text:p>
      <text:p text:style-name="Code"><text:s text:c="4"/>}</text:p>
      <text:p text:style-name="Code">}<text:line-break/></text:p>
      <text:p text:style-name="P4">Another way to register a Managed Object to the Data Manager is with the <text:span text:style-name="T12">setBinding</text:span> call. This call does not return a Managed Reference, but instead binds the Managed Object to the string passed in with it to the call. Once a Managed Object has a name bound to it, the Managed Object may be retrieved by passing the same name to the <text:span text:style-name="T12">getBinding</text:span> call. Note that name bindings must be distinct. For each unique string used as a name binding by an application, there can be one and only one Managed Object bound.<text:span text:style-name="T2"> </text:span><text:change text:change-id="ct-1411698560"/></text:p>
      <text:p text:style-name="P4">Retrieving a Managed Object by its binding has some additional overhead, so it's better to keep Managed References to Managed Objects <text:change text:change-id="ct-1411705760"/><text:change-start text:change-id="ct-1411699008"/>i<text:change-end text:change-id="ct-1411699008"/>n the other Managed Objects that need to call them. There are, however, some problems that are best solved with a name-binding convention<text:change text:change-id="ct-1411701280"/>; o<text:change-start text:change-id="ct-1411700224"/>ne <text:change-end text:change-id="ct-1411700224"/><text:change-start text:change-id="ct-1411702504"/>common example is finding the player object for a particular player at the start of <text:change-end text:change-id="ct-1411702504"/>his or <text:change-start text:change-id="ct-1412403824"/>her session.<text:change-end text:change-id="ct-1412403824"/></text:p>
      <text:p text:style-name="Text_20_body"><text:span text:style-name="T2">There are a number of other interesting methods on the Data Manager. You might want to look at the Javadoc now, but discussion of them will be put off until required by the tutorial application</text:span><text:change-start text:change-id="ct-1411699472"/><text:span text:style-name="T2">s</text:span><text:change-end text:change-id="ct-1411699472"/><text:span text:style-name="T2">.</text:span></text:p>
      <text:h text:style-name="Heading_20_1" text:outline-level="1">Lesson 5: Hello User!</text:h>
      <text:p text:style-name="Text_20_body">Up till now the tutorial lessons have focused on getting your logic up and running in the PDS. But there is <text:s/>another side to the online game equation <text:span text:style-name="T14">─</text:span> the users and their computers. This lesson shows how to start communicating between clients and the PDS.</text:p>
      <text:p text:style-name="Text_20_body">In this tutorial, the server side of that communication will be explained and illustrated using a simple pre-built client. For the client-side coding, please see the <text:span text:style-name="T1">Project Darkstar Client Tutorial</text:span>.</text:p>
      <text:h text:style-name="Heading_20_2" text:outline-level="2">Knowing When a User Logs In</text:h>
      <text:p text:style-name="Text_20_body">The first step in communicating with users is knowing who is available to communicate with. The PDS provides a callback method on the <text:span text:style-name="T12">AppListener</text:span> for this: <text:span text:style-name="T69">loggedIn</text:span><text:span text:style-name="T71">. </text:span><text:span text:style-name="T70">The </text:span><text:span text:style-name="T69">loggedIn</text:span><text:span text:style-name="T70"> method gets passed an object that describes the user; this object is called a </text:span><text:span text:style-name="T69">ClientSession</text:span><text:span text:style-name="T70">.</text:span><text:span text:style-name="T70"><text:note text:id="ftn11" text:note-class="footnote"><text:note-citation>11</text:note-citation><text:note-body><text:p text:style-name="Footnote">In fact, <text:span text:style-name="T12">ClientSession</text:span> describes the new connection session, the user being one of those parameters. This distinction is important, in that you cannot save a <text:span text:style-name="T12">ClientSession</text:span> object and expect it to be valid after the session has ended, which is when the user disconnects.</text:p></text:note-body></text:note></text:span></text:p>
      <text:p text:style-name="Text_20_body">Below is the code for <text:span text:style-name="T12">HelloUser</text:span>, a trivial application that <text:change text:change-id="ct-1411693544"/><text:change-start text:change-id="ct-1411701632"/>logs<text:change-end text:change-id="ct-1411701632"/> the login of a user.</text:p>
      <text:h text:style-name="Heading_20_3" text:outline-level="3">HelloUser</text:h>
      <text:p text:style-name="P50"><text:change text:change-id="ct-1411698464"/><text:change-start text:change-id="ct-1411694552"/>/*</text:p>
      <text:p text:style-name="P50"><text:change-end text:change-id="ct-1411694552"/><text:s/>* Copyright 2007-200<text:change text:change-id="ct-1411693880"/><text:change-start text:change-id="ct-1411692968"/>9<text:change-end text:change-id="ct-1411692968"/> Sun Microsystems, Inc.</text:p>
      <text:p text:style-name="P50"><text:s/>*</text:p>
      <text:p text:style-name="P50"><text:s/>* This file is part of Project Darkstar Server.</text:p>
      <text:p text:style-name="P50"><text:s/>*</text:p>
      <text:p text:style-name="P50"><text:s/>* Project Darkstar Server is free software: you can redistribute it</text:p>
      <text:p text:style-name="P50"><text:s/>* and/or modify it under the terms of the GNU General Public License</text:p>
      <text:p text:style-name="P50"><text:s/>* version 2 as published by the Free Software Foundation and</text:p>
      <text:p text:style-name="P50"><text:s/>* distributed hereunder to you.</text:p>
      <text:p text:style-name="P50"><text:s/>*</text:p>
      <text:p text:style-name="P50"><text:s/>* Project Darkstar Server is distributed in the hope that it will be useful,</text:p>
      <text:p text:style-name="P50"><text:s/>* but WITHOUT ANY WARRANTY; without even the implied warranty of</text:p>
      <text:p text:style-name="P50"><text:s/>* MERCHANTABILITY or FITNESS FOR A PARTICULAR PURPOSE. <text:s/>See the</text:p>
      <text:p text:style-name="P50"><text:s/>* GNU General Public License for more details.</text:p>
      <text:p text:style-name="P50"><text:s/>*</text:p>
      <text:p text:style-name="P50"><text:s/>* You should have received a copy of the GNU General Public License</text:p>
      <text:p text:style-name="P50"><text:s/>* along with this program. <text:s/>If not, see &lt;http://www.gnu.org/licenses/&gt;.</text:p>
      <text:p text:style-name="P50"><text:s/>*/</text:p>
      <text:p text:style-name="P50"/>
      <text:p text:style-name="P50">package com.sun.sgs.tutorial.server.lesson5;</text:p>
      <text:p text:style-name="P50"/>
      <text:p text:style-name="P50">import java.io.Serializable;</text:p>
      <text:p text:style-name="P50">import java.util.Properties;</text:p>
      <text:p text:style-name="P50">import java.util.logging.Level;</text:p>
      <text:p text:style-name="P50">import java.util.logging.Logger;</text:p>
      <text:p text:style-name="P50"/>
      <text:p text:style-name="P50">import com.sun.sgs.app.AppListener;</text:p>
      <text:p text:style-name="P50">import com.sun.sgs.app.ClientSession;</text:p>
      <text:p text:style-name="P50">import com.sun.sgs.app.ClientSessionListener;</text:p>
      <text:p text:style-name="P50"/>
      <text:p text:style-name="P50">/**</text:p>
      <text:p text:style-name="P50"><text:s/>* Simple example of listening for user {@linkplain AppListener#loggedIn login}</text:p>
      <text:p text:style-name="P50"><text:s/>* in the Project Darkstar Server.</text:p>
      <text:p text:style-name="P50"><text:s/>* &lt;p&gt;</text:p>
      <text:p text:style-name="P50"><text:s/>* Logs each time a user logs in, then kicks them off immediately.</text:p>
      <text:p text:style-name="P50"><text:soft-page-break/><text:s/>*/</text:p>
      <text:p text:style-name="P50">public class HelloUser</text:p>
      <text:p text:style-name="P50"><text:s text:c="4"/>implements AppListener, // to get called during startup and login.</text:p>
      <text:p text:style-name="P50"><text:s text:c="15"/>Serializable // since all AppListeners are ManagedObjects.</text:p>
      <text:p text:style-name="P50">{</text:p>
      <text:p text:style-name="P50"><text:s text:c="4"/>/** The version of the serialized form of this class. */</text:p>
      <text:p text:style-name="P50"><text:s text:c="4"/>private static final long serialVersionUID = 1L;</text:p>
      <text:p text:style-name="P50"/>
      <text:p text:style-name="P50"><text:s text:c="4"/>/** The {@link Logger} for this class. */</text:p>
      <text:p text:style-name="P50"><text:s text:c="4"/>private static final Logger logger =</text:p>
      <text:p text:style-name="P50"><text:s text:c="8"/>Logger.getLogger(HelloUser.class.getName());</text:p>
      <text:p text:style-name="P50"/>
      <text:p text:style-name="P50"><text:s text:c="4"/>// <text:s/>implement AppListener</text:p>
      <text:p text:style-name="P50"/>
      <text:p text:style-name="P50"><text:s text:c="4"/>/** {@inheritDoc} */</text:p>
      <text:p text:style-name="P50"><text:s text:c="4"/>public void initialize(Properties props) {</text:p>
      <text:p text:style-name="P50"><text:s text:c="8"/>// empty</text:p>
      <text:p text:style-name="P50"><text:s text:c="4"/>}</text:p>
      <text:p text:style-name="P50"/>
      <text:p text:style-name="P50"><text:s text:c="4"/>/**</text:p>
      <text:p text:style-name="P50"><text:s text:c="5"/>* {@inheritDoc}</text:p>
      <text:p text:style-name="P50"><text:s text:c="5"/>* &lt;p&gt;</text:p>
      <text:p text:style-name="P50"><text:s text:c="5"/>* Logs a message each time a new session tries to login, then</text:p>
      <text:p text:style-name="P50"><text:s text:c="5"/>* kicks them out by returning {@code null}.</text:p>
      <text:p text:style-name="P50"><text:s text:c="5"/>*/</text:p>
      <text:p text:style-name="P50"><text:s text:c="4"/>public ClientSessionListener loggedIn(ClientSession session) {</text:p>
      <text:p text:style-name="P50"><text:s text:c="8"/>// User has logged in</text:p>
      <text:p text:style-name="P50"><text:s text:c="8"/>logger.log(Level.INFO, "User {0} almost logged in", session.getName());</text:p>
      <text:p text:style-name="P50"/>
      <text:p text:style-name="P50"><text:s text:c="8"/>// Kick the user out immediately by returning a null listener</text:p>
      <text:p text:style-name="P50"><text:s text:c="8"/>return null;</text:p>
      <text:p text:style-name="P50"><text:s text:c="4"/>}</text:p>
      <text:p text:style-name="P50">}<text:line-break/></text:p>
      <text:p text:style-name="Code"/>
      <text:p text:style-name="Standard"/>
      <text:h text:style-name="Heading_20_2" text:outline-level="2">Direct Communication</text:h>
      <text:p text:style-name="P84">You will note that, when you run the server application above and connect to it with a client, the client is immediately logged out. This is because we are returning null from <text:span text:style-name="T12">loggedIn</text:span>. The PDS interprets this as our rejecting the user. To accept the user and allow him or her to stay logged in, you need to return a valid <text:span text:style-name="T12">ClientSessionListener</text:span>. To be valid, this object must implement both <text:span text:style-name="T12">ClientSessionListener</text:span> and <text:span text:style-name="T12">Serializable</text:span>. Below is <text:span text:style-name="T12">HelloUser2</text:span>, which does this.</text:p>
      <text:h text:style-name="Heading_20_3" text:outline-level="3">HelloUser2</text:h>
      <text:p text:style-name="Text_20_body"><text:span text:style-name="T12">HelloUser2</text:span> is identical to <text:span text:style-name="T12">HelloUser</text:span> except for the <text:span text:style-name="T12">loggedIn</text:span> method:</text:p>
      <text:p text:style-name="P50"><text:change text:change-id="ct-1411681848"/><text:change-start text:change-id="ct-1411681248"/>/*</text:p>
      <text:p text:style-name="P50"><text:change-end text:change-id="ct-1411681248"/><text:s/>* Copyright 2007-200<text:change text:change-id="ct-1411691696"/><text:change-start text:change-id="ct-1411681400"/>9<text:change-end text:change-id="ct-1411681400"/> Sun Microsystems, Inc.</text:p>
      <text:p text:style-name="P50"><text:s/>*</text:p>
      <text:p text:style-name="P50"><text:s/>* This file is part of Project Darkstar Server.</text:p>
      <text:p text:style-name="P50"><text:s/>*</text:p>
      <text:p text:style-name="P50"><text:s/>* Project Darkstar Server is free software: you can redistribute it</text:p>
      <text:p text:style-name="P50"><text:s/>* and/or modify it under the terms of the GNU General Public License</text:p>
      <text:p text:style-name="P50"><text:s/>* version 2 as published by the Free Software Foundation and</text:p>
      <text:p text:style-name="P50"><text:s/>* distributed hereunder to you.</text:p>
      <text:p text:style-name="P50"><text:s/>*</text:p>
      <text:p text:style-name="P50"><text:s/>* Project Darkstar Server is distributed in the hope that it will be useful,</text:p>
      <text:p text:style-name="P50"><text:soft-page-break/><text:s/>* but WITHOUT ANY WARRANTY; without even the implied warranty of</text:p>
      <text:p text:style-name="P50"><text:s/>* MERCHANTABILITY or FITNESS FOR A PARTICULAR PURPOSE. <text:s/>See the</text:p>
      <text:p text:style-name="P50"><text:s/>* GNU General Public License for more details.</text:p>
      <text:p text:style-name="P50"><text:s/>*</text:p>
      <text:p text:style-name="P50"><text:s/>* You should have received a copy of the GNU General Public License</text:p>
      <text:p text:style-name="P50"><text:s/>* along with this program. <text:s/>If not, see &lt;http://www.gnu.org/licenses/&gt;.</text:p>
      <text:p text:style-name="P50"><text:s/>*/</text:p>
      <text:p text:style-name="P50"/>
      <text:p text:style-name="P50">package com.sun.sgs.tutorial.server.lesson5;</text:p>
      <text:p text:style-name="P50"/>
      <text:p text:style-name="P50">import java.io.Serializable;</text:p>
      <text:p text:style-name="P50">import java.util.Properties;</text:p>
      <text:p text:style-name="P50">import java.util.logging.Level;</text:p>
      <text:p text:style-name="P50">import java.util.logging.Logger;</text:p>
      <text:p text:style-name="P50"/>
      <text:p text:style-name="P50">import com.sun.sgs.app.AppListener;</text:p>
      <text:p text:style-name="P50">import com.sun.sgs.app.ClientSession;</text:p>
      <text:p text:style-name="P50">import com.sun.sgs.app.ClientSessionListener;</text:p>
      <text:p text:style-name="P50"/>
      <text:p text:style-name="P50">/**</text:p>
      <text:p text:style-name="P50"><text:s/>* Simple example of listening for user {@linkplain AppListener#loggedIn login}</text:p>
      <text:p text:style-name="P50"><text:s/>* in the Project Darkstar Server.</text:p>
      <text:p text:style-name="P50"><text:s/>* &lt;p&gt;</text:p>
      <text:p text:style-name="P50"><text:s/>* Logs each time a user logs in, and sets their listener to a</text:p>
      <text:p text:style-name="P50"><text:s/>* new {@link HelloUserSessionListener}.</text:p>
      <text:p text:style-name="P50"><text:s/>*/</text:p>
      <text:p text:style-name="P50">public class HelloUser2</text:p>
      <text:p text:style-name="P50"><text:s text:c="4"/>implements AppListener, // to get called during startup and login.</text:p>
      <text:p text:style-name="P50"><text:s text:c="15"/>Serializable // since all AppListeners are ManagedObjects.</text:p>
      <text:p text:style-name="P50">{</text:p>
      <text:p text:style-name="P50"><text:s text:c="4"/>/** The version of the serialized form of this class. */</text:p>
      <text:p text:style-name="P50"><text:s text:c="4"/>private static final long serialVersionUID = 1L;</text:p>
      <text:p text:style-name="P50"/>
      <text:p text:style-name="P50"><text:s text:c="4"/>/** The {@link Logger} for this class. */</text:p>
      <text:p text:style-name="P50"><text:s text:c="4"/>private static final Logger logger =</text:p>
      <text:p text:style-name="P50"><text:s text:c="8"/>Logger.getLogger(HelloUser2.class.getName());</text:p>
      <text:p text:style-name="P50"/>
      <text:p text:style-name="P50"><text:s text:c="4"/>// <text:s/>implement AppListener</text:p>
      <text:p text:style-name="P50"/>
      <text:p text:style-name="P50"><text:s text:c="4"/>/** {@inheritDoc} */</text:p>
      <text:p text:style-name="P50"><text:s text:c="4"/>public void initialize(Properties props) {</text:p>
      <text:p text:style-name="P50"><text:s text:c="8"/>// empty</text:p>
      <text:p text:style-name="P50"><text:s text:c="4"/>}</text:p>
      <text:p text:style-name="P50"/>
      <text:p text:style-name="P50"><text:s text:c="4"/>/**</text:p>
      <text:p text:style-name="P50"><text:s text:c="5"/>* {@inheritDoc}</text:p>
      <text:p text:style-name="P50"><text:s text:c="5"/>* &lt;p&gt;</text:p>
      <text:p text:style-name="P50"><text:s text:c="5"/>* Logs a message each time a new session logs in.</text:p>
      <text:p text:style-name="P50"><text:s text:c="5"/>*/</text:p>
      <text:p text:style-name="P50"><text:s text:c="4"/>public ClientSessionListener loggedIn(ClientSession session) {</text:p>
      <text:p text:style-name="P50"><text:s text:c="8"/>// User has logged in</text:p>
      <text:p text:style-name="P50"><text:s text:c="8"/>logger.log(Level.INFO, "User {0} has logged in", session.getName());</text:p>
      <text:p text:style-name="P50"/>
      <text:p text:style-name="P50"><text:s text:c="8"/>// Return a valid listener</text:p>
      <text:p text:style-name="P50"><text:s text:c="8"/>return new HelloUserSessionListener(session);</text:p>
      <text:p text:style-name="P50"><text:s text:c="4"/>}</text:p>
      <text:p text:style-name="P50">}<text:line-break/></text:p>
      <text:h text:style-name="Heading_20_3" text:outline-level="3">HelloUserSessionListener</text:h>
      <text:p text:style-name="P50"><text:change text:change-id="ct-1411673968"/><text:change-start text:change-id="ct-1411673872"/>/*</text:p>
      <text:p text:style-name="P50"><text:change-end text:change-id="ct-1411673872"/><text:s/>* Copyright 2007-200<text:change text:change-id="ct-1411673776"/><text:change-start text:change-id="ct-1411673680"/>9<text:change-end text:change-id="ct-1411673680"/> Sun Microsystems, Inc.</text:p>
      <text:p text:style-name="P50"><text:soft-page-break/><text:s/>*</text:p>
      <text:p text:style-name="P50"><text:s/>* This file is part of Project Darkstar Server.</text:p>
      <text:p text:style-name="P50"><text:s/>*</text:p>
      <text:p text:style-name="P50"><text:s/>* Project Darkstar Server is free software: you can redistribute it</text:p>
      <text:p text:style-name="P50"><text:s/>* and/or modify it under the terms of the GNU General Public License</text:p>
      <text:p text:style-name="P50"><text:s/>* version 2 as published by the Free Software Foundation and</text:p>
      <text:p text:style-name="P50"><text:s/>* distributed hereunder to you.</text:p>
      <text:p text:style-name="P50"><text:s/>*</text:p>
      <text:p text:style-name="P50"><text:s/>* Project Darkstar Server is distributed in the hope that it will be useful,</text:p>
      <text:p text:style-name="P50"><text:s/>* but WITHOUT ANY WARRANTY; without even the implied warranty of</text:p>
      <text:p text:style-name="P50"><text:s/>* MERCHANTABILITY or FITNESS FOR A PARTICULAR PURPOSE. <text:s/>See the</text:p>
      <text:p text:style-name="P50"><text:s/>* GNU General Public License for more details.</text:p>
      <text:p text:style-name="P50"><text:s/>*</text:p>
      <text:p text:style-name="P50"><text:s/>* You should have received a copy of the GNU General Public License</text:p>
      <text:p text:style-name="P50"><text:s/>* along with this program. <text:s/>If not, see &lt;http://www.gnu.org/licenses/&gt;.</text:p>
      <text:p text:style-name="P50"><text:s/>*/</text:p>
      <text:p text:style-name="P50"/>
      <text:p text:style-name="P50">package com.sun.sgs.tutorial.server.lesson5;</text:p>
      <text:p text:style-name="P50"/>
      <text:p text:style-name="P50">import java.io.Serializable;</text:p>
      <text:p text:style-name="P50">import java.nio.ByteBuffer;</text:p>
      <text:p text:style-name="P50">import java.util.logging.Level;</text:p>
      <text:p text:style-name="P50">import java.util.logging.Logger;</text:p>
      <text:p text:style-name="P50"/>
      <text:p text:style-name="P50">import com.sun.sgs.app.AppContext;</text:p>
      <text:p text:style-name="P50">import com.sun.sgs.app.ClientSession;</text:p>
      <text:p text:style-name="P50">import com.sun.sgs.app.ClientSessionListener;</text:p>
      <text:p text:style-name="P50">import com.sun.sgs.app.ManagedReference;</text:p>
      <text:p text:style-name="P50"/>
      <text:p text:style-name="P50">/**</text:p>
      <text:p text:style-name="P50"><text:s/>* Simple example {@link ClientSessionListener} for the Project Darkstar</text:p>
      <text:p text:style-name="P50"><text:s/>* Server.</text:p>
      <text:p text:style-name="P50"><text:s/>* &lt;p&gt;</text:p>
      <text:p text:style-name="P50"><text:s/>* Logs each time a session receives data or logs out.</text:p>
      <text:p text:style-name="P50"><text:s/>*/</text:p>
      <text:p text:style-name="P50">class HelloUserSessionListener</text:p>
      <text:p text:style-name="P50"><text:s text:c="4"/>implements Serializable, ClientSessionListener</text:p>
      <text:p text:style-name="P50">{</text:p>
      <text:p text:style-name="P50"><text:s text:c="4"/>/** The version of the serialized form of this class. */</text:p>
      <text:p text:style-name="P50"><text:s text:c="4"/>private static final long serialVersionUID = 1L;</text:p>
      <text:p text:style-name="P50"/>
      <text:p text:style-name="P50"><text:s text:c="4"/>/** The {@link Logger} for this class. */</text:p>
      <text:p text:style-name="P50"><text:s text:c="4"/>private static final Logger logger =</text:p>
      <text:p text:style-name="P50"><text:s text:c="8"/>Logger.getLogger(HelloUserSessionListener.class.getName());</text:p>
      <text:p text:style-name="P50"/>
      <text:p text:style-name="P50"><text:s text:c="4"/>/** The session this {@code ClientSessionListener} is listening to. */</text:p>
      <text:p text:style-name="P50"><text:s text:c="4"/>private final ManagedReference&lt;ClientSession&gt; sessionRef;<text:change-start text:change-id="ct-1411669856"/></text:p>
      <text:p text:style-name="P50"/>
      <text:p text:style-name="P50"><text:s text:c="4"/>/** The name of the {@code ClientSession} for this listener. */</text:p>
      <text:p text:style-name="P50"><text:s text:c="4"/>private final String sessionName;<text:change-end text:change-id="ct-1411669856"/></text:p>
      <text:p text:style-name="P50"/>
      <text:p text:style-name="P50"><text:s text:c="4"/>/**</text:p>
      <text:p text:style-name="P50"><text:s text:c="5"/>* Creates a new {@code HelloUserSessionListener} for the given session.</text:p>
      <text:p text:style-name="P50"><text:s text:c="5"/>*</text:p>
      <text:p text:style-name="P50"><text:s text:c="5"/>* @param session the session this listener is associated with</text:p>
      <text:p text:style-name="P50"><text:s text:c="5"/>*/</text:p>
      <text:p text:style-name="P50"><text:s text:c="4"/>public HelloUserSessionListener(ClientSession session) {</text:p>
      <text:p text:style-name="P50"><text:s text:c="8"/>if (session == null)<text:change-start text:change-id="ct-1411668112"/> {<text:change-end text:change-id="ct-1411668112"/></text:p>
      <text:p text:style-name="P50"><text:s text:c="12"/>throw new NullPointerException("null session");<text:change-start text:change-id="ct-1412145536"/></text:p>
      <text:p text:style-name="P50"><text:s text:c="8"/>}<text:change-end text:change-id="ct-1412145536"/></text:p>
      <text:p text:style-name="P50"/>
      <text:p text:style-name="P50"><text:s text:c="8"/>sessionRef = AppContext.getDataManager().createReference(session);<text:change-start text:change-id="ct-1412145024"/></text:p>
      <text:p text:style-name="P50"><text:s text:c="8"/>sessionName = session.getName();<text:change-end text:change-id="ct-1412145024"/></text:p>
      <text:p text:style-name="P50"><text:soft-page-break/><text:s text:c="4"/>}</text:p>
      <text:p text:style-name="P50"/>
      <text:p text:style-name="P50"><text:s text:c="4"/>/**</text:p>
      <text:p text:style-name="P50"><text:s text:c="5"/>* Returns the session for this listener.</text:p>
      <text:p text:style-name="P50"><text:s text:c="5"/>* </text:p>
      <text:p text:style-name="P50"><text:s text:c="5"/>* @return the session for this listener</text:p>
      <text:p text:style-name="P50"><text:s text:c="5"/>*/</text:p>
      <text:p text:style-name="P50"><text:s text:c="4"/>protected ClientSession getSession() {</text:p>
      <text:p text:style-name="P50"><text:s text:c="8"/>// We created the ref with a non-null session, so no need to check it.</text:p>
      <text:p text:style-name="P50"><text:s text:c="8"/>return sessionRef.get();</text:p>
      <text:p text:style-name="P50"><text:s text:c="4"/>}</text:p>
      <text:p text:style-name="P50"/>
      <text:p text:style-name="P50"><text:s text:c="4"/>/**</text:p>
      <text:p text:style-name="P50"><text:s text:c="5"/>* {@inheritDoc}</text:p>
      <text:p text:style-name="P50"><text:s text:c="5"/>* &lt;p&gt;</text:p>
      <text:p text:style-name="P50"><text:s text:c="5"/>* Logs when data arrives from the client.</text:p>
      <text:p text:style-name="P50"><text:s text:c="5"/>*/</text:p>
      <text:p text:style-name="P50"><text:s text:c="4"/>public void receivedMessage(ByteBuffer message) {</text:p>
      <text:p text:style-name="P50"><text:s text:c="8"/>logger.log(Level.INFO, "Message from {0}", <text:change text:change-id="ct-1411663592"/><text:change-start text:change-id="ct-1411663496"/>sessionName<text:change-end text:change-id="ct-1411663496"/>);</text:p>
      <text:p text:style-name="P50"><text:s text:c="4"/>}</text:p>
      <text:p text:style-name="P50"/>
      <text:p text:style-name="P50"><text:s text:c="4"/>/**</text:p>
      <text:p text:style-name="P50"><text:s text:c="5"/>* {@inheritDoc}</text:p>
      <text:p text:style-name="P50"><text:s text:c="5"/>* &lt;p&gt;</text:p>
      <text:p text:style-name="P50"><text:s text:c="5"/>* Logs when the client disconnects.</text:p>
      <text:p text:style-name="P50"><text:s text:c="5"/>*/</text:p>
      <text:p text:style-name="P50"><text:s text:c="4"/>public void disconnected(boolean graceful) {</text:p>
      <text:p text:style-name="P50"><text:s text:c="8"/>String grace = graceful ? "graceful" : "forced";</text:p>
      <text:p text:style-name="P50"><text:s text:c="8"/>logger.log(Level.INFO,</text:p>
      <text:p text:style-name="P50"><text:s text:c="19"/>"User {0} has logged out {1}",</text:p>
      <text:p text:style-name="P50"><text:s text:c="19"/>new Object[] { <text:change text:change-id="ct-1411662584"/><text:change-start text:change-id="ct-1411662360"/>sessionName<text:change-end text:change-id="ct-1411662360"/>, grace }</text:p>
      <text:p text:style-name="P50"><text:s text:c="8"/>);</text:p>
      <text:p text:style-name="P50"><text:s text:c="4"/>}</text:p>
      <text:p text:style-name="P50">}<text:line-break/></text:p>
      <text:p text:style-name="Code"/>
      <text:p text:style-name="Text_20_body"><text:span text:style-name="T12">HelloUserSessionListener</text:span> is a glue object that listens for either data from the user or the disconnect of the user; it allows our server code to respond to these events. So far, all we do is log some information, but in a complete PDS application, these would both be important events to which we would want to respond.</text:p>
      <text:p text:style-name="Text_20_body">There are two kinds of communication in the PDS:</text:p>
      <text:list text:style-name="L24">
        <text:list-item>
          <text:p text:style-name="P152">Direct Communication </text:p>
        </text:list-item>
        <text:list-item>
          <text:p text:style-name="P152">Channel Communication <text:s/></text:p>
        </text:list-item>
      </text:list>
      <text:p text:style-name="Text_20_body"><text:span text:style-name="T1">Direct Communication</text:span> is built into the core of the system and provides a pipe for the flow of data between a single user client and its PDS application. <text:s/></text:p>
      <text:p text:style-name="Text_20_body"><text:span text:style-name="T1">Channel Communication</text:span> is provided by a standard manager, the Channel Manager, and provides for publish/subscribe group communications. While there is nothing in the Channel Manager's functionality that could not be implemented on top of the Direct Communication mechanisms, putting the channel functionality in a manager allows for a much more efficient implementation.</text:p>
      <text:p text:style-name="Text_20_body">The <text:span text:style-name="T12">HelloEcho </text:span>PDS application echoes back to the user anything the user sends to the application. Besides the name, there is only one line difference in <text:span text:style-name="T12">HelloEchoSessionListener</text:span> from <text:span text:style-name="T12">HelloUserSessionListener</text:span>: the addition of a <text:span text:style-name="T12">session.send</text:span> call.</text:p>
      <text:h text:style-name="Heading_20_3" text:outline-level="3">HelloEchoSessionListener</text:h>
      <text:p text:style-name="P51"><text:change text:change-id="ct-1411658824"/><text:change-start text:change-id="ct-1411658680"/>/*</text:p>
      <text:p text:style-name="P51"><text:change-end text:change-id="ct-1411658680"/><text:s/>* Copyright 2007-200<text:change text:change-id="ct-1411658584"/><text:change-start text:change-id="ct-1411658256"/>9<text:change-end text:change-id="ct-1411658256"/> Sun Microsystems, Inc.</text:p>
      <text:p text:style-name="P51"><text:soft-page-break/><text:s/>*</text:p>
      <text:p text:style-name="P51"><text:s/>* This file is part of Project Darkstar Server.</text:p>
      <text:p text:style-name="P51"><text:s/>*</text:p>
      <text:p text:style-name="P51"><text:s/>* Project Darkstar Server is free software: you can redistribute it</text:p>
      <text:p text:style-name="P51"><text:s/>* and/or modify it under the terms of the GNU General Public License</text:p>
      <text:p text:style-name="P51"><text:s/>* version 2 as published by the Free Software Foundation and</text:p>
      <text:p text:style-name="P51"><text:s/>* distributed hereunder to you.</text:p>
      <text:p text:style-name="P51"><text:s/>*</text:p>
      <text:p text:style-name="P51"><text:s/>* Project Darkstar Server is distributed in the hope that it will be useful,</text:p>
      <text:p text:style-name="P51"><text:s/>* but WITHOUT ANY WARRANTY; without even the implied warranty of</text:p>
      <text:p text:style-name="P51"><text:s/>* MERCHANTABILITY or FITNESS FOR A PARTICULAR PURPOSE. <text:s/>See the</text:p>
      <text:p text:style-name="P51"><text:s/>* GNU General Public License for more details.</text:p>
      <text:p text:style-name="P51"><text:s/>*</text:p>
      <text:p text:style-name="P51"><text:s/>* You should have received a copy of the GNU General Public License</text:p>
      <text:p text:style-name="P51"><text:s/>* along with this program. <text:s/>If not, see &lt;http://www.gnu.org/licenses/&gt;.</text:p>
      <text:p text:style-name="P51"><text:s/>*/</text:p>
      <text:p text:style-name="P51"/>
      <text:p text:style-name="P51">package com.sun.sgs.tutorial.server.lesson5;</text:p>
      <text:p text:style-name="P51"/>
      <text:p text:style-name="P51">import java.io.Serializable;</text:p>
      <text:p text:style-name="P51">import java.nio.ByteBuffer;</text:p>
      <text:p text:style-name="P51">import java.util.logging.Level;</text:p>
      <text:p text:style-name="P51">import java.util.logging.Logger;</text:p>
      <text:p text:style-name="P51"/>
      <text:p text:style-name="P51">import com.sun.sgs.app.AppContext;</text:p>
      <text:p text:style-name="P51">import com.sun.sgs.app.ClientSession;</text:p>
      <text:p text:style-name="P51">import com.sun.sgs.app.ClientSessionListener;</text:p>
      <text:p text:style-name="P51">import com.sun.sgs.app.ManagedReference;</text:p>
      <text:p text:style-name="P51"/>
      <text:p text:style-name="P51">/**</text:p>
      <text:p text:style-name="P51"><text:s/>* Simple example {@link ClientSessionListener} for the Project Darkstar</text:p>
      <text:p text:style-name="P51"><text:s/>* Server.</text:p>
      <text:p text:style-name="P51"><text:s/>* &lt;p&gt;</text:p>
      <text:p text:style-name="P51"><text:s/>* Logs each time a session receives data or logs out, and echoes</text:p>
      <text:p text:style-name="P51"><text:s/>* any data received back to the sender.</text:p>
      <text:p text:style-name="P51"><text:s/>*/</text:p>
      <text:p text:style-name="P51">class HelloEchoSessionListener</text:p>
      <text:p text:style-name="P51"><text:s text:c="4"/>implements Serializable, ClientSessionListener</text:p>
      <text:p text:style-name="P51">{</text:p>
      <text:p text:style-name="P51"><text:s text:c="4"/>/** The version of the serialized form of this class. */</text:p>
      <text:p text:style-name="P51"><text:s text:c="4"/>private static final long serialVersionUID = 1L;</text:p>
      <text:p text:style-name="P51"/>
      <text:p text:style-name="P51"><text:s text:c="4"/>/** The {@link Logger} for this class. */</text:p>
      <text:p text:style-name="P51"><text:s text:c="4"/>private static final Logger logger =</text:p>
      <text:p text:style-name="P51"><text:s text:c="8"/>Logger.getLogger(HelloEchoSessionListener.class.getName());</text:p>
      <text:p text:style-name="P51"/>
      <text:p text:style-name="P51"><text:s text:c="4"/>/** The session this {@code ClientSessionListener} is listening to. */</text:p>
      <text:p text:style-name="P51"><text:s text:c="4"/>private final ManagedReference&lt;ClientSession&gt; sessionRef;<text:change-start text:change-id="ct-1411649968"/></text:p>
      <text:p text:style-name="P51"/>
      <text:p text:style-name="P51"><text:s text:c="4"/>/** The name of the {@code ClientSession} for this listener. */</text:p>
      <text:p text:style-name="P51"><text:s text:c="4"/>private final String sessionName;<text:change-end text:change-id="ct-1411649968"/></text:p>
      <text:p text:style-name="P51"/>
      <text:p text:style-name="P51"><text:s text:c="4"/>/**</text:p>
      <text:p text:style-name="P51"><text:s text:c="5"/>* Creates a new {@code HelloEchoSessionListener} for the given session.</text:p>
      <text:p text:style-name="P51"><text:s text:c="5"/>*</text:p>
      <text:p text:style-name="P51"><text:s text:c="5"/>* @param session the session this listener is associated with</text:p>
      <text:p text:style-name="P51"><text:s text:c="5"/>*/</text:p>
      <text:p text:style-name="P51"><text:s text:c="4"/>public HelloEchoSessionListener(ClientSession session) {</text:p>
      <text:p text:style-name="P51"><text:s text:c="8"/>if (session == null)<text:change-start text:change-id="ct-1411648544"/> {<text:change-end text:change-id="ct-1411648544"/></text:p>
      <text:p text:style-name="P51"><text:s text:c="12"/>throw new NullPointerException("null session");<text:change-start text:change-id="ct-1411648320"/></text:p>
      <text:p text:style-name="P51"><text:s text:c="8"/>}<text:change-end text:change-id="ct-1411648320"/></text:p>
      <text:p text:style-name="P51"/>
      <text:p text:style-name="P51"><text:s text:c="8"/>sessionRef = AppContext.getDataManager().createReference(session);<text:change-start text:change-id="ct-1411647624"/></text:p>
      <text:p text:style-name="P51"><text:soft-page-break/><text:s text:c="8"/>sessionName = session.getName();<text:change-end text:change-id="ct-1411647624"/></text:p>
      <text:p text:style-name="P51"><text:s text:c="4"/>}</text:p>
      <text:p text:style-name="P51"/>
      <text:p text:style-name="P51"><text:s text:c="4"/>/**</text:p>
      <text:p text:style-name="P51"><text:s text:c="5"/>* Returns the session for this listener.</text:p>
      <text:p text:style-name="P51"><text:s text:c="5"/>* </text:p>
      <text:p text:style-name="P51"><text:s text:c="5"/>* @return the session for this listener</text:p>
      <text:p text:style-name="P51"><text:s text:c="5"/>*/</text:p>
      <text:p text:style-name="P51"><text:s text:c="4"/>protected ClientSession getSession() {</text:p>
      <text:p text:style-name="P51"><text:s text:c="8"/>// We created the ref with a non-null session, so no need to check it.</text:p>
      <text:p text:style-name="P51"><text:s text:c="8"/>return sessionRef.get();</text:p>
      <text:p text:style-name="P51"><text:s text:c="4"/>}</text:p>
      <text:p text:style-name="P51"/>
      <text:p text:style-name="P51"><text:s text:c="4"/>/**</text:p>
      <text:p text:style-name="P51"><text:s text:c="5"/>* {@inheritDoc}</text:p>
      <text:p text:style-name="P51"><text:s text:c="5"/>* &lt;p&gt;</text:p>
      <text:p text:style-name="P51"><text:s text:c="5"/>* Logs when data arrives from the client, and echoes the message back.</text:p>
      <text:p text:style-name="P51"><text:s text:c="5"/>*/</text:p>
      <text:p text:style-name="P51"><text:s text:c="4"/>public void receivedMessage(ByteBuffer message) {</text:p>
      <text:p text:style-name="P51"><text:s text:c="8"/>ClientSession session = getSession();</text:p>
      <text:p text:style-name="P51"/>
      <text:p text:style-name="P51"><text:s text:c="8"/>logger.log(Level.INFO, "Message from {0}", <text:change text:change-id="ct-1411646416"/><text:change-start text:change-id="ct-1411646224"/>session<text:change-end text:change-id="ct-1411646224"/>Name<text:change text:change-id="ct-1411646128"/>);</text:p>
      <text:p text:style-name="P51"/>
      <text:p text:style-name="P51"><text:s text:c="8"/>// Echo message back to sender</text:p>
      <text:p text:style-name="P51"><text:s text:c="8"/>session.send(message);</text:p>
      <text:p text:style-name="P51"><text:s text:c="4"/>}</text:p>
      <text:p text:style-name="P51"/>
      <text:p text:style-name="P51"><text:s text:c="4"/>/**</text:p>
      <text:p text:style-name="P51"><text:s text:c="5"/>* {@inheritDoc}</text:p>
      <text:p text:style-name="P51"><text:s text:c="5"/>* &lt;p&gt;</text:p>
      <text:p text:style-name="P51"><text:s text:c="5"/>* Logs when the client disconnects.</text:p>
      <text:p text:style-name="P51"><text:s text:c="5"/>*/</text:p>
      <text:p text:style-name="P51"><text:s text:c="4"/>public void disconnected(boolean graceful) {</text:p>
      <text:p text:style-name="P51"><text:s text:c="8"/><text:change text:change-id="ct-1411645824"/>String grace = graceful ? "graceful" : "forced";</text:p>
      <text:p text:style-name="P51"/>
      <text:p text:style-name="P51"><text:s text:c="8"/>logger.log(Level.INFO,</text:p>
      <text:p text:style-name="P51"><text:s text:c="19"/>"User {0} has logged out {1}",</text:p>
      <text:p text:style-name="P51"><text:s text:c="19"/>new Object[] { <text:change text:change-id="ct-1411645280"/><text:change-start text:change-id="ct-1411645088"/>sessionName<text:change-end text:change-id="ct-1411645088"/>, grace }</text:p>
      <text:p text:style-name="P51"><text:s text:c="8"/>);</text:p>
      <text:p text:style-name="P51"><text:s text:c="4"/>}</text:p>
      <text:p text:style-name="P51">}<text:line-break/></text:p>
      <text:h text:style-name="Heading_20_2" text:outline-level="2">Running the Examples</text:h>
      <text:p text:style-name="Text_20_body">To try all the examples in this part of the server tutorial, you need a simple client capable of logging in, as well as direct client/server communication. You can find this client as part of Lesson 1 of the <text:span text:style-name="T1">Project Darkstar <text:s/>Client Tutorial</text:span> (<text:span text:style-name="T12">com.sun.sgs.tutorial.client.lesson1.HelloUserClient </text:span><text:span text:style-name="T2">in the </text:span><text:span text:style-name="T12">tutorial-client.jar</text:span><text:span text:style-name="T2"> file</text:span>).</text:p>
      <text:h text:style-name="P54" text:outline-level="1">Lesson 6: Hello Channels!</text:h>
      <text:p text:style-name="Text_20_body">The previous lessons have introduced the Task Manager and Data Manager. The final standard manager is the <text:span text:style-name="T1">Channel Manager</text:span>. The core of the PDS provides us with basic client/server communications. For simple games, this may be enough. However, for games that organize players into groups, either to isolate game sessions (such as in many casual and fast action games), or to tame the n-squared user-to-user communications scaling issues inherent in massive numbers of simultaneous players, something with lower overhead and more control is required. <text:s/></text:p>
      <text:p text:style-name="Text_20_body">The Channel Manager provides publish/subscribe channels. The server application can create these channels and then assign users to one or more of them. Communication between users in a channel does not involve the Task or Data Manager. </text:p>
      <text:h text:style-name="Heading_20_2" text:outline-level="2">Coding HelloChannels</text:h>
      <text:p text:style-name="Text_20_body">The <text:span text:style-name="T12">HelloChannels</text:span> Managed Object <text:s/>is similar to our previous <text:span text:style-name="T12">AppListener </text:span>implementations with the addition that it opens two reliable channels, <text:span text:style-name="T12">Foo</text:span> and <text:span text:style-name="T12">Bar</text:span>.</text:p>
      <text:h text:style-name="Heading_20_3" text:outline-level="3">HelloChannels</text:h>
      <text:p text:style-name="P50"><text:change text:change-id="ct-1411643360"/><text:change-start text:change-id="ct-1411644872"/>/*</text:p>
      <text:p text:style-name="P50"><text:change-end text:change-id="ct-1411644872"/><text:s/>* Copyright 2007-200<text:change text:change-id="ct-1411641864"/><text:change-start text:change-id="ct-1412354840"/>9<text:change-end text:change-id="ct-1412354840"/> Sun Microsystems, Inc.</text:p>
      <text:p text:style-name="P50"><text:s/>*</text:p>
      <text:p text:style-name="P50"><text:s/>* This file is part of Project Darkstar Server.</text:p>
      <text:p text:style-name="P50"><text:s/>*</text:p>
      <text:p text:style-name="P50"><text:s/>* Project Darkstar Server is free software: you can redistribute it</text:p>
      <text:p text:style-name="P50"><text:s/>* and/or modify it under the terms of the GNU General Public License</text:p>
      <text:p text:style-name="P50"><text:s/>* version 2 as published by the Free Software Foundation and</text:p>
      <text:p text:style-name="P50"><text:s/>* distributed hereunder to you.</text:p>
      <text:p text:style-name="P50"><text:s/>*</text:p>
      <text:p text:style-name="P50"><text:s/>* Project Darkstar Server is distributed in the hope that it will be useful,</text:p>
      <text:p text:style-name="P50"><text:s/>* but WITHOUT ANY WARRANTY; without even the implied warranty of</text:p>
      <text:p text:style-name="P50"><text:s/>* MERCHANTABILITY or FITNESS FOR A PARTICULAR PURPOSE. <text:s/>See the</text:p>
      <text:p text:style-name="P50"><text:s/>* GNU General Public License for more details.</text:p>
      <text:p text:style-name="P50"><text:s/>*</text:p>
      <text:p text:style-name="P50"><text:s/>* You should have received a copy of the GNU General Public License</text:p>
      <text:p text:style-name="P50"><text:s/>* along with this program. <text:s/>If not, see &lt;http://www.gnu.org/licenses/&gt;.</text:p>
      <text:p text:style-name="P50"><text:s/>*/</text:p>
      <text:p text:style-name="P50"/>
      <text:p text:style-name="P50">package com.sun.sgs.tutorial.server.lesson6;</text:p>
      <text:p text:style-name="P50"/>
      <text:p text:style-name="P50">import java.io.Serializable;</text:p>
      <text:p text:style-name="P50">import java.util.Properties;</text:p>
      <text:p text:style-name="P50">import java.util.logging.Level;</text:p>
      <text:p text:style-name="P50">import java.util.logging.Logger;</text:p>
      <text:p text:style-name="P50"/>
      <text:p text:style-name="P50">import com.sun.sgs.app.AppContext;</text:p>
      <text:p text:style-name="P50">import com.sun.sgs.app.AppListener;</text:p>
      <text:p text:style-name="P50">import com.sun.sgs.app.Channel;</text:p>
      <text:p text:style-name="P50">import com.sun.sgs.app.ChannelManager;</text:p>
      <text:p text:style-name="P50">import com.sun.sgs.app.ClientSession;</text:p>
      <text:p text:style-name="P50">import com.sun.sgs.app.ClientSessionListener;</text:p>
      <text:p text:style-name="P50">import com.sun.sgs.app.Delivery;</text:p>
      <text:p text:style-name="P50">import com.sun.sgs.app.ManagedReference;</text:p>
      <text:p text:style-name="P50"/>
      <text:p text:style-name="P50">/**</text:p>
      <text:p text:style-name="P50"><text:s/>* Simple example of channel operations in the Project Darkstar Server.</text:p>
      <text:p text:style-name="P50"><text:soft-page-break/><text:s/>* &lt;p&gt;</text:p>
      <text:p text:style-name="P50"><text:s/>* Extends the {@code HelloEcho} example by joining clients to two</text:p>
      <text:p text:style-name="P50"><text:s/>* channels.</text:p>
      <text:p text:style-name="P50"><text:s/>*/</text:p>
      <text:p text:style-name="P50">public class HelloChannels</text:p>
      <text:p text:style-name="P50"><text:s text:c="4"/>implements Serializable, AppListener</text:p>
      <text:p text:style-name="P50">{</text:p>
      <text:p text:style-name="P50"><text:s text:c="4"/>/** The version of the serialized form of this class. */</text:p>
      <text:p text:style-name="P50"><text:s text:c="4"/>private static final long serialVersionUID = 1L;</text:p>
      <text:p text:style-name="P50"/>
      <text:p text:style-name="P50"><text:s text:c="4"/>/** The {@link Logger} for this class. */</text:p>
      <text:p text:style-name="P50"><text:s text:c="4"/>private static final Logger logger =</text:p>
      <text:p text:style-name="P50"><text:s text:c="8"/>Logger.getLogger(HelloChannels.class.getName());</text:p>
      <text:p text:style-name="P50"/>
      <text:p text:style-name="P50"><text:s text:c="4"/>/* The name of the first channel {@value #CHANNEL_1_NAME} */</text:p>
      <text:p text:style-name="P50"><text:s text:c="4"/>static final String CHANNEL_1_NAME = "Foo";</text:p>
      <text:p text:style-name="P50"><text:s text:c="4"/>/* The name of the second channel {@value #CHANNEL_2_NAME} */</text:p>
      <text:p text:style-name="P50"><text:s text:c="4"/>static final String CHANNEL_2_NAME = "Bar";</text:p>
      <text:p text:style-name="P50"><text:s text:c="4"/></text:p>
      <text:p text:style-name="P50"><text:s text:c="4"/>/** </text:p>
      <text:p text:style-name="P50"><text:s text:c="5"/>* The first {@link Channel}. <text:s/>The second channel is looked up</text:p>
      <text:p text:style-name="P50"><text:s text:c="5"/>* by name.</text:p>
      <text:p text:style-name="P50"><text:s text:c="5"/>*/</text:p>
      <text:p text:style-name="P50"><text:s text:c="4"/>private ManagedReference&lt;Channel&gt; channel1 = null;</text:p>
      <text:p text:style-name="P50"/>
      <text:p text:style-name="P50"><text:s text:c="4"/>/**</text:p>
      <text:p text:style-name="P50"><text:s text:c="5"/>* {@inheritDoc}</text:p>
      <text:p text:style-name="P50"><text:s text:c="5"/>* &lt;p&gt;</text:p>
      <text:p text:style-name="P50"><text:s text:c="5"/>* Creates the channels. <text:s/>Channels persist across server restarts,</text:p>
      <text:p text:style-name="P50"><text:s text:c="5"/>* so they only need to be created here in {@code initialize}.</text:p>
      <text:p text:style-name="P50"><text:s text:c="5"/>*/</text:p>
      <text:p text:style-name="P50"><text:s text:c="4"/>public void initialize(Properties props) {</text:p>
      <text:p text:style-name="P50"><text:s text:c="8"/>ChannelManager channelMgr = AppContext.getChannelManager();</text:p>
      <text:p text:style-name="P50"><text:s text:c="8"/></text:p>
      <text:p text:style-name="P50"><text:s text:c="8"/>// Create and keep a reference to the first channel.</text:p>
      <text:p text:style-name="P50"><text:s text:c="8"/>Channel c1 = channelMgr.createChannel(CHANNEL_1_NAME, </text:p>
      <text:p text:style-name="P50"><text:s text:c="46"/>null, </text:p>
      <text:p text:style-name="P50"><text:s text:c="46"/>Delivery.RELIABLE);</text:p>
      <text:p text:style-name="P50"><text:s text:c="8"/>channel1 = AppContext.getDataManager().createReference(c1);</text:p>
      <text:p text:style-name="P50"><text:s text:c="8"/></text:p>
      <text:p text:style-name="P50"><text:s text:c="8"/>// We don't keep a reference to the second channel, to demonstrate</text:p>
      <text:p text:style-name="P50"><text:s text:c="8"/>// looking it up by name when needed. <text:s/>Also, this channel uses a</text:p>
      <text:p text:style-name="P50"><text:s text:c="8"/>// {@link ChannelListener} to filter messages.</text:p>
      <text:p text:style-name="P50"><text:s text:c="8"/>channelMgr.createChannel(CHANNEL_2_NAME, </text:p>
      <text:p text:style-name="P50"><text:s text:c="33"/>new HelloChannelsChannelListener(), </text:p>
      <text:p text:style-name="P50"><text:s text:c="33"/>Delivery.RELIABLE);</text:p>
      <text:p text:style-name="P50"><text:s text:c="4"/>}</text:p>
      <text:p text:style-name="P50"/>
      <text:p text:style-name="P50"><text:s text:c="4"/>/**</text:p>
      <text:p text:style-name="P50"><text:s text:c="5"/>* {@inheritDoc}</text:p>
      <text:p text:style-name="P50"><text:s text:c="5"/>* &lt;p&gt;</text:p>
      <text:p text:style-name="P50"><text:s text:c="5"/>* Returns a {@link HelloChannelsSessionListener} for the</text:p>
      <text:p text:style-name="P50"><text:s text:c="5"/>* logged-in session.</text:p>
      <text:p text:style-name="P50"><text:s text:c="5"/>*/</text:p>
      <text:p text:style-name="P50"><text:s text:c="4"/>public ClientSessionListener loggedIn(ClientSession session) {</text:p>
      <text:p text:style-name="P50"><text:s text:c="8"/>logger.log(Level.INFO, "User {0} has logged in", session.getName());</text:p>
      <text:p text:style-name="P50"><text:s text:c="8"/>return new HelloChannelsSessionListener(session, channel1);</text:p>
      <text:p text:style-name="P50"><text:s text:c="4"/>}</text:p>
      <text:p text:style-name="P50">}<text:line-break/></text:p>
      <text:p text:style-name="P50"/>
      <text:p text:style-name="Text_20_body"><text:soft-page-break/>The <text:span text:style-name="T12">HelloChannelsSessionListener</text:span> is identical to <text:span text:style-name="T12">HelloEchoSessionListener</text:span> except for the constructor. When we create the session listener, we also join its session to two channels. One channel is passed in, while the second is looked up by name.</text:p>
      <text:p text:style-name="Text_20_body">The <text:span text:style-name="T2">first</text:span> <text:span text:style-name="T12">channel.join</text:span> is passed null for a <text:span text:style-name="T12">ChannelListener</text:span>, so all communication on it is only received by clients. The <text:span text:style-name="T2">second</text:span> channel joined however is given a channel listener. This will be called back whenever a message from this session is posted to that channel. <text:change-start text:change-id="ct-1411627536"/>The listener can examine the message and sender and decide<text:change-end text:change-id="ct-1411627536"/><text:change-start text:change-id="ct-1411629288"/> to discard the message, send a different message to the channel, or send the original, unmodified message to the channel.<text:change-end text:change-id="ct-1411629288"/></text:p>
      <text:p text:style-name="Text_20_body">Note that, with this code, each session has it own listener for messages on <text:span text:style-name="T2">the second channel</text:span>. This is preferable to registering a single channel-wide listener, since messages from different clients can be processed in parallel. However, if your design really requires a single listener to all messages sent by any client on a channel, you would declare the listener as the second parameter to the <text:span text:style-name="T12">createChannel</text:span> call.</text:p>
      <text:h text:style-name="Heading_20_3" text:outline-level="3">HelloChannelsSessionListener</text:h>
      <text:p text:style-name="Code"><text:change text:change-id="ct-1411644992"/><text:change-start text:change-id="ct-1411631016"/>/*</text:p>
      <text:p text:style-name="Code"><text:s/>* Copyright 2007-200<text:change-end text:change-id="ct-1411631016"/><text:change text:change-id="ct-1411630776"/><text:change-start text:change-id="ct-1411628184"/>9<text:change-end text:change-id="ct-1411628184"/><text:change-start text:change-id="ct-141162136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6;</text:p>
      <text:p text:style-name="Code"/>
      <text:p text:style-name="Code">import java.io.Serializable;</text:p>
      <text:p text:style-name="Code">import java.nio.ByteBuffer;</text:p>
      <text:p text:style-name="Code">import java.util.logging.Level;</text:p>
      <text:p text:style-name="Code">import java.util.logging.Logger;</text:p>
      <text:p text:style-name="Code"/>
      <text:p text:style-name="Code">import com.sun.sgs.app.AppContext;</text:p>
      <text:p text:style-name="Code">import com.sun.sgs.app.Channel;</text:p>
      <text:p text:style-name="Code">import com.sun.sgs.app.ChannelManag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
      <text:p text:style-name="Code">/**</text:p>
      <text:p text:style-name="Code"><text:s/>* Simple example {@link ClientSessionListener} for the Project Darkstar</text:p>
      <text:p text:style-name="Code"><text:s/>* Server.</text:p>
      <text:p text:style-name="Code"><text:s/>* &lt;p&gt;</text:p>
      <text:p text:style-name="Code"><text:s/>* Logs each time a session receives data or logs out, and echoes</text:p>
      <text:p text:style-name="Code"><text:s/>* any data received back to the sender.</text:p>
      <text:p text:style-name="Code"><text:s/>*/</text:p>
      <text:p text:style-name="Code">class HelloChannelsSessionListener</text:p>
      <text:p text:style-name="Code"><text:s text:c="4"/>implements Serializable, ClientSessionListener</text:p>
      <text:p text:style-name="Code">{</text:p>
      <text:p text:style-name="Code"><text:soft-page-break/><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HelloChannelsSessionListener.class.getName());</text:p>
      <text:p text:style-name="Code"/>
      <text:p text:style-name="Code"><text:s text:c="4"/>/** The session this {@code ClientSessionListener} is listening to. */</text:p>
      <text:p text:style-name="Code"><text:s text:c="4"/>private final ManagedReference&lt;ClientSession&gt; sessionRef;<text:change-end text:change-id="ct-1411621368"/><text:change-start text:change-id="ct-1411627880"/></text:p>
      <text:p text:style-name="Code"/>
      <text:p text:style-name="Code"><text:s text:c="4"/>/** The name of the {@code ClientSession} for this listener. */</text:p>
      <text:p text:style-name="Code"><text:s text:c="4"/>private final String sessionName;<text:change-end text:change-id="ct-1411627880"/><text:change-start text:change-id="ct-1411620528"/></text:p>
      <text:p text:style-name="Code"/>
      <text:p text:style-name="Code"><text:s text:c="4"/>/**</text:p>
      <text:p text:style-name="Code"><text:s text:c="5"/>* Creates a new {@code HelloChannelsSessionListener} for the session.</text:p>
      <text:p text:style-name="Code"><text:s text:c="5"/>*</text:p>
      <text:p text:style-name="Code"><text:s text:c="5"/>* @param session the session this listener is associated with</text:p>
      <text:p text:style-name="Code"><text:s text:c="5"/>* @param channel1 a reference to a channel to join</text:p>
      <text:p text:style-name="Code"><text:s text:c="5"/>*/</text:p>
      <text:p text:style-name="Code"><text:s text:c="4"/>public HelloChannelsSessionListener(ClientSession session,</text:p>
      <text:p text:style-name="Code"><text:s text:c="40"/>ManagedReference&lt;Channel&gt; channel1)</text:p>
      <text:p text:style-name="Code"><text:s text:c="4"/>{</text:p>
      <text:p text:style-name="Code"><text:s text:c="8"/>if (session == null)<text:change-end text:change-id="ct-1411620528"/><text:change-start text:change-id="ct-1411620432"/> {<text:change-end text:change-id="ct-1411620432"/><text:change-start text:change-id="ct-1411620064"/></text:p>
      <text:p text:style-name="Code"><text:s text:c="12"/>throw new NullPointerException("null session");<text:change-end text:change-id="ct-1411620064"/><text:change-start text:change-id="ct-1411619968"/></text:p>
      <text:p text:style-name="Code"><text:s text:c="8"/>}<text:change-end text:change-id="ct-1411619968"/><text:change-start text:change-id="ct-1411619608"/></text:p>
      <text:p text:style-name="Code"/>
      <text:p text:style-name="Code"><text:s text:c="8"/>DataManager dataMgr = AppContext.getDataManager();</text:p>
      <text:p text:style-name="Code"><text:s text:c="8"/>sessionRef = dataMgr.createReference(session);<text:change-end text:change-id="ct-1411619608"/><text:change-start text:change-id="ct-1411619384"/></text:p>
      <text:p text:style-name="Code"><text:s text:c="8"/>sessionName = session.getName();<text:change-end text:change-id="ct-1411619384"/><text:change-start text:change-id="ct-1411617048"/></text:p>
      <text:p text:style-name="Code"><text:s text:c="8"/></text:p>
      <text:p text:style-name="Code"><text:s text:c="8"/>// Join the session to all channels. <text:s/>We obtain the channel</text:p>
      <text:p text:style-name="Code"><text:s text:c="8"/>// in two different ways, by reference and by name.</text:p>
      <text:p text:style-name="Code"><text:s text:c="8"/>ChannelManager channelMgr = AppContext.getChannelManager();</text:p>
      <text:p text:style-name="Code"><text:s text:c="8"/></text:p>
      <text:p text:style-name="Code"><text:s text:c="8"/>// We were passed a reference to the first channel.</text:p>
      <text:p text:style-name="Code"><text:s text:c="8"/>channel1.get().join(session);</text:p>
      <text:p text:style-name="Code"><text:s text:c="8"/></text:p>
      <text:p text:style-name="Code"><text:s text:c="8"/>// We look up the second channel by name.</text:p>
      <text:p text:style-name="Code"><text:s text:c="8"/>Channel channel2 = channelMgr.getChannel(HelloChannels.CHANNEL_2_NAME);</text:p>
      <text:p text:style-name="Code"><text:s text:c="8"/>channel2.join(session);</text:p>
      <text:p text:style-name="Code"><text:s text:c="4"/>}</text:p>
      <text:p text:style-name="Code"/>
      <text:p text:style-name="Code"><text:s text:c="4"/>/**</text:p>
      <text:p text:style-name="Code"><text:s text:c="5"/>* Returns the session for this listener.</text:p>
      <text:p text:style-name="Code"><text:s text:c="5"/>* </text:p>
      <text:p text:style-name="Code"><text:s text:c="5"/>* @return the session for this listener</text:p>
      <text:p text:style-name="Code"><text:s text:c="5"/>*/</text:p>
      <text:p text:style-name="Code"><text:s text:c="4"/>protected ClientSession getSession() {</text:p>
      <text:p text:style-name="Code"><text:s text:c="8"/>// We created the ref with a non-null session, so no need to check it.</text:p>
      <text:p text:style-name="Code"><text:s text:c="8"/>return sessionRef.get();</text:p>
      <text:p text:style-name="Code"><text:s text:c="4"/>}</text:p>
      <text:p text:style-name="Code"/>
      <text:p text:style-name="Code"><text:s text:c="4"/>/**</text:p>
      <text:p text:style-name="Code"><text:s text:c="5"/>* {@inheritDoc}</text:p>
      <text:p text:style-name="Code"><text:s text:c="5"/>* &lt;p&gt;</text:p>
      <text:p text:style-name="Code"><text:s text:c="5"/>* Logs when data arrives from the client, and echoes the message back.</text:p>
      <text:p text:style-name="Code"><text:s text:c="5"/>*/</text:p>
      <text:p text:style-name="Code"><text:s text:c="4"/>public void receivedMessage(ByteBuffer message) {</text:p>
      <text:p text:style-name="Code"><text:s text:c="8"/>ClientSession session = getSession();<text:change-end text:change-id="ct-1411617048"/><text:change text:change-id="ct-1411617544"/><text:change-start text:change-id="ct-1411616416"/></text:p>
      <text:p text:style-name="Code"/>
      <text:p text:style-name="Code"><text:s text:c="8"/>if (logger.isLoggable(Level.FINE)) {</text:p>
      <text:p text:style-name="Code"><text:s text:c="12"/>logger.log(Level.FINE, "Message from {0}", sessionName);</text:p>
      <text:p text:style-name="Code"><text:s text:c="8"/>}</text:p>
      <text:p text:style-name="Code"><text:soft-page-break/><text:s text:c="8"/>session.send(message);</text:p>
      <text:p text:style-name="Code"><text:s text:c="4"/>}</text:p>
      <text:p text:style-name="Code"><text:s text:c="4"/></text:p>
      <text:p text:style-name="Code"><text:change-end text:change-id="ct-1411616416"/><text:s text:c="4"/>/**</text:p>
      <text:p text:style-name="Code"><text:s text:c="5"/>* {@inheritDoc}</text:p>
      <text:p text:style-name="Code"><text:s text:c="5"/>* &lt;p&gt;</text:p>
      <text:p text:style-name="Code"><text:s text:c="5"/>* Logs when the client disconnects.</text:p>
      <text:p text:style-name="Code"><text:s text:c="5"/>*/</text:p>
      <text:p text:style-name="Code"><text:s text:c="4"/>public void disconnected(boolean graceful) {<text:change text:change-id="ct-1411615872"/></text:p>
      <text:p text:style-name="Code"><text:s text:c="8"/>String grace = graceful ? "graceful" : "forced";</text:p>
      <text:p text:style-name="Code"><text:s text:c="8"/>logger.log(Level.INFO,</text:p>
      <text:p text:style-name="Code"><text:s text:c="12"/>"User {0} has logged out {1}",</text:p>
      <text:p text:style-name="Code"><text:s text:c="12"/>new Object[] { <text:change text:change-id="ct-1411615088"/><text:change-start text:change-id="ct-1411614896"/>sessionName<text:change-end text:change-id="ct-1411614896"/>, grace }</text:p>
      <text:p text:style-name="Code"><text:s text:c="8"/>);</text:p>
      <text:p text:style-name="Code"><text:s text:c="4"/>}</text:p>
      <text:p text:style-name="Code">}<text:line-break/></text:p>
      <text:p text:style-name="P94"><text:s text:c="4"/></text:p>
      <text:p text:style-name="Text_20_body"><text:span text:style-name="T12">HelloChannelsChannelListener</text:span> is a simple skeletal listener that just logs what it receives.</text:p>
      <text:h text:style-name="Heading_20_3" text:outline-level="3">HelloChannelsChannelListener</text:h>
      <text:p text:style-name="P50"><text:change text:change-id="ct-1411614704"/><text:change-start text:change-id="ct-1411615456"/>/*</text:p>
      <text:p text:style-name="P50"><text:change-end text:change-id="ct-1411615456"/><text:s/>* Copyright 2007-200<text:change text:change-id="ct-1411615264"/><text:change-start text:change-id="ct-1411614216"/>9<text:change-end text:change-id="ct-1411614216"/> Sun Microsystems, Inc.</text:p>
      <text:p text:style-name="P50"><text:s/>*</text:p>
      <text:p text:style-name="P50"><text:s/>* This file is part of Project Darkstar Server.</text:p>
      <text:p text:style-name="P50"><text:s/>*</text:p>
      <text:p text:style-name="P50"><text:s/>* Project Darkstar Server is free software: you can redistribute it</text:p>
      <text:p text:style-name="P50"><text:s/>* and/or modify it under the terms of the GNU General Public License</text:p>
      <text:p text:style-name="P50"><text:s/>* version 2 as published by the Free Software Foundation and</text:p>
      <text:p text:style-name="P50"><text:s/>* distributed hereunder to you.</text:p>
      <text:p text:style-name="P50"><text:s/>*</text:p>
      <text:p text:style-name="P50"><text:s/>* Project Darkstar Server is distributed in the hope that it will be useful,</text:p>
      <text:p text:style-name="P50"><text:s/>* but WITHOUT ANY WARRANTY; without even the implied warranty of</text:p>
      <text:p text:style-name="P50"><text:s/>* MERCHANTABILITY or FITNESS FOR A PARTICULAR PURPOSE. <text:s/>See the</text:p>
      <text:p text:style-name="P50"><text:s/>* GNU General Public License for more details.</text:p>
      <text:p text:style-name="P50"><text:s/>*</text:p>
      <text:p text:style-name="P50"><text:s/>* You should have received a copy of the GNU General Public License</text:p>
      <text:p text:style-name="P50"><text:s/>* along with this program. <text:s/>If not, see &lt;http://www.gnu.org/licenses/&gt;.</text:p>
      <text:p text:style-name="P50"><text:s/>*/</text:p>
      <text:p text:style-name="P50"/>
      <text:p text:style-name="P50">package com.sun.sgs.tutorial.server.lesson6;</text:p>
      <text:p text:style-name="P50"/>
      <text:p text:style-name="P50">import java.io.Serializable;</text:p>
      <text:p text:style-name="P50">import java.util.logging.Level;</text:p>
      <text:p text:style-name="P50">import java.util.logging.Logger;</text:p>
      <text:p text:style-name="P50"/>
      <text:p text:style-name="P50">import com.sun.sgs.app.Channel;</text:p>
      <text:p text:style-name="P50">import com.sun.sgs.app.ChannelListener;</text:p>
      <text:p text:style-name="P50">import com.sun.sgs.app.ClientSession;</text:p>
      <text:p text:style-name="P50">import java.nio.ByteBuffer;</text:p>
      <text:p text:style-name="P50"/>
      <text:p text:style-name="P50">/**</text:p>
      <text:p text:style-name="P50"><text:s/>* Simple example {@link ChannelListener} for the Project Darkstar Server.</text:p>
      <text:p text:style-name="P50"><text:s/>* &lt;p&gt;</text:p>
      <text:p text:style-name="P50"><text:s/>* Logs when a channel receives data.</text:p>
      <text:p text:style-name="P50"><text:s/>*/</text:p>
      <text:p text:style-name="P50">class HelloChannelsChannelListener</text:p>
      <text:p text:style-name="P50"><text:s text:c="4"/>implements Serializable, ChannelListener</text:p>
      <text:p text:style-name="P50">{</text:p>
      <text:p text:style-name="P50"><text:s text:c="4"/>/** The version of the serialized form of this class. */</text:p>
      <text:p text:style-name="P50"><text:s text:c="4"/>private static final long serialVersionUID = 1L;</text:p>
      <text:p text:style-name="P50"><text:soft-page-break/></text:p>
      <text:p text:style-name="P50"><text:s text:c="4"/>/** The {@link Logger} for this class. */</text:p>
      <text:p text:style-name="P50"><text:s text:c="4"/>private static final Logger logger =</text:p>
      <text:p text:style-name="P50"><text:s text:c="8"/>Logger.getLogger(HelloChannelsChannelListener.class.getName());</text:p>
      <text:p text:style-name="P50"/>
      <text:p text:style-name="P50"><text:s text:c="4"/>/**</text:p>
      <text:p text:style-name="P50"><text:s text:c="5"/>* {@inheritDoc}</text:p>
      <text:p text:style-name="P50"><text:s text:c="5"/>* &lt;p&gt;</text:p>
      <text:p text:style-name="P50"><text:s text:c="5"/>* Logs when data arrives on a channel. A typical listener would </text:p>
      <text:p text:style-name="P50"><text:s text:c="5"/>* examine the message to decide whether it should be discarded, </text:p>
      <text:p text:style-name="P50"><text:s text:c="5"/>* modified, or sent unchanged.</text:p>
      <text:p text:style-name="P50"><text:s text:c="5"/>*/</text:p>
      <text:p text:style-name="P50"><text:s text:c="4"/>public void receivedMessage(Channel channel, </text:p>
      <text:p text:style-name="P50"><text:s text:c="32"/>ClientSession session, </text:p>
      <text:p text:style-name="P50"><text:s text:c="32"/>ByteBuffer message)</text:p>
      <text:p text:style-name="P50"><text:s text:c="4"/>{</text:p>
      <text:p text:style-name="P50"><text:s text:c="8"/>if (logger.isLoggable(Level.INFO)) {</text:p>
      <text:p text:style-name="P50"><text:s text:c="12"/>logger.log(Level.INFO,</text:p>
      <text:p text:style-name="P50"><text:s text:c="16"/>"Channel message from {0} on channel {1}",</text:p>
      <text:p text:style-name="P50"><text:s text:c="16"/>new Object[] { session.getName(), channel.getName() }</text:p>
      <text:p text:style-name="P50"><text:s text:c="12"/>);</text:p>
      <text:p text:style-name="P50"><text:s text:c="8"/>}</text:p>
      <text:p text:style-name="P50"><text:s text:c="8"/>channel.send(session, message);</text:p>
      <text:p text:style-name="P50"><text:s text:c="4"/>}</text:p>
      <text:p text:style-name="P50">}<text:line-break/></text:p>
      <text:h text:style-name="Heading_20_2" text:outline-level="2">Running HelloChannels</text:h>
      <text:p text:style-name="Text_20_body">To try <text:span text:style-name="T12">HelloChannels</text:span> you need a client that will connect and allow you to talk on selected channels. One is provided in Lesson 2 of the <text:span text:style-name="T1">Project Darkstar Client Tutorial</text:span> (<text:span text:style-name="T12">com.sun.sgs.tutorial.client.lesson2</text:span>.<text:span text:style-name="T12">HelloChannelClient</text:span> in <text:span text:style-name="T12">tutorial-client</text:span>.<text:span text:style-name="T12">jar</text:span>).</text:p>
      <text:h text:style-name="P169" text:outline-level="1">Conclusion</text:h>
      <text:p text:style-name="Text_20_body">At this point you know all the basics of writing PDS applications. The applications you write using the <text:change-start text:change-id="ct-1411607432"/>PDS API on a <text:change-end text:change-id="ct-1411607432"/><text:change-start text:change-id="ct-1411603952"/>single-<text:change-end text:change-id="ct-1411603952"/><text:change text:change-id="ct-1411605888"/><text:change-start text:change-id="ct-1411605792"/>node system<text:change-end text:change-id="ct-1411605792"/><text:change-start text:change-id="ct-1411608696"/> will operate unmodified in exactly the same way on a large-scale multiple-<text:change-end text:change-id="ct-1411608696"/><text:change text:change-id="ct-1411608600"/><text:change-start text:change-id="ct-1411606296"/>node<text:change-end text:change-id="ct-1411606296"/> PDS production back end. In that environment they will scale out horizontally, handle failover, and be fault-tolerant.</text:p>
      <text:p text:style-name="Text_20_body">There are, however, some best practices to follow to ensure optimal scalability for your application. Failing to follow these can seriously limit how many users your application will be able to support at once.</text:p>
      <text:h text:style-name="Heading_20_2" text:outline-level="2">Best Practices</text:h>
      <text:list text:style-name="L25">
        <text:list-item>
          <text:p text:style-name="P130">Do not design with bottleneck Managed Objects.<text:span text:style-name="T2"><text:line-break/>You can think of each Managed Object as an independent worker who can only do one task at a time. When one task is </text:span><text:span text:style-name="T30">modifying</text:span><text:span text:style-name="T2"> the state of a Managed Object, any other tasks that want to read or change its state must wait. A Managed Object may have many readers at once if no one is writing to it, but any writing turns it into a potential bottleneck. In general, a pattern of one writer and many readers is the best configuration, although it is not always possible.</text:span></text:p>
        </text:list-item>
      </text:list>
      <text:p text:style-name="P115">In the worst case, multiple lockers of the same objects will cause potential deadlock situations that are computationally more expensive to resolve and can result in processing delays (additional latency).</text:p>
      <text:list text:style-name="L25">
        <text:list-item text:start-value="1">
          <text:p text:style-name="P130">Avoid contending for object access.<text:line-break/><text:span text:style-name="T2">Although the PDS will detect and resolve contentions for write access to objects between parallel events such that your code never actually stops processing, this deadlock avoidance can significantly load the CPU and slow response time to the users. In the worst case, contention can actually prevent parallel processing, seriously impacting the scalability of your code.</text:span></text:p>
        </text:list-item>
      </text:list>
      <text:p text:style-name="P115">A classic example of a deadlock is two combatants who have to modify both their own data and that of their enemies when resolving an attack. If all the data is on a combatant Managed Object, then both combat tasks need to lock both objects, typically in the opposite order, which is a formula for deadlock. One solution is to divide the combatants' combat statistics into two groups, the ones they modify themselves and the ones modified by an attacker, and store them on separate Managed Objects. The combatant object would then retain Managed References to these objects, and only lock them as needed.</text:p>
      <text:p text:style-name="P115">Another practical solution is partial serialization of the problem. This is especially appropriate if you want the combatants attacks to be processed in a fixed order. Here you have a single “combat clock” task (generally a repeating task) that processes in sequence all the attacks from all the combatants in a given battle.</text:p>
      <text:p text:style-name="P115">Not all contention situations are this easy to spot and design around. The PDS gives you feedback at runtime as to what objects are deadlocking. Use this to tune your application.</text:p>
      <text:list text:style-name="L25">
        <text:list-item text:start-value="1">
          <text:p text:style-name="P130">Give all serializable objects a fixed serialVersionUID.<text:line-break/><text:span text:style-name="T2">The PDS uses Serialization internally. If you don't give your </text:span>Serializable<text:span text:style-name="T2"> classes a </text:span>serialVersionUID,<text:span text:style-name="T2"> then any change to their public interface could invalidate the stored copies, leading to a need to delete the entire Object Store. Giving them a fixed </text:span>serialVersionUID<text:span text:style-name="T2"> will allow you to make “compatible changes” without invalidating your existing store. (For what constitutes a compatible change, please see the JDK</text:span><text:span text:style-name="T16">™</text:span><text:span text:style-name="T2"> documents on Serialization.)</text:span></text:p>
        </text:list-item>
        <text:list-item>
          <text:p text:style-name="P130">Avoid inner classes in Serializable objects.<text:line-break/><text:span text:style-name="T2">Serialization of objects whose classes contain non-static inner classes gets complicated. It is best to avoid inner classes, including anonymous inner classes. <text:s/>If you must use them, the safest thing is to declare them as static inner classes.</text:span><text:span text:style-name="T2"><text:note text:id="ftn12" text:note-class="footnote"><text:note-citation>12</text:note-citation><text:note-body><text:p text:style-name="Footnote">In terms of code generated, a static inner class is no different from an outer class, except that it's classname exists in the name-space of its outer class.</text:p></text:note-body></text:note></text:span></text:p>
        </text:list-item>
      </text:list>
      <text:list text:style-name="L26">
        <text:list-item>
          <text:p text:style-name="P164"><text:soft-page-break/><text:span text:style-name="T12">Do not create non-final static fields on Managed Objects</text:span>. <text:s/><text:line-break/>The most important reason for this is that static fields exist only within the scope of a single VM, and a PDS back end floats Managed Objects between many different VMs.</text:p>
        </text:list-item>
        <text:list-item>
          <text:p text:style-name="P165"><text:span text:style-name="T12">Do not use the synchronized keyword in Managed Objects. <text:line-break/></text:span>First, this is unnecessary in a PDS application. Synchronization is used to prevent contention over data between multiple parallel threads of control. The PDS programming model handles this transparently for you. Second, it won't work, since synchronization is relative to a single VM and a full PDS back-end operates over many VM instances simultaneously. Finally, it causes interactions between tasks that can defeat the system's deadlock-proofing feature and actually cause your code to lock up. </text:p>
        </text:list-item>
      </text:list>
      <text:p text:style-name="P96">Any task that locks up for too long will be forced by the PDS to yield its control of Managed Objects back to the system, but this is a last-ditch safety feature and will result in significant delays in code execution.</text:p>
      <text:list text:style-name="L26">
        <text:list-item text:start-value="1">
          <text:p text:style-name="P138"><text:span text:style-name="T12">Do</text:span> <text:span text:style-name="T12">not make blocking I/O calls or stay in a loop for a long period</text:span>. <text:s/><text:line-break/>The system contains the assumption that tasks are short-lived. If a task lives too long, it will be forcibly terminated by the back end. The right way to do blocking I/O and the like is to create an extension manager, do the blocking calls in it, and submit a task to the Task Manager to handle the results when done.<text:change text:change-id="ct-1411575032"/><text:change text:change-id="ct-1411575128"/></text:p>
        </text:list-item>
        <text:list-item>
          <text:p text:style-name="P138"><text:span text:style-name="T12">Do not catch java.lang.Exception.</text:span> <text:line-break/>Instead, catch the explicit exceptions you are expecting. The PDS also uses exceptions to communicate exceptional states to the execution environment. Although the system does its best to do the right thing even if you hide these exceptions from it, it will operate more efficiently if you don't.</text:p>
        </text:list-item>
        <text:list-item>
          <text:p text:style-name="P138"><text:span text:style-name="T12">Do not</text:span> <text:span text:style-name="T12">carry a non-transient Java reference on a Managed Object to another Managed Object</text:span>. <text:line-break/>Instead, use a Managed Reference. Any object that is referred to by a Java reference chain that starts at the Managed Object is assumed to be part of the private state of that particular Managed Object. <text:span text:style-name="T43">This means that, while you may set two Java references on two different Managed Objects to the same Java object during a task, they will each end up with their own copy of that object at the termination of the task.</text:span></text:p>
        </text:list-item>
        <text:list-item>
          <text:p text:style-name="P138"><text:span text:style-name="T31">Never try to save a Manager Instance on a non-transient field of a Managed Object</text:span><text:span text:style-name="T21">. <text:line-break/>This is because Manager References are only valid for the life of the task that fetched them. Manager instances are </text:span><text:span text:style-name="T20">not</text:span><text:span text:style-name="T21"> serializable objects. Any attempt to save a reference to one in your Managed Object will cause the Data Manager to throw a non-retriable exception and the entire task to be abandoned.</text:span></text:p>
        </text:list-item>
        <text:list-item>
          <text:p text:style-name="P126">Carefully manage the life cycle of your Managed Objects.<text:line-break/><text:span text:style-name="T2">Remember that the Object Store does no garbage collection for you. Managed Objects are “real objects” in the simulation sense. They don't exist until explicitly created, exist in one and only one state at any given time, and persist until explicitly destroyed. These are very good properties from a simulation programming stance, but if you go wild creating Managed Objects and don't destroy them when they are no longer useful, you can load down the Object Store with garbage and potentially impact performance.</text:span></text:p>
          <text:p text:style-name="P124">Be aware that any PDS API call that accepts a Managed Object may create a Managed Reference to that object. If this is the first time the Data Manager has been made aware of the Managed Object, this will result in the Managed Object being added to the Object Store. It is still the developer's responsibility to remove the Managed Object from the Object Store when it is no longer in use. For this reason, it is best to avoid passing Managed Objects that your application is not explicitly managing into the PDS APIs.</text:p>
          <text:p text:style-name="P138"/>
        </text:list-item>
      </text:list>
      <text:h text:style-name="Heading_20_2" text:outline-level="2"><text:soft-page-break/>Things Not Covered in This Tutorial</text:h>
      <text:p text:style-name="Text_20_body">This tutorial is intended to introduce you to the fundamentals of coding a PDS application. Although we present all basic uses of the standard managers, these managers have additional functions and capabilities not covered here. Please see the Javadoc for those other functions.</text:p>
      <text:p text:style-name="Text_20_body">As discussed, the list of managers in a given PDS back end is extensible. This tutorial does not cover writing or using plug-in managers.<text:change text:change-id="ct-1411561544"/></text:p>
      <text:p text:style-name="Text_20_body">Although we use PDS client programs in Lessons 5 and 6, this tutorial does not explain how those are written. <text:s/>For those explanations, please see the <text:span text:style-name="T1">Project Darkstar Client Tutorial.</text:span></text:p>
      <text:p text:style-name="Text_20_body">Finally, for the sake of clarity, this tutorial shows very simple examples. For more complex patterns of PDS usage, please see the community examples at www.projectdarkstar.com.<text:change text:change-id="ct-1411570040"/></text:p>
      <text:h text:style-name="P169" text:outline-level="1">Appendix A: SwordWorld Example Code</text:h>
      <text:p text:style-name="Text_20_body"/>
      <text:h text:style-name="Heading_20_3" text:outline-level="3">Sword World</text:h>
      <text:p text:style-name="Code"><text:change text:change-id="ct-1411574312"/><text:change-start text:change-id="ct-1411565792"/>/*</text:p>
      <text:p text:style-name="Code"><text:change-end text:change-id="ct-1411565792"/><text:s/>* Copyright 2007-200<text:change text:change-id="ct-1411572904"/><text:change-start text:change-id="ct-1411565672"/>9<text:change-end text:change-id="ct-1411565672"/>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Serializable;</text:p>
      <text:p text:style-name="Code">import java.util.Properties;</text:p>
      <text:p text:style-name="Code">import java.util.logging.Level;</text:p>
      <text:p text:style-name="Code">import java.util.logging.Logger;</text:p>
      <text:p text:style-name="Code"/>
      <text:p text:style-name="Code">import com.sun.sgs.app.AppContext;</text:p>
      <text:p text:style-name="Code">import com.sun.sgs.app.AppListen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
      <text:p text:style-name="Code">/**</text:p>
      <text:p text:style-name="Code"><text:s/>* A tiny sample MUD application for the Project Darkstar Server.</text:p>
      <text:p text:style-name="Code"><text:s/>* &lt;p&gt;</text:p>
      <text:p text:style-name="Code"><text:s/>* There is a Room. <text:s/>In the Room there is a Sword...</text:p>
      <text:p text:style-name="Code"><text:s/>*/</text:p>
      <text:p text:style-name="Code">public class SwordWorld</text:p>
      <text:p text:style-name="Code"><text:s text:c="4"/>implements Serializable, App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SwordWorld.class.getName());</text:p>
      <text:p text:style-name="Code"/>
      <text:p text:style-name="Code"><text:s text:c="4"/>/** A reference to the one-and-only {@linkplain SwordWorldRoom room}. */</text:p>
      <text:p text:style-name="Code"><text:s text:c="4"/>private ManagedReference&lt;SwordWorldRoom&gt; roomRef = null;</text:p>
      <text:p text:style-name="Code"/>
      <text:p text:style-name="Code"><text:s text:c="4"/>/**</text:p>
      <text:p text:style-name="Code"><text:s text:c="5"/>* {@inheritDoc}</text:p>
      <text:p text:style-name="Code"><text:s text:c="5"/>* &lt;p&gt;</text:p>
      <text:p text:style-name="Code"><text:soft-page-break/><text:s text:c="5"/>* Creates the world within the MUD.</text:p>
      <text:p text:style-name="Code"><text:s text:c="5"/>*/</text:p>
      <text:p text:style-name="Code"><text:s text:c="4"/>public void initialize(Properties props) {</text:p>
      <text:p text:style-name="Code"><text:s text:c="8"/>logger.info("Initializing SwordWorld");</text:p>
      <text:p text:style-name="Code"/>
      <text:p text:style-name="Code"><text:s text:c="8"/>// Create the Room</text:p>
      <text:p text:style-name="Code"><text:s text:c="8"/>SwordWorldRoom room =</text:p>
      <text:p text:style-name="Code"><text:s text:c="12"/>new SwordWorldRoom("Plain Room", "a nondescript room");</text:p>
      <text:p text:style-name="Code"/>
      <text:p text:style-name="Code"><text:s text:c="8"/>// Create the Sword</text:p>
      <text:p text:style-name="Code"><text:s text:c="8"/>SwordWorldObject sword =</text:p>
      <text:p text:style-name="Code"><text:s text:c="12"/>new SwordWorldObject("Shiny Sword", "a shiny sword.");</text:p>
      <text:p text:style-name="Code"/>
      <text:p text:style-name="Code"><text:s text:c="8"/>// Put the Sword to the Room</text:p>
      <text:p text:style-name="Code"><text:s text:c="8"/>room.addItem(sword);</text:p>
      <text:p text:style-name="Code"/>
      <text:p text:style-name="Code"><text:s text:c="8"/>// Keep a reference to the Room</text:p>
      <text:p text:style-name="Code"><text:s text:c="8"/>setRoom(room);</text:p>
      <text:p text:style-name="Code"/>
      <text:p text:style-name="Code"><text:s text:c="8"/>logger.info("SwordWorld Initialized");</text:p>
      <text:p text:style-name="Code"><text:s text:c="4"/>}</text:p>
      <text:p text:style-name="Code"/>
      <text:p text:style-name="Code"><text:s text:c="4"/>/**</text:p>
      <text:p text:style-name="Code"><text:s text:c="5"/>* Gets the SwordWorld's One True Room.</text:p>
      <text:p text:style-name="Code"><text:s text:c="5"/>* &lt;p&gt;</text:p>
      <text:p text:style-name="Code"><text:s text:c="5"/>* @return the room for this {@code SwordWorld}</text:p>
      <text:p text:style-name="Code"><text:s text:c="5"/>*/</text:p>
      <text:p text:style-name="Code"><text:s text:c="4"/>public SwordWorldRoom getRoom() {</text:p>
      <text:p text:style-name="Code"><text:s text:c="8"/>if (roomRef == null)</text:p>
      <text:p text:style-name="Code"><text:s text:c="12"/>return null;</text:p>
      <text:p text:style-name="Code"/>
      <text:p text:style-name="Code"><text:s text:c="8"/>return roomRef.get();</text:p>
      <text:p text:style-name="Code"><text:s text:c="4"/>}</text:p>
      <text:p text:style-name="Code"/>
      <text:p text:style-name="Code"><text:s text:c="4"/>/**</text:p>
      <text:p text:style-name="Code"><text:s text:c="5"/>* Sets the SwordWorld's One True Room to the given room.</text:p>
      <text:p text:style-name="Code"><text:s text:c="5"/>* &lt;p&gt;</text:p>
      <text:p text:style-name="Code"><text:s text:c="5"/>* @param room the room to set</text:p>
      <text:p text:style-name="Code"><text:s text:c="5"/>*/</text:p>
      <text:p text:style-name="Code"><text:s text:c="4"/>public void setRoom(SwordWorldRoom room) {</text:p>
      <text:p text:style-name="Code"><text:s text:c="8"/>DataManager dataManager = AppContext.getDataManager();<text:change text:change-id="ct-1411550496"/></text:p>
      <text:p text:style-name="Code"/>
      <text:p text:style-name="Code"><text:s text:c="8"/>if (room == null) {</text:p>
      <text:p text:style-name="Code"><text:s text:c="12"/>roomRef = null;</text:p>
      <text:p text:style-name="Code"><text:s text:c="12"/>return;</text:p>
      <text:p text:style-name="Code"><text:s text:c="8"/>}</text:p>
      <text:p text:style-name="Code"/>
      <text:p text:style-name="Code"><text:s text:c="8"/>roomRef = dataManager.createReference(room);</text:p>
      <text:p text:style-name="Code"><text:s text:c="4"/>}</text:p>
      <text:p text:style-name="Code"/>
      <text:p text:style-name="Code"><text:s text:c="4"/>/**</text:p>
      <text:p text:style-name="Code"><text:s text:c="5"/>* {@inheritDoc}</text:p>
      <text:p text:style-name="Code"><text:s text:c="5"/>* &lt;p&gt;</text:p>
      <text:p text:style-name="Code"><text:s text:c="5"/>* Obtains the {@linkplain SwordWorldPlayer player} for this</text:p>
      <text:p text:style-name="Code"><text:s text:c="5"/>* {@linkplain ClientSession session}'s user, and puts the</text:p>
      <text:p text:style-name="Code"><text:s text:c="5"/>* player into the One True Room for this {@code SwordWorld}.</text:p>
      <text:p text:style-name="Code"><text:s text:c="5"/>*/</text:p>
      <text:p text:style-name="Code"><text:s text:c="4"/>public ClientSessionListener loggedIn(ClientSession session) {</text:p>
      <text:p text:style-name="Code"><text:s text:c="8"/>logger.log(Level.INFO,</text:p>
      <text:p text:style-name="Code"><text:s text:c="12"/>"SwordWorld Client login: {0}", session.getName());</text:p>
      <text:p text:style-name="Code"/>
      <text:p text:style-name="Code"><text:s text:c="8"/>// Delegate to a factory method on SwordWorldPlayer,</text:p>
      <text:p text:style-name="Code"><text:s text:c="8"/>// since player management really belongs in that class.</text:p>
      <text:p text:style-name="Code"><text:soft-page-break/><text:s text:c="8"/>SwordWorldPlayer player = SwordWorldPlayer.loggedIn(session);</text:p>
      <text:p text:style-name="Code"/>
      <text:p text:style-name="Code"><text:s text:c="8"/>// Put player in room</text:p>
      <text:p text:style-name="Code"><text:s text:c="8"/>player.enter(getRoom());</text:p>
      <text:p text:style-name="Code"/>
      <text:p text:style-name="Code"><text:s text:c="8"/>// return player object as listener to this client session</text:p>
      <text:p text:style-name="Code"><text:s text:c="8"/>return player;</text:p>
      <text:p text:style-name="Code"><text:s text:c="4"/>}</text:p>
      <text:p text:style-name="Code">}<text:line-break/></text:p>
      <text:h text:style-name="P85" text:outline-level="3">SwordWorldObject</text:h>
      <text:p text:style-name="Code"><text:change text:change-id="ct-1411547288"/><text:change-start text:change-id="ct-1411547192"/>/*</text:p>
      <text:p text:style-name="Code"><text:change-end text:change-id="ct-1411547192"/><text:s/>* Copyright 2007-200<text:change text:change-id="ct-1411547096"/><text:change-start text:change-id="ct-1411547000"/>9<text:change-end text:change-id="ct-1411547000"/>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Serializable;</text:p>
      <text:p text:style-name="Code"/>
      <text:p text:style-name="Code">import com.sun.sgs.app.AppContext;</text:p>
      <text:p text:style-name="Code">import com.sun.sgs.app.ManagedObject;</text:p>
      <text:p text:style-name="Code"/>
      <text:p text:style-name="Code">/**</text:p>
      <text:p text:style-name="Code"><text:s/>* A {@code ManagedObject} that has a name and a description.</text:p>
      <text:p text:style-name="Code"><text:s/>*/</text:p>
      <text:p text:style-name="Code">public class SwordWorldObject</text:p>
      <text:p text:style-name="Code"><text:s text:c="4"/>implements Serializable, ManagedObject</text:p>
      <text:p text:style-name="Code">{</text:p>
      <text:p text:style-name="Code"><text:s text:c="4"/>/** The version of the serialized form of this class. */</text:p>
      <text:p text:style-name="Code"><text:s text:c="4"/>private static final long serialVersionUID = 1L;</text:p>
      <text:p text:style-name="Code"/>
      <text:p text:style-name="Code"><text:s text:c="4"/>/** The name of this object. */</text:p>
      <text:p text:style-name="Code"><text:s text:c="4"/>private String name;</text:p>
      <text:p text:style-name="Code"/>
      <text:p text:style-name="Code"><text:s text:c="4"/>/** The description of this object. */</text:p>
      <text:p text:style-name="Code"><text:s text:c="4"/>private String description;</text:p>
      <text:p text:style-name="Code"/>
      <text:p text:style-name="Code"><text:s text:c="4"/>/**</text:p>
      <text:p text:style-name="Code"><text:s text:c="5"/>* Creates a new {@code SwordWorldObject} with the given {@code name}</text:p>
      <text:p text:style-name="Code"><text:s text:c="5"/>* and {@code description}.</text:p>
      <text:p text:style-name="Code"><text:s text:c="5"/>*</text:p>
      <text:p text:style-name="Code"><text:s text:c="5"/>* @param name the name of this object</text:p>
      <text:p text:style-name="Code"><text:s text:c="5"/>* @param description the description of this object</text:p>
      <text:p text:style-name="Code"><text:s text:c="5"/>*/</text:p>
      <text:p text:style-name="Code"><text:s text:c="4"/>public SwordWorldObject(String name, String description) {</text:p>
      <text:p text:style-name="Code"><text:s text:c="8"/>this.name = name;</text:p>
      <text:p text:style-name="Code"><text:s text:c="8"/>this.description = description;</text:p>
      <text:p text:style-name="Code"><text:s text:c="4"/>}</text:p>
      <text:p text:style-name="Code"/>
      <text:p text:style-name="Code"><text:s text:c="4"/>/**</text:p>
      <text:p text:style-name="Code"><text:s text:c="5"/>* Sets the name of this object.</text:p>
      <text:p text:style-name="Code"><text:s text:c="5"/>*</text:p>
      <text:p text:style-name="Code"><text:s text:c="5"/>* @param name the name of this object</text:p>
      <text:p text:style-name="Code"><text:s text:c="5"/>*/</text:p>
      <text:p text:style-name="Code"><text:s text:c="4"/>public void setName(String name) {</text:p>
      <text:p text:style-name="Code"><text:s text:c="8"/>AppContext.getDataManager().markForUpdate(this);</text:p>
      <text:p text:style-name="Code"><text:soft-page-break/><text:s text:c="8"/>this.name = name;</text:p>
      <text:p text:style-name="Code"><text:s text:c="4"/>}</text:p>
      <text:p text:style-name="Code"/>
      <text:p text:style-name="Code"><text:s text:c="4"/>/**</text:p>
      <text:p text:style-name="Code"><text:s text:c="5"/>* Returns the name of this object.</text:p>
      <text:p text:style-name="Code"><text:s text:c="5"/>*</text:p>
      <text:p text:style-name="Code"><text:s text:c="5"/>* @return the name of this object</text:p>
      <text:p text:style-name="Code"><text:s text:c="5"/>*/</text:p>
      <text:p text:style-name="Code"><text:s text:c="4"/>public String getName() {</text:p>
      <text:p text:style-name="Code"><text:s text:c="8"/>return name;</text:p>
      <text:p text:style-name="Code"><text:s text:c="4"/>}</text:p>
      <text:p text:style-name="Code"/>
      <text:p text:style-name="Code"><text:s text:c="4"/>/**</text:p>
      <text:p text:style-name="Code"><text:s text:c="5"/>* Sets the description of this object.</text:p>
      <text:p text:style-name="Code"><text:s text:c="5"/>*</text:p>
      <text:p text:style-name="Code"><text:s text:c="5"/>* @param description the description of this object</text:p>
      <text:p text:style-name="Code"><text:s text:c="5"/>*/</text:p>
      <text:p text:style-name="Code"><text:s text:c="4"/>public void setDescription(String description) {</text:p>
      <text:p text:style-name="Code"><text:s text:c="8"/>AppContext.getDataManager().markForUpdate(this);</text:p>
      <text:p text:style-name="Code"><text:s text:c="8"/>this.description = description;</text:p>
      <text:p text:style-name="Code"><text:s text:c="4"/>}</text:p>
      <text:p text:style-name="Code"/>
      <text:p text:style-name="Code"><text:s text:c="4"/>/**</text:p>
      <text:p text:style-name="Code"><text:s text:c="5"/>* Returns the description of this object.</text:p>
      <text:p text:style-name="Code"><text:s text:c="5"/>*</text:p>
      <text:p text:style-name="Code"><text:s text:c="5"/>* @return the description of this object</text:p>
      <text:p text:style-name="Code"><text:s text:c="5"/>*/</text:p>
      <text:p text:style-name="Code"><text:s text:c="4"/>public String getDescription() {</text:p>
      <text:p text:style-name="Code"><text:s text:c="8"/>return description;</text:p>
      <text:p text:style-name="Code"><text:s text:c="4"/>}</text:p>
      <text:p text:style-name="Code"/>
      <text:p text:style-name="Code"><text:s text:c="4"/>/** {@inheritDoc} */</text:p>
      <text:p text:style-name="Code"><text:s text:c="4"/>@Override</text:p>
      <text:p text:style-name="Code"><text:s text:c="4"/>public String toString() {</text:p>
      <text:p text:style-name="Code"><text:s text:c="8"/>return getName();</text:p>
      <text:p text:style-name="Code"><text:s text:c="4"/>}</text:p>
      <text:p text:style-name="Code">}</text:p>
      <text:h text:style-name="P85" text:outline-level="3">SwordWorldRoom</text:h>
      <text:p text:style-name="P50"><text:change text:change-id="ct-1411544248"/><text:change-start text:change-id="ct-1411537584"/>/*</text:p>
      <text:p text:style-name="P50"><text:change-end text:change-id="ct-1411537584"/><text:s/>* Copyright 2007-200<text:change text:change-id="ct-1411538376"/><text:change-start text:change-id="ct-1411538904"/>9<text:change-end text:change-id="ct-1411538904"/> Sun Microsystems, Inc.</text:p>
      <text:p text:style-name="P50"><text:s/>*</text:p>
      <text:p text:style-name="P50"><text:s/>* This file is part of Project Darkstar Server.</text:p>
      <text:p text:style-name="P50"><text:s/>*</text:p>
      <text:p text:style-name="P50"><text:s/>* Project Darkstar Server is free software: you can redistribute it</text:p>
      <text:p text:style-name="P50"><text:s/>* and/or modify it under the terms of the GNU General Public License</text:p>
      <text:p text:style-name="P50"><text:s/>* version 2 as published by the Free Software Foundation and</text:p>
      <text:p text:style-name="P50"><text:s/>* distributed hereunder to you.</text:p>
      <text:p text:style-name="P50"><text:s/>*</text:p>
      <text:p text:style-name="P50"><text:s/>* Project Darkstar Server is distributed in the hope that it will be useful,</text:p>
      <text:p text:style-name="P50"><text:s/>* but WITHOUT ANY WARRANTY; without even the implied warranty of</text:p>
      <text:p text:style-name="P50"><text:s/>* MERCHANTABILITY or FITNESS FOR A PARTICULAR PURPOSE. <text:s/>See the</text:p>
      <text:p text:style-name="P50"><text:s/>* GNU General Public License for more details.</text:p>
      <text:p text:style-name="P50"><text:s/>*</text:p>
      <text:p text:style-name="P50"><text:s/>* You should have received a copy of the GNU General Public License</text:p>
      <text:p text:style-name="P50"><text:s/>* along with this program. <text:s/>If not, see &lt;http://www.gnu.org/licenses/&gt;.</text:p>
      <text:p text:style-name="P50"><text:s/>*/</text:p>
      <text:p text:style-name="P50"/>
      <text:p text:style-name="P50">package com.sun.sgs.tutorial.server.swordworld;</text:p>
      <text:p text:style-name="P50"/>
      <text:p text:style-name="P50">import java.util.ArrayList;</text:p>
      <text:p text:style-name="P50">import java.util.Collections;</text:p>
      <text:p text:style-name="P50">import java.util.HashSet;</text:p>
      <text:p text:style-name="P50">import java.util.Iterator;</text:p>
      <text:p text:style-name="P50">import java.util.List;</text:p>
      <text:p text:style-name="P50">import java.util.Set;</text:p>
      <text:p text:style-name="P50">import java.util.logging.Level;</text:p>
      <text:p text:style-name="P50">import java.util.logging.Logger;</text:p>
      <text:p text:style-name="P50"/>
      <text:p text:style-name="P50">import com.sun.sgs.app.AppContext;</text:p>
      <text:p text:style-name="P50">import com.sun.sgs.app.DataManager;</text:p>
      <text:p text:style-name="P50">import com.sun.sgs.app.ManagedReference;</text:p>
      <text:p text:style-name="P50"/>
      <text:p text:style-name="P50">/**</text:p>
      <text:p text:style-name="P50"><text:s/>* Represents a room in the {@link SwordWorld} example MUD.</text:p>
      <text:p text:style-name="P50"><text:s/>*/</text:p>
      <text:p text:style-name="P50">public class SwordWorldRoom extends SwordWorldObject</text:p>
      <text:p text:style-name="P50">{</text:p>
      <text:p text:style-name="P50"><text:s text:c="4"/>/** The version of the serialized form of this class. */</text:p>
      <text:p text:style-name="P50"><text:s text:c="4"/>private static final long serialVersionUID = 1L;</text:p>
      <text:p text:style-name="P50"/>
      <text:p text:style-name="P50"><text:s text:c="4"/>/** The {@link Logger} for this class. */</text:p>
      <text:p text:style-name="P50"><text:s text:c="4"/>private static final Logger logger =</text:p>
      <text:p text:style-name="P50"><text:s text:c="8"/>Logger.getLogger(SwordWorldRoom.class.getName());</text:p>
      <text:p text:style-name="P50"/>
      <text:p text:style-name="P50"><text:s text:c="4"/>/** The set of items in this room. */</text:p>
      <text:p text:style-name="P50"><text:s text:c="4"/>private final Set&lt;ManagedReference&lt;SwordWorldObject&gt;&gt; items =</text:p>
      <text:p text:style-name="P50"><text:s text:c="8"/>new HashSet&lt;ManagedReference&lt;SwordWorldObject&gt;&gt;();</text:p>
      <text:p text:style-name="P50"/>
      <text:p text:style-name="P50"><text:s text:c="4"/>/** The set of players in this room. */</text:p>
      <text:p text:style-name="P50"><text:s text:c="4"/>private final Set&lt;ManagedReference&lt;SwordWorldPlayer&gt;&gt; players =</text:p>
      <text:p text:style-name="P50"><text:s text:c="8"/>new HashSet&lt;ManagedReference&lt;SwordWorldPlayer&gt;&gt;();</text:p>
      <text:p text:style-name="P50"/>
      <text:p text:style-name="P50"><text:s text:c="4"/>/**</text:p>
      <text:p text:style-name="P50"><text:s text:c="5"/>* Creates a new room with the given name and description, initially</text:p>
      <text:p text:style-name="P50"><text:s text:c="5"/>* empty of items and players.</text:p>
      <text:p text:style-name="P50"><text:s text:c="5"/>*</text:p>
      <text:p text:style-name="P50"><text:s text:c="5"/>* @param name the name of this room</text:p>
      <text:p text:style-name="P50"><text:s text:c="5"/>* @param description a description of this room</text:p>
      <text:p text:style-name="P50"><text:soft-page-break/><text:s text:c="5"/>*/</text:p>
      <text:p text:style-name="P50"><text:s text:c="4"/>public SwordWorldRoom(String name, String description) {</text:p>
      <text:p text:style-name="P50"><text:s text:c="8"/>super(name, description);</text:p>
      <text:p text:style-name="P50"><text:s text:c="4"/>}</text:p>
      <text:p text:style-name="P50"/>
      <text:p text:style-name="P50"><text:s text:c="4"/>/**</text:p>
      <text:p text:style-name="P50"><text:s text:c="5"/>* Adds an item to this room.</text:p>
      <text:p text:style-name="P50"><text:s text:c="5"/>* </text:p>
      <text:p text:style-name="P50"><text:s text:c="5"/>* @param item the item to add to this room.</text:p>
      <text:p text:style-name="P50"><text:s text:c="5"/>* @return {@code true} if the item was added to the room</text:p>
      <text:p text:style-name="P50"><text:s text:c="5"/>*/</text:p>
      <text:p text:style-name="P50"><text:s text:c="4"/>public boolean addItem(SwordWorldObject item) {</text:p>
      <text:p text:style-name="P50"><text:s text:c="8"/>logger.log(Level.INFO, "{0} placed in {1}",</text:p>
      <text:p text:style-name="P50"><text:s text:c="12"/>new Object[] { item, this });</text:p>
      <text:p text:style-name="P50"/>
      <text:p text:style-name="P50"><text:s text:c="8"/>// NOTE: we can't directly save the item in the list, or</text:p>
      <text:p text:style-name="P50"><text:s text:c="8"/>// we'll end up with a local copy of the item. Instead, we</text:p>
      <text:p text:style-name="P50"><text:s text:c="8"/>// must save a ManagedReference to the item.</text:p>
      <text:p text:style-name="P50"/>
      <text:p text:style-name="P50"><text:s text:c="8"/>DataManager dataManager = AppContext.getDataManager();</text:p>
      <text:p text:style-name="P50"><text:s text:c="8"/>dataManager.markForUpdate(this);</text:p>
      <text:p text:style-name="P50"/>
      <text:p text:style-name="P50"><text:s text:c="8"/>return items.add(dataManager.createReference(item));</text:p>
      <text:p text:style-name="P50"><text:s text:c="4"/>}</text:p>
      <text:p text:style-name="P50"/>
      <text:p text:style-name="P50"><text:s text:c="4"/>/**</text:p>
      <text:p text:style-name="P50"><text:s text:c="5"/>* Adds a player to this room.</text:p>
      <text:p text:style-name="P50"><text:s text:c="5"/>*</text:p>
      <text:p text:style-name="P50"><text:s text:c="5"/>* @param player the player to add</text:p>
      <text:p text:style-name="P50"><text:s text:c="5"/>* @return {@code true} if the player was added to the room</text:p>
      <text:p text:style-name="P50"><text:s text:c="5"/>*/</text:p>
      <text:p text:style-name="P50"><text:s text:c="4"/>public boolean addPlayer(SwordWorldPlayer player) {</text:p>
      <text:p text:style-name="P50"><text:s text:c="8"/>logger.log(Level.INFO, "{0} enters {1}",</text:p>
      <text:p text:style-name="P50"><text:s text:c="12"/>new Object[] { player, this });</text:p>
      <text:p text:style-name="P50"/>
      <text:p text:style-name="P50"><text:s text:c="8"/>DataManager dataManager = AppContext.getDataManager();</text:p>
      <text:p text:style-name="P50"><text:s text:c="8"/>dataManager.markForUpdate(this);</text:p>
      <text:p text:style-name="P50"/>
      <text:p text:style-name="P50"><text:s text:c="8"/>return players.add(dataManager.createReference(player));</text:p>
      <text:p text:style-name="P50"><text:s text:c="4"/>}</text:p>
      <text:p text:style-name="P50"/>
      <text:p text:style-name="P50"><text:s text:c="4"/>/**</text:p>
      <text:p text:style-name="P50"><text:s text:c="5"/>* Removes a player from this room.</text:p>
      <text:p text:style-name="P50"><text:s text:c="5"/>*</text:p>
      <text:p text:style-name="P50"><text:s text:c="5"/>* @param player the player to remove</text:p>
      <text:p text:style-name="P50"><text:s text:c="5"/>* @return {@code true} if the player was in the room</text:p>
      <text:p text:style-name="P50"><text:s text:c="5"/>*/</text:p>
      <text:p text:style-name="P50"><text:s text:c="4"/>public boolean removePlayer(SwordWorldPlayer player) {</text:p>
      <text:p text:style-name="P50"><text:s text:c="8"/>logger.log(Level.INFO, "{0} leaves {1}",</text:p>
      <text:p text:style-name="P50"><text:s text:c="12"/>new Object[] { player, this });</text:p>
      <text:p text:style-name="P50"/>
      <text:p text:style-name="P50"><text:s text:c="8"/>DataManager dataManager = AppContext.getDataManager();</text:p>
      <text:p text:style-name="P50"><text:s text:c="8"/>dataManager.markForUpdate(this);</text:p>
      <text:p text:style-name="P50"/>
      <text:p text:style-name="P50"><text:s text:c="8"/>return players.remove(dataManager.createReference(player));</text:p>
      <text:p text:style-name="P50"><text:s text:c="4"/>}</text:p>
      <text:p text:style-name="P50"/>
      <text:p text:style-name="P50"><text:s text:c="4"/>/**</text:p>
      <text:p text:style-name="P50"><text:s text:c="5"/>* Returns a description of what the given player sees in this room.</text:p>
      <text:p text:style-name="P50"><text:s text:c="5"/>*</text:p>
      <text:p text:style-name="P50"><text:s text:c="5"/>* @param looker the player looking in this room</text:p>
      <text:p text:style-name="P50"><text:s text:c="5"/>* @return a description of what the given player sees in this room</text:p>
      <text:p text:style-name="P50"><text:s text:c="5"/>*/</text:p>
      <text:p text:style-name="P50"><text:soft-page-break/><text:s text:c="4"/>public String look(SwordWorldPlayer looker) {</text:p>
      <text:p text:style-name="P50"><text:s text:c="8"/>logger.log(Level.INFO, "{0} looks at {1}",</text:p>
      <text:p text:style-name="P50"><text:s text:c="12"/>new Object[] { looker, this });</text:p>
      <text:p text:style-name="P50"/>
      <text:p text:style-name="P50"><text:s text:c="8"/>StringBuilder output = new StringBuilder();</text:p>
      <text:p text:style-name="P50"><text:s text:c="8"/>output.append("You are in ").append(getDescription()).append(".\n");</text:p>
      <text:p text:style-name="P50"/>
      <text:p text:style-name="P50"><text:s text:c="8"/>List&lt;SwordWorldPlayer&gt; otherPlayers =</text:p>
      <text:p text:style-name="P50"><text:s text:c="12"/>getPlayersExcluding(looker);</text:p>
      <text:p text:style-name="P50"/>
      <text:p text:style-name="P50"><text:s text:c="8"/>if (! otherPlayers.isEmpty()) {</text:p>
      <text:p text:style-name="P50"><text:s text:c="12"/>output.append("Also in here are ");</text:p>
      <text:p text:style-name="P50"><text:s text:c="12"/>appendPrettyList(output, otherPlayers);</text:p>
      <text:p text:style-name="P50"><text:s text:c="12"/>output.append(".\n");</text:p>
      <text:p text:style-name="P50"><text:s text:c="8"/>}</text:p>
      <text:p text:style-name="P50"/>
      <text:p text:style-name="P50"><text:s text:c="8"/>if (! items.isEmpty()) {</text:p>
      <text:p text:style-name="P50"><text:s text:c="12"/>output.append("On the floor you see:\n");</text:p>
      <text:p text:style-name="P50"><text:s text:c="12"/>for (ManagedReference&lt;SwordWorldObject&gt; itemRef : items) {</text:p>
      <text:p text:style-name="P50"><text:s text:c="16"/>SwordWorldObject item = itemRef.get();</text:p>
      <text:p text:style-name="P50"><text:s text:c="16"/>output.append(item.getDescription()).append('\n');</text:p>
      <text:p text:style-name="P50"><text:s text:c="12"/>}</text:p>
      <text:p text:style-name="P50"><text:s text:c="8"/>}</text:p>
      <text:p text:style-name="P50"/>
      <text:p text:style-name="P50"><text:s text:c="8"/>return output.toString();</text:p>
      <text:p text:style-name="P50"><text:s text:c="4"/>}</text:p>
      <text:p text:style-name="P50"/>
      <text:p text:style-name="P50"><text:s text:c="4"/>/**</text:p>
      <text:p text:style-name="P50"><text:s text:c="5"/>* Appends the names of the {@code SwordWorldObject}s in the list</text:p>
      <text:p text:style-name="P50"><text:s text:c="5"/>* to the builder, separated by commas, with an "and" before the final</text:p>
      <text:p text:style-name="P50"><text:s text:c="5"/>* item.</text:p>
      <text:p text:style-name="P50"><text:s text:c="5"/>*</text:p>
      <text:p text:style-name="P50"><text:s text:c="5"/>* @param builder the {@code StringBuilder} to append to</text:p>
      <text:p text:style-name="P50"><text:s text:c="5"/>* @param list the list of items to format</text:p>
      <text:p text:style-name="P50"><text:s text:c="5"/>*/</text:p>
      <text:p text:style-name="P50"><text:s text:c="4"/>private void appendPrettyList(StringBuilder builder,</text:p>
      <text:p text:style-name="P50"><text:s text:c="8"/>List&lt;? extends SwordWorldObject&gt; list)</text:p>
      <text:p text:style-name="P50"><text:s text:c="4"/>{</text:p>
      <text:p text:style-name="P50"><text:s text:c="8"/>if (list.isEmpty())<text:change-start text:change-id="ct-1411531016"/> {<text:change-end text:change-id="ct-1411531016"/></text:p>
      <text:p text:style-name="P50"><text:s text:c="12"/>return;<text:change-start text:change-id="ct-1411530920"/></text:p>
      <text:p text:style-name="P50"><text:s text:c="8"/>}<text:change-end text:change-id="ct-1411530920"/></text:p>
      <text:p text:style-name="P50"/>
      <text:p text:style-name="P50"><text:s text:c="8"/>int lastIndex = list.size() - 1;</text:p>
      <text:p text:style-name="P50"><text:s text:c="8"/>SwordWorldObject last = list.get(lastIndex);</text:p>
      <text:p text:style-name="P50"/>
      <text:p text:style-name="P50"><text:s text:c="8"/>Iterator&lt;? extends SwordWorldObject&gt; it =</text:p>
      <text:p text:style-name="P50"><text:s text:c="12"/>list.subList(0, lastIndex).iterator();</text:p>
      <text:p text:style-name="P50"><text:s text:c="8"/>if (it.hasNext()) {</text:p>
      <text:p text:style-name="P50"><text:s text:c="12"/>SwordWorldObject other = it.next();</text:p>
      <text:p text:style-name="P50"><text:s text:c="12"/>builder.append(other.getName());</text:p>
      <text:p text:style-name="P50"><text:s text:c="12"/>while (it.hasNext()) {</text:p>
      <text:p text:style-name="P50"><text:s text:c="16"/>other = it.next();</text:p>
      <text:p text:style-name="P50"><text:s text:c="16"/>builder.append(" ,");</text:p>
      <text:p text:style-name="P50"><text:s text:c="16"/>builder.append(other.getName());</text:p>
      <text:p text:style-name="P50"><text:s text:c="12"/>}</text:p>
      <text:p text:style-name="P50"><text:s text:c="12"/>builder.append(" and ");</text:p>
      <text:p text:style-name="P50"><text:s text:c="8"/>}</text:p>
      <text:p text:style-name="P50"><text:s text:c="8"/>builder.append(last.getName());</text:p>
      <text:p text:style-name="P50"><text:s text:c="4"/>}</text:p>
      <text:p text:style-name="P50"/>
      <text:p text:style-name="P50"><text:s text:c="4"/>/**</text:p>
      <text:p text:style-name="P50"><text:s text:c="5"/>* Returns a list of players in this room excluding the given</text:p>
      <text:p text:style-name="P50"><text:s text:c="5"/>* player.</text:p>
      <text:p text:style-name="P50"><text:soft-page-break/><text:s text:c="5"/>*</text:p>
      <text:p text:style-name="P50"><text:s text:c="5"/>* @param player the player to exclude</text:p>
      <text:p text:style-name="P50"><text:s text:c="5"/>* @return the list of players</text:p>
      <text:p text:style-name="P50"><text:s text:c="5"/>*/</text:p>
      <text:p text:style-name="P50"><text:s text:c="4"/>private List&lt;SwordWorldPlayer&gt;</text:p>
      <text:p text:style-name="P50"><text:s text:c="12"/>getPlayersExcluding(SwordWorldPlayer player)</text:p>
      <text:p text:style-name="P50"><text:s text:c="4"/>{</text:p>
      <text:p text:style-name="P50"><text:s text:c="8"/>if (players.isEmpty())<text:change-start text:change-id="ct-1411527944"/> {<text:change-end text:change-id="ct-1411527944"/></text:p>
      <text:p text:style-name="P50"><text:s text:c="12"/>return Collections.emptyList();<text:change-start text:change-id="ct-1411527624"/></text:p>
      <text:p text:style-name="P50"><text:s text:c="8"/>}<text:change-end text:change-id="ct-1411527624"/></text:p>
      <text:p text:style-name="P50"/>
      <text:p text:style-name="P50"><text:s text:c="8"/>ArrayList&lt;SwordWorldPlayer&gt; otherPlayers =</text:p>
      <text:p text:style-name="P50"><text:s text:c="12"/>new ArrayList&lt;SwordWorldPlayer&gt;(players.size());</text:p>
      <text:p text:style-name="P50"/>
      <text:p text:style-name="P50"><text:s text:c="8"/>for (ManagedReference&lt;SwordWorldPlayer&gt; playerRef : players) {</text:p>
      <text:p text:style-name="P50"><text:s text:c="12"/>SwordWorldPlayer other = playerRef.get();</text:p>
      <text:p text:style-name="P50"><text:s text:c="12"/>if (!<text:change text:change-id="ct-1411526936"/>player.equals(other))<text:change-start text:change-id="ct-1411526744"/> {<text:change-end text:change-id="ct-1411526744"/></text:p>
      <text:p text:style-name="P50"><text:s text:c="16"/>otherPlayers.add(other);<text:change-start text:change-id="ct-1411526552"/></text:p>
      <text:p text:style-name="P50"><text:s text:c="12"/>}<text:change-end text:change-id="ct-1411526552"/></text:p>
      <text:p text:style-name="P50"><text:s text:c="8"/>}</text:p>
      <text:p text:style-name="P50"/>
      <text:p text:style-name="P50"><text:s text:c="8"/>return Collections.unmodifiableList(otherPlayers);</text:p>
      <text:p text:style-name="P50"><text:s text:c="4"/>}</text:p>
      <text:p text:style-name="P50">}<text:line-break/></text:p>
      <text:h text:style-name="P85" text:outline-level="3">SwordWorldPlayer</text:h>
      <text:p text:style-name="Code"><text:change text:change-id="ct-1411526648"/><text:change-start text:change-id="ct-1411525544"/>/*</text:p>
      <text:p text:style-name="Code"><text:change-end text:change-id="ct-1411525544"/><text:s/>* Copyright 2007-200<text:change text:change-id="ct-1411526024"/><text:change-start text:change-id="ct-1411527160"/>9<text:change-end text:change-id="ct-1411527160"/>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UnsupportedEncodingException;</text:p>
      <text:p text:style-name="Code">import java.nio.ByteBuffer;</text:p>
      <text:p text:style-name="Code">import java.util.logging.Level;</text:p>
      <text:p text:style-name="Code">import java.util.logging.Logger;</text:p>
      <text:p text:style-name="Code"/>
      <text:p text:style-name="Code">import com.sun.sgs.app.AppContext;</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import com.sun.sgs.app.NameNotBoundException;</text:p>
      <text:p text:style-name="Code"/>
      <text:p text:style-name="Code">/**</text:p>
      <text:p text:style-name="Code"><text:s/>* Represents a player in the {@link SwordWorld} example MUD.</text:p>
      <text:p text:style-name="Code"><text:s/>*/</text:p>
      <text:p text:style-name="Code">public class SwordWorldPlayer</text:p>
      <text:p text:style-name="Code"><text:s text:c="4"/>extends SwordWorldObject</text:p>
      <text:p text:style-name="Code"><text:s text:c="4"/>implements ClientSession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SwordWorldPlayer.class.getName());</text:p>
      <text:p text:style-name="Code"/>
      <text:p text:style-name="Code"><text:s text:c="4"/>/** The message encoding. */</text:p>
      <text:p text:style-name="Code"><text:s text:c="4"/>public static final String MESSAGE_CHARSET = "UTF-8";</text:p>
      <text:p text:style-name="Code"/>
      <text:p text:style-name="Code"><text:s text:c="4"/>/** The prefix for player bindings in the {@code DataManager}. */</text:p>
      <text:p text:style-name="Code"><text:s text:c="4"/>protected static final String PLAYER_BIND_PREFIX = "Player.";</text:p>
      <text:p text:style-name="Code"/>
      <text:p text:style-name="Code"><text:s text:c="4"/>/** The {@code ClientSession} for this player, or null if logged out. */</text:p>
      <text:p text:style-name="Code"><text:s text:c="4"/>private ManagedReference&lt;ClientSession&gt; currentSessionRef = null;</text:p>
      <text:p text:style-name="Code"/>
      <text:p text:style-name="Code"><text:s text:c="4"/>/** The {@link SwordWorldRoom} this player is in, or null if none. */</text:p>
      <text:p text:style-name="Code"><text:s text:c="4"/>private ManagedReference&lt;SwordWorldRoom&gt; currentRoomRef = null;</text:p>
      <text:p text:style-name="Code"/>
      <text:p text:style-name="Code"><text:s text:c="4"/>/**</text:p>
      <text:p text:style-name="Code"><text:soft-page-break/><text:s text:c="5"/>* Find or create the player object for the given session, and mark</text:p>
      <text:p text:style-name="Code"><text:s text:c="5"/>* the player as logged in on that session.</text:p>
      <text:p text:style-name="Code"><text:s text:c="5"/>*</text:p>
      <text:p text:style-name="Code"><text:s text:c="5"/>* @param session which session to find or create a player for</text:p>
      <text:p text:style-name="Code"><text:s text:c="5"/>* @return a player for the given session</text:p>
      <text:p text:style-name="Code"><text:s text:c="5"/>*/</text:p>
      <text:p text:style-name="Code"><text:s text:c="4"/>public static SwordWorldPlayer loggedIn(ClientSession session) {</text:p>
      <text:p text:style-name="Code"><text:s text:c="8"/>String playerBinding = PLAYER_BIND_PREFIX + session.getName();</text:p>
      <text:p text:style-name="Code"/>
      <text:p text:style-name="Code"><text:s text:c="8"/>// try to find player object, if non existent then create</text:p>
      <text:p text:style-name="Code"><text:s text:c="8"/>DataManager dataMgr = AppContext.getDataManager();</text:p>
      <text:p text:style-name="Code"><text:s text:c="8"/>SwordWorldPlayer player;</text:p>
      <text:p text:style-name="Code"/>
      <text:p text:style-name="Code"><text:s text:c="8"/>try {</text:p>
      <text:p text:style-name="Code"><text:s text:c="12"/>player = (SwordWorldPlayer) dataMgr.getBinding(playerBinding);</text:p>
      <text:p text:style-name="Code"><text:s text:c="8"/>} catch (NameNotBoundException ex) {</text:p>
      <text:p text:style-name="Code"><text:s text:c="12"/>// this is a new player</text:p>
      <text:p text:style-name="Code"><text:s text:c="12"/>player = new SwordWorldPlayer(playerBinding);</text:p>
      <text:p text:style-name="Code"><text:s text:c="12"/>logger.log(Level.INFO, "New player created: {0}", player);</text:p>
      <text:p text:style-name="Code"><text:s text:c="12"/>dataMgr.setBinding(playerBinding, player);</text:p>
      <text:p text:style-name="Code"><text:s text:c="8"/>}</text:p>
      <text:p text:style-name="Code"><text:s text:c="8"/>player.setSession(session);</text:p>
      <text:p text:style-name="Code"><text:s text:c="8"/>return player;</text:p>
      <text:p text:style-name="Code"><text:s text:c="4"/>}</text:p>
      <text:p text:style-name="Code"/>
      <text:p text:style-name="Code"><text:s text:c="4"/>/**</text:p>
      <text:p text:style-name="Code"><text:s text:c="5"/>* Creates a new {@code SwordWorldPlayer} with the given name.</text:p>
      <text:p text:style-name="Code"><text:s text:c="5"/>*</text:p>
      <text:p text:style-name="Code"><text:s text:c="5"/>* @param name the name of this player</text:p>
      <text:p text:style-name="Code"><text:s text:c="5"/>*/</text:p>
      <text:p text:style-name="Code"><text:s text:c="4"/>protected SwordWorldPlayer(String name) {</text:p>
      <text:p text:style-name="Code"><text:s text:c="8"/>super(name, "Seeker of the Sword");</text:p>
      <text:p text:style-name="Code"><text:s text:c="4"/>}</text:p>
      <text:p text:style-name="Code"/>
      <text:p text:style-name="Code"><text:s text:c="4"/>/**</text:p>
      <text:p text:style-name="Code"><text:s text:c="5"/>* Returns the session for this listener.</text:p>
      <text:p text:style-name="Code"><text:s text:c="5"/>* </text:p>
      <text:p text:style-name="Code"><text:s text:c="5"/>* @return the session for this listener</text:p>
      <text:p text:style-name="Code"><text:s text:c="5"/>*/</text:p>
      <text:p text:style-name="Code"><text:s text:c="4"/>protected ClientSession getSession() {</text:p>
      <text:p text:style-name="Code"><text:s text:c="8"/>if (currentSessionRef == null)<text:change-start text:change-id="ct-1411515424"/> {<text:change-end text:change-id="ct-1411515424"/></text:p>
      <text:p text:style-name="Code"><text:s text:c="12"/>return null;<text:change-start text:change-id="ct-1411515232"/></text:p>
      <text:p text:style-name="Code"><text:s text:c="8"/>}<text:change-end text:change-id="ct-1411515232"/></text:p>
      <text:p text:style-name="Code"/>
      <text:p text:style-name="Code"><text:s text:c="8"/>return currentSessionRef.get();</text:p>
      <text:p text:style-name="Code"><text:s text:c="4"/>}</text:p>
      <text:p text:style-name="Code"/>
      <text:p text:style-name="Code"><text:s text:c="4"/>/**</text:p>
      <text:p text:style-name="Code"><text:s text:c="5"/>* Mark this player as logged in on the given session.</text:p>
      <text:p text:style-name="Code"><text:s text:c="5"/>*</text:p>
      <text:p text:style-name="Code"><text:s text:c="5"/>* @param session the session this player is logged in on</text:p>
      <text:p text:style-name="Code"><text:s text:c="5"/>*/</text:p>
      <text:p text:style-name="Code"><text:s text:c="4"/>protected void setSession(ClientSession session) {</text:p>
      <text:p text:style-name="Code"><text:s text:c="8"/>DataManager dataMgr = AppContext.getDataManager();</text:p>
      <text:p text:style-name="Code"><text:s text:c="8"/>dataMgr.markForUpdate(this);</text:p>
      <text:p text:style-name="Code"/>
      <text:p text:style-name="Code"><text:s text:c="8"/>currentSessionRef = dataMgr.createReference(session);</text:p>
      <text:p text:style-name="Code"/>
      <text:p text:style-name="Code"><text:s text:c="8"/>logger.log(Level.INFO,</text:p>
      <text:p text:style-name="Code"><text:s text:c="12"/>"Set session for {0} to {1}",</text:p>
      <text:p text:style-name="Code"><text:s text:c="12"/>new Object[] { this, session });</text:p>
      <text:p text:style-name="Code"><text:s text:c="4"/>}</text:p>
      <text:p text:style-name="Code"/>
      <text:p text:style-name="Code"><text:soft-page-break/><text:s text:c="4"/>/**</text:p>
      <text:p text:style-name="Code"><text:s text:c="5"/>* Handles a player entering a room.</text:p>
      <text:p text:style-name="Code"><text:s text:c="5"/>*</text:p>
      <text:p text:style-name="Code"><text:s text:c="5"/>* @param room the room for this player to enter</text:p>
      <text:p text:style-name="Code"><text:s text:c="5"/>*/</text:p>
      <text:p text:style-name="Code"><text:s text:c="4"/>public void enter(SwordWorldRoom room) {</text:p>
      <text:p text:style-name="Code"><text:s text:c="8"/>logger.log(Level.INFO, "{0} enters {1}",</text:p>
      <text:p text:style-name="Code"><text:s text:c="12"/>new Object[] { this, room }</text:p>
      <text:p text:style-name="Code"><text:s text:c="8"/>);</text:p>
      <text:p text:style-name="Code"><text:s text:c="8"/>room.addPlayer(this);</text:p>
      <text:p text:style-name="Code"><text:s text:c="8"/>setRoom(room);</text:p>
      <text:p text:style-name="Code"><text:s text:c="4"/>}</text:p>
      <text:p text:style-name="Code"/>
      <text:p text:style-name="Code"><text:s text:c="4"/>/** {@inheritDoc} */</text:p>
      <text:p text:style-name="Code"><text:s text:c="4"/>public void receivedMessage(ByteBuffer message) {</text:p>
      <text:p text:style-name="Code"><text:s text:c="8"/>String command = decodeString(message);</text:p>
      <text:p text:style-name="Code"/>
      <text:p text:style-name="Code"><text:s text:c="8"/>logger.log(Level.INFO,</text:p>
      <text:p text:style-name="Code"><text:s text:c="12"/>"{0} received command: {1}",</text:p>
      <text:p text:style-name="Code"><text:s text:c="12"/>new Object[] { this, command }</text:p>
      <text:p text:style-name="Code"><text:s text:c="8"/>);</text:p>
      <text:p text:style-name="Code"/>
      <text:p text:style-name="Code"><text:s text:c="8"/>if (command.equalsIgnoreCase("look")) {</text:p>
      <text:p text:style-name="Code"><text:s text:c="12"/>String reply = getRoom().look(this);</text:p>
      <text:p text:style-name="Code"><text:s text:c="12"/>getSession().send(encodeString(reply));</text:p>
      <text:p text:style-name="Code"><text:s text:c="8"/>} else {</text:p>
      <text:p text:style-name="Code"><text:s text:c="12"/>logger.log(Level.WARNING,</text:p>
      <text:p text:style-name="Code"><text:s text:c="16"/>"{0} unknown command: {1}",</text:p>
      <text:p text:style-name="Code"><text:s text:c="16"/>new Object[] { this, command }</text:p>
      <text:p text:style-name="Code"><text:s text:c="12"/>);</text:p>
      <text:p text:style-name="Code"><text:s text:c="12"/>// We could disconnect the rogue player at this point.</text:p>
      <text:p text:style-name="Code"><text:s text:c="12"/>//currentSession.disconnect();</text:p>
      <text:p text:style-name="Code"><text:s text:c="8"/>}</text:p>
      <text:p text:style-name="Code"><text:s text:c="4"/>}</text:p>
      <text:p text:style-name="Code"/>
      <text:p text:style-name="Code"><text:s text:c="4"/>/** {@inheritDoc} */</text:p>
      <text:p text:style-name="Code"><text:s text:c="4"/>public void disconnected(boolean graceful) {</text:p>
      <text:p text:style-name="Code"><text:s text:c="8"/>setSession(null);</text:p>
      <text:p text:style-name="Code"><text:s text:c="8"/>logger.log(Level.INFO, "Disconnected: {0}", this);</text:p>
      <text:p text:style-name="Code"><text:s text:c="8"/>getRoom().removePlayer(this);</text:p>
      <text:p text:style-name="Code"><text:s text:c="8"/>setRoom(null);</text:p>
      <text:p text:style-name="Code"><text:s text:c="4"/>}</text:p>
      <text:p text:style-name="Code"/>
      <text:p text:style-name="Code"><text:s text:c="4"/>/**</text:p>
      <text:p text:style-name="Code"><text:s text:c="5"/>* Returns the room this player is currently in, or {@code null} if</text:p>
      <text:p text:style-name="Code"><text:s text:c="5"/>* this player is not in a room.</text:p>
      <text:p text:style-name="Code"><text:s text:c="5"/>* &lt;p&gt;</text:p>
      <text:p text:style-name="Code"><text:s text:c="5"/>* @return the room this player is currently in, or {@code null}</text:p>
      <text:p text:style-name="Code"><text:s text:c="5"/>*/</text:p>
      <text:p text:style-name="Code"><text:s text:c="4"/>protected SwordWorldRoom getRoom() {</text:p>
      <text:p text:style-name="Code"><text:s text:c="8"/>if (currentRoomRef == null)<text:change-start text:change-id="ct-1411508464"/> {<text:change-end text:change-id="ct-1411508464"/></text:p>
      <text:p text:style-name="Code"><text:s text:c="12"/>return null;<text:change-start text:change-id="ct-1411508272"/></text:p>
      <text:p text:style-name="Code"><text:s text:c="8"/><text:change-end text:change-id="ct-1411508272"/><text:change-start text:change-id="ct-1411508080"/>}<text:change-end text:change-id="ct-1411508080"/></text:p>
      <text:p text:style-name="Code"/>
      <text:p text:style-name="Code"><text:s text:c="8"/>return currentRoomRef.get();</text:p>
      <text:p text:style-name="Code"><text:s text:c="4"/>}</text:p>
      <text:p text:style-name="Code"/>
      <text:p text:style-name="Code"><text:s text:c="4"/>/**</text:p>
      <text:p text:style-name="Code"><text:s text:c="5"/>* Sets the room this player is currently in. <text:s/>If the room given</text:p>
      <text:p text:style-name="Code"><text:s text:c="5"/>* is null, marks the player as not in any room.</text:p>
      <text:p text:style-name="Code"><text:s text:c="5"/>* &lt;p&gt;</text:p>
      <text:p text:style-name="Code"><text:s text:c="5"/>* @param room the room this player should be in, or {@code null}</text:p>
      <text:p text:style-name="Code"><text:s text:c="5"/>*/</text:p>
      <text:p text:style-name="Code"><text:soft-page-break/><text:s text:c="4"/>protected void setRoom(SwordWorldRoom room) {</text:p>
      <text:p text:style-name="Code"><text:s text:c="8"/>DataManager dataManager = AppContext.getDataManager();</text:p>
      <text:p text:style-name="Code"><text:s text:c="8"/>dataManager.markForUpdate(this);</text:p>
      <text:p text:style-name="Code"/>
      <text:p text:style-name="Code"><text:s text:c="8"/>if (room == null) {</text:p>
      <text:p text:style-name="Code"><text:s text:c="12"/>currentRoomRef = null;</text:p>
      <text:p text:style-name="Code"><text:s text:c="12"/>return;</text:p>
      <text:p text:style-name="Code"><text:s text:c="8"/>}</text:p>
      <text:p text:style-name="Code"/>
      <text:p text:style-name="Code"><text:s text:c="8"/>currentRoomRef = dataManager.createReference(room);</text:p>
      <text:p text:style-name="Code"><text:s text:c="4"/>}</text:p>
      <text:p text:style-name="Code"/>
      <text:p text:style-name="Code"><text:s text:c="4"/>/** {@inheritDoc} */</text:p>
      <text:p text:style-name="Code"><text:s text:c="4"/>@Override</text:p>
      <text:p text:style-name="Code"><text:s text:c="4"/>public String toString() {</text:p>
      <text:p text:style-name="Code"><text:s text:c="8"/>StringBuilder buf = new StringBuilder(getName());</text:p>
      <text:p text:style-name="Code"><text:s text:c="8"/>buf.append('@');</text:p>
      <text:p text:style-name="Code"><text:s text:c="8"/>if (getSession() == null) {</text:p>
      <text:p text:style-name="Code"><text:s text:c="12"/>buf.append("null");</text:p>
      <text:p text:style-name="Code"><text:s text:c="8"/>} else {</text:p>
      <text:p text:style-name="Code"><text:s text:c="12"/>buf.append(currentSessionRef.getId());</text:p>
      <text:p text:style-name="Code"><text:s text:c="8"/>}</text:p>
      <text:p text:style-name="Code"><text:s text:c="8"/>return buf.toString();</text:p>
      <text:p text:style-name="Code"><text:s text:c="4"/>}</text:p>
      <text:p text:style-name="Code"/>
      <text:p text:style-name="Code"><text:s text:c="4"/>/**</text:p>
      <text:p text:style-name="Code"><text:s text:c="5"/>* Encodes a {@code String} into a {@link ByteBuffer}.</text:p>
      <text:p text:style-name="Code"><text:s text:c="5"/>*</text:p>
      <text:p text:style-name="Code"><text:s text:c="5"/>* @param s the string to encode</text:p>
      <text:p text:style-name="Code"><text:s text:c="5"/>* @return the {@code ByteBuffer} which encodes the given string</text:p>
      <text:p text:style-name="Code"><text:s text:c="5"/>*/</text:p>
      <text:p text:style-name="Code"><text:s text:c="4"/>protected static ByteBuffer encodeString(String s) {</text:p>
      <text:p text:style-name="Code"><text:s text:c="8"/>try {</text:p>
      <text:p text:style-name="Code"><text:s text:c="12"/>return ByteBuffer.wrap(s.getBytes(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
      <text:p text:style-name="Code"><text:s text:c="4"/>/**</text:p>
      <text:p text:style-name="Code"><text:s text:c="5"/>* Decodes a message into a {@code String}.</text:p>
      <text:p text:style-name="Code"><text:s text:c="5"/>*</text:p>
      <text:p text:style-name="Code"><text:s text:c="5"/>* @param message the message to decode</text:p>
      <text:p text:style-name="Code"><text:s text:c="5"/>* @return the decoded string</text:p>
      <text:p text:style-name="Code"><text:s text:c="5"/>*/</text:p>
      <text:p text:style-name="Code"><text:s text:c="4"/>protected static String decodeString(ByteBuffer message) {</text:p>
      <text:p text:style-name="Code"><text:s text:c="8"/>try {</text:p>
      <text:p text:style-name="Code"><text:s text:c="12"/>byte[] bytes = new byte[message.remaining()];</text:p>
      <text:p text:style-name="Code"><text:s text:c="12"/>message.get(bytes);</text:p>
      <text:p text:style-name="Code"><text:s text:c="12"/>return new String(bytes, 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orphans="2" fo:widows="2" style:page-number="auto"/>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2"/>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text-indent="0in" style:auto-text-indent="false" fo:background-color="transparent" style:shadow="none">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in" fo:margin-bottom="0.2in" fo:text-align="center" style:justify-single-word="false" style:page-number="auto" fo:background-color="transparent" fo:keep-with-next="auto">
        <style:background-image/>
      </style:paragraph-properties>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fo:language="en" fo:country="US"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9-10-20T14:00:59">10/20/09</text:date></text:span><text:span text:style-name="T1"><text:tab/></text:span><text:span text:style-name="T2"><text:page-number text:select-page="current">15</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15</text:page-number></text:span><text:span text:style-name="T1"><text:tab/></text:span><text:span text:style-name="T1"><text:date style:data-style-name="N37" text:date-value="2009-10-20T14:00:59">10/20/09</text:date></text:span><text:span text:style-name="T1"><text:tab/>Project Darkstar Server Application Tutorial</text:span></text:p>
      </style:footer>
    </style:master-page>
    <style:master-page style:name="Right_20_Page" style:display-name="Right Page" style:page-layout-name="pm4" style:next-style-name="Left_20_Page">
      <style:footer>
        <text:p text:style-name="P1"><text:span text:style-name="T1">Project Darkstar Server Application Tutorial<text:tab/></text:span><text:span text:style-name="T1"><text:date style:data-style-name="N37" text:date-value="2009-10-20T14:00:59">10/20/09</text:date></text:span><text:span text:style-name="T1"><text:tab/></text:span><text:span text:style-name="T2"><text:page-number text:select-page="current">15</text:page-number></text:span></text:p>
      </style:footer>
    </style:master-page>
    <style:master-page style:name="Index" style:page-layout-name="pm5"/>
    <style:master-page style:name="FrontMatter" style:page-layout-name="pm6">
      <style:footer>
        <text:tracked-changes>
          <text:changed-region text:id="ct-1410094096">
            <text:deletion>
              <office:change-info>
                <dc:creator>Richard Bowker</dc:creator>
                <dc:date>2007-02-18T11:00:00</dc:date>
              </office:change-info>
              <text:p text:style-name="Footer"><text:page-number style:num-format="1" text:select-page="current">15</text:page-number></text:p>
            </text:deletion>
          </text:changed-region>
          <text:changed-region text:id="ct-1387495328">
            <text:insertion>
              <office:change-info>
                <dc:creator>Richard Bowker</dc:creator>
                <dc:date>2007-02-18T11:00:00</dc:date>
              </office:change-info>
            </text:insertion>
          </text:changed-region>
        </text:tracked-changes>
        <text:p text:style-name="Footer">Project Darkstar Server Application Tutorial<text:tab/><text:date style:data-style-name="N37" text:date-value="2009-10-20T14:00:59">10/20/09</text:date><text:tab/><text:change text:change-id="ct-1410094096"/><text:change-start text:change-id="ct-1387495328"/><text:page-number text:select-page="current">15</text:page-number><text:change-end text:change-id="ct-1387495328"/></text:p>
      </style:footer>
    </style:master-page>
    <style:master-page style:name="TitlePage" style:page-layout-name="pm6" style:next-style-name="FrontMatter">
      <style:footer>
        <text:p text:style-name="Footer"><text:tab/><text:tab/><text:date style:data-style-name="N37" text:date-value="2009-10-20T14:00:59">10/20/0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erver API Programming Guide</dc:title>
    <dc:subject>Sun Game Server</dc:subject>
    <meta:creation-date>2006-03-08T07:24:35</meta:creation-date>
    <dc:creator>Owen Kellett</dc:creator>
    <dc:date>2009-10-20T14:00:59</dc:date>
    <meta:print-date>2007-07-17T14:43:31</meta:print-date>
    <dc:language>en-US</dc:language>
    <meta:editing-cycles>607</meta:editing-cycles>
    <meta:editing-duration>P15DT7H51M36S</meta:editing-duration>
    <meta:user-defined meta:name="Info 1"/>
    <meta:user-defined meta:name="Info 2"/>
    <meta:user-defined meta:name="Info 3"/>
    <meta:user-defined meta:name="Info 4"/>
    <meta:document-statistic meta:table-count="4" meta:image-count="0" meta:object-count="0" meta:page-count="67" meta:paragraph-count="2380" meta:word-count="27221" meta:character-count="205154"/>
  </office:meta>
</office:document-meta>
</file>